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fo:background-color="#ffff00"/>
    </style:style>
    <style:style style:name="P3" style:family="paragraph" style:parent-style-name="Preformatted_20_Text">
      <style:text-properties fo:background-color="#99ff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reviewers: 0</text:p>
      <text:p text:style-name="Preformatted_20_Text">name: The Lyre of Orpheus</text:p>
      <text:p text:style-name="Preformatted_20_Text">open: Sunday 08:00 16:00,Monday 06:00 20:00,Tuesday 06:00 20:00,Wednesday 06:00 20:00,Thursday 06:00 20:00,Friday 06:00 20:00,Saturday 06:00 01:00</text:p>
      <text:p text:style-name="Preformatted_20_Text">cost: $$</text:p>
      <text:p text:style-name="Preformatted_20_Text">category: Greek,Breakfast &amp; Brunch,Seafood,Salad,Soup</text:p>
      <text:p text:style-name="Preformatted_20_Text">city: San Francisco</text:p>
      <text:p text:style-name="Preformatted_20_Text">rank: 0</text:p>
      <text:p text:style-name="Preformatted_20_Text"/>
      <text:p text:style-name="Preformatted_20_Text">reviewers: 0</text:p>
      <text:p text:style-name="Preformatted_20_Text">rank: 0</text:p>
      <text:p text:style-name="Preformatted_20_Text">cost: $$$</text:p>
      <text:p text:style-name="Preformatted_20_Text">category: Turkish,Soup,Salad,Pizza</text:p>
      <text:p text:style-name="Preformatted_20_Text">open: Sunday 10:00 16:00,Monday 07:00 20:00,Tuesday 07:00 20:00,Wednesday 07:00 20:00,Thursday 07:00 20:00,Friday 07:00 20:00,Saturday 07:00 20:00</text:p>
      <text:p text:style-name="Preformatted_20_Text">name: Renan's Turkish Pizzeria</text:p>
      <text:p text:style-name="Preformatted_20_Text">city: San Francisco</text:p>
      <text:p text:style-name="Preformatted_20_Text"/>
      <text:p text:style-name="Preformatted_20_Text">reviewers: 0</text:p>
      <text:p text:style-name="Preformatted_20_Text">city: San Francisco</text:p>
      <text:p text:style-name="Preformatted_20_Text">cost: $$</text:p>
      <text:p text:style-name="Preformatted_20_Text">name: The Stone Hedge Lodge</text:p>
      <text:p text:style-name="Preformatted_20_Text">open: Sunday 11:30 23:00,Monday 09:30 01:30,Tuesday 09:30 01:30,Wednesday 09:30 01:30,Thursday 09:30 01:30,Friday 09:30 01:30,Saturday 10:30 02:30</text:p>
      <text:p text:style-name="Preformatted_20_Text">rank: 0</text:p>
      <text:p text:style-name="Preformatted_20_Text">category: British,Scottish,Fish &amp; Chips</text:p>
      <text:p text:style-name="Preformatted_20_Text"/>
      <text:p text:style-name="Preformatted_20_Text">category: Hot Dogs,Cheesesteaks,Burgers,Live/Raw Food,Sushi Bars,Cannibalism</text:p>
      <text:p text:style-name="Preformatted_20_Text">cost: $$$</text:p>
      <text:p text:style-name="Preformatted_20_Text">open: Sunday 10:00 13:00,Monday 10:00 13:00,Tuesday 10:00 13:00,Wednesday 10:00 13:00,Thursday 10:00 13:00,Friday 10:00 13:00,Saturday 10:00 13:00</text:p>
      <text:p text:style-name="Preformatted_20_Text">reviewers: 0</text:p>
      <text:p text:style-name="Preformatted_20_Text">city: San Francisco</text:p>
      <text:p text:style-name="Preformatted_20_Text">name: The Hannibal Hut</text:p>
      <text:p text:style-name="Preformatted_20_Text">rank: 0</text:p>
      <text:p text:style-name="Preformatted_20_Text"/>
      <text:p text:style-name="Preformatted_20_Text">open: Sunday 10:00 16:00,Monday 07:00 20:00,Tuesday 07:00 20:00,Wednesday 07:00 20:00,Thursday 07:00 20:00,Friday 07:00 20:00,Saturday 07:00 20:00</text:p>
      <text:p text:style-name="Preformatted_20_Text">cost: $$</text:p>
      <text:p text:style-name="Preformatted_20_Text">rank: 0</text:p>
      <text:p text:style-name="Preformatted_20_Text">city: San Francisco</text:p>
      <text:p text:style-name="Preformatted_20_Text">reviewers: 0</text:p>
      <text:p text:style-name="Preformatted_20_Text">name: The Noodle House</text:p>
      <text:p text:style-name="Preformatted_20_Text">category: Thai,Asian Fusion</text:p>
      <text:p text:style-name="Preformatted_20_Text"/>
      <text:p text:style-name="Preformatted_20_Text">rank: 0</text:p>
      <text:p text:style-name="Preformatted_20_Text">name: The Marina</text:p>
      <text:p text:style-name="Preformatted_20_Text">category: Seafood,Soup,Fish &amp; Chips,Food Stands</text:p>
      <text:p text:style-name="Preformatted_20_Text">cost: $</text:p>
      <text:p text:style-name="Preformatted_20_Text">city: San Francisco</text:p>
      <text:p text:style-name="Preformatted_20_Text">reviewers: 0</text:p>
      <text:p text:style-name="Preformatted_20_Text">open: Sunday 11:00 16:00,Monday 10:00 16:00,Tuesday 10:00 16:00,Wednesday 10:00 16:00,Thursday 10:00 16:00,Friday 10:00 16:00,Saturday 09:00 20:00</text:p>
      <text:p text:style-name="Preformatted_20_Text"/>
      <text:p text:style-name="Preformatted_20_Text">reviewers: 0</text:p>
      <text:p text:style-name="Preformatted_20_Text">rank: 0</text:p>
      <text:p text:style-name="Preformatted_20_Text">name: The Bad Seeds Grill</text:p>
      <text:p text:style-name="Preformatted_20_Text">cost: $</text:p>
      <text:p text:style-name="Preformatted_20_Text">city: San Francisco</text:p>
      <text:p text:style-name="Preformatted_20_Text"><text:soft-page-break/>category: Burgers,Hot Dogs,Fast Food</text:p>
      <text:p text:style-name="Preformatted_20_Text">open: Sunday 11:30 23:00,Monday 09:30 01:30,Tuesday 09:30 01:30,Wednesday 09:30 01:30,Thursday 09:30 01:30,Friday 09:30 01:30,Saturday 10:30 02:30</text:p>
      <text:p text:style-name="Preformatted_20_Text"/>
      <text:p text:style-name="Preformatted_20_Text">reviewers: 0</text:p>
      <text:p text:style-name="Preformatted_20_Text">city: San Francisco</text:p>
      <text:p text:style-name="Preformatted_20_Text">open: Sunday 11:00 16:00,Monday 10:00 16:00,Tuesday 10:00 16:00,Wednesday 10:00 16:00,Thursday 10:00 16:00,Friday 10:00 16:00,Saturday 09:00 20:00</text:p>
      <text:p text:style-name="Preformatted_20_Text">category: Soup</text:p>
      <text:p text:style-name="Preformatted_20_Text">rank: 0</text:p>
      <text:p text:style-name="Preformatted_20_Text">name: We Like Soup</text:p>
      <text:p text:style-name="Preformatted_20_Text">cost: $</text:p>
      <text:p text:style-name="Preformatted_20_Text"/>
      <text:p text:style-name="Preformatted_20_Text">reviewers: 0</text:p>
      <text:p text:style-name="Preformatted_20_Text">city: Boston</text:p>
      <text:p text:style-name="Preformatted_20_Text">name: Nick's Cave</text:p>
      <text:p text:style-name="Preformatted_20_Text">category: Beer,Wine &amp; Spirits,Pretzels</text:p>
      <text:p text:style-name="Preformatted_20_Text">open: Sunday 13:00 03:00,Monday 17:00 01:00,Tuesday 17:00 01:00,Wednesday 17:00 01:00,Thursday 17:00 01:00,Friday 13:00 03:00,Saturday 13:00 03:00</text:p>
      <text:p text:style-name="Preformatted_20_Text">cost: $</text:p>
      <text:p text:style-name="Preformatted_20_Text">rank: 0</text:p>
      <text:p text:style-name="Preformatted_20_Text"/>
      <text:p text:style-name="Preformatted_20_Text">name: Donner's Pub</text:p>
      <text:p text:style-name="Preformatted_20_Text">city: Boston</text:p>
      <text:p text:style-name="Preformatted_20_Text">cost: $$$</text:p>
      <text:p text:style-name="Preformatted_20_Text">reviewers: 0</text:p>
      <text:p text:style-name="Preformatted_20_Text">category: Cannibalism,Butcher,Specialty Food,Meat Shops,Street Vendors</text:p>
      <text:p text:style-name="Preformatted_20_Text">rank: 0</text:p>
      <text:p text:style-name="Preformatted_20_Text">open: Sunday 10:00 13:00,Monday 10:00 13:00,Tuesday 10:00 13:00,Wednesday 10:00 13:00,Thursday 10:00 13:00,Friday 10:00 13:00,Saturday 10:00 13:00</text:p>
      <text:p text:style-name="Preformatted_20_Text"/>
      <text:p text:style-name="Preformatted_20_Text">cost: $$</text:p>
      <text:p text:style-name="Preformatted_20_Text">reviewers: 0</text:p>
      <text:p text:style-name="Preformatted_20_Text">rank: 0</text:p>
      <text:p text:style-name="Preformatted_20_Text">city: Boston</text:p>
      <text:p text:style-name="Preformatted_20_Text">category: Bubble Tea,Street Vendor,Desserts</text:p>
      <text:p text:style-name="Preformatted_20_Text">open: Sunday 10:00 17:00,Monday 10:00 17:00,Tuesday 10:00 17:00,Wednesday 10:00 17:00,Thursday 10:00 17:00,Friday 10:00 17:00,Saturday 10:00 17:00</text:p>
      <text:p text:style-name="Preformatted_20_Text">name: The Lonely Garden</text:p>
      <text:p text:style-name="Preformatted_20_Text"/>
      <text:p text:style-name="Preformatted_20_Text">name: The Leatherwing Cat</text:p>
      <text:p text:style-name="Preformatted_20_Text">city: Boston</text:p>
      <text:p text:style-name="Preformatted_20_Text">category: Bakeries,Desserts,Juice Bars &amp; Smoothies</text:p>
      <text:p text:style-name="Preformatted_20_Text">rank: 0</text:p>
      <text:p text:style-name="Preformatted_20_Text">cost: $</text:p>
      <text:p text:style-name="Preformatted_20_Text">reviewers: 0</text:p>
      <text:p text:style-name="Preformatted_20_Text">open: Sunday 12:30 15:00,Monday 11:00 15:00,Tuesday 11:00 15:00,Wednesday 11:00 15:00,Thursday 11:00 15:00,Friday 11:00 15:00,Saturday 09:00 16:00</text:p>
      <text:p text:style-name="Preformatted_20_Text"/>
      <text:p text:style-name="Preformatted_20_Text">reviewers: 0</text:p>
      <text:p text:style-name="Preformatted_20_Text">rank: 0</text:p>
      <text:p text:style-name="Preformatted_20_Text">category: Breweries,Soup,Salad,Fish &amp; Chips,Fast Food</text:p>
      <text:p text:style-name="Preformatted_20_Text">cost: $</text:p>
      <text:p text:style-name="Preformatted_20_Text">open: Sunday 11:30 20:00,Monday 11:30 20:00,Tuesday 11:30 20:00,Wednesday 11:30 20:00,Thursday 11:30 20:00,Friday 11:30 20:00,Saturday 11:30 20:00</text:p>
      <text:p text:style-name="Preformatted_20_Text">city: Boston</text:p>
      <text:p text:style-name="Preformatted_20_Text">name: Boxing Ring</text:p>
      <text:p text:style-name="Preformatted_20_Text"/>
      <text:p text:style-name="Preformatted_20_Text">reviewers: 0</text:p>
      <text:p text:style-name="Preformatted_20_Text"><text:soft-page-break/>name: Under the Highway</text:p>
      <text:p text:style-name="Preformatted_20_Text">rank: 0</text:p>
      <text:p text:style-name="Preformatted_20_Text">category: Burgers,Cheesesteaks,Chicken Wings,Fast Food,Hot Dog</text:p>
      <text:p text:style-name="Preformatted_20_Text">cost: $</text:p>
      <text:p text:style-name="Preformatted_20_Text">city: Boston</text:p>
      <text:p text:style-name="Preformatted_20_Text">open: Sunday 11:30 23:00,Monday 09:30 01:30,Tuesday 09:30 01:30,Wednesday 09:30 01:30,Thursday 09:30 01:30,Friday 09:30 01:30,Saturday 10:30 02:30</text:p>
      <text:p text:style-name="Preformatted_20_Text"/>
      <text:p text:style-name="Preformatted_20_Text">rank: 0</text:p>
      <text:p text:style-name="Preformatted_20_Text">cost: $$</text:p>
      <text:p text:style-name="Preformatted_20_Text">city: Boston</text:p>
      <text:p text:style-name="Preformatted_20_Text">open: Sunday 12:30 15:00,Monday 11:00 15:00,Tuesday 11:00 15:00,Wednesday 11:00 15:00,Thursday 11:00 15:00,Friday 11:00 15:00,Saturday 09:00 16:00</text:p>
      <text:p text:style-name="Preformatted_20_Text">reviewers: 0</text:p>
      <text:p text:style-name="Preformatted_20_Text">category: Australian,Cafes,Salad,Soup</text:p>
      <text:p text:style-name="Preformatted_20_Text">name: The Kangaroo's Pouch</text:p>
      <text:p text:style-name="Preformatted_20_Text"/>
      <text:p text:style-name="Preformatted_20_Text">category: Burgers,Hot Dogs,Fast Food</text:p>
      <text:p text:style-name="Preformatted_20_Text">rank: 0</text:p>
      <text:p text:style-name="Preformatted_20_Text">reviewers: 0</text:p>
      <text:p text:style-name="Preformatted_20_Text">cost: $</text:p>
      <text:p text:style-name="Preformatted_20_Text">open: Sunday 11:30 23:00,Monday 09:30 01:30,Tuesday 09:30 01:30,Wednesday 09:30 01:30,Thursday 09:30 01:30,Friday 09:30 01:30,Saturday 10:30 02:30</text:p>
      <text:p text:style-name="Preformatted_20_Text">city: Boston</text:p>
      <text:p text:style-name="Preformatted_20_Text">name: The Bad Seeds Grill</text:p>
      <text:p text:style-name="Preformatted_20_Text"/>
      <text:p text:style-name="Preformatted_20_Text">name: The Royal Soup Kitchen</text:p>
      <text:p text:style-name="Preformatted_20_Text">cost: $$$</text:p>
      <text:p text:style-name="Preformatted_20_Text">category: Soup</text:p>
      <text:p text:style-name="Preformatted_20_Text">reviewers: 0</text:p>
      <text:p text:style-name="Preformatted_20_Text">rank: 0</text:p>
      <text:p text:style-name="Preformatted_20_Text">open: Sunday 13:00 03:00,Monday 17:00 01:00,Tuesday 17:00 01:00,Wednesday 17:00 01:00,Thursday 17:00 01:00,Friday 13:00 03:00,Saturday 13:00 03:00</text:p>
      <text:p text:style-name="Preformatted_20_Text">city: Boston</text:p>
      <text:p text:style-name="Preformatted_20_Text"/>
      <text:p text:style-name="Preformatted_20_Text">rank: 0</text:p>
      <text:p text:style-name="Preformatted_20_Text">cost: $$</text:p>
      <text:p text:style-name="Preformatted_20_Text">open: Sunday 10:00 03:00,Monday 05:00 16:00,Tuesday 05:00 16:00,Wednesday 05:00 16:00,Thursday 05:00 16:00,Friday 05:00 16:00,Saturday 05:00 20:00</text:p>
      <text:p text:style-name="Preformatted_20_Text">name: Tacos For Machos</text:p>
      <text:p text:style-name="Preformatted_20_Text">city: Boston</text:p>
      <text:p text:style-name="Preformatted_20_Text">category: Mexican,Burgers,Tex-Mex</text:p>
      <text:p text:style-name="Preformatted_20_Text">reviewers: 0</text:p>
      <text:p text:style-name="Preformatted_20_Text"/>
      <text:p text:style-name="Preformatted_20_Text">open: Sunday 08:00 09:00,Monday 08:00 09:00,Tuesday 08:00 09:00,Wednesday 08:00 09:00,Thursday 08:00 09:00,Friday 08:00 09:00,Saturday 08:00 09:00</text:p>
      <text:p text:style-name="Preformatted_20_Text">name: This Is Totally Not A Mob Front</text:p>
      <text:p text:style-name="Preformatted_20_Text">category: Hot Dogs</text:p>
      <text:p text:style-name="Preformatted_20_Text">rank: 0</text:p>
      <text:p text:style-name="Preformatted_20_Text">cost: $$$</text:p>
      <text:p text:style-name="Preformatted_20_Text">reviewers: 0</text:p>
      <text:p text:style-name="Preformatted_20_Text">city: Chicago</text:p>
      <text:p text:style-name="Preformatted_20_Text"/>
      <text:p text:style-name="Preformatted_20_Text">reviewers: 0</text:p>
      <text:p text:style-name="Preformatted_20_Text">city: Chicago</text:p>
      <text:p text:style-name="Preformatted_20_Text">open: Sunday 10:00 16:00,Monday 09:00 18:00,Tuesday 09:00 18:00,Wednesday 09:00 18:00,Thursday 09:00 18:00,Friday 09:00 18:00,Saturday 09:00 20:00</text:p>
      <text:p text:style-name="Preformatted_20_Text">name: The Fondue Palace</text:p>
      <text:p text:style-name="Preformatted_20_Text">category: Fondue</text:p>
      <text:p text:style-name="Preformatted_20_Text"><text:soft-page-break/>rank: 0</text:p>
      <text:p text:style-name="Preformatted_20_Text">cost: $$</text:p>
      <text:p text:style-name="Preformatted_20_Text"/>
      <text:p text:style-name="Preformatted_20_Text">open: Sunday 11:00 18:30,Monday 09:00 22:30,Tuesday 09:00 22:30,Wednesday 09:00 22:30,Thursday 09:00 22:30,Friday 09:00 22:30,Saturday 09:00 02:30</text:p>
      <text:p text:style-name="Preformatted_20_Text">city: Chicago</text:p>
      <text:p text:style-name="Preformatted_20_Text">cost: $$$</text:p>
      <text:p text:style-name="Preformatted_20_Text">reviewers: 0</text:p>
      <text:p text:style-name="Preformatted_20_Text">rank: 0</text:p>
      <text:p text:style-name="Preformatted_20_Text">name: Sushi Hut</text:p>
      <text:p text:style-name="Preformatted_20_Text">category: Sushi Bars,Seafood,Live/Raw Food</text:p>
      <text:p text:style-name="Preformatted_20_Text"/>
      <text:p text:style-name="Preformatted_20_Text">name: East Chicago Senior High School</text:p>
      <text:p text:style-name="Preformatted_20_Text">city: Chicago</text:p>
      <text:p text:style-name="Preformatted_20_Text">cost: $</text:p>
      <text:p text:style-name="Preformatted_20_Text">reviewers: 0</text:p>
      <text:p text:style-name="Preformatted_20_Text">open: Sunday 00:00 00:00,Monday 11:00 13:30,Tuesday 11:00 13:30,Wednesday 11:00 13:30,Thursday 11:00 13:30,Friday 11:00 13:30,Saturday 00:00 00:00</text:p>
      <text:p text:style-name="Preformatted_20_Text">category: Cafeteria,Cafes,Delis,Soup,Salad,Breakfast &amp; Brunch</text:p>
      <text:p text:style-name="Preformatted_20_Text">rank: 0</text:p>
      <text:p text:style-name="Preformatted_20_Text"/>
      <text:p text:style-name="Preformatted_20_Text">category: Soup</text:p>
      <text:p text:style-name="Preformatted_20_Text">city: Chicago</text:p>
      <text:p text:style-name="Preformatted_20_Text">cost: $$$</text:p>
      <text:p text:style-name="Preformatted_20_Text">name: Soup Is Good Food</text:p>
      <text:p text:style-name="Preformatted_20_Text">open: Sunday 13:00 03:00,Monday 17:00 01:00,Tuesday 17:00 01:00,Wednesday 17:00 01:00,Thursday 17:00 01:00,Friday 13:00 03:00,Saturday 13:00 03:00</text:p>
      <text:p text:style-name="Preformatted_20_Text">rank: 0</text:p>
      <text:p text:style-name="Preformatted_20_Text">reviewers: 0</text:p>
      <text:p text:style-name="Preformatted_20_Text"/>
      <text:p text:style-name="Preformatted_20_Text">city: Chicago</text:p>
      <text:p text:style-name="Preformatted_20_Text">cost: $$</text:p>
      <text:p text:style-name="Preformatted_20_Text">open: Sunday 11:00 18:30,Monday 09:00 22:30,Tuesday 09:00 22:30,Wednesday 09:00 22:30,Thursday 09:00 22:30,Friday 09:00 22:30,Saturday 09:00 02:30</text:p>
      <text:p text:style-name="Preformatted_20_Text">rank: 0</text:p>
      <text:p text:style-name="Preformatted_20_Text">reviewers: 0</text:p>
      <text:p text:style-name="Preformatted_20_Text">name: The Chicago Crown</text:p>
      <text:p text:style-name="Preformatted_20_Text">category: British,Scottish,Soup,Fish &amp; Chips,Modern European,Salad</text:p>
      <text:p text:style-name="Preformatted_20_Text"/>
      <text:p text:style-name="Preformatted_20_Text">category: Mexican,Tex-Mex,Seafood</text:p>
      <text:p text:style-name="Preformatted_20_Text">reviewers: 0</text:p>
      <text:p text:style-name="Preformatted_20_Text">rank: 0</text:p>
      <text:p text:style-name="Preformatted_20_Text">city: Chicago</text:p>
      <text:p text:style-name="Preformatted_20_Text">cost: $$</text:p>
      <text:p text:style-name="Preformatted_20_Text">open: Sunday 10:00 03:00,Monday 05:00 16:00,Tuesday 05:00 16:00,Wednesday 05:00 16:00,Thursday 05:00 16:00,Friday 05:00 16:00,Saturday 05:00 20:00</text:p>
      <text:p text:style-name="Preformatted_20_Text">name: Tacos For You Tacos For Me</text:p>
      <text:p text:style-name="Preformatted_20_Text"/>
      <text:p text:style-name="Preformatted_20_Text">city: Chicago</text:p>
      <text:p text:style-name="Preformatted_20_Text">open: Sunday 10:00 13:00,Monday 10:00 13:00,Tuesday 10:00 13:00,Wednesday 10:00 13:00,Thursday 10:00 13:00,Friday 10:00 13:00,Saturday 10:00 13:00</text:p>
      <text:p text:style-name="Preformatted_20_Text">reviewers: 0</text:p>
      <text:p text:style-name="Preformatted_20_Text">cost: $$$</text:p>
      <text:p text:style-name="Preformatted_20_Text">rank: 0</text:p>
      <text:p text:style-name="Preformatted_20_Text">category: Tex-Mex,Mexican,Southern,Live/Raw Food,Cannibalism</text:p>
      <text:p text:style-name="Preformatted_20_Text">name: Buffalo Bill's Fall</text:p>
      <text:p text:style-name="Preformatted_20_Text"/>
      <text:p text:style-name="Preformatted_20_Text">category: Buffets,Burgers,Soup,Salad,Cheesesteaks</text:p>
      <text:p text:style-name="Preformatted_20_Text">rank: 0</text:p>
      <text:p text:style-name="Preformatted_20_Text"><text:soft-page-break/>cost: $$$</text:p>
      <text:p text:style-name="Preformatted_20_Text">city: Philadelphia</text:p>
      <text:p text:style-name="Preformatted_20_Text">name: The E Street Shuffle</text:p>
      <text:p text:style-name="Preformatted_20_Text">open: Sunday 10:00 03:00,Monday 05:00 16:00,Tuesday 05:00 16:00,Wednesday 05:00 16:00,Thursday 05:00 16:00,Friday 05:00 16:00,Saturday 05:00 20:00</text:p>
      <text:p text:style-name="Preformatted_20_Text">reviewers: 0</text:p>
      <text:p text:style-name="Preformatted_20_Text"/>
      <text:p text:style-name="Preformatted_20_Text">open: Sunday 10:00 18:30,Monday 09:00 21:30,Tuesday 09:00 21:30,Wednesday 09:00 21:30,Thursday 09:00 21:30,Friday 09:00 21:30,Saturday 09:00 01:30</text:p>
      <text:p text:style-name="Preformatted_20_Text">reviewers: 0</text:p>
      <text:p text:style-name="Preformatted_20_Text">city: Philadelphia</text:p>
      <text:p text:style-name="Preformatted_20_Text">category: Food Court,Chicken Wings,Cheesesteaks,Burgers</text:p>
      <text:p text:style-name="Preformatted_20_Text">cost: $$$</text:p>
      <text:p text:style-name="Preformatted_20_Text">rank: 0</text:p>
      <text:p text:style-name="Preformatted_20_Text">name: Roselita's</text:p>
      <text:p text:style-name="Preformatted_20_Text"/>
      <text:p text:style-name="Preformatted_20_Text">rank: 0</text:p>
      <text:p text:style-name="Preformatted_20_Text">category: Pizza,Food Court,Fast Food</text:p>
      <text:p text:style-name="Preformatted_20_Text">reviewers: 0</text:p>
      <text:p text:style-name="Preformatted_20_Text">name: Magic</text:p>
      <text:p text:style-name="Preformatted_20_Text">city: Philadelphia</text:p>
      <text:p text:style-name="Preformatted_20_Text">cost: $</text:p>
      <text:p text:style-name="Preformatted_20_Text">open: Sunday 10:00 16:30,Monday 09:00 20:30,Tuesday 09:00 20:30,Wednesday 09:00 20:30,Thursday 09:00 20:30,Friday 09:00 20:30,Saturday 09:00 22:30</text:p>
      <text:p text:style-name="Preformatted_20_Text"/>
      <text:p text:style-name="Preformatted_20_Text">reviewers: 0</text:p>
      <text:p text:style-name="Preformatted_20_Text">cost: $</text:p>
      <text:p text:style-name="Preformatted_20_Text">category: Burgers,Cheesesteaks,Chicken Wings,Fast Food,Hot Dog</text:p>
      <text:p text:style-name="Preformatted_20_Text">city: Philadelphia</text:p>
      <text:p text:style-name="Preformatted_20_Text">open: Sunday 11:30 23:00,Monday 09:30 01:30,Tuesday 09:30 01:30,Wednesday 09:30 01:30,Thursday 09:30 01:30,Friday 09:30 01:30,Saturday 10:30 02:30</text:p>
      <text:p text:style-name="Preformatted_20_Text">rank: 0</text:p>
      <text:p text:style-name="Preformatted_20_Text">name: Market Street Market</text:p>
      <text:p text:style-name="Preformatted_20_Text"/>
      <text:p text:style-name="Preformatted_20_Text">category: Cafes,Creperies</text:p>
      <text:p text:style-name="Preformatted_20_Text">open: Sunday 10:00 18:30,Monday 09:00 21:30,Tuesday 09:00 21:30,Wednesday 09:00 21:30,Thursday 09:00 21:30,Friday 09:00 21:30,Saturday 09:00 01:30</text:p>
      <text:p text:style-name="Preformatted_20_Text">city: Philadelphia</text:p>
      <text:p text:style-name="Preformatted_20_Text">name: Emilie's Bakery</text:p>
      <text:p text:style-name="Preformatted_20_Text">cost: $$</text:p>
      <text:p text:style-name="Preformatted_20_Text">rank: 0</text:p>
      <text:p text:style-name="Preformatted_20_Text">reviewers: 0</text:p>
      <text:p text:style-name="Preformatted_20_Text"/>
      <text:p text:style-name="Preformatted_20_Text">reviewers: 0</text:p>
      <text:p text:style-name="Preformatted_20_Text">name: Badlands Burger Bar</text:p>
      <text:p text:style-name="Preformatted_20_Text">cost: $</text:p>
      <text:p text:style-name="Preformatted_20_Text">category: Burgers,Fast Food,Hot Dogs</text:p>
      <text:p text:style-name="Preformatted_20_Text">rank: 0</text:p>
      <text:p text:style-name="Preformatted_20_Text">open: Sunday 10:00 18:30,Monday 09:00 21:30,Tuesday 09:00 21:30,Wednesday 09:00 21:30,Thursday 09:00 21:30,Friday 09:00 21:30,Saturday 09:00 01:30</text:p>
      <text:p text:style-name="Preformatted_20_Text">city: Philadelphia</text:p>
      <text:p text:style-name="Preformatted_20_Text"/>
      <text:p text:style-name="Preformatted_20_Text">city: Philadelphia</text:p>
      <text:p text:style-name="Preformatted_20_Text">reviewers: 0</text:p>
      <text:p text:style-name="Preformatted_20_Text">category: Soup,Salad,Greek,Modern European,Sandwiches</text:p>
      <text:p text:style-name="Preformatted_20_Text">name: The Only Healthy Food In Philly</text:p>
      <text:p text:style-name="Preformatted_20_Text">cost: $$$</text:p>
      <text:p text:style-name="Preformatted_20_Text">rank: 0</text:p>
      <text:p text:style-name="Preformatted_20_Text">open: Sunday 09:00 18:30,Monday 08:00 22:30,Tuesday 08:00 22:30,Wednesday 08:00 <text:soft-page-break/>22:30,Thursday 08:00 22:30,Friday 08:00 22:30,Saturday 08:00 23:30</text:p>
      <text:p text:style-name="Preformatted_20_Text"/>
      <text:p text:style-name="Preformatted_20_Text">reviewers: 0</text:p>
      <text:p text:style-name="Preformatted_20_Text">rank: 0</text:p>
      <text:p text:style-name="Preformatted_20_Text">cost: $$</text:p>
      <text:p text:style-name="Preformatted_20_Text">open: Sunday 10:00 18:30,Monday 09:00 19:30,Tuesday 09:00 19:30,Wednesday 09:00 19:30,Thursday 09:00 19:30,Friday 09:00 19:30,Saturday 09:00 19:30</text:p>
      <text:p text:style-name="Preformatted_20_Text">category: Deli,Sandwiches,Vegetarian,Salad</text:p>
      <text:p text:style-name="Preformatted_20_Text">city: Philadelphia</text:p>
      <text:p text:style-name="Preformatted_20_Text">name: Smeli Deli</text:p>
      <text:p text:style-name="Preformatted_20_Text"/>
      <text:p text:style-name="Preformatted_20_Text">reviewers: 0</text:p>
      <text:p text:style-name="Preformatted_20_Text">cost: $$</text:p>
      <text:p text:style-name="Preformatted_20_Text">category: Barbeque,Burgers,Hot Dogs,Chicken Wings</text:p>
      <text:p text:style-name="Preformatted_20_Text">city: New York</text:p>
      <text:p text:style-name="Preformatted_20_Text">rank: 0</text:p>
      <text:p text:style-name="Preformatted_20_Text">name: Joey's Grill</text:p>
      <text:p text:style-name="Preformatted_20_Text">open: Sunday 10:00 16:30,Monday 10:00 01:30,Tuesday 10:00 01:30,Wednesday 10:00 01:30,Thursday 10:00 01:30,Friday 10:00 01:30,Saturday 10:00 01:30</text:p>
      <text:p text:style-name="Preformatted_20_Text"/>
      <text:p text:style-name="Preformatted_20_Text">category: Italian,Salad,Soup</text:p>
      <text:p text:style-name="Preformatted_20_Text">cost: $$</text:p>
      <text:p text:style-name="Preformatted_20_Text">reviewers: 0</text:p>
      <text:p text:style-name="Preformatted_20_Text">rank: 0</text:p>
      <text:p text:style-name="Preformatted_20_Text">name: Mama Rose's</text:p>
      <text:p text:style-name="Preformatted_20_Text">open: Sunday 09:00 18:30,Monday 08:00 22:30,Tuesday 08:00 22:30,Wednesday 08:00 22:30,Thursday 08:00 22:30,Friday 08:00 22:30,Saturday 08:00 23:30</text:p>
      <text:p text:style-name="Preformatted_20_Text">city: New York</text:p>
      <text:p text:style-name="Preformatted_20_Text"/>
      <text:p text:style-name="Preformatted_20_Text">cost: $</text:p>
      <text:p text:style-name="Preformatted_20_Text">rank: 0</text:p>
      <text:p text:style-name="Preformatted_20_Text">name: Happy Wok</text:p>
      <text:p text:style-name="Preformatted_20_Text">category: Chinese</text:p>
      <text:p text:style-name="Preformatted_20_Text">city: New York</text:p>
      <text:p text:style-name="Preformatted_20_Text">open: Sunday 10:00 03:00,Monday 05:00 16:00,Tuesday 05:00 16:00,Wednesday 05:00 16:00,Thursday 05:00 16:00,Friday 05:00 16:00,Saturday 05:00 20:00</text:p>
      <text:p text:style-name="Preformatted_20_Text">reviewers: 0</text:p>
      <text:p text:style-name="Preformatted_20_Text"/>
      <text:p text:style-name="Preformatted_20_Text">city: New York</text:p>
      <text:p text:style-name="Preformatted_20_Text">cost: $</text:p>
      <text:p text:style-name="Preformatted_20_Text">open: Sunday 13:00 03:00,Monday 17:00 01:00,Tuesday 17:00 01:00,Wednesday 17:00 01:00,Thursday 17:00 01:00,Friday 13:00 03:00,Saturday 13:00 03:00</text:p>
      <text:p text:style-name="Preformatted_20_Text">rank: 0</text:p>
      <text:p text:style-name="Preformatted_20_Text">reviewers: 0</text:p>
      <text:p text:style-name="Preformatted_20_Text">category: Soup,Sandwiches</text:p>
      <text:p text:style-name="Preformatted_20_Text">name: Soup4Sue</text:p>
      <text:p text:style-name="Preformatted_20_Text"/>
      <text:p text:style-name="Preformatted_20_Text">name: Fair Eats</text:p>
      <text:p text:style-name="Preformatted_20_Text">category: Vegan,Vegetarian,Gluten-Free,Salad,Sandwiches,Soup</text:p>
      <text:p text:style-name="Preformatted_20_Text">reviewers: 0</text:p>
      <text:p text:style-name="Preformatted_20_Text">rank: 0</text:p>
      <text:p text:style-name="Preformatted_20_Text">cost: $$$</text:p>
      <text:p text:style-name="Preformatted_20_Text">city: New York</text:p>
      <text:p text:style-name="Preformatted_20_Text">open: Sunday 10:00 16:30,Monday 09:00 20:30,Tuesday 09:00 20:30,Wednesday 09:00 20:30,Thursday 09:00 20:30,Friday 09:00 20:30,Saturday 09:00 22:30</text:p>
      <text:p text:style-name="Preformatted_20_Text"/>
      <text:p text:style-name="Preformatted_20_Text">rank: 0</text:p>
      <text:p text:style-name="Preformatted_20_Text">open: Sunday 09:00 20:30,Monday 09:00 20:30,Tuesday 09:00 20:30,Wednesday 09:00 20:30,Thursday 09:00 20:30,Friday 09:00 20:30,Saturday 09:00 20:30</text:p>
      <text:p text:style-name="Preformatted_20_Text"><text:soft-page-break/>category: Sushi Bars,Live/Raw Food,Seafood</text:p>
      <text:p text:style-name="Preformatted_20_Text">city: New York</text:p>
      <text:p text:style-name="Preformatted_20_Text">name: Central Park Sushi</text:p>
      <text:p text:style-name="Preformatted_20_Text">reviewers: 0</text:p>
      <text:p text:style-name="Preformatted_20_Text">cost: $$$</text:p>
      <text:p text:style-name="Preformatted_20_Text"/>
      <text:p text:style-name="Preformatted_20_Text">cost: $</text:p>
      <text:p text:style-name="Preformatted_20_Text">category: Fast Food,Burgers,Hot Dogs</text:p>
      <text:p text:style-name="Preformatted_20_Text">name: Fry Factory</text:p>
      <text:p text:style-name="Preformatted_20_Text">city: New York</text:p>
      <text:p text:style-name="Preformatted_20_Text">reviewers: 0</text:p>
      <text:p text:style-name="Preformatted_20_Text">open: Sunday 10:00 21:00,Monday 10:00 21:00,Tuesday 10:00 21:00,Wednesday 10:00 21:00,Thursday 10:00 21:00,Friday 10:00 21:00,Saturday 10:00 21:00</text:p>
      <text:p text:style-name="Preformatted_20_Text">rank: 0</text:p>
      <text:p text:style-name="Preformatted_20_Text"/>
      <text:p text:style-name="Preformatted_20_Text">rank: 0</text:p>
      <text:p text:style-name="Preformatted_20_Text">reviewers: 0</text:p>
      <text:p text:style-name="Preformatted_20_Text">cost: $$</text:p>
      <text:p text:style-name="Preformatted_20_Text">name: Brick Oven Flames</text:p>
      <text:p text:style-name="Preformatted_20_Text">city: New York</text:p>
      <text:p text:style-name="Preformatted_20_Text">category: Pizza</text:p>
      <text:p text:style-name="Preformatted_20_Text">open: Sunday 09:00 22:00,Monday 09:00 22:00,Tuesday 09:00 22:00,Wednesday 09:00 22:00,Thursday 09:00 22:00,Friday 09:00 22:00,Saturday 09:00 22:00</text:p>
      <text:p text:style-name="Preformatted_20_Text"/>
      <text:p text:style-name="Preformatted_20_Text">city: Boston</text:p>
      <text:p text:style-name="Preformatted_20_Text">name: The Non-Inverting Op-Amp</text:p>
      <text:p text:style-name="Preformatted_20_Text">reviewers: 0</text:p>
      <text:p text:style-name="Preformatted_20_Text">open: Sunday 08:00 20:00,Monday 08:00 20:00,Tuesday 08:00 20:00,Wednesday 08:00 20:00,Thursday 08:00 20:00,Friday 08:00 20:00,Saturday 08:00 20:00</text:p>
      <text:p text:style-name="Preformatted_20_Text">category: Comfort,Breakfast</text:p>
      <text:p text:style-name="Preformatted_20_Text">cost: $$$</text:p>
      <text:p text:style-name="Preformatted_20_Text">rank: 2.0</text:p>
      <text:p text:style-name="Preformatted_20_Text"/>
      <text:p text:style-name="Preformatted_20_Text">reviewers: 0</text:p>
      <text:p text:style-name="Preformatted_20_Text">open: Sunday 08:00 20:00,Monday 08:00 20:00,Tuesday 08:00 20:00,Wednesday 08:00 20:00,Thursday 08:00 20:00,Friday 08:00 20:00,Saturday 08:00 20:00</text:p>
      <text:p text:style-name="Preformatted_20_Text">cost: $</text:p>
      <text:p text:style-name="Preformatted_20_Text">name: The Shanty Shack</text:p>
      <text:p text:style-name="Preformatted_20_Text">city: Boston</text:p>
      <text:p text:style-name="Preformatted_20_Text">rank: 3.8</text:p>
      <text:p text:style-name="Preformatted_20_Text">category: fast-food,Dinner</text:p>
      <text:p text:style-name="Preformatted_20_Text"/>
      <text:p text:style-name="Preformatted_20_Text">open: Sunday 08:00 20:00,Monday 08:00 20:00,Tuesday 08:00 20:00,Wednesday 08:00 20:00,Thursday 08:00 20:00,Friday 08:00 20:00,Saturday 08:00 20:00</text:p>
      <text:p text:style-name="Preformatted_20_Text">city: Boston</text:p>
      <text:p text:style-name="Preformatted_20_Text">name: The Black Dog Tavern</text:p>
      <text:p text:style-name="Preformatted_20_Text">reviewers: 0</text:p>
      <text:p text:style-name="Preformatted_20_Text">rank: 2.8</text:p>
      <text:p text:style-name="Preformatted_20_Text">category: Sushi,Japaneese</text:p>
      <text:p text:style-name="Preformatted_20_Text">cost: $$</text:p>
      <text:p text:style-name="Preformatted_20_Text"/>
      <text:p text:style-name="Preformatted_20_Text">name: Jasmines</text:p>
      <text:p text:style-name="Preformatted_20_Text">open: Sunday 08:00 20:00,Monday 08:00 20:00,Tuesday 08:00 20:00,Wednesday 08:00 20:00,Thursday 08:00 20:00,Friday 08:00 20:00,Saturday 08:00 20:00</text:p>
      <text:p text:style-name="Preformatted_20_Text">cost: $$$</text:p>
      <text:p text:style-name="Preformatted_20_Text">reviewers: 0</text:p>
      <text:p text:style-name="Preformatted_20_Text">city: Boston</text:p>
      <text:p text:style-name="Preformatted_20_Text">category: Brunch,Japaneese</text:p>
      <text:p text:style-name="Preformatted_20_Text">rank: 3.5</text:p>
      <text:p text:style-name="Preformatted_20_Text"><text:soft-page-break/></text:p>
      <text:p text:style-name="Preformatted_20_Text">reviewers: 0</text:p>
      <text:p text:style-name="Preformatted_20_Text">category: Lunch,Fun</text:p>
      <text:p text:style-name="Preformatted_20_Text">rank: 3.9</text:p>
      <text:p text:style-name="Preformatted_20_Text">name: Fin</text:p>
      <text:p text:style-name="Preformatted_20_Text">open: Sunday 08:00 20:00,Monday 08:00 20:00,Tuesday 08:00 20:00,Wednesday 08:00 20:00,Thursday 08:00 20:00,Friday 08:00 20:00,Saturday 08:00 20:00</text:p>
      <text:p text:style-name="Preformatted_20_Text">city: Boston</text:p>
      <text:p text:style-name="Preformatted_20_Text">cost: $$</text:p>
      <text:p text:style-name="Preformatted_20_Text"/>
      <text:p text:style-name="Preformatted_20_Text">rank: 4.3</text:p>
      <text:p text:style-name="Preformatted_20_Text">city: Boston</text:p>
      <text:p text:style-name="Preformatted_20_Text">open: Sunday 08:00 20:00,Monday 08:00 20:00,Tuesday 08:00 20:00,Wednesday 08:00 20:00,Thursday 08:00 20:00,Friday 08:00 20:00,Saturday 08:00 20:00</text:p>
      <text:p text:style-name="Preformatted_20_Text">reviewers: 0</text:p>
      <text:p text:style-name="Preformatted_20_Text">cost: $</text:p>
      <text:p text:style-name="Preformatted_20_Text">category: Greek,Lunch</text:p>
      <text:p text:style-name="Preformatted_20_Text">name: Lings</text:p>
      <text:p text:style-name="Preformatted_20_Text"/>
      <text:p text:style-name="Preformatted_20_Text">open: Sunday 08:00 20:00,Monday 08:00 20:00,Tuesday 08:00 20:00,Wednesday 08:00 20:00,Thursday 08:00 20:00,Friday 08:00 20:00,Saturday 08:00 20:00</text:p>
      <text:p text:style-name="Preformatted_20_Text">category: Mexican,fast-food</text:p>
      <text:p text:style-name="Preformatted_20_Text">rank: 2.5</text:p>
      <text:p text:style-name="Preformatted_20_Text">cost: $</text:p>
      <text:p text:style-name="Preformatted_20_Text">city: Boston</text:p>
      <text:p text:style-name="Preformatted_20_Text">name: Chipotle</text:p>
      <text:p text:style-name="Preformatted_20_Text">reviewers: 0</text:p>
      <text:p text:style-name="Preformatted_20_Text"/>
      <text:p text:style-name="Preformatted_20_Text">category: Italian</text:p>
      <text:p text:style-name="Preformatted_20_Text">reviewers: 0</text:p>
      <text:p text:style-name="Preformatted_20_Text">open: Sunday 08:00 20:00,Monday 08:00 20:00,Tuesday 08:00 20:00,Wednesday 08:00 20:00,Thursday 08:00 20:00,Friday 08:00 20:00,Saturday 08:00 20:00</text:p>
      <text:p text:style-name="Preformatted_20_Text">cost: $</text:p>
      <text:p text:style-name="Preformatted_20_Text">name: Gionones</text:p>
      <text:p text:style-name="Preformatted_20_Text">city: Boston</text:p>
      <text:p text:style-name="Preformatted_20_Text">rank: 3.0</text:p>
      <text:p text:style-name="Preformatted_20_Text"/>
      <text:p text:style-name="Preformatted_20_Text">rank: 1.6</text:p>
      <text:p text:style-name="Preformatted_20_Text">cost: $$</text:p>
      <text:p text:style-name="Preformatted_20_Text">city: Philidelphia</text:p>
      <text:p text:style-name="Preformatted_20_Text">category: Breakfast</text:p>
      <text:p text:style-name="Preformatted_20_Text">name: Metro Deli</text:p>
      <text:p text:style-name="Preformatted_20_Text">reviewers: 0</text:p>
      <text:p text:style-name="Preformatted_20_Text">open: Sunday 08:00 20:00,Monday 08:00 20:00,Tuesday 08:00 20:00,Wednesday 08:00 20:00,Thursday 08:00 20:00,Friday 08:00 20:00,Saturday 08:00 20:00</text:p>
      <text:p text:style-name="Preformatted_20_Text"/>
      <text:p text:style-name="Preformatted_20_Text">category: Comfort</text:p>
      <text:p text:style-name="Preformatted_20_Text">rank: 3.0</text:p>
      <text:p text:style-name="Preformatted_20_Text">name: Eat at Jones</text:p>
      <text:p text:style-name="Preformatted_20_Text">open: Sunday 08:00 20:00,Monday 08:00 20:00,Tuesday 08:00 20:00,Wednesday 08:00 20:00,Thursday 08:00 20:00,Friday 08:00 20:00,Saturday 08:00 20:00</text:p>
      <text:p text:style-name="Preformatted_20_Text">city: Philidelphia</text:p>
      <text:p text:style-name="Preformatted_20_Text">reviewers: 0</text:p>
      <text:p text:style-name="Preformatted_20_Text">cost: $$$</text:p>
      <text:p text:style-name="Preformatted_20_Text"/>
      <text:p text:style-name="Preformatted_20_Text">cost: $$</text:p>
      <text:p text:style-name="Preformatted_20_Text">reviewers: 0</text:p>
      <text:p text:style-name="Preformatted_20_Text">rank: 4.8</text:p>
      <text:p text:style-name="Preformatted_20_Text">city: Philidelphia</text:p>
      <text:p text:style-name="Preformatted_20_Text"><text:soft-page-break/>category: Breakfast</text:p>
      <text:p text:style-name="Preformatted_20_Text">name: El Ves</text:p>
      <text:p text:style-name="Preformatted_20_Text">open: Sunday 08:00 20:00,Monday 08:00 20:00,Tuesday 08:00 20:00,Wednesday 08:00 20:00,Thursday 08:00 20:00,Friday 08:00 20:00,Saturday 08:00 20:00</text:p>
      <text:p text:style-name="Preformatted_20_Text"/>
      <text:p text:style-name="Preformatted_20_Text">reviewers: 0</text:p>
      <text:p text:style-name="Preformatted_20_Text">city: Philidelphia</text:p>
      <text:p text:style-name="Preformatted_20_Text">open: Sunday 08:00 20:00,Monday 08:00 20:00,Tuesday 08:00 20:00,Wednesday 08:00 20:00,Thursday 08:00 20:00,Friday 08:00 20:00,Saturday 08:00 20:00</text:p>
      <text:p text:style-name="Preformatted_20_Text">rank: 4.5</text:p>
      <text:p text:style-name="Preformatted_20_Text">category: Mexian</text:p>
      <text:p text:style-name="Preformatted_20_Text">name: Distreeto</text:p>
      <text:p text:style-name="Preformatted_20_Text">cost: $$$</text:p>
      <text:p text:style-name="Preformatted_20_Text"/>
      <text:p text:style-name="Preformatted_20_Text">category: Healthy,Dinner,Greek</text:p>
      <text:p text:style-name="Preformatted_20_Text">rank: 4.2</text:p>
      <text:p text:style-name="Preformatted_20_Text">open: Sunday 08:00 20:00,Monday 08:00 20:00,Tuesday 08:00 20:00,Wednesday 08:00 20:00,Thursday 08:00 20:00,Friday 08:00 20:00,Saturday 08:00 20:00</text:p>
      <text:p text:style-name="Preformatted_20_Text">city: Philidelphia</text:p>
      <text:p text:style-name="Preformatted_20_Text">reviewers: 0</text:p>
      <text:p text:style-name="Preformatted_20_Text">cost: $</text:p>
      <text:p text:style-name="Preformatted_20_Text">name: The Spicy Cat</text:p>
      <text:p text:style-name="Preformatted_20_Text"/>
      <text:p text:style-name="Preformatted_20_Text">name: The Mean Elephant</text:p>
      <text:p text:style-name="Preformatted_20_Text">cost: $$</text:p>
      <text:p text:style-name="Preformatted_20_Text">reviewers: 0</text:p>
      <text:p text:style-name="Preformatted_20_Text">open: Sunday 08:00 20:00,Monday 08:00 20:00,Tuesday 08:00 20:00,Wednesday 08:00 20:00,Thursday 08:00 20:00,Friday 08:00 20:00,Saturday 08:00 20:00</text:p>
      <text:p text:style-name="Preformatted_20_Text">category: Brunch,Greek,Breakfast</text:p>
      <text:p text:style-name="Preformatted_20_Text">city: Philidelphia</text:p>
      <text:p text:style-name="Preformatted_20_Text">rank: 4.5</text:p>
      <text:p text:style-name="Preformatted_20_Text"/>
      <text:p text:style-name="Preformatted_20_Text">city: Philidelphia</text:p>
      <text:p text:style-name="Preformatted_20_Text">name: The Olde Swan</text:p>
      <text:p text:style-name="Preformatted_20_Text">cost: $</text:p>
      <text:p text:style-name="Preformatted_20_Text">open: Sunday 08:00 20:00,Monday 08:00 20:00,Tuesday 08:00 20:00,Wednesday 08:00 20:00,Thursday 08:00 20:00,Friday 08:00 20:00,Saturday 08:00 20:00</text:p>
      <text:p text:style-name="Preformatted_20_Text">rank: 1.8</text:p>
      <text:p text:style-name="Preformatted_20_Text">reviewers: 0</text:p>
      <text:p text:style-name="Preformatted_20_Text">category: Vegetarian</text:p>
      <text:p text:style-name="Preformatted_20_Text"/>
      <text:p text:style-name="Preformatted_20_Text">open: Sunday 08:00 20:00,Monday 08:00 20:00,Tuesday 08:00 20:00,Wednesday 08:00 20:00,Thursday 08:00 20:00,Friday 08:00 20:00,Saturday 08:00 20:00</text:p>
      <text:p text:style-name="Preformatted_20_Text">reviewers: 0</text:p>
      <text:p text:style-name="Preformatted_20_Text">city: New York</text:p>
      <text:p text:style-name="Preformatted_20_Text">name: Sals</text:p>
      <text:p text:style-name="Preformatted_20_Text">cost: $</text:p>
      <text:p text:style-name="Preformatted_20_Text">rank: 1.9</text:p>
      <text:p text:style-name="Preformatted_20_Text">category: Pizza</text:p>
      <text:p text:style-name="Preformatted_20_Text"/>
      <text:p text:style-name="Preformatted_20_Text">rank: 4.10</text:p>
      <text:p text:style-name="Preformatted_20_Text">name: Bobby Vans</text:p>
      <text:p text:style-name="Preformatted_20_Text">cost: $$</text:p>
      <text:p text:style-name="Preformatted_20_Text">category: fast-food</text:p>
      <text:p text:style-name="Preformatted_20_Text">city: New York</text:p>
      <text:p text:style-name="Preformatted_20_Text">open: Sunday 08:00 20:00,Monday 08:00 20:00,Tuesday 08:00 20:00,Wednesday 08:00 20:00,Thursday 08:00 20:00,Friday 08:00 20:00,Saturday 08:00 20:00</text:p>
      <text:p text:style-name="Preformatted_20_Text">reviewers: 0</text:p>
      <text:p text:style-name="Preformatted_20_Text"/>
      <text:p text:style-name="Preformatted_20_Text"><text:soft-page-break/>open: Sunday 08:00 20:00,Monday 08:00 20:00,Tuesday 08:00 20:00,Wednesday 08:00 20:00,Thursday 08:00 20:00,Friday 08:00 20:00,Saturday 08:00 20:00</text:p>
      <text:p text:style-name="Preformatted_20_Text">city: Easton</text:p>
      <text:p text:style-name="Preformatted_20_Text">name: Pearly Bakers</text:p>
      <text:p text:style-name="Preformatted_20_Text">reviewers: 0</text:p>
      <text:p text:style-name="Preformatted_20_Text">rank: 1.3</text:p>
      <text:p text:style-name="Preformatted_20_Text">category: Greek,Lunch</text:p>
      <text:p text:style-name="Preformatted_20_Text">cost: $</text:p>
      <text:p text:style-name="Preformatted_20_Text"/>
      <text:p text:style-name="Preformatted_20_Text">category: American</text:p>
      <text:p text:style-name="Preformatted_20_Text">reviewers: 0</text:p>
      <text:p text:style-name="Preformatted_20_Text">rank: 1.8</text:p>
      <text:p text:style-name="Preformatted_20_Text">open: Sunday 08:00 20:00,Monday 08:00 20:00,Tuesday 08:00 20:00,Wednesday 08:00 20:00,Thursday 08:00 20:00,Friday 08:00 20:00,Saturday 08:00 20:00</text:p>
      <text:p text:style-name="Preformatted_20_Text">city: New York</text:p>
      <text:p text:style-name="Preformatted_20_Text">name: Poor Harbor</text:p>
      <text:p text:style-name="Preformatted_20_Text">cost: $</text:p>
      <text:p text:style-name="Preformatted_20_Text"/>
      <text:p text:style-name="Preformatted_20_Text">rank: 1.4</text:p>
      <text:p text:style-name="Preformatted_20_Text">city: New York</text:p>
      <text:p text:style-name="Preformatted_20_Text">open: Sunday 08:00 20:00,Monday 08:00 20:00,Tuesday 08:00 20:00,Wednesday 08:00 20:00,Thursday 08:00 20:00,Friday 08:00 20:00,Saturday 08:00 20:00</text:p>
      <text:p text:style-name="Preformatted_20_Text">reviewers: 0</text:p>
      <text:p text:style-name="Preformatted_20_Text">cost: $</text:p>
      <text:p text:style-name="Preformatted_20_Text">name: The Magenta Cuisine</text:p>
      <text:p text:style-name="Preformatted_20_Text">category: Sushi</text:p>
      <text:p text:style-name="Preformatted_20_Text"/>
      <text:p text:style-name="Preformatted_20_Text">name: The Red Zeus</text:p>
      <text:p text:style-name="Preformatted_20_Text">city: New York</text:p>
      <text:p text:style-name="Preformatted_20_Text">category: Healthy</text:p>
      <text:p text:style-name="Preformatted_20_Text">rank: 1.8</text:p>
      <text:p text:style-name="Preformatted_20_Text">open: Sunday 08:00 20:00,Monday 08:00 20:00,Tuesday 08:00 20:00,Wednesday 08:00 20:00,Thursday 08:00 20:00,Friday 08:00 20:00,Saturday 08:00 20:00</text:p>
      <text:p text:style-name="Preformatted_20_Text">reviewers: 0</text:p>
      <text:p text:style-name="Preformatted_20_Text">cost: $$</text:p>
      <text:p text:style-name="Preformatted_20_Text"/>
      <text:p text:style-name="Preformatted_20_Text">name: The Purple Swan</text:p>
      <text:p text:style-name="Preformatted_20_Text">cost: $</text:p>
      <text:p text:style-name="Preformatted_20_Text">rank: 4.7</text:p>
      <text:p text:style-name="Preformatted_20_Text">category: American</text:p>
      <text:p text:style-name="Preformatted_20_Text">reviewers: 0</text:p>
      <text:p text:style-name="Preformatted_20_Text">city: New York</text:p>
      <text:p text:style-name="Preformatted_20_Text">open: Sunday 08:00 20:00,Monday 08:00 20:00,Tuesday 08:00 20:00,Wednesday 08:00 20:00,Thursday 08:00 20:00,Friday 08:00 20:00,Saturday 08:00 20:00</text:p>
      <text:p text:style-name="Preformatted_20_Text"/>
      <text:p text:style-name="Preformatted_20_Text">city: New York</text:p>
      <text:p text:style-name="Preformatted_20_Text">reviewers: 0</text:p>
      <text:p text:style-name="Preformatted_20_Text">rank: 1.0</text:p>
      <text:p text:style-name="Preformatted_20_Text">category: asian,Dinner</text:p>
      <text:p text:style-name="Preformatted_20_Text">open: Sunday 08:00 20:00,Monday 08:00 20:00,Tuesday 08:00 20:00,Wednesday 08:00 20:00,Thursday 08:00 20:00,Friday 08:00 20:00,Saturday 08:00 20:00</text:p>
      <text:p text:style-name="Preformatted_20_Text">cost: $$$</text:p>
      <text:p text:style-name="Preformatted_20_Text">name: The Blue Shop</text:p>
      <text:p text:style-name="Preformatted_20_Text"/>
      <text:p text:style-name="Preformatted_20_Text">open: Sunday 08:00 20:00,Monday 08:00 20:00,Tuesday 08:00 20:00,Wednesday 08:00 20:00,Thursday 08:00 20:00,Friday 08:00 20:00,Saturday 08:00 20:00</text:p>
      <text:p text:style-name="Preformatted_20_Text">cost: $$$</text:p>
      <text:p text:style-name="Preformatted_20_Text">city: New York</text:p>
      <text:p text:style-name="Preformatted_20_Text">rank: 1.9</text:p>
      <text:p text:style-name="Preformatted_20_Text"><text:soft-page-break/>name: Blue Wasabi</text:p>
      <text:p text:style-name="Preformatted_20_Text">reviewers: 0</text:p>
      <text:p text:style-name="Preformatted_20_Text">category: Vegetarian</text:p>
      <text:p text:style-name="Preformatted_20_Text"/>
      <text:p text:style-name="Preformatted_20_Text">category: Comfort</text:p>
      <text:p text:style-name="Preformatted_20_Text">open: Sunday 08:00 20:00,Monday 08:00 20:00,Tuesday 08:00 20:00,Wednesday 08:00 20:00,Thursday 08:00 20:00,Friday 08:00 20:00,Saturday 08:00 20:00</text:p>
      <text:p text:style-name="Preformatted_20_Text">cost: $</text:p>
      <text:p text:style-name="Preformatted_20_Text">rank: 3.6</text:p>
      <text:p text:style-name="Preformatted_20_Text">city: San Francisco</text:p>
      <text:p text:style-name="Preformatted_20_Text">name: 54 Main</text:p>
      <text:p text:style-name="Preformatted_20_Text">reviewers: 0</text:p>
      <text:p text:style-name="Preformatted_20_Text"/>
      <text:p text:style-name="Preformatted_20_Text">reviewers: 0</text:p>
      <text:p text:style-name="Preformatted_20_Text">cost: $$$</text:p>
      <text:p text:style-name="Preformatted_20_Text">category: Japaneese,Sushi</text:p>
      <text:p text:style-name="Preformatted_20_Text">city: San Francisco</text:p>
      <text:p text:style-name="Preformatted_20_Text">name: The Red Cuisine</text:p>
      <text:p text:style-name="Preformatted_20_Text">open: Sunday 08:00 20:00,Monday 08:00 20:00,Tuesday 08:00 20:00,Wednesday 08:00 20:00,Thursday 08:00 20:00,Friday 08:00 20:00,Saturday 08:00 20:00</text:p>
      <text:p text:style-name="Preformatted_20_Text">rank: 0.10</text:p>
      <text:p text:style-name="Preformatted_20_Text"/>
      <text:p text:style-name="Preformatted_20_Text">rank: 1.2</text:p>
      <text:p text:style-name="Preformatted_20_Text">open: Sunday 08:00 20:00,Monday 08:00 20:00,Tuesday 08:00 20:00,Wednesday 08:00 20:00,Thursday 08:00 20:00,Friday 08:00 20:00,Saturday 08:00 20:00</text:p>
      <text:p text:style-name="Preformatted_20_Text">cost: $</text:p>
      <text:p text:style-name="Preformatted_20_Text">city: San Francisco</text:p>
      <text:p text:style-name="Preformatted_20_Text">name: Nautilus Diner</text:p>
      <text:p text:style-name="Preformatted_20_Text">category: Breakfast</text:p>
      <text:p text:style-name="Preformatted_20_Text">reviewers: 0</text:p>
      <text:p text:style-name="Preformatted_20_Text"/>
      <text:p text:style-name="Preformatted_20_Text">rank: 4.6</text:p>
      <text:p text:style-name="Preformatted_20_Text">city: San Francisco</text:p>
      <text:p text:style-name="Preformatted_20_Text">cost: $$$</text:p>
      <text:p text:style-name="Preformatted_20_Text">open: Sunday 08:00 20:00,Monday 08:00 20:00,Tuesday 08:00 20:00,Wednesday 08:00 20:00,Thursday 08:00 20:00,Friday 08:00 20:00,Saturday 08:00 20:00</text:p>
      <text:p text:style-name="Preformatted_20_Text">category: Mexican</text:p>
      <text:p text:style-name="Preformatted_20_Text">reviewers: 0</text:p>
      <text:p text:style-name="Preformatted_20_Text">name: Casa Maya</text:p>
      <text:p text:style-name="Preformatted_20_Text"/>
      <text:p text:style-name="Preformatted_20_Text">reviewers: 0</text:p>
      <text:p text:style-name="Preformatted_20_Text">category: American</text:p>
      <text:p text:style-name="Preformatted_20_Text">rank: 4.2</text:p>
      <text:p text:style-name="Preformatted_20_Text">open: Sunday 08:00 20:00,Monday 08:00 20:00,Tuesday 08:00 20:00,Wednesday 08:00 20:00,Thursday 08:00 20:00,Friday 08:00 20:00,Saturday 08:00 20:00</text:p>
      <text:p text:style-name="Preformatted_20_Text">cost: $$$</text:p>
      <text:p text:style-name="Preformatted_20_Text">name: The Purple Tiger</text:p>
      <text:p text:style-name="Preformatted_20_Text">city: San Francisco</text:p>
      <text:p text:style-name="Preformatted_20_Text"/>
      <text:p text:style-name="Preformatted_20_Text">rank: 0.2</text:p>
      <text:p text:style-name="Preformatted_20_Text">city: San Francisco</text:p>
      <text:p text:style-name="Preformatted_20_Text">category: Healthy</text:p>
      <text:p text:style-name="Preformatted_20_Text">reviewers: 0</text:p>
      <text:p text:style-name="Preformatted_20_Text">cost: $$</text:p>
      <text:p text:style-name="Preformatted_20_Text">open: Sunday 08:00 20:00,Monday 08:00 20:00,Tuesday 08:00 20:00,Wednesday 08:00 20:00,Thursday 08:00 20:00,Friday 08:00 20:00,Saturday 08:00 20:00</text:p>
      <text:p text:style-name="Preformatted_20_Text">name: The Majestic Shop</text:p>
      <text:p text:style-name="Preformatted_20_Text"/>
      <text:p text:style-name="Preformatted_20_Text">name: The Magenta Shop</text:p>
      <text:p text:style-name="Preformatted_20_Text"><text:soft-page-break/>city: San Francisco</text:p>
      <text:p text:style-name="Preformatted_20_Text">category: Dinner,American</text:p>
      <text:p text:style-name="Preformatted_20_Text">cost: $$$</text:p>
      <text:p text:style-name="Preformatted_20_Text">reviewers: 0</text:p>
      <text:p text:style-name="Preformatted_20_Text">rank: 4.0</text:p>
      <text:p text:style-name="Preformatted_20_Text">open: Sunday 08:00 20:00,Monday 08:00 20:00,Tuesday 08:00 20:00,Wednesday 08:00 20:00,Thursday 08:00 20:00,Friday 08:00 20:00,Saturday 08:00 20:00</text:p>
      <text:p text:style-name="Preformatted_20_Text"/>
      <text:p text:style-name="Preformatted_20_Text">reviewers: 0</text:p>
      <text:p text:style-name="Preformatted_20_Text">rank: 1.5</text:p>
      <text:p text:style-name="Preformatted_20_Text">category: asian,Value</text:p>
      <text:p text:style-name="Preformatted_20_Text">city: San Francisco</text:p>
      <text:p text:style-name="Preformatted_20_Text">open: Sunday 08:00 20:00,Monday 08:00 20:00,Tuesday 08:00 20:00,Wednesday 08:00 20:00,Thursday 08:00 20:00,Friday 08:00 20:00,Saturday 08:00 20:00</text:p>
      <text:p text:style-name="Preformatted_20_Text">name: The Yellow Bird</text:p>
      <text:p text:style-name="Preformatted_20_Text">cost: $$</text:p>
      <text:p text:style-name="Preformatted_20_Text"/>
      <text:p text:style-name="Preformatted_20_Text">name: The Green Cuisine</text:p>
      <text:p text:style-name="Preformatted_20_Text">city: Chicago</text:p>
      <text:p text:style-name="Preformatted_20_Text">open: Sunday 08:00 20:00,Monday 08:00 20:00,Tuesday 08:00 20:00,Wednesday 08:00 20:00,Thursday 08:00 20:00,Friday 08:00 20:00,Saturday 08:00 20:00</text:p>
      <text:p text:style-name="Preformatted_20_Text">rank: 0.10</text:p>
      <text:p text:style-name="Preformatted_20_Text">reviewers: 0</text:p>
      <text:p text:style-name="Preformatted_20_Text">cost: $</text:p>
      <text:p text:style-name="Preformatted_20_Text">category: Chinese</text:p>
      <text:p text:style-name="Preformatted_20_Text"/>
      <text:p text:style-name="Preformatted_20_Text">name: The Blue Bird</text:p>
      <text:p text:style-name="Preformatted_20_Text">open: Sunday 08:00 20:00,Monday 08:00 20:00,Tuesday 08:00 20:00,Wednesday 08:00 20:00,Thursday 08:00 20:00,Friday 08:00 20:00,Saturday 08:00 20:00</text:p>
      <text:p text:style-name="Preformatted_20_Text">category: asian,French,Breakfast</text:p>
      <text:p text:style-name="Preformatted_20_Text">reviewers: 0</text:p>
      <text:p text:style-name="Preformatted_20_Text">cost: $$</text:p>
      <text:p text:style-name="Preformatted_20_Text">rank: 3.7</text:p>
      <text:p text:style-name="Preformatted_20_Text">city: Chicago</text:p>
      <text:p text:style-name="Preformatted_20_Text"/>
      <text:p text:style-name="Preformatted_20_Text">reviewers: 0</text:p>
      <text:p text:style-name="Preformatted_20_Text">category: Brunch,Healthy,Value</text:p>
      <text:p text:style-name="Preformatted_20_Text">open: Sunday 08:00 20:00,Monday 08:00 20:00,Tuesday 08:00 20:00,Wednesday 08:00 20:00,Thursday 08:00 20:00,Friday 08:00 20:00,Saturday 08:00 20:00</text:p>
      <text:p text:style-name="Preformatted_20_Text">name: The Olde Frog</text:p>
      <text:p text:style-name="Preformatted_20_Text">rank: 2.0</text:p>
      <text:p text:style-name="Preformatted_20_Text">city: Chicago</text:p>
      <text:p text:style-name="Preformatted_20_Text">cost: $$</text:p>
      <text:p text:style-name="Preformatted_20_Text"/>
      <text:p text:style-name="Preformatted_20_Text">city: Chicago</text:p>
      <text:p text:style-name="Preformatted_20_Text">open: Sunday 08:00 20:00,Monday 08:00 20:00,Tuesday 08:00 20:00,Wednesday 08:00 20:00,Thursday 08:00 20:00,Friday 08:00 20:00,Saturday 08:00 20:00</text:p>
      <text:p text:style-name="Preformatted_20_Text">name: Orange</text:p>
      <text:p text:style-name="Preformatted_20_Text">category: fast-food,Japaneese</text:p>
      <text:p text:style-name="Preformatted_20_Text">rank: 1.6</text:p>
      <text:p text:style-name="Preformatted_20_Text">reviewers: 0</text:p>
      <text:p text:style-name="Preformatted_20_Text">cost: $$</text:p>
      <text:p text:style-name="Preformatted_20_Text"/>
      <text:p text:style-name="Preformatted_20_Text">open: Sunday 08:00 20:00,Monday 08:00 20:00,Tuesday 08:00 20:00,Wednesday 08:00 20:00,Thursday 08:00 20:00,Friday 08:00 20:00,Saturday 08:00 20:00</text:p>
      <text:p text:style-name="Preformatted_20_Text">city: Chicago</text:p>
      <text:p text:style-name="Preformatted_20_Text">cost: $$$</text:p>
      <text:p text:style-name="Preformatted_20_Text">category: Dinner,American</text:p>
      <text:p text:style-name="Preformatted_20_Text">rank: 2.0</text:p>
      <text:p text:style-name="Preformatted_20_Text"><text:soft-page-break/>reviewers: 0</text:p>
      <text:p text:style-name="Preformatted_20_Text">name: The Electric Op-Amp</text:p>
      <text:p text:style-name="Preformatted_20_Text"/>
      <text:p text:style-name="Preformatted_20_Text">category: fast-food</text:p>
      <text:p text:style-name="Preformatted_20_Text">open: Sunday 08:00 20:00,Monday 08:00 20:00,Tuesday 08:00 20:00,Wednesday 08:00 20:00,Thursday 08:00 20:00,Friday 08:00 20:00,Saturday 08:00 20:00</text:p>
      <text:p text:style-name="Preformatted_20_Text">name: McDonalds</text:p>
      <text:p text:style-name="Preformatted_20_Text">reviewers: 0</text:p>
      <text:p text:style-name="Preformatted_20_Text">city: Chicago</text:p>
      <text:p text:style-name="Preformatted_20_Text">rank: 0.7</text:p>
      <text:p text:style-name="Preformatted_20_Text">cost: $</text:p>
      <text:p text:style-name="Preformatted_20_Text"/>
      <text:p text:style-name="Preformatted_20_Text">city: Chicago</text:p>
      <text:p text:style-name="Preformatted_20_Text">open: Sunday 08:00 20:00,Monday 08:00 20:00,Tuesday 08:00 20:00,Wednesday 08:00 20:00,Thursday 08:00 20:00,Friday 08:00 20:00,Saturday 08:00 20:00</text:p>
      <text:p text:style-name="Preformatted_20_Text">category: Sushi,Japaneese</text:p>
      <text:p text:style-name="Preformatted_20_Text">cost: $$</text:p>
      <text:p text:style-name="Preformatted_20_Text">rank: 0.3</text:p>
      <text:p text:style-name="Preformatted_20_Text">name: Soho 33</text:p>
      <text:p text:style-name="Preformatted_20_Text">reviewers: 0</text:p>
      <text:p text:style-name="Preformatted_20_Text"/>
      <text:p text:style-name="Preformatted_20_Text">name: The Electric Bakery</text:p>
      <text:p text:style-name="Preformatted_20_Text">reviewers: 0</text:p>
      <text:p text:style-name="Preformatted_20_Text">city: Chicago</text:p>
      <text:p text:style-name="Preformatted_20_Text">cost: $</text:p>
      <text:p text:style-name="Preformatted_20_Text">category: American, Comfort</text:p>
      <text:p text:style-name="Preformatted_20_Text">rank: 4.10</text:p>
      <text:p text:style-name="Preformatted_20_Text">open: Sunday 08:00 20:00,Monday 08:00 20:00,Tuesday 08:00 20:00,Wednesday 08:00 20:00,Thursday 08:00 20:00,Friday 08:00 20:00,Saturday 08:00 20:00</text:p>
      <text:p text:style-name="Preformatted_20_Text"/>
      <text:p text:style-name="Preformatted_20_Text">category: Carnivorous, New Guinean</text:p>
      <text:p text:style-name="Preformatted_20_Text">rank: 5.3</text:p>
      <text:p text:style-name="Preformatted_20_Text">name: Random Meat</text:p>
      <text:p text:style-name="Preformatted_20_Text">reviewers: 545365778</text:p>
      <text:p text:style-name="Preformatted_20_Text">city: Boston</text:p>
      <text:p text:style-name="Preformatted_20_Text">cost: $</text:p>
      <text:p text:style-name="Preformatted_20_Text">open: Monday 05:00 18:00,Tuesday 05:00 18:00,Wednesday 05:00 18:00,Thursday 05:00 18:00,Friday 05:00 18:00,Saturday 05:00 18:00,Sunday 05:00 18:00</text:p>
      <text:p text:style-name="Preformatted_20_Text"/>
      <text:p text:style-name="Preformatted_20_Text">reviewers: 3</text:p>
      <text:p text:style-name="Preformatted_20_Text">name: Fish is Meat</text:p>
      <text:p text:style-name="Preformatted_20_Text">city: Boston</text:p>
      <text:p text:style-name="Preformatted_20_Text">cost: $$$</text:p>
      <text:p text:style-name="Preformatted_20_Text">open: Sunday 05:00 18:00</text:p>
      <text:p text:style-name="Preformatted_20_Text">category: Indian, Not Vegetarian</text:p>
      <text:p text:style-name="Preformatted_20_Text">rank: 3.4</text:p>
      <text:p text:style-name="Preformatted_20_Text"/>
      <text:p text:style-name="Preformatted_20_Text">reviewers: 365778</text:p>
      <text:p text:style-name="Preformatted_20_Text">city: Boston</text:p>
      <text:p text:style-name="Preformatted_20_Text">cost: $$</text:p>
      <text:p text:style-name="Preformatted_20_Text">rank: 4.9</text:p>
      <text:p text:style-name="Preformatted_20_Text">open: Monday 05:00 18:00,Wednesday 05:00 18:00,Friday 05:00 18:00,Saturday 05:00 18:00</text:p>
      <text:p text:style-name="Preformatted_20_Text">name: Fish Fries, yes Fish is Meat</text:p>
      <text:p text:style-name="Preformatted_20_Text">category: Carnivorous, American Fine Cuisine</text:p>
      <text:p text:style-name="Preformatted_20_Text"/>
      <text:p text:style-name="Preformatted_20_Text">category: Uruk, Middle Earth</text:p>
      <text:p text:style-name="Preformatted_20_Text">rank: 0</text:p>
      <text:p text:style-name="Preformatted_20_Text">open: Monday 00:00 23:58</text:p>
      <text:p text:style-name="Preformatted_20_Text"><text:soft-page-break/>city: Boston</text:p>
      <text:p text:style-name="Preformatted_20_Text">cost: $</text:p>
      <text:p text:style-name="Preformatted_20_Text">name: Meat's Back on the Menu Boys</text:p>
      <text:p text:style-name="Preformatted_20_Text">reviewers: 673</text:p>
      <text:p text:style-name="Preformatted_20_Text"/>
      <text:p text:style-name="Preformatted_20_Text">cost: $$$</text:p>
      <text:p text:style-name="Preformatted_20_Text">open: Tuesday 08:00 18:00,Thursday 04:00 20:00,Friday 13:00 22:00</text:p>
      <text:p text:style-name="Preformatted_20_Text">city: Boston</text:p>
      <text:p text:style-name="Preformatted_20_Text">name: Fish are Friends, not Food</text:p>
      <text:p text:style-name="Preformatted_20_Text">category: Seafood, Shark Style Grill</text:p>
      <text:p text:style-name="Preformatted_20_Text">rank: 0.7</text:p>
      <text:p text:style-name="Preformatted_20_Text">reviewers: 2</text:p>
      <text:p text:style-name="Preformatted_20_Text"/>
      <text:p text:style-name="Preformatted_20_Text">city: Boston</text:p>
      <text:p text:style-name="Preformatted_20_Text">reviewers: 365</text:p>
      <text:p text:style-name="Preformatted_20_Text">open: Monday 05:00 18:00,Tuesday 05:00 18:00,Wednesday 05:00 18:00,Thursday 05:00 18:00,Friday 05:00 18:00,Saturday 05:00 18:00,Sunday 05:00 18:00</text:p>
      <text:p text:style-name="Preformatted_20_Text">category: Pork, Pork Face, Pork Lungs, Live Pig, Hoof, Not an Actual Pub</text:p>
      <text:p text:style-name="Preformatted_20_Text">cost: $$$</text:p>
      <text:p text:style-name="Preformatted_20_Text">name: The Schwarz Pignose Pub</text:p>
      <text:p text:style-name="Preformatted_20_Text">rank: 5.9</text:p>
      <text:p text:style-name="Preformatted_20_Text"/>
      <text:p text:style-name="Preformatted_20_Text">cost: $$</text:p>
      <text:p text:style-name="Preformatted_20_Text">open: Monday 00:00 21:00,Tuesday 23:00 07:00,Wednesday 03:00 04:00,Thursday 09:00 18:00,Friday 04:00 13:00</text:p>
      <text:p text:style-name="Preformatted_20_Text">name: Garry and Sally's Vegetarian Surprise Steak House</text:p>
      <text:p text:style-name="Preformatted_20_Text">rank: 3.3</text:p>
      <text:p text:style-name="Preformatted_20_Text">reviewers: 87458</text:p>
      <text:p text:style-name="Preformatted_20_Text">city: Boston</text:p>
      <text:p text:style-name="Preformatted_20_Text">category: Carnivorous, Not Vegetarian, Surprise, Steak House</text:p>
      <text:p text:style-name="Preformatted_20_Text"/>
      <text:p text:style-name="Preformatted_20_Text">cost: $</text:p>
      <text:p text:style-name="Preformatted_20_Text">reviewers: 0</text:p>
      <text:p text:style-name="Preformatted_20_Text">name: Je Le Petit Francois Marie Carie Po Po Noir</text:p>
      <text:p text:style-name="Preformatted_20_Text">category: French, Mime Food, Invisible Tables, Invisible Food, Cardboard Box</text:p>
      <text:p text:style-name="Preformatted_20_Text">city: Boston</text:p>
      <text:p text:style-name="Preformatted_20_Text">open: Wednesday 04:00 23:00,Thursday 09:00 18:00,Sunday 16:00 18:00</text:p>
      <text:p text:style-name="Preformatted_20_Text">rank: 1.2</text:p>
      <text:p text:style-name="Preformatted_20_Text"/>
      <text:p text:style-name="Preformatted_20_Text">reviewers: 327547</text:p>
      <text:p text:style-name="Preformatted_20_Text">open: Tuesday 01:00 23:00,Wednesday 02:00 22:00,Thursday 03:00 21:00,Saturday 04:00 20:00,Sunday 05:00 19:00</text:p>
      <text:p text:style-name="Preformatted_20_Text">rank: 2.1</text:p>
      <text:p text:style-name="Preformatted_20_Text">category: Fsh, Fish, shh</text:p>
      <text:p text:style-name="Preformatted_20_Text">name: Fsh with no Eyes</text:p>
      <text:p text:style-name="Preformatted_20_Text">cost: $</text:p>
      <text:p text:style-name="Preformatted_20_Text">city: San Francisco</text:p>
      <text:p text:style-name="Preformatted_20_Text"/>
      <text:p text:style-name="Preformatted_20_Text">rank: 3.5</text:p>
      <text:p text:style-name="Preformatted_20_Text">city: San Francisco</text:p>
      <text:p text:style-name="Preformatted_20_Text">cost: $$$</text:p>
      <text:p text:style-name="Preformatted_20_Text">reviewers: 856553</text:p>
      <text:p text:style-name="Preformatted_20_Text">category: Flanders Home Cooked Fish</text:p>
      <text:p text:style-name="Preformatted_20_Text">name: Fish 'n Chips Caforino</text:p>
      <text:p text:style-name="Preformatted_20_Text">open: Monday 00:00 23:00,Tuesday 01:00 22:00,Wednesday 03:00 21:00,Thursday 03:00 21:00,Friday 05:00 18:00,Saturday 07:00 21:00,Sunday 05:00 18:00</text:p>
      <text:p text:style-name="Preformatted_20_Text"/>
      <text:p text:style-name="Preformatted_20_Text">rank: 4.8</text:p>
      <text:p text:style-name="Preformatted_20_Text">category: Marx Brothers Style Cooking</text:p>
      <text:p text:style-name="Preformatted_20_Text"><text:soft-page-break/>city: San Francisco</text:p>
      <text:p text:style-name="Preformatted_20_Text">name: Duck Soup</text:p>
      <text:p text:style-name="Preformatted_20_Text">reviewers: 74</text:p>
      <text:p text:style-name="Preformatted_20_Text">open: Monday 12:00 13:00,Tuesday 12:00 13:00,Wednesday 12:00 13:00,Thursday 13:00 14:00,Friday 13:00 14:00,Saturday 14:00 18:00,Sunday 15:00 16:00</text:p>
      <text:p text:style-name="Preformatted_20_Text">cost: $</text:p>
      <text:p text:style-name="Preformatted_20_Text"/>
      <text:p text:style-name="Preformatted_20_Text">cost: $$</text:p>
      <text:p text:style-name="Preformatted_20_Text">reviewers: 42</text:p>
      <text:p text:style-name="Preformatted_20_Text">name: Restaurant at the End of the Universe</text:p>
      <text:p text:style-name="Preformatted_20_Text">rank: 4.2</text:p>
      <text:p text:style-name="Preformatted_20_Text">city: San Francisco</text:p>
      <text:p text:style-name="Preformatted_20_Text">open: Monday 04:00 14:00,Tuesday 04:00 14:00,Wednesday 04:00 14:00,Thursday 04:00 14:00,Friday 04:00 14:00,Saturday 04:00 14:00,Sunday 04:00 14:00</text:p>
      <text:p text:style-name="Preformatted_20_Text">category: Space Food, Rocket Fuel</text:p>
      <text:p text:style-name="Preformatted_20_Text"/>
      <text:p text:style-name="Preformatted_20_Text">city: San Francisco</text:p>
      <text:p text:style-name="Preformatted_20_Text">reviewers: 24</text:p>
      <text:p text:style-name="Preformatted_20_Text">category: Fuel Rocket, Food Space</text:p>
      <text:p text:style-name="Preformatted_20_Text">cost: $$</text:p>
      <text:p text:style-name="Preformatted_20_Text">open: Monday 02:00 16:00,Tuesday 02:00 16:00,Wednesday 02:00 16:00,Thursday 02:00 16:00,Friday 02:00 16:00,Saturday 02:00 16:00,Sunday 02:00 16:00</text:p>
      <text:p text:style-name="Preformatted_20_Text">rank: 2.4</text:p>
      <text:p text:style-name="Preformatted_20_Text">name: Restaurant at the Other end of the Universe</text:p>
      <text:p text:style-name="Preformatted_20_Text"/>
      <text:p text:style-name="Preformatted_20_Text">reviewers: 0</text:p>
      <text:p text:style-name="Preformatted_20_Text">category: Space Food Again, Alienware</text:p>
      <text:p text:style-name="Preformatted_20_Text">name: Universe at the End of the Restaurant</text:p>
      <text:p text:style-name="Preformatted_20_Text">cost: $$$</text:p>
      <text:p text:style-name="Preformatted_20_Text">city: San Francisco</text:p>
      <text:p text:style-name="Preformatted_20_Text">open: Tuesday 13:00 13:01</text:p>
      <text:p text:style-name="Preformatted_20_Text">rank: 0</text:p>
      <text:p text:style-name="Preformatted_20_Text"/>
      <text:p text:style-name="Preformatted_20_Text">cost: $$$</text:p>
      <text:p text:style-name="Preformatted_20_Text">reviewers: 3407</text:p>
      <text:p text:style-name="Preformatted_20_Text">city: San Francisco</text:p>
      <text:p text:style-name="Preformatted_20_Text">rank: 3.8</text:p>
      <text:p text:style-name="Preformatted_20_Text">name: Jabba's Palace</text:p>
      <text:p text:style-name="Preformatted_20_Text">category: Slug Food, Princess Leia</text:p>
      <text:p text:style-name="Preformatted_20_Text">open: Monday 09:00 19:00,Tuesday 09:00 19:00,Wednesday 09:00 19:00,Thursday 09:00 19:00,Friday 09:00 19:00</text:p>
      <text:p text:style-name="Preformatted_20_Text"/>
      <text:p text:style-name="Preformatted_20_Text">cost: $$</text:p>
      <text:p text:style-name="Preformatted_20_Text">open: Monday 08:00 15:00,Tuesday 07:00 14:00,Wednesday 08:00 15:00,Thursday 07:00 14:00,Friday 08:00 15:00,Saturday 07:00 14:00,Sunday 08:00 14:00</text:p>
      <text:p text:style-name="Preformatted_20_Text">name: The Death Star</text:p>
      <text:p text:style-name="Preformatted_20_Text">category: Carnivorous, New Guinean</text:p>
      <text:p text:style-name="Preformatted_20_Text">city: San Francisco</text:p>
      <text:p text:style-name="Preformatted_20_Text">reviewers: 545365778</text:p>
      <text:p text:style-name="Preformatted_20_Text">rank: 5.1</text:p>
      <text:p text:style-name="Preformatted_20_Text"/>
      <text:p text:style-name="Preformatted_20_Text">category: Pizza, Only Pizza, No you can't order anything besides Pizza, Deep Dish Pizza, Chicago Style Pizza</text:p>
      <text:p text:style-name="Preformatted_20_Text">reviewers: 57</text:p>
      <text:p text:style-name="Preformatted_20_Text">city: Chicago</text:p>
      <text:p text:style-name="Preformatted_20_Text">rank: 2.6</text:p>
      <text:p text:style-name="Preformatted_20_Text">name: Deep Dish is Your Wish</text:p>
      <text:p text:style-name="Preformatted_20_Text">cost: $</text:p>
      <text:p text:style-name="Preformatted_20_Text">open: Monday 10:00 13:00,Tuesday 10:00 13:00,Wednesday 09:00 13:00,Thursday 07:00 <text:soft-page-break/>18:00</text:p>
      <text:p text:style-name="Preformatted_20_Text"/>
      <text:p text:style-name="Preformatted_20_Text">name: New York Pizza, Hehe</text:p>
      <text:p text:style-name="Preformatted_20_Text">cost: $$$</text:p>
      <text:p text:style-name="Preformatted_20_Text">city: Chicago</text:p>
      <text:p text:style-name="Preformatted_20_Text">rank: 2.7</text:p>
      <text:p text:style-name="Preformatted_20_Text">category: Thin Crust, Pizza</text:p>
      <text:p text:style-name="Preformatted_20_Text">reviewers: 65</text:p>
      <text:p text:style-name="Preformatted_20_Text">open: Monday 05:00 18:00,Tuesday 05:00 18:00,Wednesday 05:00 18:00,Thursday 05:00 18:00,Friday 05:00 18:00,Saturday 05:00 18:00,Sunday 05:00 18:00</text:p>
      <text:p text:style-name="Preformatted_20_Text"/>
      <text:p text:style-name="Preformatted_20_Text">reviewers: 54</text:p>
      <text:p text:style-name="Preformatted_20_Text">open: Monday 09:00 18:00,Thursday 09:00 18:00,Saturday 09:00 20:00</text:p>
      <text:p text:style-name="Preformatted_20_Text">cost: $$</text:p>
      <text:p text:style-name="Preformatted_20_Text">rank: 4.2</text:p>
      <text:p text:style-name="Preformatted_20_Text">category: Crunchy Crust, Pizza</text:p>
      <text:p text:style-name="Preformatted_20_Text">city: Chicago</text:p>
      <text:p text:style-name="Preformatted_20_Text">name: Italienische Style Pizza, Mwahaha</text:p>
      <text:p text:style-name="Preformatted_20_Text"/>
      <text:p text:style-name="Preformatted_20_Text">cost: $</text:p>
      <text:p text:style-name="Preformatted_20_Text">city: Chicago</text:p>
      <text:p text:style-name="Preformatted_20_Text">name: Boston Style Pizza made by Italians</text:p>
      <text:p text:style-name="Preformatted_20_Text">reviewers: 546345738</text:p>
      <text:p text:style-name="Preformatted_20_Text">category: Pizza, Best Pizza, Delicious, Good Kind of Sausage</text:p>
      <text:p text:style-name="Preformatted_20_Text">open: Monday 15:00 22:00,Tuesday 15:00 22:00,Wednesday 15:00 22:00,Thursday 15:00 22:00,Friday 15:00 22:00,Saturday 15:00 22:00,Sunday 15:00 22:00</text:p>
      <text:p text:style-name="Preformatted_20_Text">rank: 5.9</text:p>
      <text:p text:style-name="Preformatted_20_Text"/>
      <text:p text:style-name="Preformatted_20_Text">reviewers: 1</text:p>
      <text:p text:style-name="Preformatted_20_Text">open: Wednesday 08:00 09:00,Saturday 00:00 23:00</text:p>
      <text:p text:style-name="Preformatted_20_Text">name: The Wheel of Fortune, Pizza wheel that is</text:p>
      <text:p text:style-name="Preformatted_20_Text">category: Spin the Wheel to decide what pizza you will order, Pizza</text:p>
      <text:p text:style-name="Preformatted_20_Text">rank: 5.9</text:p>
      <text:p text:style-name="Preformatted_20_Text">city: Chicago</text:p>
      <text:p text:style-name="Preformatted_20_Text">cost: $$$</text:p>
      <text:p text:style-name="Preformatted_20_Text"/>
      <text:p text:style-name="Preformatted_20_Text">name: Reel Nightmares</text:p>
      <text:p text:style-name="Preformatted_20_Text">open: Friday 05:00 18:00,Saturday 05:00 18:00,Sunday 05:00 18:00</text:p>
      <text:p text:style-name="Preformatted_20_Text">category: We make whatever you request to our best interpretation</text:p>
      <text:p text:style-name="Preformatted_20_Text">reviewers: 7</text:p>
      <text:p text:style-name="Preformatted_20_Text">rank: 1.3</text:p>
      <text:p text:style-name="Preformatted_20_Text">city: Chicago</text:p>
      <text:p text:style-name="Preformatted_20_Text">cost: $$</text:p>
      <text:p text:style-name="Preformatted_20_Text"/>
      <text:p text:style-name="Preformatted_20_Text">cost: $</text:p>
      <text:p text:style-name="Preformatted_20_Text">open: Monday 05:00 18:00,Tuesday 05:00 18:00,Wednesday 05:00 18:00,Thursday 05:00 18:00,Friday 05:00 18:00,Saturday 05:00 18:00,Sunday 05:00 18:00</text:p>
      <text:p text:style-name="Preformatted_20_Text">name: SleePizza</text:p>
      <text:p text:style-name="Preformatted_20_Text">city: Chicago</text:p>
      <text:p text:style-name="Preformatted_20_Text">reviewers: 63375</text:p>
      <text:p text:style-name="Preformatted_20_Text">rank: 2.7</text:p>
      <text:p text:style-name="Preformatted_20_Text">category: Pizza, Pizza that will make you sleep, Pizza to eat when you're sleepy</text:p>
      <text:p text:style-name="Preformatted_20_Text"/>
      <text:p text:style-name="Preformatted_20_Text">category: Carnivorous, Norse</text:p>
      <text:p text:style-name="Preformatted_20_Text">rank: 1.6</text:p>
      <text:p text:style-name="Preformatted_20_Text">open: Monday 09:00 16:00,Tuesday 09:00 16:00,Wednesday 09:00 16:00</text:p>
      <text:p text:style-name="Preformatted_20_Text">reviewers: 4324</text:p>
      <text:p text:style-name="Preformatted_20_Text">name: The Viking Pizza Slicer</text:p>
      <text:p text:style-name="Preformatted_20_Text">city: Chicago</text:p>
      <text:p text:style-name="Preformatted_20_Text"><text:soft-page-break/>cost: $$$</text:p>
      <text:p text:style-name="Preformatted_20_Text"/>
      <text:p text:style-name="Preformatted_20_Text">city: Philadelphia</text:p>
      <text:p text:style-name="Preformatted_20_Text">reviewers: 698</text:p>
      <text:p text:style-name="Preformatted_20_Text">name: Cheese Steak Supreme</text:p>
      <text:p text:style-name="Preformatted_20_Text">category: Cheese Steak, Steak, Cheese, Sunday Brunch</text:p>
      <text:p text:style-name="Preformatted_20_Text">open: Sunday 07:00 12:00</text:p>
      <text:p text:style-name="Preformatted_20_Text">rank: 1.7</text:p>
      <text:p text:style-name="Preformatted_20_Text">cost: $$</text:p>
      <text:p text:style-name="Preformatted_20_Text"/>
      <text:p text:style-name="Preformatted_20_Text">city: Philadelphia</text:p>
      <text:p text:style-name="Preformatted_20_Text">category: Steakhouse, Steak, Bed and Breakfast</text:p>
      <text:p text:style-name="Preformatted_20_Text">name: Normal Steak Supremo</text:p>
      <text:p text:style-name="Preformatted_20_Text">rank: 3.6</text:p>
      <text:p text:style-name="Preformatted_20_Text">open: Monday 00:00 23:00,Tuesday 00:00 23:00,Wednesday 00:00 23:00,Thursday 00:00 23:00,Friday 00:00 23:00,Saturday 00:00 23:00,Sunday 00:00 23:00</text:p>
      <text:p text:style-name="Preformatted_20_Text">cost: $</text:p>
      <text:p text:style-name="Preformatted_20_Text">reviewers: 36</text:p>
      <text:p text:style-name="Preformatted_20_Text"/>
      <text:p text:style-name="Preformatted_20_Text">city: Philadelphia</text:p>
      <text:p text:style-name="Preformatted_20_Text">name: Spam in a Sandwich</text:p>
      <text:p text:style-name="Preformatted_20_Text">open: Saturday 09:00 20:00,Sunday 09:00 21:00</text:p>
      <text:p text:style-name="Preformatted_20_Text">cost: $$</text:p>
      <text:p text:style-name="Preformatted_20_Text">category: Spam, Mystery Meat, Cheese Steak</text:p>
      <text:p text:style-name="Preformatted_20_Text">reviewers: 23</text:p>
      <text:p text:style-name="Preformatted_20_Text">rank: 4.1</text:p>
      <text:p text:style-name="Preformatted_20_Text"/>
      <text:p text:style-name="Preformatted_20_Text">rank: 0.4</text:p>
      <text:p text:style-name="Preformatted_20_Text">category: Mystery Meat</text:p>
      <text:p text:style-name="Preformatted_20_Text">open: Monday 09:00 18:00,Tuesday 09:00 18:00,Wednesday 09:00 18:00,Thursday 09:00 18:00,Friday 09:00 18:00</text:p>
      <text:p text:style-name="Preformatted_20_Text">cost: $</text:p>
      <text:p text:style-name="Preformatted_20_Text">city: Philadelphia</text:p>
      <text:p text:style-name="Preformatted_20_Text">reviewers: 412</text:p>
      <text:p text:style-name="Preformatted_20_Text">name: The Spamwich!</text:p>
      <text:p text:style-name="Preformatted_20_Text"/>
      <text:p text:style-name="Preformatted_20_Text">open: Monday 05:00 18:00,Tuesday 05:00 18:00,Wednesday 05:00 18:00,Thursday 05:00 18:00,Friday 05:00 18:00,Saturday 05:00 18:00,Sunday 05:00 18:00</text:p>
      <text:p text:style-name="Preformatted_20_Text">name: It's Alive</text:p>
      <text:p text:style-name="Preformatted_20_Text">city: Philadelphia</text:p>
      <text:p text:style-name="Preformatted_20_Text">category: Cheese, Steak, Cheese Steak, Cheesesteak, Mystery Meat</text:p>
      <text:p text:style-name="Preformatted_20_Text">cost: $</text:p>
      <text:p text:style-name="Preformatted_20_Text">rank: 1.7</text:p>
      <text:p text:style-name="Preformatted_20_Text">reviewers: 545365778</text:p>
      <text:p text:style-name="Preformatted_20_Text"/>
      <text:p text:style-name="Preformatted_20_Text">category: Stomach Sandwich</text:p>
      <text:p text:style-name="Preformatted_20_Text">reviewers: 15</text:p>
      <text:p text:style-name="Preformatted_20_Text">open: Monday 15:00 15:00,Tuesday 15:00 15:00,Wednesday 15:00 15:00,Thursday 15:00 15:00,Friday 15:00 15:00,Saturday 15:00 15:00,Sunday 15:00 15:00</text:p>
      <text:p text:style-name="Preformatted_20_Text">rank: 1.5</text:p>
      <text:p text:style-name="Preformatted_20_Text">cost: $$$</text:p>
      <text:p text:style-name="Preformatted_20_Text">city: Philadelphia</text:p>
      <text:p text:style-name="Preformatted_20_Text">name: Alien Burger</text:p>
      <text:p text:style-name="Preformatted_20_Text"/>
      <text:p text:style-name="Preformatted_20_Text">category: Burgers, Chicken, Fish, Fsh, Food, Meat, Steak, Pork, Rooster</text:p>
      <text:p text:style-name="Preformatted_20_Text">city: Philadelphia</text:p>
      <text:p text:style-name="Preformatted_20_Text">rank: 3.8</text:p>
      <text:p text:style-name="Preformatted_20_Text">open: Monday 13:00 19:00,Tuesday 13:00 19:00,Wednesday 13:00 19:00,Thursday 13:00 19:00</text:p>
      <text:p text:style-name="Preformatted_20_Text"><text:soft-page-break/>reviewers: 3</text:p>
      <text:p text:style-name="Preformatted_20_Text">cost: $$</text:p>
      <text:p text:style-name="Preformatted_20_Text">name: Philly Stomach Fillers</text:p>
      <text:p text:style-name="Preformatted_20_Text"/>
      <text:p text:style-name="Preformatted_20_Text">name: Big Stomach Phillies</text:p>
      <text:p text:style-name="Preformatted_20_Text">cost: $</text:p>
      <text:p text:style-name="Preformatted_20_Text">open: Friday 05:00 22:00</text:p>
      <text:p text:style-name="Preformatted_20_Text">city: Philadelphia</text:p>
      <text:p text:style-name="Preformatted_20_Text">rank: 5.5</text:p>
      <text:p text:style-name="Preformatted_20_Text">category: Carnivorous, Delphi, African, Afrikan</text:p>
      <text:p text:style-name="Preformatted_20_Text">reviewers: 926354</text:p>
      <text:p text:style-name="Preformatted_20_Text"/>
      <text:p text:style-name="Preformatted_20_Text">open: Monday 11:00 19:00,Tuesday 11:00 19:00,Wednesday 11:00 19:00,Friday 11:00 19:00,Saturday 12:00 18:00,Sunday 12:00 18:00</text:p>
      <text:p text:style-name="Preformatted_20_Text">reviewers: 5</text:p>
      <text:p text:style-name="Preformatted_20_Text">rank: 4.3</text:p>
      <text:p text:style-name="Preformatted_20_Text">name: Kumar's Mind Game</text:p>
      <text:p text:style-name="Preformatted_20_Text">city: New York</text:p>
      <text:p text:style-name="Preformatted_20_Text">category: Imaginary Food, Food, Imaginary, Meat, Fish, Snacks, Snack</text:p>
      <text:p text:style-name="Preformatted_20_Text">cost: $$</text:p>
      <text:p text:style-name="Preformatted_20_Text"/>
      <text:p text:style-name="Preformatted_20_Text">name: The Mario Mushroom</text:p>
      <text:p text:style-name="Preformatted_20_Text">category: Mushroom Meat, Mushroom, Meat, I can't believe it's not meat</text:p>
      <text:p text:style-name="Preformatted_20_Text">city: New York</text:p>
      <text:p text:style-name="Preformatted_20_Text">cost: $$$</text:p>
      <text:p text:style-name="Preformatted_20_Text">open: Monday 06:00 20:00,Tuesday 06:00 20:00,Wednesday 06:00 19:00,Thursday 06:00 19:00,Friday 06:00 21:00,Saturday 06:00 20:00,Sunday 06:00 22:00</text:p>
      <text:p text:style-name="Preformatted_20_Text">reviewers: 92</text:p>
      <text:p text:style-name="Preformatted_20_Text">rank: 0.1</text:p>
      <text:p text:style-name="Preformatted_20_Text"/>
      <text:p text:style-name="Preformatted_20_Text">rank: 5.7</text:p>
      <text:p text:style-name="Preformatted_20_Text">reviewers: 76</text:p>
      <text:p text:style-name="Preformatted_20_Text">name: We think we have good Bagels Here</text:p>
      <text:p text:style-name="Preformatted_20_Text">city: New York</text:p>
      <text:p text:style-name="Preformatted_20_Text">category: Bagels, Breakfast, Brunch, Bagel, Boggle</text:p>
      <text:p text:style-name="Preformatted_20_Text">cost: $$$</text:p>
      <text:p text:style-name="Preformatted_20_Text">open: Monday 03:00 21:00,Tuesday 03:00 21:00,Wednesday 03:00 21:00,Thursday 03:00 21:00,Friday 03:00 21:00,Sunday 03:00 04:00</text:p>
      <text:p text:style-name="Preformatted_20_Text"/>
      <text:p text:style-name="Preformatted_20_Text">reviewers: 41</text:p>
      <text:p text:style-name="Preformatted_20_Text">city: New York</text:p>
      <text:p text:style-name="Preformatted_20_Text">category: Random, whatever you want to bring, Kittens</text:p>
      <text:p text:style-name="Preformatted_20_Text">rank: 4.5</text:p>
      <text:p text:style-name="Preformatted_20_Text">open: Monday 05:00 22:00,Tuesday 05:00 21:00,Wednesday 05:00 23:00,Thursday 05:00 22:00,Friday 05:00 22:00,Saturday 05:00 00:00,Sunday 05:00 23:00</text:p>
      <text:p text:style-name="Preformatted_20_Text">name: Yankee Candle Eateries</text:p>
      <text:p text:style-name="Preformatted_20_Text">cost: $$</text:p>
      <text:p text:style-name="Preformatted_20_Text"/>
      <text:p text:style-name="Preformatted_20_Text">name: Yankee Food Swap</text:p>
      <text:p text:style-name="Preformatted_20_Text">reviewers: 42</text:p>
      <text:p text:style-name="Preformatted_20_Text">cost: $</text:p>
      <text:p text:style-name="Preformatted_20_Text">category: Potluck Every Day All Day</text:p>
      <text:p text:style-name="Preformatted_20_Text">city: New York</text:p>
      <text:p text:style-name="Preformatted_20_Text">open: Monday 05:00 18:00,Tuesday 05:00 18:00,Saturday 05:00 18:00,Sunday 05:00 18:00</text:p>
      <text:p text:style-name="Preformatted_20_Text">rank: 5.0</text:p>
      <text:p text:style-name="Preformatted_20_Text"/>
      <text:p text:style-name="Preformatted_20_Text">name: Let's go Fly a Kite</text:p>
      <text:p text:style-name="Preformatted_20_Text">open: Tuesday 13:00 19:00,Thursday 13:00 19:00,Saturday 13:00 19:00</text:p>
      <text:p text:style-name="Preformatted_20_Text"><text:soft-page-break/>rank: 2.9</text:p>
      <text:p text:style-name="Preformatted_20_Text">city: New York</text:p>
      <text:p text:style-name="Preformatted_20_Text">category: Edible Kites</text:p>
      <text:p text:style-name="Preformatted_20_Text">cost: $</text:p>
      <text:p text:style-name="Preformatted_20_Text">reviewers: 7331</text:p>
      <text:p text:style-name="Preformatted_20_Text"/>
      <text:p text:style-name="Preformatted_20_Text">name: From Dusk Till the Dawn of the Dead</text:p>
      <text:p text:style-name="Preformatted_20_Text">open: Monday 10:00 18:00,Tuesday 09:00 18:00,Wednesday 08:00 18:00,Thursday 07:00 18:00,Friday 08:00 18:00,Saturday 09:00 18:00,Sunday 10:00 18:00</text:p>
      <text:p text:style-name="Preformatted_20_Text">cost: $$</text:p>
      <text:p text:style-name="Preformatted_20_Text">category: Brains, Pork Brains, Cow Brains, Zombie Brains</text:p>
      <text:p text:style-name="Preformatted_20_Text">rank: 1.1</text:p>
      <text:p text:style-name="Preformatted_20_Text">city: New York</text:p>
      <text:p text:style-name="Preformatted_20_Text">reviewers: 1337</text:p>
      <text:p text:style-name="Preformatted_20_Text"/>
      <text:p text:style-name="Preformatted_20_Text">category: Middle Eastern, Fish Eyes</text:p>
      <text:p text:style-name="Preformatted_20_Text">rank: 2.5</text:p>
      <text:p text:style-name="Preformatted_20_Text">name: We Wish We Were in Boston</text:p>
      <text:p text:style-name="Preformatted_20_Text">cost: $$$</text:p>
      <text:p text:style-name="Preformatted_20_Text">open: Wednesday 12:00 18:00,Thursday 12:00 18:00,Friday 12:00 18:00,Sunday 15:00 23:00</text:p>
      <text:p text:style-name="Preformatted_20_Text">city: New York</text:p>
      <text:p text:style-name="Preformatted_20_Text">reviewers: 65778</text:p>
      <text:p text:style-name="Preformatted_20_Text"/>
      <text:p text:style-name="Preformatted_20_Text">reviewers: 630</text:p>
      <text:p text:style-name="Preformatted_20_Text">city: New York</text:p>
      <text:p text:style-name="Preformatted_20_Text">category: Greek</text:p>
      <text:p text:style-name="Preformatted_20_Text">cost: $$$</text:p>
      <text:p text:style-name="Preformatted_20_Text">open: Monday 17:00 23:59,Tuesday 17:00 23:59,Wednesday 11:30 23:59,Thursday 11:30 23:59,Friday 11:30 23:59,Saturday 11:30 23:59,Sunday 11:30 23:59</text:p>
      <text:p text:style-name="Preformatted_20_Text">rank: 4.5</text:p>
      <text:p text:style-name="Preformatted_20_Text">name: Pylos</text:p>
      <text:p text:style-name="Preformatted_20_Text"/>
      <text:p text:style-name="Preformatted_20_Text">category: <text:s/>American,Italian</text:p>
      <text:p text:style-name="Preformatted_20_Text">cost: $$$</text:p>
      <text:p text:style-name="Preformatted_20_Text">rank: 4</text:p>
      <text:p text:style-name="Preformatted_20_Text">open: Monday 17:30 22:00,Tuesday 17:30 22:00,Wednesday 17:30 22:00,Thursday 17:30 22:00,Friday 17:30 23:00,Saturday 17:30 23:00,Sunday 17:30 22:00</text:p>
      <text:p text:style-name="Preformatted_20_Text">name: Apiary</text:p>
      <text:p text:style-name="Preformatted_20_Text">reviewers: 465</text:p>
      <text:p text:style-name="Preformatted_20_Text">city: New York</text:p>
      <text:p text:style-name="Preformatted_20_Text"/>
      <text:p text:style-name="Preformatted_20_Text">reviewers: 646</text:p>
      <text:p text:style-name="Preformatted_20_Text">rank: 4</text:p>
      <text:p text:style-name="Preformatted_20_Text">open: Monday 17:00 23:59,Tuesday 17:00 23:59,Wednesday 17:00 23:59,Thursday 17:00 23:59,Friday 17:00 23:59,Saturday 11:00 23:59,Sunday 11:00 23:59</text:p>
      <text:p text:style-name="Preformatted_20_Text">cost: $$</text:p>
      <text:p text:style-name="Preformatted_20_Text">name: Supper</text:p>
      <text:p text:style-name="Preformatted_20_Text">category: Italian</text:p>
      <text:p text:style-name="Preformatted_20_Text">city: New York</text:p>
      <text:p text:style-name="Preformatted_20_Text"/>
      <text:p text:style-name="Preformatted_20_Text">cost: $$</text:p>
      <text:p text:style-name="Preformatted_20_Text">reviewers: 203</text:p>
      <text:p text:style-name="Preformatted_20_Text">open: Monday 12:00 22:30,Tuesday 12:00 22:30,Wednesday 12:00 22:30,Thursday 12:00 22:30,Friday 12:00 22:30,Saturday 12:00 22:30,Sunday 12:00 22:30</text:p>
      <text:p text:style-name="Preformatted_20_Text">category: Indian</text:p>
      <text:p text:style-name="Preformatted_20_Text">rank: 4</text:p>
      <text:p text:style-name="Preformatted_20_Text">name: Malai Marke Indian Cuisine</text:p>
      <text:p text:style-name="Preformatted_20_Text">city: New York</text:p>
      <text:p text:style-name="Preformatted_20_Text"><text:soft-page-break/></text:p>
      <text:p text:style-name="Preformatted_20_Text">reviewers: 163</text:p>
      <text:p text:style-name="Preformatted_20_Text">open: Tuesday 16:30 23:00,Wednesday 16:30 23:00,Thursday 16:30 23:59,Friday 16:30 23:59,Saturday 16:30 23:59,Sunday 16:30 23:59</text:p>
      <text:p text:style-name="Preformatted_20_Text">name: 26 Seats</text:p>
      <text:p text:style-name="Preformatted_20_Text">category: French</text:p>
      <text:p text:style-name="Preformatted_20_Text">city: New York</text:p>
      <text:p text:style-name="Preformatted_20_Text">cost: $$</text:p>
      <text:p text:style-name="Preformatted_20_Text">rank: 4</text:p>
      <text:p text:style-name="Preformatted_20_Text"/>
      <text:p text:style-name="Preformatted_20_Text">open: Monday 12:00 23:59,Tuesday 12:00 23:59,Wednesday 12:00 23:59,Thursday 12:00 23:59,Friday 12:00 23:59,Saturday 12:00 23:59,Sunday 12:00 22:00</text:p>
      <text:p text:style-name="Preformatted_20_Text">category: <text:s/>Barbeque,Persian</text:p>
      <text:p text:style-name="Preformatted_20_Text">name: Parmys Persian Fusion</text:p>
      <text:p text:style-name="Preformatted_20_Text">cost: $$</text:p>
      <text:p text:style-name="Preformatted_20_Text">reviewers: 42</text:p>
      <text:p text:style-name="Preformatted_20_Text">rank: 4.5</text:p>
      <text:p text:style-name="Preformatted_20_Text">city: New York</text:p>
      <text:p text:style-name="Preformatted_20_Text"/>
      <text:p text:style-name="Preformatted_20_Text">name: Maharlika</text:p>
      <text:p text:style-name="Preformatted_20_Text">category: Filipino</text:p>
      <text:p text:style-name="Preformatted_20_Text">rank: 4</text:p>
      <text:p text:style-name="Preformatted_20_Text">reviewers: 607</text:p>
      <text:p text:style-name="Preformatted_20_Text">cost: $$</text:p>
      <text:p text:style-name="Preformatted_20_Text">open: Monday 11:00 22:30,Tuesday 11:00 22:30,Wednesday 11:00 22:30,Thursday 11:00 22:30,Friday 11:00 22:30,Saturday 11:00 22:30,Sunday 11:00 21:30</text:p>
      <text:p text:style-name="Preformatted_20_Text">city: New York</text:p>
      <text:p text:style-name="Preformatted_20_Text"/>
      <text:p text:style-name="Preformatted_20_Text">city: New York</text:p>
      <text:p text:style-name="Preformatted_20_Text">cost: $$</text:p>
      <text:p text:style-name="Preformatted_20_Text">open: Monday 11:00 23:30,Tuesday 11:00 23:30,Wednesday 11:00 23:30,Thursday 11:00 23:30,Friday 11:00 23:59,Saturday 11:00 23:59,Sunday 11:00 22:30</text:p>
      <text:p text:style-name="Preformatted_20_Text">name: Ippudo Ny</text:p>
      <text:p text:style-name="Preformatted_20_Text">category: Japanese</text:p>
      <text:p text:style-name="Preformatted_20_Text">rank: 4</text:p>
      <text:p text:style-name="Preformatted_20_Text">reviewers: 5786</text:p>
      <text:p text:style-name="Preformatted_20_Text"/>
      <text:p text:style-name="Preformatted_20_Text">reviewers: 224</text:p>
      <text:p text:style-name="Preformatted_20_Text">category: Italian,Steakhouses</text:p>
      <text:p text:style-name="Preformatted_20_Text">name: Davios</text:p>
      <text:p text:style-name="Preformatted_20_Text">open: Monday 11:30 22:00,Tuesday 11:30 22:00,Wednesday 11:30 23:59,Thursday 11:30 23:59,Friday 11:30 23:59,Saturday 17:00 23:59,Sunday 17:00 22:00</text:p>
      <text:p text:style-name="Preformatted_20_Text">rank: 4</text:p>
      <text:p text:style-name="Preformatted_20_Text">city: Boston</text:p>
      <text:p text:style-name="Preformatted_20_Text">cost: $$$</text:p>
      <text:p text:style-name="Preformatted_20_Text"/>
      <text:p text:style-name="Preformatted_20_Text">cost: $$</text:p>
      <text:p text:style-name="Preformatted_20_Text">open: Monday 11:00 23:59,Tuesday 11:00 23:59,Wednesday 11:00 23:59,Thursday 11:00 23:59,Friday 11:00 23:59,Saturday 11:00 23:59,Sunday 11:00 23:59</text:p>
      <text:p text:style-name="Preformatted_20_Text">city: Boston</text:p>
      <text:p text:style-name="Preformatted_20_Text">name: New Jumbo Seafood Restaurant</text:p>
      <text:p text:style-name="Preformatted_20_Text">reviewers: 208</text:p>
      <text:p text:style-name="Preformatted_20_Text">rank: 3.5</text:p>
      <text:p text:style-name="Preformatted_20_Text">category: Seafood,Chinese</text:p>
      <text:p text:style-name="Preformatted_20_Text"/>
      <text:p text:style-name="Preformatted_20_Text">rank: 4.5</text:p>
      <text:p text:style-name="Preformatted_20_Text">category: Seafood</text:p>
      <text:p text:style-name="Preformatted_20_Text">reviewers: 919</text:p>
      <text:p text:style-name="Preformatted_20_Text">open: Monday 16:00 23:59,Tuesday 16:00 23:59,Wednesday 16:00 23:59,Thursday 16:00 <text:soft-page-break/>23:59,Friday 16:00 23:59,Saturday 16:00 23:59,Sunday 10:30 23:59</text:p>
      <text:p text:style-name="Preformatted_20_Text">cost: $$$</text:p>
      <text:p text:style-name="Preformatted_20_Text">name: Island Creek Oyster Bar</text:p>
      <text:p text:style-name="Preformatted_20_Text">city: Boston</text:p>
      <text:p text:style-name="Preformatted_20_Text"/>
      <text:p text:style-name="Preformatted_20_Text">city: Boston</text:p>
      <text:p text:style-name="Preformatted_20_Text">open: Monday 17:00 23:00,Tuesday 17:00 23:00,Wednesday 17:00 23:00,Thursday 17:00 23:59,Friday 17:00 23:59,Saturday 09:00 23:59,Sunday 09:00 23:00</text:p>
      <text:p text:style-name="Preformatted_20_Text">category: French</text:p>
      <text:p text:style-name="Preformatted_20_Text">rank: 4</text:p>
      <text:p text:style-name="Preformatted_20_Text">name: Gaslight Brasserie Du Coin</text:p>
      <text:p text:style-name="Preformatted_20_Text">cost: $$</text:p>
      <text:p text:style-name="Preformatted_20_Text">reviewers: 1066</text:p>
      <text:p text:style-name="Preformatted_20_Text"/>
      <text:p text:style-name="Preformatted_20_Text">open: Monday 11:30 22:00,Tuesday 11:30 22:00,Wednesday 11:30 22:00,Thursday 11:30 22:00,Friday 11:30 22:00,Saturday 11:00 22:00,Sunday 11:00 22:00</text:p>
      <text:p text:style-name="Preformatted_20_Text">city: Boston</text:p>
      <text:p text:style-name="Preformatted_20_Text">rank: 4</text:p>
      <text:p text:style-name="Preformatted_20_Text">category: Italian</text:p>
      <text:p text:style-name="Preformatted_20_Text">cost: $$$</text:p>
      <text:p text:style-name="Preformatted_20_Text">name: Grotto</text:p>
      <text:p text:style-name="Preformatted_20_Text">reviewers: 488</text:p>
      <text:p text:style-name="Preformatted_20_Text"/>
      <text:p text:style-name="Preformatted_20_Text">reviewers: 1070</text:p>
      <text:p text:style-name="Preformatted_20_Text">cost: $$$</text:p>
      <text:p text:style-name="Preformatted_20_Text">city: Boston</text:p>
      <text:p text:style-name="Preformatted_20_Text">name: Toro</text:p>
      <text:p text:style-name="Preformatted_20_Text">rank: 4</text:p>
      <text:p text:style-name="Preformatted_20_Text">open: Monday 12:00 23:59,Tuesday 12:00 23:59,Wednesday 12:00 23:59,Thursday 12:00 23:59,Friday 12:00 23:59,Saturday 16:30 23:59,Sunday 10:30 23:59</text:p>
      <text:p text:style-name="Preformatted_20_Text">category: Tapas Bars</text:p>
      <text:p text:style-name="Preformatted_20_Text"/>
      <text:p text:style-name="Preformatted_20_Text">category: Seafood,Pubs</text:p>
      <text:p text:style-name="Preformatted_20_Text">rank: 4</text:p>
      <text:p text:style-name="Preformatted_20_Text">city: Boston</text:p>
      <text:p text:style-name="Preformatted_20_Text">reviewers: 1086</text:p>
      <text:p text:style-name="Preformatted_20_Text">name: Atlantic Fish Company</text:p>
      <text:p text:style-name="Preformatted_20_Text">open: Monday 11:30 23:00,Tuesday 11:30 23:00,Wednesday 11:30 23:00,Thursday 11:30 23:00,Friday 11:30 23:59,Saturday 11:30 23:59,Sunday 11:30 23:00</text:p>
      <text:p text:style-name="Preformatted_20_Text">cost: $$$</text:p>
      <text:p text:style-name="Preformatted_20_Text"/>
      <text:p text:style-name="Preformatted_20_Text">rank: 4</text:p>
      <text:p text:style-name="Preformatted_20_Text">city: Boston</text:p>
      <text:p text:style-name="Preformatted_20_Text">category: Vietnamese,Thai</text:p>
      <text:p text:style-name="Preformatted_20_Text">open: Monday 11:30 22:00,Tuesday 11:30 22:00,Wednesday 11:30 22:00,Thursday 11:30 22:00,Friday 11:30 22:30,Saturday 11:30 22:30,Sunday 11:30 22:00</text:p>
      <text:p text:style-name="Preformatted_20_Text">reviewers: 393</text:p>
      <text:p text:style-name="Preformatted_20_Text">cost: $$</text:p>
      <text:p text:style-name="Preformatted_20_Text">name: Pho Basil</text:p>
      <text:p text:style-name="Preformatted_20_Text"/>
      <text:p text:style-name="Preformatted_20_Text">city: San Francisco</text:p>
      <text:p text:style-name="Preformatted_20_Text">name: Chapeau</text:p>
      <text:p text:style-name="Preformatted_20_Text">reviewers: 1958</text:p>
      <text:p text:style-name="Preformatted_20_Text">cost: $$$</text:p>
      <text:p text:style-name="Preformatted_20_Text">category: French</text:p>
      <text:p text:style-name="Preformatted_20_Text">open: Monday 17:00 22:00,Tuesday 17:00 22:00,Wednesday 17:00 22:00,Thursday 17:00 22:00,Friday 17:00 22:30,Saturday 17:00 22:30,Sunday 17:00 22:00</text:p>
      <text:p text:style-name="Preformatted_20_Text">rank: 4.5</text:p>
      <text:p text:style-name="Preformatted_20_Text"/>
      <text:p text:style-name="Preformatted_20_Text"><text:soft-page-break/>open: Monday 11:30 22:00,Tuesday 11:30 22:00,Wednesday 11:30 22:00,Thursday 11:30 22:00,Friday 11:30 23:00,Saturday 11:30 23:00,Sunday 11:30 22:00</text:p>
      <text:p text:style-name="Preformatted_20_Text">category: Asian Fusion</text:p>
      <text:p text:style-name="Preformatted_20_Text">rank: 4.5</text:p>
      <text:p text:style-name="Preformatted_20_Text">reviewers: 2939</text:p>
      <text:p text:style-name="Preformatted_20_Text">city: San Francisco</text:p>
      <text:p text:style-name="Preformatted_20_Text">cost: $$$</text:p>
      <text:p text:style-name="Preformatted_20_Text">name: The House</text:p>
      <text:p text:style-name="Preformatted_20_Text"/>
      <text:p text:style-name="Preformatted_20_Text">category: Chinese</text:p>
      <text:p text:style-name="Preformatted_20_Text">name: San Tung Chinese Restaurant</text:p>
      <text:p text:style-name="Preformatted_20_Text">rank: 4</text:p>
      <text:p text:style-name="Preformatted_20_Text">cost: $$</text:p>
      <text:p text:style-name="Preformatted_20_Text">open: Monday 11:10 21:30,Tuesday 11:10 21:30,Thursday 11:10 21:30,Friday 11:10 21:30,Saturday 11:10 21:30,Sunday 11:10 21:30</text:p>
      <text:p text:style-name="Preformatted_20_Text">reviewers: 3796</text:p>
      <text:p text:style-name="Preformatted_20_Text">city: San Francisco</text:p>
      <text:p text:style-name="Preformatted_20_Text"/>
      <text:p text:style-name="Preformatted_20_Text">name: Tadich Grill</text:p>
      <text:p text:style-name="Preformatted_20_Text">category: Seafood,American</text:p>
      <text:p text:style-name="Preformatted_20_Text">rank: 4</text:p>
      <text:p text:style-name="Preformatted_20_Text">cost: $$$</text:p>
      <text:p text:style-name="Preformatted_20_Text">reviewers: 1190</text:p>
      <text:p text:style-name="Preformatted_20_Text">city: San Francisco</text:p>
      <text:p text:style-name="Preformatted_20_Text">open: Monday 11:00 21:30,Tuesday 11:00 21:30,Wednesday 11:00 21:30,Thursday 11:00 21:30,Friday 11:00 21:30,Saturday 11:30 21:30</text:p>
      <text:p text:style-name="Preformatted_20_Text"/>
      <text:p text:style-name="Preformatted_20_Text">rank: 4</text:p>
      <text:p text:style-name="Preformatted_20_Text">open: Tuesday 17:00 22:30,Wednesday 17:00 22:30,Thursday 17:00 22:30,Friday 17:00 22:30,Saturday 17:00 22:30,Sunday 16:00 21:30</text:p>
      <text:p text:style-name="Preformatted_20_Text">category: Italian,Pizza</text:p>
      <text:p text:style-name="Preformatted_20_Text">reviewers: 1110</text:p>
      <text:p text:style-name="Preformatted_20_Text">city: San Francisco</text:p>
      <text:p text:style-name="Preformatted_20_Text">name: Tommasos Ristorante Italiano</text:p>
      <text:p text:style-name="Preformatted_20_Text">cost: $$</text:p>
      <text:p text:style-name="Preformatted_20_Text"/>
      <text:p text:style-name="Preformatted_20_Text">city: San Francisco</text:p>
      <text:p text:style-name="Preformatted_20_Text">cost: $$</text:p>
      <text:p text:style-name="Preformatted_20_Text">name: Tropisueño</text:p>
      <text:p text:style-name="Preformatted_20_Text">open: Monday 10:00 22:00,Tuesday 10:00 22:00,Wednesday 10:00 22:00,Thursday 10:00 22:00,Friday 10:00 22:30,Saturday 11:00 22:30,Sunday 11:00 22:00</text:p>
      <text:p text:style-name="Preformatted_20_Text">reviewers: 2084</text:p>
      <text:p text:style-name="Preformatted_20_Text">category: Mexican</text:p>
      <text:p text:style-name="Preformatted_20_Text">rank: 4</text:p>
      <text:p text:style-name="Preformatted_20_Text"/>
      <text:p text:style-name="Preformatted_20_Text">cost: $$$</text:p>
      <text:p text:style-name="Preformatted_20_Text">name: RN74</text:p>
      <text:p text:style-name="Preformatted_20_Text">category: Wine Bars,American</text:p>
      <text:p text:style-name="Preformatted_20_Text">rank: 3.5</text:p>
      <text:p text:style-name="Preformatted_20_Text">city: San Francisco</text:p>
      <text:p text:style-name="Preformatted_20_Text">reviewers: 1090</text:p>
      <text:p text:style-name="Preformatted_20_Text">open: Monday 11:30 22:00,Tuesday 11:30 22:00,Wednesday 11:30 22:00,Thursday 11:30 22:00,Friday 11:30 22:30,Saturday 17:30 22:30,Sunday 17:30 22:00</text:p>
      <text:p text:style-name="Preformatted_20_Text"/>
      <text:p text:style-name="Preformatted_20_Text">open: Monday 11:30 22:00,Tuesday 11:30 22:00,Wednesday 11:30 22:00,Thursday 11:30 22:00,Friday 11:30 22:00,Saturday 17:00 22:00</text:p>
      <text:p text:style-name="Preformatted_20_Text">name: Sens Restaurant</text:p>
      <text:p text:style-name="Preformatted_20_Text">reviewers: 587</text:p>
      <text:p text:style-name="Preformatted_20_Text">category: Mediterranean,Bars</text:p>
      <text:p text:style-name="Preformatted_20_Text"><text:soft-page-break/>cost: $$</text:p>
      <text:p text:style-name="Preformatted_20_Text">city: San Francisco</text:p>
      <text:p text:style-name="Preformatted_20_Text">rank: 3.5</text:p>
      <text:p text:style-name="Preformatted_20_Text"/>
      <text:p text:style-name="Preformatted_20_Text">open: Tuesday 17:30 22:00,Wednesday 17:30 22:00,Thursday 17:30 22:00,Friday 17:00 22:30,Saturday 17:00 22:30,Sunday 11:00 21:00</text:p>
      <text:p text:style-name="Preformatted_20_Text">category: American</text:p>
      <text:p text:style-name="Preformatted_20_Text">city: Chicago</text:p>
      <text:p text:style-name="Preformatted_20_Text">rank: 4.5</text:p>
      <text:p text:style-name="Preformatted_20_Text">name: HB Restaurant</text:p>
      <text:p text:style-name="Preformatted_20_Text">cost: $$</text:p>
      <text:p text:style-name="Preformatted_20_Text">reviewers: 669</text:p>
      <text:p text:style-name="Preformatted_20_Text"/>
      <text:p text:style-name="Preformatted_20_Text">name: Chilam Balam</text:p>
      <text:p text:style-name="Preformatted_20_Text">rank: 4</text:p>
      <text:p text:style-name="Preformatted_20_Text">cost: $$</text:p>
      <text:p text:style-name="Preformatted_20_Text">open: Tuesday 17:00 22:00,Wednesday 17:00 22:00,Thursday 17:00 22:00,Friday 17:00 23:00,Saturday 17:00 23:00</text:p>
      <text:p text:style-name="Preformatted_20_Text">category: Mexican</text:p>
      <text:p text:style-name="Preformatted_20_Text">reviewers: 465</text:p>
      <text:p text:style-name="Preformatted_20_Text">city: Chicago</text:p>
      <text:p text:style-name="Preformatted_20_Text"/>
      <text:p text:style-name="Preformatted_20_Text">cost: $$</text:p>
      <text:p text:style-name="Preformatted_20_Text">open: Monday 17:00 22:30,Tuesday 17:00 22:30,Wednesday 17:00 22:30,Thursday 17:00 22:30,Friday 17:00 23:30,Saturday 15:00 23:30,Sunday 12:00 23:00</text:p>
      <text:p text:style-name="Preformatted_20_Text">reviewers: 1381</text:p>
      <text:p text:style-name="Preformatted_20_Text">rank: 4</text:p>
      <text:p text:style-name="Preformatted_20_Text">name: Tango Sur</text:p>
      <text:p text:style-name="Preformatted_20_Text">category: Steakhouses,Argentine</text:p>
      <text:p text:style-name="Preformatted_20_Text">city: Chicago</text:p>
      <text:p text:style-name="Preformatted_20_Text"/>
      <text:p text:style-name="Preformatted_20_Text">name: Troy Mediterranean Grill</text:p>
      <text:p text:style-name="Preformatted_20_Text">reviewers: 95</text:p>
      <text:p text:style-name="Preformatted_20_Text">cost: $$</text:p>
      <text:p text:style-name="Preformatted_20_Text">rank: 4.5</text:p>
      <text:p text:style-name="Preformatted_20_Text">open: Monday 13:00 22:00,Tuesday 13:00 22:00,Wednesday 13:00 22:00,Thursday 13:00 22:00,Friday 11:00 23:00,Saturday 11:00 23:00,Sunday 12:00 21:00</text:p>
      <text:p text:style-name="Preformatted_20_Text">city: Chicago</text:p>
      <text:p text:style-name="Preformatted_20_Text">category: Mediterranean</text:p>
      <text:p text:style-name="Preformatted_20_Text"/>
      <text:p text:style-name="Preformatted_20_Text">city: Chicago</text:p>
      <text:p text:style-name="Preformatted_20_Text">rank: 4</text:p>
      <text:p text:style-name="Preformatted_20_Text">reviewers: 53</text:p>
      <text:p text:style-name="Preformatted_20_Text">name: A Plate on Southport</text:p>
      <text:p text:style-name="Preformatted_20_Text">cost: $</text:p>
      <text:p text:style-name="Preformatted_20_Text">open: Tuesday 11:00 22:00,Wednesday 11:00 22:00,Thursday 11:00 22:00,Friday 11:00 22:00,Saturday 11:00 22:00,Sunday 11:00 22:00</text:p>
      <text:p text:style-name="Preformatted_20_Text">category: Thai</text:p>
      <text:p text:style-name="Preformatted_20_Text"/>
      <text:p text:style-name="Preformatted_20_Text">open: Monday 11:00 22:00,Tuesday 11:00 22:00,Wednesday 11:00 22:00,Thursday 11:00 22:00,Friday 11:00 23:00,Saturday 11:00 23:00,Sunday 11:00 22:00</text:p>
      <text:p text:style-name="Preformatted_20_Text">city: Chicago</text:p>
      <text:p text:style-name="Preformatted_20_Text">name: Zizis Cafe</text:p>
      <text:p text:style-name="Preformatted_20_Text">reviewers: 220</text:p>
      <text:p text:style-name="Preformatted_20_Text">cost: $</text:p>
      <text:p text:style-name="Preformatted_20_Text">category: Mediterranean,Turkish</text:p>
      <text:p text:style-name="Preformatted_20_Text">rank: 4.5</text:p>
      <text:p text:style-name="Preformatted_20_Text"/>
      <text:p text:style-name="Preformatted_20_Text">rank: 4</text:p>
      <text:p text:style-name="Preformatted_20_Text"><text:soft-page-break/>cost: $</text:p>
      <text:p text:style-name="Preformatted_20_Text">open: Monday 11:00 23:00,Tuesday 11:00 23:00,Wednesday 11:00 23:00,Thursday 11:00 23:00,Friday 11:00 23:00,Saturday 11:00 23:00,Sunday 11:00 22:00</text:p>
      <text:p text:style-name="Preformatted_20_Text">category: Mexican</text:p>
      <text:p text:style-name="Preformatted_20_Text">city: Chicago</text:p>
      <text:p text:style-name="Preformatted_20_Text">reviewers: 168</text:p>
      <text:p text:style-name="Preformatted_20_Text">name: Buena Vista</text:p>
      <text:p text:style-name="Preformatted_20_Text"/>
      <text:p text:style-name="Preformatted_20_Text">city: Chicago</text:p>
      <text:p text:style-name="Preformatted_20_Text">reviewers: 126</text:p>
      <text:p text:style-name="Preformatted_20_Text">name: Revolucion Steak House</text:p>
      <text:p text:style-name="Preformatted_20_Text">category: Steakhouses</text:p>
      <text:p text:style-name="Preformatted_20_Text">open: Monday 11:00 23:00,Tuesday 11:00 23:00,Wednesday 11:00 23:00,Thursday 11:00 23:00,Friday 11:00 23:59,Saturday 11:00 23:59,Sunday 11:00 23:00</text:p>
      <text:p text:style-name="Preformatted_20_Text">rank: 3.5</text:p>
      <text:p text:style-name="Preformatted_20_Text">cost: $$$</text:p>
      <text:p text:style-name="Preformatted_20_Text"/>
      <text:p text:style-name="Preformatted_20_Text">city: Philadelphia</text:p>
      <text:p text:style-name="Preformatted_20_Text">name: Nan Zhou Hand Drawn Noodle</text:p>
      <text:p text:style-name="Preformatted_20_Text">cost: $</text:p>
      <text:p text:style-name="Preformatted_20_Text">category: Chinese</text:p>
      <text:p text:style-name="Preformatted_20_Text">reviewers: 726</text:p>
      <text:p text:style-name="Preformatted_20_Text">open: Monday 09:00 22:00,Tuesday 09:00 22:00,Wednesday 09:00 22:00,Thursday 11:00 22:00,Friday 11:00 22:30,Saturday 11:00 22:30,Sunday 11:00 22:00</text:p>
      <text:p text:style-name="Preformatted_20_Text">rank: 4</text:p>
      <text:p text:style-name="Preformatted_20_Text"/>
      <text:p text:style-name="Preformatted_20_Text">reviewers: 54</text:p>
      <text:p text:style-name="Preformatted_20_Text">cost: $$</text:p>
      <text:p text:style-name="Preformatted_20_Text">name: Chili Szechuan</text:p>
      <text:p text:style-name="Preformatted_20_Text">open: Monday 11:30 22:30,Tuesday 11:30 22:30,Wednesday 11:30 22:30,Thursday 11:30 22:30,Friday 11:30 22:30,Saturday 11:30 22:30,Sunday 11:30 22:30</text:p>
      <text:p text:style-name="Preformatted_20_Text">city: Philadelphia</text:p>
      <text:p text:style-name="Preformatted_20_Text">category: Szechuan</text:p>
      <text:p text:style-name="Preformatted_20_Text">rank: 3.5</text:p>
      <text:p text:style-name="Preformatted_20_Text"/>
      <text:p text:style-name="Preformatted_20_Text">name: Zahav</text:p>
      <text:p text:style-name="Preformatted_20_Text">cost: $$$</text:p>
      <text:p text:style-name="Preformatted_20_Text">category: Middle Eastern</text:p>
      <text:p text:style-name="Preformatted_20_Text">reviewers: 891</text:p>
      <text:p text:style-name="Preformatted_20_Text">rank: 4.5</text:p>
      <text:p text:style-name="Preformatted_20_Text">city: Philadelphia</text:p>
      <text:p text:style-name="Preformatted_20_Text">open: Monday 17:00 22:00,Tuesday 17:00 22:00,Wednesday 17:00 22:00,Thursday 17:00 22:00,Friday 17:00 23:00,Saturday 17:00 23:00,Sunday 17:00 22:00</text:p>
      <text:p text:style-name="Preformatted_20_Text"/>
      <text:p text:style-name="P3">rank: 956</text:p>
      <text:p text:style-name="P3">cost: $$$</text:p>
      <text:p text:style-name="P3">reviewers: 956</text:p>
      <text:p text:style-name="P3">category: Japanese,Sushi Bars</text:p>
      <text:p text:style-name="P3">open: Monday 11:30 22:00,Tuesday 11:30 22:00,Wednesday 11:30 22:00,Thursday 11:30 22:00,Friday 11:30 23:59,Saturday 17:00 23:59,Sunday 17:00 22:00</text:p>
      <text:p text:style-name="P3">name: Morimoto</text:p>
      <text:p text:style-name="P3">city: Philadelphia</text:p>
      <text:p text:style-name="Preformatted_20_Text"/>
      <text:p text:style-name="P2">open: Monday 17:00 23:00,Tuesday 17:00 23:00,Wednesday 17:00 23:00,Thursday 17:00 23:00,Friday 17:00 23:59,Saturday 17:00 23:59,Sunday 17:00 22:00</text:p>
      <text:p text:style-name="P2">category: Latin American,Caribbean</text:p>
      <text:p text:style-name="P2">city: Philadelphia</text:p>
      <text:p text:style-name="P2">cost: $$$</text:p>
      <text:p text:style-name="P2">reviewers: 721</text:p>
      <text:p text:style-name="P2"><text:soft-page-break/>name: Alma De Cuba</text:p>
      <text:p text:style-name="P2">rank: 4</text:p>
      <text:p text:style-name="Preformatted_20_Text"/>
      <text:p text:style-name="Preformatted_20_Text">rank: 4</text:p>
      <text:p text:style-name="Preformatted_20_Text">name: Vietnam Restaurant</text:p>
      <text:p text:style-name="Preformatted_20_Text">open: Monday 11:00 21:30,Tuesday 11:00 21:30,Wednesday 11:00 21:30,Thursday 11:00 21:30,Friday 11:00 22:30,Saturday 11:00 22:30,Sunday 11:00 21:30</text:p>
      <text:p text:style-name="Preformatted_20_Text">cost: $$</text:p>
      <text:p text:style-name="Preformatted_20_Text">city: Philadelphia</text:p>
      <text:p text:style-name="Preformatted_20_Text">reviewers: 264</text:p>
      <text:p text:style-name="Preformatted_20_Text">category: Vietnamese</text:p>
      <text:p text:style-name="Preformatted_20_Text"/>
      <text:p text:style-name="Preformatted_20_Text">city: Philadelphia</text:p>
      <text:p text:style-name="Preformatted_20_Text">rank: 4</text:p>
      <text:p text:style-name="Preformatted_20_Text">cost: $</text:p>
      <text:p text:style-name="Preformatted_20_Text">category: Dim Sum,Asian Fusion</text:p>
      <text:p text:style-name="Preformatted_20_Text">open: Monday 10:30 22:30,Tuesday 10:30 22:30,Wednesday 10:30 22:30,Thursday 10:30 22:30,Friday 10:30 22:30,Saturday 10:30 22:30,Sunday 10:30 22:30</text:p>
      <text:p text:style-name="Preformatted_20_Text">reviewers: 570</text:p>
      <text:p text:style-name="Preformatted_20_Text">name: Dim Sum Garden</text:p>
      <text:p text:style-name="Preformatted_20_Text"/>
      <text:p text:style-name="Preformatted_20_Text">reviewers: 282</text:p>
      <text:p text:style-name="Preformatted_20_Text">name: Spice 28</text:p>
      <text:p text:style-name="Preformatted_20_Text">open: Monday 11:00 22:30,Tuesday 11:00 22:30,Wednesday 11:00 22:30,Thursday 11:00 22:30,Friday 11:00 23:30,Saturday 12:00 23:30,Sunday 12:00 22:00</text:p>
      <text:p text:style-name="Preformatted_20_Text">cost: $$</text:p>
      <text:p text:style-name="Preformatted_20_Text">category: Szechuan,Asian Fusion,Thai</text:p>
      <text:p text:style-name="Preformatted_20_Text">rank: 4</text:p>
      <text:p text:style-name="Preformatted_20_Text">city: Philadelphia</text:p>
      <text:p text:style-name="Preformatted_20_Text"/>
      <text:p text:style-name="Preformatted_20_Text">name: Mistral Restaurant</text:p>
      <text:p text:style-name="Preformatted_20_Text">category: American</text:p>
      <text:p text:style-name="Preformatted_20_Text">city: Boston</text:p>
      <text:p text:style-name="Preformatted_20_Text">reviewers: 576</text:p>
      <text:p text:style-name="Preformatted_20_Text">rank: 4.0</text:p>
      <text:p text:style-name="Preformatted_20_Text">open: Monday 11:30 22:00,Tuesday 11:30 22:00,Wednesday 11:30 22:00,Thursday 11:30 22:00,Friday 05:30 23:30,Saturday 05:30 23:30,Sunday 10:30 02:00,Sunday 11:30 21:30</text:p>
      <text:p text:style-name="Preformatted_20_Text">cost: $$$</text:p>
      <text:p text:style-name="Preformatted_20_Text"/>
      <text:p text:style-name="Preformatted_20_Text">rank: 3.5</text:p>
      <text:p text:style-name="Preformatted_20_Text">name: The Tam</text:p>
      <text:p text:style-name="Preformatted_20_Text">category: Dive Bar,Irish</text:p>
      <text:p text:style-name="Preformatted_20_Text">cost: $</text:p>
      <text:p text:style-name="Preformatted_20_Text">open: Monday 08:00 01:00,Tuesday 08:00 01:00,Wednesday 08:00 01:00,Thursday 08:00 01:00,Friday 08:00 01:00,Saturday 08:00 01:00,Sunday 08:00 01:00</text:p>
      <text:p text:style-name="Preformatted_20_Text">reviewers: 222</text:p>
      <text:p text:style-name="Preformatted_20_Text">city: Boston</text:p>
      <text:p text:style-name="Preformatted_20_Text"/>
      <text:p text:style-name="Preformatted_20_Text">name: Ginza</text:p>
      <text:p text:style-name="Preformatted_20_Text">reviewers: 153</text:p>
      <text:p text:style-name="Preformatted_20_Text">city: Boston</text:p>
      <text:p text:style-name="Preformatted_20_Text">cost: $$</text:p>
      <text:p text:style-name="Preformatted_20_Text">open: Monday 11:30 22:30,Tuesday 11:30 22:30,Wednesday 11:30 22:30,Thursday 11:30 22:30,Friday 11:30 22:30,Saturday 11:30 22:30,Sunday 11:30 22:30</text:p>
      <text:p text:style-name="Preformatted_20_Text">category: Japanese</text:p>
      <text:p text:style-name="Preformatted_20_Text">rank: 3.5</text:p>
      <text:p text:style-name="Preformatted_20_Text"/>
      <text:p text:style-name="Preformatted_20_Text">name: Red Hat</text:p>
      <text:p text:style-name="Preformatted_20_Text">reviewers: 145</text:p>
      <text:p text:style-name="Preformatted_20_Text"><text:soft-page-break/>open: Monday 08:00 01:00,Tuesday 08:00 01:00,Wednesday 08:00 01:00,Thursday 08:00 01:00,Friday 08:00 01:00,Saturday 08:00 01:00,Sunday 08:00 01:00</text:p>
      <text:p text:style-name="Preformatted_20_Text">rank: 3.0</text:p>
      <text:p text:style-name="Preformatted_20_Text">cost: $$</text:p>
      <text:p text:style-name="Preformatted_20_Text">category: Dive Bars,American</text:p>
      <text:p text:style-name="Preformatted_20_Text">city: Boston</text:p>
      <text:p text:style-name="Preformatted_20_Text"/>
      <text:p text:style-name="Preformatted_20_Text">open: Monday 16:00 02:00,Tuesday 16:00 02:00,Wednesday 16:00 02:00,Thursday 16:00 02:00,Friday 16:00 02:00,Saturday 16:00 02:00,Sunday 16:00 02:00</text:p>
      <text:p text:style-name="Preformatted_20_Text">reviewers: 223</text:p>
      <text:p text:style-name="Preformatted_20_Text">city: Boston</text:p>
      <text:p text:style-name="Preformatted_20_Text">name: Anchovies</text:p>
      <text:p text:style-name="Preformatted_20_Text">rank: 4.0</text:p>
      <text:p text:style-name="Preformatted_20_Text">category: Italian</text:p>
      <text:p text:style-name="Preformatted_20_Text">cost: $$</text:p>
      <text:p text:style-name="Preformatted_20_Text"/>
      <text:p text:style-name="Preformatted_20_Text">cost: $</text:p>
      <text:p text:style-name="Preformatted_20_Text">city: Boston</text:p>
      <text:p text:style-name="Preformatted_20_Text">category: Chinese</text:p>
      <text:p text:style-name="Preformatted_20_Text">open: Monday 09:00 20:00,Tuesday 09:00 20:00,Wednesday 09:00 20:00,Thursday 09:00 20:00,Friday 09:00 20:00,Saturday 09:00 20:00,Sunday 09:00 20:00</text:p>
      <text:p text:style-name="Preformatted_20_Text">name: Panda Express</text:p>
      <text:p text:style-name="Preformatted_20_Text">reviewers: 6</text:p>
      <text:p text:style-name="Preformatted_20_Text">rank: 2.5</text:p>
      <text:p text:style-name="Preformatted_20_Text"/>
      <text:p text:style-name="Preformatted_20_Text">reviewers: 354</text:p>
      <text:p text:style-name="Preformatted_20_Text">rank: 4.5</text:p>
      <text:p text:style-name="Preformatted_20_Text">city: Boston</text:p>
      <text:p text:style-name="Preformatted_20_Text">name: Avana Sushi</text:p>
      <text:p text:style-name="Preformatted_20_Text">open: Monday 10:00 22:00,Tuesday 10:00 22:00,Wednesday 10:00 22:00,Thursday 10:00 22:00,Friday 10:00 22:00,Saturday 10:00 22:00,Sunday 10:00 22:00</text:p>
      <text:p text:style-name="Preformatted_20_Text">cost: $</text:p>
      <text:p text:style-name="Preformatted_20_Text">category: Japanese,sushi bar</text:p>
      <text:p text:style-name="Preformatted_20_Text"/>
      <text:p text:style-name="Preformatted_20_Text">city: Boston</text:p>
      <text:p text:style-name="Preformatted_20_Text">open: Monday 11:30 22:30,Tuesday 11:30 22:30,Wednesday 11:30 22:30,Thursday 11:30 22:30,Friday 11:30 22:30,Saturday 11:30 22:30,Sunday 11:30 22:30</text:p>
      <text:p text:style-name="Preformatted_20_Text">cost: $$</text:p>
      <text:p text:style-name="Preformatted_20_Text">category: Seafood,bars</text:p>
      <text:p text:style-name="Preformatted_20_Text">reviewers: 313</text:p>
      <text:p text:style-name="Preformatted_20_Text">rank: 3.5</text:p>
      <text:p text:style-name="Preformatted_20_Text">name: Legal Sea Foods</text:p>
      <text:p text:style-name="Preformatted_20_Text"/>
      <text:p text:style-name="Preformatted_20_Text">rank: 4.0</text:p>
      <text:p text:style-name="Preformatted_20_Text">open: Monday 11:30 22:00,Tuesday 11:30 22:00,Wednesday 11:30 22:00,Thursday 11:30 22:00,Friday 05:30 23:30,Saturday 05:30 23:30,Sunday 10:30 02:00,Sunday 11:30 21:30</text:p>
      <text:p text:style-name="Preformatted_20_Text">name: Bisou</text:p>
      <text:p text:style-name="Preformatted_20_Text">cost: $$</text:p>
      <text:p text:style-name="Preformatted_20_Text">city: San Francisco</text:p>
      <text:p text:style-name="Preformatted_20_Text">category: French</text:p>
      <text:p text:style-name="Preformatted_20_Text">reviewers: 873</text:p>
      <text:p text:style-name="Preformatted_20_Text"/>
      <text:p text:style-name="Preformatted_20_Text">rank: 4.0</text:p>
      <text:p text:style-name="Preformatted_20_Text">cost: $</text:p>
      <text:p text:style-name="Preformatted_20_Text">reviewers: 602</text:p>
      <text:p text:style-name="Preformatted_20_Text">category: Dive Bars</text:p>
      <text:p text:style-name="Preformatted_20_Text">name: Lucky 13</text:p>
      <text:p text:style-name="Preformatted_20_Text">city: San Francisco</text:p>
      <text:p text:style-name="Preformatted_20_Text">open: Monday 08:00 01:00,Tuesday 08:00 01:00,Wednesday 08:00 01:00,Thursday 08:00 <text:soft-page-break/>01:00,Friday 08:00 01:00,Saturday 08:00 01:00,Sunday 08:00 01:00</text:p>
      <text:p text:style-name="Preformatted_20_Text"/>
      <text:p text:style-name="Preformatted_20_Text">name: Franchino</text:p>
      <text:p text:style-name="Preformatted_20_Text">reviewers: 652</text:p>
      <text:p text:style-name="Preformatted_20_Text">category: Italian</text:p>
      <text:p text:style-name="Preformatted_20_Text">city: San Francisco</text:p>
      <text:p text:style-name="Preformatted_20_Text">cost: $$</text:p>
      <text:p text:style-name="Preformatted_20_Text">rank: 4.0</text:p>
      <text:p text:style-name="Preformatted_20_Text">open: Monday 11:30 22:30,Tuesday 11:30 22:30,Wednesday 11:30 22:30,Thursday 11:30 22:30,Friday 11:30 22:30,Saturday 11:30 22:30,Sunday 11:30 22:30</text:p>
      <text:p text:style-name="Preformatted_20_Text"/>
      <text:p text:style-name="Preformatted_20_Text">city: San Francisco</text:p>
      <text:p text:style-name="Preformatted_20_Text">category: breakfast &amp; brunch</text:p>
      <text:p text:style-name="Preformatted_20_Text">cost: $$</text:p>
      <text:p text:style-name="Preformatted_20_Text">open: Monday 11:00 13:30,Friday 10:30 13:00,Saturday 09:30 13:30,Sunday 09:30 01:30</text:p>
      <text:p text:style-name="Preformatted_20_Text">rank: 4.0</text:p>
      <text:p text:style-name="Preformatted_20_Text">reviewers: 872</text:p>
      <text:p text:style-name="Preformatted_20_Text">name: Red Door Cafe</text:p>
      <text:p text:style-name="Preformatted_20_Text"/>
      <text:p text:style-name="Preformatted_20_Text">category: American</text:p>
      <text:p text:style-name="Preformatted_20_Text">open: Monday 11:30 22:00,Tuesday 11:30 22:00,Wednesday 11:30 22:00,Thursday 11:30 22:00,Friday 05:30 23:30,Saturday 05:30 23:30,Sunday 10:30 02:00,Sunday 11:30 21:30</text:p>
      <text:p text:style-name="Preformatted_20_Text">city: San Francisco</text:p>
      <text:p text:style-name="Preformatted_20_Text">reviewers: 1257</text:p>
      <text:p text:style-name="Preformatted_20_Text">name: BIX</text:p>
      <text:p text:style-name="Preformatted_20_Text">cost: $$$</text:p>
      <text:p text:style-name="Preformatted_20_Text">rank: 4.0</text:p>
      <text:p text:style-name="Preformatted_20_Text"/>
      <text:p text:style-name="Preformatted_20_Text">rank: 3.5</text:p>
      <text:p text:style-name="Preformatted_20_Text">reviewers: 2765</text:p>
      <text:p text:style-name="Preformatted_20_Text">city: San Francisco</text:p>
      <text:p text:style-name="Preformatted_20_Text">open: Monday 11:00 21:30,Tuesday 11:00 21:30,Wednesday 11:00 21:30,Thursday 11:00 21:30,Friday 11:00 21:30,Saturday 11:00 21:30,Sunday 11:00 21:30</text:p>
      <text:p text:style-name="Preformatted_20_Text">name: R&amp;G Lounge</text:p>
      <text:p text:style-name="Preformatted_20_Text">category: Chinese,seafood</text:p>
      <text:p text:style-name="Preformatted_20_Text">cost: $$</text:p>
      <text:p text:style-name="Preformatted_20_Text"/>
      <text:p text:style-name="Preformatted_20_Text">open: Monday 11:00 21:30,Tuesday 11:00 21:30,Wednesday 11:00 21:30,Thursday 11:00 21:30,Friday 11:00 21:30,Saturday 11:00 21:30,Sunday 11:00 21:30</text:p>
      <text:p text:style-name="Preformatted_20_Text">name: My Tofu House</text:p>
      <text:p text:style-name="Preformatted_20_Text">category: Korean</text:p>
      <text:p text:style-name="Preformatted_20_Text">cost: $$</text:p>
      <text:p text:style-name="Preformatted_20_Text">reviewers: 1267</text:p>
      <text:p text:style-name="Preformatted_20_Text">city: San Francisco</text:p>
      <text:p text:style-name="Preformatted_20_Text">rank: 4.0</text:p>
      <text:p text:style-name="Preformatted_20_Text"/>
      <text:p text:style-name="Preformatted_20_Text">reviewers: 313</text:p>
      <text:p text:style-name="Preformatted_20_Text">rank: 3.5</text:p>
      <text:p text:style-name="Preformatted_20_Text">category: Turkish</text:p>
      <text:p text:style-name="Preformatted_20_Text">name: A La Turca Restaurant</text:p>
      <text:p text:style-name="Preformatted_20_Text">cost: $$</text:p>
      <text:p text:style-name="Preformatted_20_Text">city: San Francisco</text:p>
      <text:p text:style-name="Preformatted_20_Text">open: Monday 11:00 21:00,Tuesday 11:00 21:00,Wednesday 11:00 21:00,Thursday 11:00 21:00,Friday 11:00 21:00,Saturday 11:00 21:00,Sunday 11:00 21:00</text:p>
      <text:p text:style-name="Preformatted_20_Text"/>
      <text:p text:style-name="Preformatted_20_Text">rank: 4.5</text:p>
      <text:p text:style-name="Preformatted_20_Text">reviewers: 147</text:p>
      <text:p text:style-name="Preformatted_20_Text">category: French</text:p>
      <text:p text:style-name="Preformatted_20_Text">open: Monday 11:30 22:00,Tuesday 11:30 22:00,Wednesday 11:30 22:00,Thursday 11:30 <text:soft-page-break/>22:00,Friday 05:30 23:30,Saturday 05:30 23:30,Sunday 10:30 02:00,Sunday 11:30 21:30</text:p>
      <text:p text:style-name="Preformatted_20_Text">cost: $$$</text:p>
      <text:p text:style-name="Preformatted_20_Text">city: Chicago</text:p>
      <text:p text:style-name="Preformatted_20_Text">name: Les Nomades</text:p>
      <text:p text:style-name="Preformatted_20_Text"/>
      <text:p text:style-name="Preformatted_20_Text">reviewers: 189</text:p>
      <text:p text:style-name="Preformatted_20_Text">city: Chicago</text:p>
      <text:p text:style-name="Preformatted_20_Text">cost: $</text:p>
      <text:p text:style-name="Preformatted_20_Text">rank: 4.5</text:p>
      <text:p text:style-name="Preformatted_20_Text">category: Dive Bars</text:p>
      <text:p text:style-name="Preformatted_20_Text">open: Monday 08:00 01:00,Tuesday 08:00 01:00,Wednesday 08:00 01:00,Thursday 08:00 01:00,Friday 08:00 01:00,Saturday 08:00 01:00,Sunday 08:00 01:00</text:p>
      <text:p text:style-name="Preformatted_20_Text">name: Hungry Brain</text:p>
      <text:p text:style-name="Preformatted_20_Text"/>
      <text:p text:style-name="Preformatted_20_Text">cost: $$</text:p>
      <text:p text:style-name="Preformatted_20_Text">city: Chicago</text:p>
      <text:p text:style-name="Preformatted_20_Text">name: Lao Sze Chuan</text:p>
      <text:p text:style-name="Preformatted_20_Text">reviewers: 838</text:p>
      <text:p text:style-name="Preformatted_20_Text">open: Monday 11:00 00:00,Tuesday 11:00 00:00,Wednesday 11:00 00:00,Thursday 11:00 00:00,Friday 11:00 00:00,Saturday 11:00 00:00,Sunday 11:00 00:00</text:p>
      <text:p text:style-name="Preformatted_20_Text">category: Chinese</text:p>
      <text:p text:style-name="Preformatted_20_Text">rank: 3.5</text:p>
      <text:p text:style-name="Preformatted_20_Text"/>
      <text:p text:style-name="Preformatted_20_Text">category: American</text:p>
      <text:p text:style-name="Preformatted_20_Text">name: Schwa</text:p>
      <text:p text:style-name="Preformatted_20_Text">cost: $$$</text:p>
      <text:p text:style-name="Preformatted_20_Text">city: Chicago</text:p>
      <text:p text:style-name="Preformatted_20_Text">reviewers: 361</text:p>
      <text:p text:style-name="Preformatted_20_Text">rank: 4.5</text:p>
      <text:p text:style-name="Preformatted_20_Text">open: Monday 11:30 22:00,Tuesday 11:30 22:00,Wednesday 11:30 22:00,Thursday 11:30 22:00,Friday 05:30 23:30,Saturday 05:30 23:30,Sunday 10:30 02:00,Sunday 11:30 22:30</text:p>
      <text:p text:style-name="Preformatted_20_Text"/>
      <text:p text:style-name="Preformatted_20_Text">name: RPM Italian</text:p>
      <text:p text:style-name="Preformatted_20_Text">category: Italian</text:p>
      <text:p text:style-name="Preformatted_20_Text">rank: 4.0</text:p>
      <text:p text:style-name="Preformatted_20_Text">open: Monday 16:00 00:00,Tuesday 16:00 00:00,Wednesday 16:00 00:00,Thursday 16:00 00:00,Friday 16:00 00:00,Saturday 16:00 00:00,Sunday 16:00 00:00</text:p>
      <text:p text:style-name="Preformatted_20_Text">city: Chicago</text:p>
      <text:p text:style-name="Preformatted_20_Text">cost: $$</text:p>
      <text:p text:style-name="Preformatted_20_Text">reviewers: 927</text:p>
      <text:p text:style-name="Preformatted_20_Text"/>
      <text:p text:style-name="Preformatted_20_Text">reviewers: 423</text:p>
      <text:p text:style-name="Preformatted_20_Text">open: Monday 11:00 22:00,Tuesday 11:00 22:00,Wednesday 11:00 22:00,Thursday 11:00 22:00,Friday 11:00 22:00,Saturday 11:00 22:00,Sunday 11:00 22:00</text:p>
      <text:p text:style-name="Preformatted_20_Text">city: Chicago</text:p>
      <text:p text:style-name="Preformatted_20_Text">name: Noon O Kabab</text:p>
      <text:p text:style-name="Preformatted_20_Text">rank: 4.0</text:p>
      <text:p text:style-name="Preformatted_20_Text">category: Persian</text:p>
      <text:p text:style-name="Preformatted_20_Text">cost: $$</text:p>
      <text:p text:style-name="Preformatted_20_Text"/>
      <text:p text:style-name="Preformatted_20_Text">name: Hawkeye's Bar &amp; Grill</text:p>
      <text:p text:style-name="Preformatted_20_Text">city: Chicago</text:p>
      <text:p text:style-name="Preformatted_20_Text">rank: 3.0</text:p>
      <text:p text:style-name="Preformatted_20_Text">reviewers: 167</text:p>
      <text:p text:style-name="Preformatted_20_Text">open: Monday 11:00 02:00,Tuesday 11:00 02:00,Wednesday 11:00 02:00,Thursday 11:00 02:00,Friday 11:00 02:00,Saturday 11:00 02:00,Sunday 11:00 02:00</text:p>
      <text:p text:style-name="Preformatted_20_Text">cost: $$</text:p>
      <text:p text:style-name="Preformatted_20_Text">category: sports bars,American</text:p>
      <text:p text:style-name="Preformatted_20_Text"/>
      <text:p text:style-name="Preformatted_20_Text"><text:soft-page-break/>cost: $</text:p>
      <text:p text:style-name="Preformatted_20_Text">open: Monday 11:00 22:00,Tuesday 11:00 22:00,Wednesday 11:00 22:00,Thursday 11:00 22:00,Friday 11:00 22:00,Saturday 11:00 22:00,Sunday 11:00 22:00</text:p>
      <text:p text:style-name="Preformatted_20_Text">city: Chicago</text:p>
      <text:p text:style-name="Preformatted_20_Text">reviewers: 370</text:p>
      <text:p text:style-name="Preformatted_20_Text">name: Noodles In te Pot</text:p>
      <text:p text:style-name="Preformatted_20_Text">category: Thai</text:p>
      <text:p text:style-name="Preformatted_20_Text">rank: 4.0</text:p>
      <text:p text:style-name="Preformatted_20_Text"/>
      <text:p text:style-name="Preformatted_20_Text">name: Vedge</text:p>
      <text:p text:style-name="Preformatted_20_Text">open: Monday 11:30 22:00,Tuesday 11:30 22:00,Wednesday 11:30 22:00,Thursday 11:30 22:00,Friday 05:30 23:30,Saturday 05:30 23:30,Sunday 10:30 02:00,Sunday 11:30 21:30</text:p>
      <text:p text:style-name="Preformatted_20_Text">city: Philadelphia</text:p>
      <text:p text:style-name="Preformatted_20_Text">category: vegan,vegetarian</text:p>
      <text:p text:style-name="Preformatted_20_Text">reviewers: 454</text:p>
      <text:p text:style-name="Preformatted_20_Text">rank: 4.5</text:p>
      <text:p text:style-name="Preformatted_20_Text">cost: $$$</text:p>
      <text:p text:style-name="Preformatted_20_Text"/>
      <text:p text:style-name="Preformatted_20_Text">rank: 4.0</text:p>
      <text:p text:style-name="Preformatted_20_Text">cost: $</text:p>
      <text:p text:style-name="Preformatted_20_Text">reviewers: 209</text:p>
      <text:p text:style-name="Preformatted_20_Text">open: Monday 11:30 02:00,Tuesday 11:30 02:00,Wednesday 11:30 02:00,Thursday 11:30 02:00,Friday 11:30 02:00,Saturday 11:30 02:00,Sunday 11:30 02:00</text:p>
      <text:p text:style-name="Preformatted_20_Text">category: dive Bars</text:p>
      <text:p text:style-name="Preformatted_20_Text">name: Oscar's Tavern</text:p>
      <text:p text:style-name="Preformatted_20_Text">city: Philadelphia</text:p>
      <text:p text:style-name="Preformatted_20_Text"/>
      <text:p text:style-name="Preformatted_20_Text">city: Philadelphia</text:p>
      <text:p text:style-name="Preformatted_20_Text">cost: $</text:p>
      <text:p text:style-name="Preformatted_20_Text">rank: 3.5</text:p>
      <text:p text:style-name="Preformatted_20_Text">reviewers: 31</text:p>
      <text:p text:style-name="Preformatted_20_Text">open: Monday 11:00 02:00,Tuesday 11:00 02:00,Wednesday 11:00 02:00,Thursday 11:00 02:00,Friday 11:00 02:00,Saturday 11:00 02:00,Sunday 11:00 02:00</text:p>
      <text:p text:style-name="Preformatted_20_Text">category: Pubs,American</text:p>
      <text:p text:style-name="Preformatted_20_Text">name: Paddy's Old City Pub</text:p>
      <text:p text:style-name="Preformatted_20_Text"/>
      <text:p text:style-name="Preformatted_20_Text">reviewers: 182</text:p>
      <text:p text:style-name="Preformatted_20_Text">name: Mac's Tavern</text:p>
      <text:p text:style-name="Preformatted_20_Text">category: Pubs,American</text:p>
      <text:p text:style-name="Preformatted_20_Text">rank: 3.5</text:p>
      <text:p text:style-name="Preformatted_20_Text">cost: $$</text:p>
      <text:p text:style-name="Preformatted_20_Text">city: Philadelphia</text:p>
      <text:p text:style-name="Preformatted_20_Text">open: Monday 11:00 02:00,Tuesday 11:00 02:00,Wednesday 11:00 02:00,Thursday 11:00 02:00,Friday 11:00 02:00,Saturday 11:00 02:00,Sunday 11:00 02:00</text:p>
      <text:p text:style-name="Preformatted_20_Text"/>
      <text:p text:style-name="Preformatted_20_Text">cost: $$</text:p>
      <text:p text:style-name="Preformatted_20_Text">open: Monday 11:00 02:00,Tuesday 11:00 02:00,Wednesday 11:00 02:00,Thursday 11:00 02:00,Friday 11:00 02:00,Saturday 11:00 02:00,Sunday 11:00 02:00</text:p>
      <text:p text:style-name="Preformatted_20_Text">city: Philadelphia</text:p>
      <text:p text:style-name="Preformatted_20_Text">rank: 4.0</text:p>
      <text:p text:style-name="Preformatted_20_Text">reviewers: 94</text:p>
      <text:p text:style-name="Preformatted_20_Text">name: For Pete's Sake</text:p>
      <text:p text:style-name="Preformatted_20_Text">category: American,pubs</text:p>
      <text:p text:style-name="Preformatted_20_Text"/>
      <text:p text:style-name="Preformatted_20_Text">rank: 4.0</text:p>
      <text:p text:style-name="Preformatted_20_Text">cost: $$</text:p>
      <text:p text:style-name="Preformatted_20_Text">city: Philadelphia</text:p>
      <text:p text:style-name="Preformatted_20_Text">category: Bars,American</text:p>
      <text:p text:style-name="Preformatted_20_Text">reviewers: 398</text:p>
      <text:p text:style-name="Preformatted_20_Text"><text:soft-page-break/>name: North Third</text:p>
      <text:p text:style-name="Preformatted_20_Text">open: Monday 16:00 02:00,Tuesday 16:00 02:00,Wednesday 16:00 02:00,Thursday 16:00 02:00,Friday 16:00 02:00,Saturday 16:00 02:00,Sunday 16:00 02:00</text:p>
      <text:p text:style-name="Preformatted_20_Text"/>
      <text:p text:style-name="Preformatted_20_Text">name: HipCityVeg</text:p>
      <text:p text:style-name="Preformatted_20_Text">cost: $</text:p>
      <text:p text:style-name="Preformatted_20_Text">category: Vegetarian,Vegan,Burgers</text:p>
      <text:p text:style-name="Preformatted_20_Text">rank: 4.0</text:p>
      <text:p text:style-name="Preformatted_20_Text">reviewers: 415</text:p>
      <text:p text:style-name="Preformatted_20_Text">city: Philadelphia</text:p>
      <text:p text:style-name="Preformatted_20_Text">open: Monday 10:00 22:00,Tuesday 10:00 22:00,Wednesday 10:00 22:00,Thursday 10:00 22:00,Friday 10:00 22:00,Saturday 10:00 22:00,Sunday 10:00 22:00</text:p>
      <text:p text:style-name="Preformatted_20_Text"/>
      <text:p text:style-name="Preformatted_20_Text">reviewers: 455</text:p>
      <text:p text:style-name="Preformatted_20_Text">category: Greek</text:p>
      <text:p text:style-name="Preformatted_20_Text">cost: $$</text:p>
      <text:p text:style-name="Preformatted_20_Text">open: Monday 17:00 22:30,Tuesday 17:00 22:30,Wednesday 17:00 22:30,Thursday 17:00 22:30,Friday 17:00 22:30,Saturday 17:00 22:30,Sunday 17:00 22:30</text:p>
      <text:p text:style-name="Preformatted_20_Text">name: Kanella</text:p>
      <text:p text:style-name="Preformatted_20_Text">rank: 4.5</text:p>
      <text:p text:style-name="Preformatted_20_Text">city: Philadelphia</text:p>
      <text:p text:style-name="Preformatted_20_Text"/>
      <text:p text:style-name="Preformatted_20_Text">name: John's Pizzeria</text:p>
      <text:p text:style-name="Preformatted_20_Text">category: Pizza</text:p>
      <text:p text:style-name="Preformatted_20_Text">rank: 3.5</text:p>
      <text:p text:style-name="Preformatted_20_Text">cost: $$</text:p>
      <text:p text:style-name="Preformatted_20_Text">city: New York</text:p>
      <text:p text:style-name="Preformatted_20_Text">open: Monday 11:30 23:30,Tuesday 11:30 23:30,Wednesday 11:30 23:30,Thursday 11:30 23:30,Friday 05:30 23:30,Saturday 05:30 23:30,Sunday 10:30 02:00,Sunday 11:30 21:30</text:p>
      <text:p text:style-name="Preformatted_20_Text">reviewers: 796</text:p>
      <text:p text:style-name="Preformatted_20_Text"/>
      <text:p text:style-name="Preformatted_20_Text">reviewers: 197</text:p>
      <text:p text:style-name="Preformatted_20_Text">city: New York</text:p>
      <text:p text:style-name="Preformatted_20_Text">open: Monday 12:00 22:00,Tuesday 12:00 22:00,Wednesday 12:00 22:00,Thursday 12:00 22:00,Friday 12:00 22:00,Saturday 12:00 22:00,Sunday 12:00 22:00</text:p>
      <text:p text:style-name="Preformatted_20_Text">cost: $$</text:p>
      <text:p text:style-name="Preformatted_20_Text">rank: 4.5</text:p>
      <text:p text:style-name="Preformatted_20_Text">category: Polish</text:p>
      <text:p text:style-name="Preformatted_20_Text">name: Krolewskie Jadlo</text:p>
      <text:p text:style-name="Preformatted_20_Text"/>
      <text:p text:style-name="Preformatted_20_Text">rank: 3.0</text:p>
      <text:p text:style-name="Preformatted_20_Text">open: Monday 11:00 23:00,Tuesday 11:00 23:00,Wednesday 11:00 23:00,Thursday 11:00 23:00,Friday 11:00 23:00,Saturday 11:00 23:00,Sunday 11:00 23:00</text:p>
      <text:p text:style-name="Preformatted_20_Text">reviewers: 129</text:p>
      <text:p text:style-name="Preformatted_20_Text">name: Dallas BBQ</text:p>
      <text:p text:style-name="Preformatted_20_Text">cost: $$</text:p>
      <text:p text:style-name="Preformatted_20_Text">city: New York</text:p>
      <text:p text:style-name="Preformatted_20_Text">category: Barbeque</text:p>
      <text:p text:style-name="Preformatted_20_Text"/>
      <text:p text:style-name="Preformatted_20_Text">name: Snack Dragon Taco Shack II</text:p>
      <text:p text:style-name="Preformatted_20_Text">city: New York</text:p>
      <text:p text:style-name="Preformatted_20_Text">cost: $</text:p>
      <text:p text:style-name="Preformatted_20_Text">open: Monday 13:00 02:00,Tuesday 13:00 02:00,Wednesday 13:00 02:00,Thursday 13:00 02:00,Friday 05:30 23:30,Saturday 05:30 23:30,Sunday 10:30 02:00,Sunday 13:00 21:30,Monday 11:00 13:30,Friday 10:30 13:00,Saturday 09:30 13:30,Sunday 09:30 01:30</text:p>
      <text:p text:style-name="Preformatted_20_Text">rank: 3.5</text:p>
      <text:p text:style-name="Preformatted_20_Text">category: Mexican</text:p>
      <text:p text:style-name="Preformatted_20_Text">reviewers: 84</text:p>
      <text:p text:style-name="Preformatted_20_Text"/>
      <text:p text:style-name="Preformatted_20_Text"><text:soft-page-break/>reviewers: 355</text:p>
      <text:p text:style-name="Preformatted_20_Text">name: Oasis</text:p>
      <text:p text:style-name="Preformatted_20_Text">city: New York</text:p>
      <text:p text:style-name="Preformatted_20_Text">open: Monday 11:00 02:00,Tuesday 11:00 02:00,Wednesday 11:00 02:00,Thursday 11:00 02:00,Friday 11:00 02:00,Saturday 11:00 02:00,Sunday 11:00 02:00,Monday 11:30 22:00,Tuesday 11:30 22:00,Wednesday 11:30 22:00,Thursday 11:30 22:00,Friday 11:00 23:30,Saturday 05:30 23:30,Sunday 11:00 02:00,Sunday 11:30 21:30</text:p>
      <text:p text:style-name="Preformatted_20_Text">category: Middle Eastern</text:p>
      <text:p text:style-name="Preformatted_20_Text">cost: $</text:p>
      <text:p text:style-name="Preformatted_20_Text">rank: 4.0</text:p>
      <text:p text:style-name="Preformatted_20_Text"/>
      <text:p text:style-name="Preformatted_20_Text">rank: 3.0</text:p>
      <text:p text:style-name="Preformatted_20_Text">name: Lenny's</text:p>
      <text:p text:style-name="Preformatted_20_Text">category: American</text:p>
      <text:p text:style-name="Preformatted_20_Text">open: Monday 11:00 21:30,Tuesday 11:00 21:30,Wednesday 11:00 21:30,Thursday 11:00 21:30,Friday 11:00 21:30,Saturday 11:00 21:30,Sunday 11:00 21:30</text:p>
      <text:p text:style-name="Preformatted_20_Text">city: New York</text:p>
      <text:p text:style-name="Preformatted_20_Text">cost: $</text:p>
      <text:p text:style-name="Preformatted_20_Text">reviewers: 28</text:p>
      <text:p text:style-name="Preformatted_20_Text"/>
      <text:p text:style-name="Preformatted_20_Text">name: Crown Palace</text:p>
      <text:p text:style-name="Preformatted_20_Text">rank: 4.5</text:p>
      <text:p text:style-name="Preformatted_20_Text">reviewers: 4</text:p>
      <text:p text:style-name="Preformatted_20_Text">open: Monday 12:00 21:30,Tuesday 12:00 21:30,Wednesday 12:00 21:30,Thursday 12:00 21:30,Friday 12:00 21:30,Saturday 12:00 21:30,Sunday 12:00 21:30</text:p>
      <text:p text:style-name="Preformatted_20_Text">category: Chinese</text:p>
      <text:p text:style-name="Preformatted_20_Text">city: New York</text:p>
      <text:p text:style-name="Preformatted_20_Text">cost: $</text:p>
      <text:p text:style-name="Preformatted_20_Text"/>
      <text:p text:style-name="Preformatted_20_Text">rank: 4.5</text:p>
      <text:p text:style-name="Preformatted_20_Text">category: Japanese</text:p>
      <text:p text:style-name="Preformatted_20_Text">name: Mu Ramen</text:p>
      <text:p text:style-name="Preformatted_20_Text">cost: $$</text:p>
      <text:p text:style-name="Preformatted_20_Text">city: New York</text:p>
      <text:p text:style-name="Preformatted_20_Text">reviewers: 44</text:p>
      <text:p text:style-name="Preformatted_20_Text">open: Wednesday 18:30 22:00,Thursday 18:30 22:00,Friday 18:30 22:00,Saturday 18:30 22:00</text:p>
      <text:p text:style-name="Preformatted_20_Text"/>
      <text:p text:style-name="Preformatted_20_Text">reviewers: 3</text:p>
      <text:p text:style-name="Preformatted_20_Text">cost: $</text:p>
      <text:p text:style-name="Preformatted_20_Text">category: Breakfast, Coffee, Tea</text:p>
      <text:p text:style-name="Preformatted_20_Text">name: Grounded</text:p>
      <text:p text:style-name="Preformatted_20_Text">open: Monday 06:00 17:00,Tuesday 06:00 17:00,Wednesday 06:00 17:00,Thursday 06:00 17:00,Friday 06:00 17:00</text:p>
      <text:p text:style-name="Preformatted_20_Text">city: New York</text:p>
      <text:p text:style-name="Preformatted_20_Text">rank: 5.0</text:p>
      <text:p text:style-name="Preformatted_20_Text"/>
      <text:p text:style-name="Preformatted_20_Text">category: Thai, Asian</text:p>
      <text:p text:style-name="Preformatted_20_Text">open: Tuesday 10:00 20:00,Wednesday 10:00 20:00,Thursday 10:00 20:00,Friday 10:00 23:00,Saturday 10:00 23:00,Sunday 10:00 23:00</text:p>
      <text:p text:style-name="Preformatted_20_Text">name: M Thai</text:p>
      <text:p text:style-name="Preformatted_20_Text">reviewers: 56</text:p>
      <text:p text:style-name="Preformatted_20_Text">city: New York</text:p>
      <text:p text:style-name="Preformatted_20_Text">cost: $</text:p>
      <text:p text:style-name="Preformatted_20_Text">rank: 5.0</text:p>
      <text:p text:style-name="Preformatted_20_Text"/>
      <text:p text:style-name="Preformatted_20_Text">rank: 4.0</text:p>
      <text:p text:style-name="Preformatted_20_Text">cost: $$$</text:p>
      <text:p text:style-name="Preformatted_20_Text">name: The Modern</text:p>
      <text:p text:style-name="Preformatted_20_Text"><text:soft-page-break/>reviewers: 292</text:p>
      <text:p text:style-name="Preformatted_20_Text">city: New York</text:p>
      <text:p text:style-name="Preformatted_20_Text">category: American, French, European</text:p>
      <text:p text:style-name="Preformatted_20_Text">open: Tuesday 10:00 20:00,Wednesday 10:00 20:00,Thursday 10:00 20:00,Friday 10:00 23:00,Saturday 10:00 23:00,Sunday 10:00 23:00</text:p>
      <text:p text:style-name="Preformatted_20_Text"/>
      <text:p text:style-name="Preformatted_20_Text">rank: 5.0</text:p>
      <text:p text:style-name="Preformatted_20_Text">city: New York</text:p>
      <text:p text:style-name="Preformatted_20_Text">category: Breakfast, American, Bakery</text:p>
      <text:p text:style-name="Preformatted_20_Text">name: Amy’s Bread</text:p>
      <text:p text:style-name="Preformatted_20_Text">reviewers: 91</text:p>
      <text:p text:style-name="Preformatted_20_Text">open: Monday 06:00 17:00,Tuesday 06:00 17:00,Wednesday 06:00 17:00,Thursday 06:00 17:00,Friday 06:00 17:00</text:p>
      <text:p text:style-name="Preformatted_20_Text">cost: $</text:p>
      <text:p text:style-name="Preformatted_20_Text"/>
      <text:p text:style-name="Preformatted_20_Text">name: John’s Pizzeria</text:p>
      <text:p text:style-name="Preformatted_20_Text">category: Pizza, Italian</text:p>
      <text:p text:style-name="Preformatted_20_Text">city: New York</text:p>
      <text:p text:style-name="Preformatted_20_Text">open: Tuesday 10:00 20:00,Wednesday 10:00 20:00,Thursday 10:00 20:00,Friday 10:00 23:00,Saturday 10:00 23:00,Sunday 10:00 23:00</text:p>
      <text:p text:style-name="Preformatted_20_Text">rank: 5.0</text:p>
      <text:p text:style-name="Preformatted_20_Text">reviewers: 546</text:p>
      <text:p text:style-name="Preformatted_20_Text">cost: $$</text:p>
      <text:p text:style-name="Preformatted_20_Text"/>
      <text:p text:style-name="Preformatted_20_Text">reviewers: 114</text:p>
      <text:p text:style-name="Preformatted_20_Text">category: English, Irish</text:p>
      <text:p text:style-name="Preformatted_20_Text">rank: 5.0</text:p>
      <text:p text:style-name="Preformatted_20_Text">open: Wednesday 10:00 18:00,Thursday 10:00 18:00,Friday 10:00 18:00,Saturday 10:00 18:00,Sunday 10:00 18:00</text:p>
      <text:p text:style-name="Preformatted_20_Text">cost: <text:s/>$$</text:p>
      <text:p text:style-name="Preformatted_20_Text">name: Tea and Sympathy</text:p>
      <text:p text:style-name="Preformatted_20_Text">city: New York</text:p>
      <text:p text:style-name="Preformatted_20_Text"/>
      <text:p text:style-name="Preformatted_20_Text">name: Serendipity 3</text:p>
      <text:p text:style-name="Preformatted_20_Text">cost: $$</text:p>
      <text:p text:style-name="Preformatted_20_Text">category: American, Dessert</text:p>
      <text:p text:style-name="Preformatted_20_Text">city: New York</text:p>
      <text:p text:style-name="Preformatted_20_Text">rank: 3.9</text:p>
      <text:p text:style-name="Preformatted_20_Text">open: Wednesday 10:00 18:00,Thursday 10:00 18:00,Friday 10:00 18:00,Saturday 10:00 18:00,Sunday 10:00 18:00</text:p>
      <text:p text:style-name="Preformatted_20_Text">reviewers: 1565</text:p>
      <text:p text:style-name="Preformatted_20_Text"/>
      <text:p text:style-name="Preformatted_20_Text">name: Schmackery’s</text:p>
      <text:p text:style-name="Preformatted_20_Text">city: New York</text:p>
      <text:p text:style-name="Preformatted_20_Text">rank: 5.0</text:p>
      <text:p text:style-name="Preformatted_20_Text">open: Monday 06:00 17:00,Tuesday 06:00 17:00,Wednesday 06:00 17:00,Thursday 06:00 17:00,Friday 06:00 17:00</text:p>
      <text:p text:style-name="Preformatted_20_Text">reviewers: 52</text:p>
      <text:p text:style-name="Preformatted_20_Text">cost: $</text:p>
      <text:p text:style-name="Preformatted_20_Text">category: Bakery, Coffee</text:p>
      <text:p text:style-name="Preformatted_20_Text"/>
      <text:p text:style-name="Preformatted_20_Text">open: Wednesday 10:00 23:00,Thursday 10:00 23:00,Friday 10:00 23:00,Saturday 10:00 23:00,Sunday 10:00 23:00</text:p>
      <text:p text:style-name="Preformatted_20_Text">reviewers: 98</text:p>
      <text:p text:style-name="Preformatted_20_Text">cost: $$$</text:p>
      <text:p text:style-name="Preformatted_20_Text">category: French</text:p>
      <text:p text:style-name="Preformatted_20_Text">rank: 4.3</text:p>
      <text:p text:style-name="Preformatted_20_Text">name: Le Papillon</text:p>
      <text:p text:style-name="Preformatted_20_Text">city: San Francisco</text:p>
      <text:p text:style-name="Preformatted_20_Text"><text:soft-page-break/></text:p>
      <text:p text:style-name="Preformatted_20_Text">cost: $$$</text:p>
      <text:p text:style-name="Preformatted_20_Text">open: Wednesday 10:00 23:00,Thursday 10:00 23:00,Friday 10:00 23:00,Saturday 10:00 23:00,Sunday 10:00 23:00</text:p>
      <text:p text:style-name="Preformatted_20_Text">reviewers: 1612</text:p>
      <text:p text:style-name="Preformatted_20_Text">category: California, French, Italian</text:p>
      <text:p text:style-name="Preformatted_20_Text">city: San Francisco</text:p>
      <text:p text:style-name="Preformatted_20_Text">rank: 4.4</text:p>
      <text:p text:style-name="Preformatted_20_Text">name: Chez Panisse</text:p>
      <text:p text:style-name="Preformatted_20_Text"/>
      <text:p text:style-name="Preformatted_20_Text">cost: $$$</text:p>
      <text:p text:style-name="Preformatted_20_Text">city: San Francisco</text:p>
      <text:p text:style-name="Preformatted_20_Text">rank: 4.9</text:p>
      <text:p text:style-name="Preformatted_20_Text">open: Wednesday 10:00 23:00,Thursday 10:00 23:00,Friday 10:00 23:00,Saturday 10:00 23:00,Sunday 10:00 23:00</text:p>
      <text:p text:style-name="Preformatted_20_Text">category: French, Seafood</text:p>
      <text:p text:style-name="Preformatted_20_Text">name: Manresa</text:p>
      <text:p text:style-name="Preformatted_20_Text">reviewers: 201</text:p>
      <text:p text:style-name="Preformatted_20_Text"/>
      <text:p text:style-name="Preformatted_20_Text">category: Middle Eastern, Mediterranean, Vegetarian</text:p>
      <text:p text:style-name="Preformatted_20_Text">city: San Francisco</text:p>
      <text:p text:style-name="Preformatted_20_Text">open: Wednesday 10:00 18:00,Thursday 10:00 18:00,Friday 10:00 18:00,Saturday 10:00 18:00,Sunday 10:00 18:00</text:p>
      <text:p text:style-name="Preformatted_20_Text">name: Falafel Drive in</text:p>
      <text:p text:style-name="Preformatted_20_Text">reviewers: 1029</text:p>
      <text:p text:style-name="Preformatted_20_Text">cost: $</text:p>
      <text:p text:style-name="Preformatted_20_Text">rank: 4.1</text:p>
      <text:p text:style-name="Preformatted_20_Text"/>
      <text:p text:style-name="Preformatted_20_Text">reviewers: 254</text:p>
      <text:p text:style-name="Preformatted_20_Text">city: San Francisco</text:p>
      <text:p text:style-name="Preformatted_20_Text">category: American, Diner</text:p>
      <text:p text:style-name="Preformatted_20_Text">rank: 4.4</text:p>
      <text:p text:style-name="Preformatted_20_Text">name: Naglee Park Garage</text:p>
      <text:p text:style-name="Preformatted_20_Text">open: Tuesday 10:00 20:00,Wednesday 10:00 20:00,Thursday 10:00 20:00,Friday 10:00 23:00,Saturday 10:00 23:00,Sunday 10:00 23:00</text:p>
      <text:p text:style-name="Preformatted_20_Text">cost: $$</text:p>
      <text:p text:style-name="Preformatted_20_Text"/>
      <text:p text:style-name="Preformatted_20_Text">reviewers: 3</text:p>
      <text:p text:style-name="Preformatted_20_Text">open: Tuesday 10:00 20:00,Wednesday 10:00 20:00,Thursday 10:00 20:00,Friday 10:00 23:00,Saturday 10:00 23:00,Sunday 10:00 23:00</text:p>
      <text:p text:style-name="Preformatted_20_Text">city: San Francisco</text:p>
      <text:p text:style-name="Preformatted_20_Text">category: American</text:p>
      <text:p text:style-name="Preformatted_20_Text">cost: $$</text:p>
      <text:p text:style-name="Preformatted_20_Text">name: Blackbird Tavern</text:p>
      <text:p text:style-name="Preformatted_20_Text">rank: 3.3</text:p>
      <text:p text:style-name="Preformatted_20_Text"/>
      <text:p text:style-name="Preformatted_20_Text">rank: 3.1</text:p>
      <text:p text:style-name="Preformatted_20_Text">reviewers: 77</text:p>
      <text:p text:style-name="Preformatted_20_Text">name: 71 Saint Peter</text:p>
      <text:p text:style-name="Preformatted_20_Text">open: Wednesday 10:00 23:00,Thursday 10:00 23:00,Friday 10:00 23:00,Saturday 10:00 23:00,Sunday 10:00 23:00</text:p>
      <text:p text:style-name="Preformatted_20_Text">category: Italian, French, Mediterranean</text:p>
      <text:p text:style-name="Preformatted_20_Text">cost: $$$</text:p>
      <text:p text:style-name="Preformatted_20_Text">city: San Francisco</text:p>
      <text:p text:style-name="Preformatted_20_Text"/>
      <text:p text:style-name="Preformatted_20_Text">open: Monday 06:00 17:00,Tuesday 06:00 17:00,Wednesday 06:00 17:00,Thursday 06:00 17:00,Friday 06:00 17:00</text:p>
      <text:p text:style-name="Preformatted_20_Text">reviewers: 35</text:p>
      <text:p text:style-name="Preformatted_20_Text">category: Coffee, Breakfast</text:p>
      <text:p text:style-name="Preformatted_20_Text"><text:soft-page-break/>city: San Francisco</text:p>
      <text:p text:style-name="Preformatted_20_Text">name: Philz Coffee</text:p>
      <text:p text:style-name="Preformatted_20_Text">rank: 5.0</text:p>
      <text:p text:style-name="Preformatted_20_Text">cost: $</text:p>
      <text:p text:style-name="Preformatted_20_Text"/>
      <text:p text:style-name="Preformatted_20_Text">category: Breakfast, Bakery</text:p>
      <text:p text:style-name="Preformatted_20_Text">open: Monday 06:00 17:00,Tuesday 06:00 17:00,Wednesday 06:00 17:00,Thursday 06:00 17:00,Friday 06:00 17:00</text:p>
      <text:p text:style-name="Preformatted_20_Text">rank: 2.1</text:p>
      <text:p text:style-name="Preformatted_20_Text">name: Flour Bakery &amp; Cafe</text:p>
      <text:p text:style-name="Preformatted_20_Text">cost: $</text:p>
      <text:p text:style-name="Preformatted_20_Text">city: Boston</text:p>
      <text:p text:style-name="Preformatted_20_Text">reviewers: 783</text:p>
      <text:p text:style-name="Preformatted_20_Text"/>
      <text:p text:style-name="Preformatted_20_Text">name: Border Cafe</text:p>
      <text:p text:style-name="Preformatted_20_Text">reviewers: 933</text:p>
      <text:p text:style-name="Preformatted_20_Text">open: Tuesday 10:00 20:00,Wednesday 10:00 20:00,Thursday 10:00 20:00,Friday 10:00 23:00,Saturday 10:00 23:00,Sunday 10:00 23:00</text:p>
      <text:p text:style-name="Preformatted_20_Text">category: Mexican</text:p>
      <text:p text:style-name="Preformatted_20_Text">city: Boston</text:p>
      <text:p text:style-name="Preformatted_20_Text">cost: $$</text:p>
      <text:p text:style-name="Preformatted_20_Text">rank: 4.3</text:p>
      <text:p text:style-name="Preformatted_20_Text"/>
      <text:p text:style-name="Preformatted_20_Text">reviewers: 647</text:p>
      <text:p text:style-name="Preformatted_20_Text">open: Tuesday 10:00 20:00,Wednesday 10:00 20:00,Thursday 10:00 20:00,Friday 10:00 23:00,Saturday 10:00 23:00,Sunday 10:00 23:00</text:p>
      <text:p text:style-name="Preformatted_20_Text">cost: $$</text:p>
      <text:p text:style-name="Preformatted_20_Text">category: American</text:p>
      <text:p text:style-name="Preformatted_20_Text">city: Boston</text:p>
      <text:p text:style-name="Preformatted_20_Text">rank: 4.2</text:p>
      <text:p text:style-name="Preformatted_20_Text">name: Parish Cafe</text:p>
      <text:p text:style-name="Preformatted_20_Text"/>
      <text:p text:style-name="Preformatted_20_Text">rank: 5.0</text:p>
      <text:p text:style-name="Preformatted_20_Text">reviewers: 392</text:p>
      <text:p text:style-name="Preformatted_20_Text">open: Tuesday 10:00 20:00,Wednesday 10:00 20:00,Thursday 10:00 20:00,Friday 10:00 23:00,Saturday 10:00 23:00,Sunday 10:00 23:00</text:p>
      <text:p text:style-name="Preformatted_20_Text">category: Dessert, Cafe, Diner</text:p>
      <text:p text:style-name="Preformatted_20_Text">name: Cabot’s Ice Cream &amp; Restaurant</text:p>
      <text:p text:style-name="Preformatted_20_Text">city: Boston</text:p>
      <text:p text:style-name="Preformatted_20_Text">cost: $</text:p>
      <text:p text:style-name="Preformatted_20_Text"/>
      <text:p text:style-name="Preformatted_20_Text">open: Tuesday 10:00 20:00,Wednesday 10:00 20:00,Thursday 10:00 20:00,Friday 10:00 23:00,Saturday 10:00 23:00,Sunday 10:00 23:00</text:p>
      <text:p text:style-name="Preformatted_20_Text">category: Italian, Pizza</text:p>
      <text:p text:style-name="Preformatted_20_Text">rank: 4.8</text:p>
      <text:p text:style-name="Preformatted_20_Text">name: Stella</text:p>
      <text:p text:style-name="Preformatted_20_Text">reviewers: 317</text:p>
      <text:p text:style-name="Preformatted_20_Text">city: Boston</text:p>
      <text:p text:style-name="Preformatted_20_Text">cost: $$$</text:p>
      <text:p text:style-name="Preformatted_20_Text"/>
      <text:p text:style-name="Preformatted_20_Text">name: Aquitaine</text:p>
      <text:p text:style-name="Preformatted_20_Text">cost: $$$</text:p>
      <text:p text:style-name="Preformatted_20_Text">reviewers: 299</text:p>
      <text:p text:style-name="Preformatted_20_Text">open: Monday 06:00 17:00</text:p>
      <text:p text:style-name="Preformatted_20_Text">category: French, Breakfast</text:p>
      <text:p text:style-name="Preformatted_20_Text">city: Boston</text:p>
      <text:p text:style-name="Preformatted_20_Text">rank: 0</text:p>
      <text:p text:style-name="Preformatted_20_Text"/>
      <text:p text:style-name="Preformatted_20_Text">rank: 1.1</text:p>
      <text:p text:style-name="Preformatted_20_Text"><text:soft-page-break/>cost: $$</text:p>
      <text:p text:style-name="Preformatted_20_Text">city: Boston</text:p>
      <text:p text:style-name="Preformatted_20_Text">reviewers: 380</text:p>
      <text:p text:style-name="Preformatted_20_Text">category: Vietnamese, Asian, Vegetarian</text:p>
      <text:p text:style-name="Preformatted_20_Text">open: Wednesday 10:00 23:59,Thursday 10:00 23:59,Friday 10:00 23:59</text:p>
      <text:p text:style-name="Preformatted_20_Text">name: Le’s</text:p>
      <text:p text:style-name="Preformatted_20_Text"/>
      <text:p text:style-name="Preformatted_20_Text">city: Boston</text:p>
      <text:p text:style-name="Preformatted_20_Text">open: Friday 11:00 22:00,Saturday 11:00 22:00,Sunday 11:00 22:00</text:p>
      <text:p text:style-name="Preformatted_20_Text">reviewers: 11</text:p>
      <text:p text:style-name="Preformatted_20_Text">name: Sarma</text:p>
      <text:p text:style-name="Preformatted_20_Text">cost: $$</text:p>
      <text:p text:style-name="Preformatted_20_Text">rank: 3.7</text:p>
      <text:p text:style-name="Preformatted_20_Text">category: Middle Eastern</text:p>
      <text:p text:style-name="Preformatted_20_Text"/>
      <text:p text:style-name="Preformatted_20_Text">reviewers: 200</text:p>
      <text:p text:style-name="Preformatted_20_Text">rank: 4.2</text:p>
      <text:p text:style-name="Preformatted_20_Text">city: Chicago</text:p>
      <text:p text:style-name="Preformatted_20_Text">category: American</text:p>
      <text:p text:style-name="Preformatted_20_Text">open: Wednesday 10:00 23:59,Thursday 10:00 23:59,Friday 10:00 23:59</text:p>
      <text:p text:style-name="Preformatted_20_Text">cost: $$$</text:p>
      <text:p text:style-name="Preformatted_20_Text">name: Sepia</text:p>
      <text:p text:style-name="Preformatted_20_Text"/>
      <text:p text:style-name="Preformatted_20_Text">name: Chama Gaucha</text:p>
      <text:p text:style-name="Preformatted_20_Text">open: Wednesday 10:00 23:59,Thursday 10:00 23:59,Friday 10:00 23:59</text:p>
      <text:p text:style-name="Preformatted_20_Text">rank: 1.1</text:p>
      <text:p text:style-name="Preformatted_20_Text">city: Chicago</text:p>
      <text:p text:style-name="Preformatted_20_Text">reviewers: 248</text:p>
      <text:p text:style-name="Preformatted_20_Text">category: Brazilian</text:p>
      <text:p text:style-name="Preformatted_20_Text">cost: $$$</text:p>
      <text:p text:style-name="Preformatted_20_Text"/>
      <text:p text:style-name="Preformatted_20_Text">reviewers: 130</text:p>
      <text:p text:style-name="Preformatted_20_Text">city: Chicago</text:p>
      <text:p text:style-name="Preformatted_20_Text">name: Prosecco</text:p>
      <text:p text:style-name="Preformatted_20_Text">cost: $$$</text:p>
      <text:p text:style-name="Preformatted_20_Text">open: Tuesday 10:00 20:00,Wednesday 10:00 20:00,Thursday 10:00 20:00,Friday 10:00 23:00,Saturday 10:00 23:00,Sunday 10:00 23:00</text:p>
      <text:p text:style-name="Preformatted_20_Text">rank: 5.0</text:p>
      <text:p text:style-name="Preformatted_20_Text">category: Italian</text:p>
      <text:p text:style-name="Preformatted_20_Text"/>
      <text:p text:style-name="Preformatted_20_Text">cost: $$</text:p>
      <text:p text:style-name="Preformatted_20_Text">reviewers: 1083</text:p>
      <text:p text:style-name="Preformatted_20_Text">name: Cafe Iberico</text:p>
      <text:p text:style-name="Preformatted_20_Text">rank: 4.7</text:p>
      <text:p text:style-name="Preformatted_20_Text">city: Chicago</text:p>
      <text:p text:style-name="Preformatted_20_Text">category: Spanish</text:p>
      <text:p text:style-name="Preformatted_20_Text">open: Wednesday 10:00 23:59,Thursday 10:00 23:59,Friday 10:00 23:59</text:p>
      <text:p text:style-name="Preformatted_20_Text"/>
      <text:p text:style-name="Preformatted_20_Text">category: European</text:p>
      <text:p text:style-name="Preformatted_20_Text">rank: 4.9</text:p>
      <text:p text:style-name="Preformatted_20_Text">cost: $$</text:p>
      <text:p text:style-name="Preformatted_20_Text">name: Hopleaf</text:p>
      <text:p text:style-name="Preformatted_20_Text">open: Wednesday 10:00 23:59,Thursday 10:00 23:59,Friday 10:00 23:59</text:p>
      <text:p text:style-name="Preformatted_20_Text">reviewers: 1133</text:p>
      <text:p text:style-name="Preformatted_20_Text">city: Chicago</text:p>
      <text:p text:style-name="Preformatted_20_Text"/>
      <text:p text:style-name="Preformatted_20_Text">category: Mexican</text:p>
      <text:p text:style-name="Preformatted_20_Text">cost: $$$</text:p>
      <text:p text:style-name="Preformatted_20_Text">name: Frontera Grill</text:p>
      <text:p text:style-name="Preformatted_20_Text"><text:soft-page-break/>rank: 3.5</text:p>
      <text:p text:style-name="Preformatted_20_Text">reviewers: 1128</text:p>
      <text:p text:style-name="Preformatted_20_Text">city: Chicago</text:p>
      <text:p text:style-name="Preformatted_20_Text">open: Wednesday 10:00 18:00,Thursday 10:00 18:00,Friday 10:00 18:00,Saturday 10:00 18:00,Sunday 10:00 18:00</text:p>
      <text:p text:style-name="Preformatted_20_Text"/>
      <text:p text:style-name="Preformatted_20_Text">rank: 2.5</text:p>
      <text:p text:style-name="Preformatted_20_Text">cost: $</text:p>
      <text:p text:style-name="Preformatted_20_Text">category: American, Breakfast, Coffee</text:p>
      <text:p text:style-name="Preformatted_20_Text">reviewers: 1209</text:p>
      <text:p text:style-name="Preformatted_20_Text">city: Chicago</text:p>
      <text:p text:style-name="Preformatted_20_Text">name: Yolk</text:p>
      <text:p text:style-name="Preformatted_20_Text">open: Monday 06:00 17:00,Tuesday 06:00 17:00,Wednesday 06:00 17:00,Thursday 06:00 17:00,Friday 06:00 17:00</text:p>
      <text:p text:style-name="Preformatted_20_Text"/>
      <text:p text:style-name="Preformatted_20_Text">rank: 3.7</text:p>
      <text:p text:style-name="Preformatted_20_Text">name: Fulton Market Kitchen</text:p>
      <text:p text:style-name="Preformatted_20_Text">open: Tuesday 10:00 20:00,Wednesday 10:00 20:00,Thursday 10:00 20:00,Friday 10:00 23:00,Saturday 10:00 23:00,Sunday 10:00 23:00</text:p>
      <text:p text:style-name="Preformatted_20_Text">city: Chicago</text:p>
      <text:p text:style-name="Preformatted_20_Text">cost: $$$</text:p>
      <text:p text:style-name="Preformatted_20_Text">category: American</text:p>
      <text:p text:style-name="Preformatted_20_Text">reviewers: 0</text:p>
      <text:p text:style-name="Preformatted_20_Text"/>
      <text:p text:style-name="Preformatted_20_Text">cost: $</text:p>
      <text:p text:style-name="Preformatted_20_Text">city: Philadelphia</text:p>
      <text:p text:style-name="Preformatted_20_Text">name: Porto</text:p>
      <text:p text:style-name="Preformatted_20_Text">open: Wednesday 10:00 23:59,Thursday 10:00 23:59,Friday 10:00 23:59</text:p>
      <text:p text:style-name="Preformatted_20_Text">reviewers: 3</text:p>
      <text:p text:style-name="Preformatted_20_Text">rank: 5.0</text:p>
      <text:p text:style-name="Preformatted_20_Text">category: Breakfast, Portuguese</text:p>
      <text:p text:style-name="Preformatted_20_Text"/>
      <text:p text:style-name="Preformatted_20_Text">rank: 4.1</text:p>
      <text:p text:style-name="Preformatted_20_Text">name: Morimoto</text:p>
      <text:p text:style-name="Preformatted_20_Text">city: Philadelphia</text:p>
      <text:p text:style-name="Preformatted_20_Text">category: Japanese, Sushi, Vegetarian</text:p>
      <text:p text:style-name="Preformatted_20_Text">reviewers: 1014</text:p>
      <text:p text:style-name="Preformatted_20_Text">cost: $$$</text:p>
      <text:p text:style-name="Preformatted_20_Text">open: Thursday 10:00 18:00,Friday 10:00 18:00</text:p>
      <text:p text:style-name="Preformatted_20_Text"/>
      <text:p text:style-name="Preformatted_20_Text">open: Wednesday 10:00 18:00,Thursday 10:00 18:00,Friday 10:00 18:00</text:p>
      <text:p text:style-name="Preformatted_20_Text">city: Philadelphia</text:p>
      <text:p text:style-name="Preformatted_20_Text">name: Pod</text:p>
      <text:p text:style-name="Preformatted_20_Text">cost: $$$</text:p>
      <text:p text:style-name="Preformatted_20_Text">category: Asian, Japanese</text:p>
      <text:p text:style-name="Preformatted_20_Text">reviewers: 697</text:p>
      <text:p text:style-name="Preformatted_20_Text">rank: 4.6</text:p>
      <text:p text:style-name="Preformatted_20_Text"/>
      <text:p text:style-name="Preformatted_20_Text">reviewers: 600</text:p>
      <text:p text:style-name="Preformatted_20_Text">city: Philadelphia</text:p>
      <text:p text:style-name="Preformatted_20_Text">name: Cake</text:p>
      <text:p text:style-name="Preformatted_20_Text">rank: 4.5</text:p>
      <text:p text:style-name="Preformatted_20_Text">open: Monday 06:00 17:00,Tuesday 06:00 17:00,Wednesday 06:00 17:00,Thursday 06:00 17:00,Friday 06:00 17:00</text:p>
      <text:p text:style-name="Preformatted_20_Text">cost: $$$</text:p>
      <text:p text:style-name="Preformatted_20_Text">category: Bakery, American, Breakfast</text:p>
      <text:p text:style-name="Preformatted_20_Text"/>
      <text:p text:style-name="Preformatted_20_Text">name: Standard Tap</text:p>
      <text:p text:style-name="Preformatted_20_Text">reviewers: 450</text:p>
      <text:p text:style-name="Preformatted_20_Text"><text:soft-page-break/>category: American</text:p>
      <text:p text:style-name="Preformatted_20_Text">cost: $$</text:p>
      <text:p text:style-name="Preformatted_20_Text">rank: 5.0</text:p>
      <text:p text:style-name="Preformatted_20_Text">city: Philadelphia</text:p>
      <text:p text:style-name="Preformatted_20_Text">open: Wednesday 10:00 18:00,Thursday 10:00 18:00,Friday 10:00 18:00,Saturday 10:00 18:00,Sunday 10:00 18:00</text:p>
      <text:p text:style-name="Preformatted_20_Text"/>
      <text:p text:style-name="Preformatted_20_Text">name: Pop Shop</text:p>
      <text:p text:style-name="Preformatted_20_Text">city: Philadelphia</text:p>
      <text:p text:style-name="Preformatted_20_Text">rank: 4.1</text:p>
      <text:p text:style-name="Preformatted_20_Text">open: Monday 06:00 17:00,Tuesday 06:00 17:00,Wednesday 06:00 17:00,Thursday 06:00 17:00,Friday 06:00 17:00</text:p>
      <text:p text:style-name="Preformatted_20_Text">category: American</text:p>
      <text:p text:style-name="Preformatted_20_Text">reviewers: 449</text:p>
      <text:p text:style-name="Preformatted_20_Text">cost: $$</text:p>
      <text:p text:style-name="Preformatted_20_Text"/>
      <text:p text:style-name="Preformatted_20_Text">city: Philadelphia</text:p>
      <text:p text:style-name="Preformatted_20_Text">rank: 4.3</text:p>
      <text:p text:style-name="Preformatted_20_Text">category: Mediterranean, Pizza</text:p>
      <text:p text:style-name="Preformatted_20_Text">name: Arpeggio</text:p>
      <text:p text:style-name="Preformatted_20_Text">open: Tuesday 10:00 20:00,Wednesday 10:00 20:00,Thursday 10:00 20:00,Friday 10:00 23:00,Saturday 10:00 23:00,Sunday 10:00 23:00</text:p>
      <text:p text:style-name="Preformatted_20_Text">reviewers: 363</text:p>
      <text:p text:style-name="Preformatted_20_Text">cost: $$$</text:p>
      <text:p text:style-name="Preformatted_20_Text"/>
      <text:p text:style-name="Preformatted_20_Text">name: Sagami</text:p>
      <text:p text:style-name="Preformatted_20_Text">cost: $$$</text:p>
      <text:p text:style-name="Preformatted_20_Text">rank: 4.2</text:p>
      <text:p text:style-name="Preformatted_20_Text">category: Japanese, Sushi, Asian</text:p>
      <text:p text:style-name="Preformatted_20_Text">city: Philadelphia</text:p>
      <text:p text:style-name="Preformatted_20_Text">open: Tuesday 10:00 20:00,Wednesday 10:00 20:00,Thursday 10:00 20:00,Friday 10:00 23:00,Saturday 10:00 23:00,Sunday 10:00 23:00</text:p>
      <text:p text:style-name="Preformatted_20_Text">reviewers: 401</text:p>
      <text:p text:style-name="Preformatted_20_Text"/>
      <text:p text:style-name="Preformatted_20_Text">cost: $$</text:p>
      <text:p text:style-name="Preformatted_20_Text">reviewers: 498</text:p>
      <text:p text:style-name="Preformatted_20_Text">name: Janet's Restaurant</text:p>
      <text:p text:style-name="Preformatted_20_Text">category: Steakhouse</text:p>
      <text:p text:style-name="Preformatted_20_Text">city: Philadelphia</text:p>
      <text:p text:style-name="Preformatted_20_Text">open: Monday 13:00 23:00,Tuesday 13:00 23:00,Wednesday 13:00 23:00,Thursday 13:00 23:00,Friday 13:00 23:00,Saturday 13:00 23:00,Sunday 13:00 23:00</text:p>
      <text:p text:style-name="Preformatted_20_Text">rank: 3</text:p>
      <text:p text:style-name="Preformatted_20_Text"/>
      <text:p text:style-name="Preformatted_20_Text">cost: $</text:p>
      <text:p text:style-name="Preformatted_20_Text">open: Monday 07:00 21:00,Tuesday 07:00 21:00,Wednesday 07:00 21:00,Thursday 07:00 21:00,Friday 07:00 21:00,Saturday 07:00 21:00,Sunday 07:00 21:00</text:p>
      <text:p text:style-name="Preformatted_20_Text">name: Jerry's Restaurant</text:p>
      <text:p text:style-name="Preformatted_20_Text">city: Philadelphia</text:p>
      <text:p text:style-name="Preformatted_20_Text">reviewers: 383</text:p>
      <text:p text:style-name="Preformatted_20_Text">rank: 1</text:p>
      <text:p text:style-name="Preformatted_20_Text">category: Sports Bar</text:p>
      <text:p text:style-name="Preformatted_20_Text"/>
      <text:p text:style-name="Preformatted_20_Text">open: Monday 12:00 20:00,Tuesday 12:00 20:00,Wednesday 12:00 20:00,Thursday 12:00 20:00,Friday 12:00 20:00,Saturday 12:00 20:00,Sunday 12:00 20:00</text:p>
      <text:p text:style-name="Preformatted_20_Text">reviewers: 404</text:p>
      <text:p text:style-name="Preformatted_20_Text">cost: $$</text:p>
      <text:p text:style-name="Preformatted_20_Text">city: Philadelphia</text:p>
      <text:p text:style-name="Preformatted_20_Text">category: Italian</text:p>
      <text:p text:style-name="Preformatted_20_Text">name: Jerry's Bar and Grill</text:p>
      <text:p text:style-name="Preformatted_20_Text"><text:soft-page-break/>rank: 3</text:p>
      <text:p text:style-name="Preformatted_20_Text"/>
      <text:p text:style-name="Preformatted_20_Text">category: Mexican</text:p>
      <text:p text:style-name="Preformatted_20_Text">name: Steak Place</text:p>
      <text:p text:style-name="Preformatted_20_Text">city: Philadelphia</text:p>
      <text:p text:style-name="Preformatted_20_Text">rank: 3</text:p>
      <text:p text:style-name="Preformatted_20_Text">cost: $</text:p>
      <text:p text:style-name="Preformatted_20_Text">open: Monday 07:00 16:00,Tuesday 07:00 16:00,Wednesday 07:00 16:00,Thursday 07:00 16:00,Friday 07:00 16:00,Saturday 07:00 16:00,Sunday 07:00 16:00</text:p>
      <text:p text:style-name="Preformatted_20_Text">reviewers: 357</text:p>
      <text:p text:style-name="Preformatted_20_Text"/>
      <text:p text:style-name="Preformatted_20_Text">city: Philadelphia</text:p>
      <text:p text:style-name="Preformatted_20_Text">cost: $</text:p>
      <text:p text:style-name="Preformatted_20_Text">category: American</text:p>
      <text:p text:style-name="Preformatted_20_Text">reviewers: 245</text:p>
      <text:p text:style-name="Preformatted_20_Text">rank: 1</text:p>
      <text:p text:style-name="Preformatted_20_Text">name: Fred's Restaurant</text:p>
      <text:p text:style-name="Preformatted_20_Text">open: Monday 09:00 22:00,Tuesday 09:00 22:00,Wednesday 09:00 22:00,Thursday 09:00 22:00,Friday 09:00 22:00,Saturday 09:00 22:00,Sunday 09:00 22:00</text:p>
      <text:p text:style-name="Preformatted_20_Text"/>
      <text:p text:style-name="Preformatted_20_Text">rank: 1</text:p>
      <text:p text:style-name="Preformatted_20_Text">name: John's Place</text:p>
      <text:p text:style-name="Preformatted_20_Text">open: Monday 14:00 23:00,Tuesday 14:00 23:00,Wednesday 14:00 23:00,Thursday 14:00 23:00,Friday 14:00 23:00,Saturday 14:00 23:00,Sunday 14:00 23:00</text:p>
      <text:p text:style-name="Preformatted_20_Text">category: Steakhouse</text:p>
      <text:p text:style-name="Preformatted_20_Text">city: Philadelphia</text:p>
      <text:p text:style-name="Preformatted_20_Text">cost: $$$</text:p>
      <text:p text:style-name="Preformatted_20_Text">reviewers: 431</text:p>
      <text:p text:style-name="Preformatted_20_Text"/>
      <text:p text:style-name="Preformatted_20_Text">open: Monday 10:00 22:00,Tuesday 10:00 22:00,Wednesday 10:00 22:00,Thursday 10:00 22:00,Friday 10:00 22:00,Saturday 10:00 22:00,Sunday 10:00 22:00</text:p>
      <text:p text:style-name="Preformatted_20_Text">rank: 1</text:p>
      <text:p text:style-name="Preformatted_20_Text">reviewers: 332</text:p>
      <text:p text:style-name="Preformatted_20_Text">city: Philadelphia</text:p>
      <text:p text:style-name="Preformatted_20_Text">name: Jerry's Bar and Grill</text:p>
      <text:p text:style-name="Preformatted_20_Text">category: Sports Bar</text:p>
      <text:p text:style-name="Preformatted_20_Text">cost: $</text:p>
      <text:p text:style-name="Preformatted_20_Text"/>
      <text:p text:style-name="Preformatted_20_Text">cost: $$$</text:p>
      <text:p text:style-name="Preformatted_20_Text">name: John's Bar and Grill</text:p>
      <text:p text:style-name="Preformatted_20_Text">open: Monday 14:00 23:00,Tuesday 14:00 23:00,Wednesday 14:00 23:00,Thursday 14:00 23:00,Friday 14:00 23:00,Saturday 14:00 23:00,Sunday 14:00 23:00</text:p>
      <text:p text:style-name="Preformatted_20_Text">rank: 1</text:p>
      <text:p text:style-name="Preformatted_20_Text">reviewers: 284</text:p>
      <text:p text:style-name="Preformatted_20_Text">category: Italian</text:p>
      <text:p text:style-name="Preformatted_20_Text">city: Philadelphia</text:p>
      <text:p text:style-name="Preformatted_20_Text"/>
      <text:p text:style-name="Preformatted_20_Text">cost: $$$</text:p>
      <text:p text:style-name="Preformatted_20_Text">open: Monday 12:00 23:00,Tuesday 12:00 23:00,Wednesday 12:00 23:00,Thursday 12:00 23:00,Friday 12:00 23:00,Saturday 12:00 23:00,Sunday 12:00 23:00</text:p>
      <text:p text:style-name="Preformatted_20_Text">reviewers: 446</text:p>
      <text:p text:style-name="Preformatted_20_Text">rank: 1</text:p>
      <text:p text:style-name="Preformatted_20_Text">city: New York</text:p>
      <text:p text:style-name="Preformatted_20_Text">category: Mexican</text:p>
      <text:p text:style-name="Preformatted_20_Text">name: Tim's Bar and Grill</text:p>
      <text:p text:style-name="Preformatted_20_Text"/>
      <text:p text:style-name="Preformatted_20_Text">name: Jerry's Place</text:p>
      <text:p text:style-name="Preformatted_20_Text">city: New York</text:p>
      <text:p text:style-name="Preformatted_20_Text">cost: $</text:p>
      <text:p text:style-name="Preformatted_20_Text"><text:soft-page-break/>rank: 2</text:p>
      <text:p text:style-name="Preformatted_20_Text">reviewers: 19</text:p>
      <text:p text:style-name="Preformatted_20_Text">open: Monday 11:00 23:00,Tuesday 11:00 23:00,Wednesday 11:00 23:00,Thursday 11:00 23:00,Friday 11:00 23:00,Saturday 11:00 23:00,Sunday 11:00 23:00</text:p>
      <text:p text:style-name="Preformatted_20_Text">category: American</text:p>
      <text:p text:style-name="Preformatted_20_Text"/>
      <text:p text:style-name="Preformatted_20_Text">category: Steakhouse</text:p>
      <text:p text:style-name="Preformatted_20_Text">city: New York</text:p>
      <text:p text:style-name="Preformatted_20_Text">cost: $$</text:p>
      <text:p text:style-name="Preformatted_20_Text">open: Monday 10:00 18:00,Tuesday 10:00 18:00,Wednesday 10:00 18:00,Thursday 10:00 18:00,Friday 10:00 18:00,Saturday 10:00 18:00,Sunday 10:00 18:00</text:p>
      <text:p text:style-name="Preformatted_20_Text">reviewers: 342</text:p>
      <text:p text:style-name="Preformatted_20_Text">rank: 3</text:p>
      <text:p text:style-name="Preformatted_20_Text">name: Tim's Restaurant</text:p>
      <text:p text:style-name="Preformatted_20_Text"/>
      <text:p text:style-name="Preformatted_20_Text">name: Janet's Place</text:p>
      <text:p text:style-name="Preformatted_20_Text">reviewers: 327</text:p>
      <text:p text:style-name="Preformatted_20_Text">cost: $</text:p>
      <text:p text:style-name="Preformatted_20_Text">open: Monday 10:00 21:00,Tuesday 10:00 21:00,Wednesday 10:00 21:00,Thursday 10:00 21:00,Friday 10:00 21:00,Saturday 10:00 21:00,Sunday 10:00 21:00</text:p>
      <text:p text:style-name="Preformatted_20_Text">rank: 2</text:p>
      <text:p text:style-name="Preformatted_20_Text">category: Sports Bar</text:p>
      <text:p text:style-name="Preformatted_20_Text">city: New York</text:p>
      <text:p text:style-name="Preformatted_20_Text"/>
      <text:p text:style-name="Preformatted_20_Text">cost: $</text:p>
      <text:p text:style-name="Preformatted_20_Text">category: Italian</text:p>
      <text:p text:style-name="Preformatted_20_Text">reviewers: 64</text:p>
      <text:p text:style-name="Preformatted_20_Text">open: Monday 10:00 23:00,Tuesday 10:00 23:00,Wednesday 10:00 23:00,Thursday 10:00 23:00,Friday 10:00 23:00,Saturday 10:00 23:00,Sunday 10:00 23:00</text:p>
      <text:p text:style-name="Preformatted_20_Text">rank: 3</text:p>
      <text:p text:style-name="Preformatted_20_Text">name: John's Place</text:p>
      <text:p text:style-name="Preformatted_20_Text">city: New York</text:p>
      <text:p text:style-name="Preformatted_20_Text"/>
      <text:p text:style-name="Preformatted_20_Text">cost: $$$</text:p>
      <text:p text:style-name="Preformatted_20_Text">city: New York</text:p>
      <text:p text:style-name="Preformatted_20_Text">reviewers: 230</text:p>
      <text:p text:style-name="Preformatted_20_Text">open: Monday 10:00 19:00,Tuesday 10:00 19:00,Wednesday 10:00 19:00,Thursday 10:00 19:00,Friday 10:00 19:00,Saturday 10:00 19:00,Sunday 10:00 19:00</text:p>
      <text:p text:style-name="Preformatted_20_Text">name: Janet's Bar and Grill</text:p>
      <text:p text:style-name="Preformatted_20_Text">rank: 1</text:p>
      <text:p text:style-name="Preformatted_20_Text">category: Mexican</text:p>
      <text:p text:style-name="Preformatted_20_Text"/>
      <text:p text:style-name="Preformatted_20_Text">rank: 4</text:p>
      <text:p text:style-name="Preformatted_20_Text">cost: $</text:p>
      <text:p text:style-name="Preformatted_20_Text">city: New York</text:p>
      <text:p text:style-name="Preformatted_20_Text">open: Monday 09:00 23:00,Tuesday 09:00 23:00,Wednesday 09:00 23:00,Thursday 09:00 23:00,Friday 09:00 23:00,Saturday 09:00 23:00,Sunday 09:00 23:00</text:p>
      <text:p text:style-name="Preformatted_20_Text">category: American</text:p>
      <text:p text:style-name="Preformatted_20_Text">reviewers: 244</text:p>
      <text:p text:style-name="Preformatted_20_Text">name: Fred's Restaurant</text:p>
      <text:p text:style-name="Preformatted_20_Text"/>
      <text:p text:style-name="Preformatted_20_Text">reviewers: 42</text:p>
      <text:p text:style-name="Preformatted_20_Text">name: Jerry's Restaurant</text:p>
      <text:p text:style-name="Preformatted_20_Text">cost: $$</text:p>
      <text:p text:style-name="Preformatted_20_Text">rank: 3</text:p>
      <text:p text:style-name="Preformatted_20_Text">category: Steakhouse</text:p>
      <text:p text:style-name="Preformatted_20_Text">open: Monday 14:00 23:00,Tuesday 14:00 23:00,Wednesday 14:00 23:00,Thursday 14:00 23:00,Friday 14:00 23:00,Saturday 14:00 23:00,Sunday 14:00 23:00</text:p>
      <text:p text:style-name="Preformatted_20_Text">city: New York</text:p>
      <text:p text:style-name="Preformatted_20_Text"><text:soft-page-break/></text:p>
      <text:p text:style-name="Preformatted_20_Text">name: Janet's Restaurant</text:p>
      <text:p text:style-name="Preformatted_20_Text">category: Sports Bar</text:p>
      <text:p text:style-name="Preformatted_20_Text">open: Monday 06:00 19:00,Tuesday 06:00 19:00,Wednesday 06:00 19:00,Thursday 06:00 19:00,Friday 06:00 19:00,Saturday 06:00 19:00,Sunday 06:00 19:00</text:p>
      <text:p text:style-name="Preformatted_20_Text">reviewers: 456</text:p>
      <text:p text:style-name="Preformatted_20_Text">cost: $$$</text:p>
      <text:p text:style-name="Preformatted_20_Text">rank: 1</text:p>
      <text:p text:style-name="Preformatted_20_Text">city: Boston</text:p>
      <text:p text:style-name="Preformatted_20_Text"/>
      <text:p text:style-name="Preformatted_20_Text">category: Italian</text:p>
      <text:p text:style-name="Preformatted_20_Text">reviewers: 40</text:p>
      <text:p text:style-name="Preformatted_20_Text">rank: 2</text:p>
      <text:p text:style-name="Preformatted_20_Text">name: Steak Bar and Grill</text:p>
      <text:p text:style-name="Preformatted_20_Text">cost: $</text:p>
      <text:p text:style-name="Preformatted_20_Text">city: Boston</text:p>
      <text:p text:style-name="Preformatted_20_Text">open: Monday 07:00 18:00,Tuesday 07:00 18:00,Wednesday 07:00 18:00,Thursday 07:00 18:00,Friday 07:00 18:00,Saturday 07:00 18:00,Sunday 07:00 18:00</text:p>
      <text:p text:style-name="Preformatted_20_Text"/>
      <text:p text:style-name="Preformatted_20_Text">rank: 4</text:p>
      <text:p text:style-name="Preformatted_20_Text">reviewers: 188</text:p>
      <text:p text:style-name="Preformatted_20_Text">open: Monday 09:00 21:00,Tuesday 09:00 21:00,Wednesday 09:00 21:00,Thursday 09:00 21:00,Friday 09:00 21:00,Saturday 09:00 21:00,Sunday 09:00 21:00</text:p>
      <text:p text:style-name="Preformatted_20_Text">name: Steak Place</text:p>
      <text:p text:style-name="Preformatted_20_Text">category: Mexican</text:p>
      <text:p text:style-name="Preformatted_20_Text">city: Boston</text:p>
      <text:p text:style-name="Preformatted_20_Text">cost: $</text:p>
      <text:p text:style-name="Preformatted_20_Text"/>
      <text:p text:style-name="Preformatted_20_Text">open: Monday 08:00 20:00,Tuesday 08:00 20:00,Wednesday 08:00 20:00,Thursday 08:00 20:00,Friday 08:00 20:00,Saturday 08:00 20:00,Sunday 08:00 20:00</text:p>
      <text:p text:style-name="Preformatted_20_Text">city: Boston</text:p>
      <text:p text:style-name="Preformatted_20_Text">rank: 4</text:p>
      <text:p text:style-name="Preformatted_20_Text">cost: $</text:p>
      <text:p text:style-name="Preformatted_20_Text">category: American</text:p>
      <text:p text:style-name="Preformatted_20_Text">name: John's Restaurant</text:p>
      <text:p text:style-name="Preformatted_20_Text">reviewers: 301</text:p>
      <text:p text:style-name="Preformatted_20_Text"/>
      <text:p text:style-name="Preformatted_20_Text">city: Boston</text:p>
      <text:p text:style-name="Preformatted_20_Text">reviewers: 353</text:p>
      <text:p text:style-name="Preformatted_20_Text">open: Monday 10:00 18:00,Tuesday 10:00 18:00,Wednesday 10:00 18:00,Thursday 10:00 18:00,Friday 10:00 18:00,Saturday 10:00 18:00,Sunday 10:00 18:00</text:p>
      <text:p text:style-name="Preformatted_20_Text">category: Steakhouse</text:p>
      <text:p text:style-name="Preformatted_20_Text">cost: $$$</text:p>
      <text:p text:style-name="Preformatted_20_Text">rank: 4</text:p>
      <text:p text:style-name="Preformatted_20_Text">name: Tim's Restaurant</text:p>
      <text:p text:style-name="Preformatted_20_Text"/>
      <text:p text:style-name="Preformatted_20_Text">reviewers: 298</text:p>
      <text:p text:style-name="Preformatted_20_Text">category: Sports Bar</text:p>
      <text:p text:style-name="Preformatted_20_Text">open: Monday 10:00 19:00,Tuesday 10:00 19:00,Wednesday 10:00 19:00,Thursday 10:00 19:00,Friday 10:00 19:00,Saturday 10:00 19:00,Sunday 10:00 19:00</text:p>
      <text:p text:style-name="Preformatted_20_Text">city: Boston</text:p>
      <text:p text:style-name="Preformatted_20_Text">cost: $</text:p>
      <text:p text:style-name="Preformatted_20_Text">name: Tim's Restaurant</text:p>
      <text:p text:style-name="Preformatted_20_Text">rank: 3</text:p>
      <text:p text:style-name="Preformatted_20_Text"/>
      <text:p text:style-name="Preformatted_20_Text">name: John's Bar and Grill</text:p>
      <text:p text:style-name="Preformatted_20_Text">open: Monday 12:00 23:00,Tuesday 12:00 23:00,Wednesday 12:00 23:00,Thursday 12:00 23:00,Friday 12:00 23:00,Saturday 12:00 23:00,Sunday 12:00 23:00</text:p>
      <text:p text:style-name="Preformatted_20_Text">city: Boston</text:p>
      <text:p text:style-name="Preformatted_20_Text"><text:soft-page-break/>cost: $$$</text:p>
      <text:p text:style-name="Preformatted_20_Text">category: Italian</text:p>
      <text:p text:style-name="Preformatted_20_Text">reviewers: 356</text:p>
      <text:p text:style-name="Preformatted_20_Text">rank: 3</text:p>
      <text:p text:style-name="Preformatted_20_Text"/>
      <text:p text:style-name="Preformatted_20_Text">name: Janet's Restaurant</text:p>
      <text:p text:style-name="Preformatted_20_Text">cost: $$$</text:p>
      <text:p text:style-name="Preformatted_20_Text">reviewers: 33</text:p>
      <text:p text:style-name="Preformatted_20_Text">city: Boston</text:p>
      <text:p text:style-name="Preformatted_20_Text">open: Monday 08:00 18:00,Tuesday 08:00 18:00,Wednesday 08:00 18:00,Thursday 08:00 18:00,Friday 08:00 18:00,Saturday 08:00 18:00,Sunday 08:00 18:00</text:p>
      <text:p text:style-name="Preformatted_20_Text">category: Mexican</text:p>
      <text:p text:style-name="Preformatted_20_Text">rank: 3</text:p>
      <text:p text:style-name="Preformatted_20_Text"/>
      <text:p text:style-name="Preformatted_20_Text">rank: 4</text:p>
      <text:p text:style-name="Preformatted_20_Text">city: Chicago</text:p>
      <text:p text:style-name="Preformatted_20_Text">cost: $</text:p>
      <text:p text:style-name="Preformatted_20_Text">name: Fred's Place</text:p>
      <text:p text:style-name="Preformatted_20_Text">reviewers: 438</text:p>
      <text:p text:style-name="Preformatted_20_Text">open: Monday 11:00 19:00,Tuesday 11:00 19:00,Wednesday 11:00 19:00,Thursday 11:00 19:00,Friday 11:00 19:00,Saturday 11:00 19:00,Sunday 11:00 19:00</text:p>
      <text:p text:style-name="Preformatted_20_Text">category: American</text:p>
      <text:p text:style-name="Preformatted_20_Text"/>
      <text:p text:style-name="Preformatted_20_Text">city: Chicago</text:p>
      <text:p text:style-name="Preformatted_20_Text">rank: 1</text:p>
      <text:p text:style-name="Preformatted_20_Text">name: Tim's Restaurant</text:p>
      <text:p text:style-name="Preformatted_20_Text">cost: $$$</text:p>
      <text:p text:style-name="Preformatted_20_Text">category: Steakhouse</text:p>
      <text:p text:style-name="Preformatted_20_Text">open: Monday 11:00 22:00,Tuesday 11:00 22:00,Wednesday 11:00 22:00,Thursday 11:00 22:00,Friday 11:00 22:00,Saturday 11:00 22:00,Sunday 11:00 22:00</text:p>
      <text:p text:style-name="Preformatted_20_Text">reviewers: 402</text:p>
      <text:p text:style-name="Preformatted_20_Text"/>
      <text:p text:style-name="Preformatted_20_Text">name: Steak Bar and Grill</text:p>
      <text:p text:style-name="Preformatted_20_Text">category: Sports Bar</text:p>
      <text:p text:style-name="Preformatted_20_Text">cost: $</text:p>
      <text:p text:style-name="Preformatted_20_Text">city: Chicago</text:p>
      <text:p text:style-name="Preformatted_20_Text">reviewers: 305</text:p>
      <text:p text:style-name="Preformatted_20_Text">rank: 4</text:p>
      <text:p text:style-name="Preformatted_20_Text">open: Monday 06:00 19:00,Tuesday 06:00 19:00,Wednesday 06:00 19:00,Thursday 06:00 19:00,Friday 06:00 19:00,Saturday 06:00 19:00,Sunday 06:00 19:00</text:p>
      <text:p text:style-name="Preformatted_20_Text"/>
      <text:p text:style-name="Preformatted_20_Text">reviewers: 342</text:p>
      <text:p text:style-name="Preformatted_20_Text">rank: 4</text:p>
      <text:p text:style-name="Preformatted_20_Text">name: John's Restaurant</text:p>
      <text:p text:style-name="Preformatted_20_Text">open: Monday 06:00 14:00,Tuesday 06:00 14:00,Wednesday 06:00 14:00,Thursday 06:00 14:00,Friday 06:00 14:00,Saturday 06:00 14:00,Sunday 06:00 14:00</text:p>
      <text:p text:style-name="Preformatted_20_Text">city: Chicago</text:p>
      <text:p text:style-name="Preformatted_20_Text">category: Italian</text:p>
      <text:p text:style-name="Preformatted_20_Text">cost: $</text:p>
      <text:p text:style-name="Preformatted_20_Text"/>
      <text:p text:style-name="Preformatted_20_Text">rank: 1</text:p>
      <text:p text:style-name="Preformatted_20_Text">name: Tim's Bar and Grill</text:p>
      <text:p text:style-name="Preformatted_20_Text">reviewers: 327</text:p>
      <text:p text:style-name="Preformatted_20_Text">city: Chicago</text:p>
      <text:p text:style-name="Preformatted_20_Text">open: Monday 14:00 22:00,Tuesday 14:00 22:00,Wednesday 14:00 22:00,Thursday 14:00 22:00,Friday 14:00 22:00,Saturday 14:00 22:00,Sunday 14:00 22:00</text:p>
      <text:p text:style-name="Preformatted_20_Text">cost: $</text:p>
      <text:p text:style-name="Preformatted_20_Text">category: Mexican</text:p>
      <text:p text:style-name="Preformatted_20_Text"/>
      <text:p text:style-name="Preformatted_20_Text"><text:soft-page-break/>open: Monday 09:00 18:00,Tuesday 09:00 18:00,Wednesday 09:00 18:00,Thursday 09:00 18:00,Friday 09:00 18:00,Saturday 09:00 18:00,Sunday 09:00 18:00</text:p>
      <text:p text:style-name="Preformatted_20_Text">city: Chicago</text:p>
      <text:p text:style-name="Preformatted_20_Text">reviewers: 153</text:p>
      <text:p text:style-name="Preformatted_20_Text">category: American</text:p>
      <text:p text:style-name="Preformatted_20_Text">name: John's Place</text:p>
      <text:p text:style-name="Preformatted_20_Text">cost: $$$</text:p>
      <text:p text:style-name="Preformatted_20_Text">rank: 2</text:p>
      <text:p text:style-name="Preformatted_20_Text"/>
      <text:p text:style-name="Preformatted_20_Text">open: Monday 07:00 16:00,Tuesday 07:00 16:00,Wednesday 07:00 16:00,Thursday 07:00 16:00,Friday 07:00 16:00,Saturday 07:00 16:00,Sunday 07:00 16:00</text:p>
      <text:p text:style-name="Preformatted_20_Text">rank: 4</text:p>
      <text:p text:style-name="Preformatted_20_Text">city: Chicago</text:p>
      <text:p text:style-name="Preformatted_20_Text">name: Jerry's Restaurant</text:p>
      <text:p text:style-name="Preformatted_20_Text">category: Steakhouse</text:p>
      <text:p text:style-name="Preformatted_20_Text">cost: $</text:p>
      <text:p text:style-name="Preformatted_20_Text">reviewers: 166</text:p>
      <text:p text:style-name="Preformatted_20_Text"/>
      <text:p text:style-name="Preformatted_20_Text">open: Monday 10:00 23:00,Tuesday 10:00 23:00,Wednesday 10:00 23:00,Thursday 10:00 23:00,Friday 10:00 23:00,Saturday 10:00 23:00,Sunday 10:00 23:00</text:p>
      <text:p text:style-name="Preformatted_20_Text">cost: $</text:p>
      <text:p text:style-name="Preformatted_20_Text">rank: 2</text:p>
      <text:p text:style-name="Preformatted_20_Text">city: Chicago</text:p>
      <text:p text:style-name="Preformatted_20_Text">reviewers: 68</text:p>
      <text:p text:style-name="Preformatted_20_Text">category: Sports Bar</text:p>
      <text:p text:style-name="Preformatted_20_Text">name: Tim's Place</text:p>
      <text:p text:style-name="Preformatted_20_Text"/>
      <text:p text:style-name="Preformatted_20_Text">open: Monday 10:00 22:00,Tuesday 10:00 22:00,Wednesday 10:00 22:00,Thursday 10:00 22:00,Friday 10:00 22:00,Saturday 10:00 22:00,Sunday 10:00 22:00</text:p>
      <text:p text:style-name="Preformatted_20_Text">category: Italian</text:p>
      <text:p text:style-name="Preformatted_20_Text">rank: 1</text:p>
      <text:p text:style-name="Preformatted_20_Text">name: Fred's Restaurant</text:p>
      <text:p text:style-name="Preformatted_20_Text">reviewers: 163</text:p>
      <text:p text:style-name="Preformatted_20_Text">city: San Francisco</text:p>
      <text:p text:style-name="Preformatted_20_Text">cost: $</text:p>
      <text:p text:style-name="Preformatted_20_Text"/>
      <text:p text:style-name="Preformatted_20_Text">category: Mexican</text:p>
      <text:p text:style-name="Preformatted_20_Text">reviewers: 407</text:p>
      <text:p text:style-name="Preformatted_20_Text">rank: 3</text:p>
      <text:p text:style-name="Preformatted_20_Text">city: San Francisco</text:p>
      <text:p text:style-name="Preformatted_20_Text">open: Monday 12:00 23:00,Tuesday 12:00 23:00,Wednesday 12:00 23:00,Thursday 12:00 23:00,Friday 12:00 23:00,Saturday 12:00 23:00,Sunday 12:00 23:00</text:p>
      <text:p text:style-name="Preformatted_20_Text">name: John's Place</text:p>
      <text:p text:style-name="Preformatted_20_Text">cost: $$$</text:p>
      <text:p text:style-name="Preformatted_20_Text"/>
      <text:p text:style-name="Preformatted_20_Text">city: San Francisco</text:p>
      <text:p text:style-name="Preformatted_20_Text">open: Monday 12:00 23:00,Tuesday 12:00 23:00,Wednesday 12:00 23:00,Thursday 12:00 23:00,Friday 12:00 23:00,Saturday 12:00 23:00,Sunday 12:00 23:00</text:p>
      <text:p text:style-name="Preformatted_20_Text">reviewers: 329</text:p>
      <text:p text:style-name="Preformatted_20_Text">rank: 2</text:p>
      <text:p text:style-name="Preformatted_20_Text">name: Janet's Bar and Grill</text:p>
      <text:p text:style-name="Preformatted_20_Text">cost: $$</text:p>
      <text:p text:style-name="Preformatted_20_Text">category: American</text:p>
      <text:p text:style-name="Preformatted_20_Text"/>
      <text:p text:style-name="Preformatted_20_Text">cost: $</text:p>
      <text:p text:style-name="Preformatted_20_Text">open: Monday 08:00 21:00,Tuesday 08:00 21:00,Wednesday 08:00 21:00,Thursday 08:00 21:00,Friday 08:00 21:00,Saturday 08:00 21:00,Sunday 08:00 21:00</text:p>
      <text:p text:style-name="Preformatted_20_Text">city: San Francisco</text:p>
      <text:p text:style-name="Preformatted_20_Text">name: Jerry's Place</text:p>
      <text:p text:style-name="Preformatted_20_Text"><text:soft-page-break/>rank: 1</text:p>
      <text:p text:style-name="Preformatted_20_Text">category: Steakhouse</text:p>
      <text:p text:style-name="Preformatted_20_Text">reviewers: 268</text:p>
      <text:p text:style-name="Preformatted_20_Text"/>
      <text:p text:style-name="Preformatted_20_Text">open: Monday 12:00 23:00,Tuesday 12:00 23:00,Wednesday 12:00 23:00,Thursday 12:00 23:00,Friday 12:00 23:00,Saturday 12:00 23:00,Sunday 12:00 23:00</text:p>
      <text:p text:style-name="Preformatted_20_Text">cost: $</text:p>
      <text:p text:style-name="Preformatted_20_Text">city: San Francisco</text:p>
      <text:p text:style-name="Preformatted_20_Text">rank: 3</text:p>
      <text:p text:style-name="Preformatted_20_Text">name: Jerry's Restaurant</text:p>
      <text:p text:style-name="Preformatted_20_Text">category: Sports Bar</text:p>
      <text:p text:style-name="Preformatted_20_Text">reviewers: 209</text:p>
      <text:p text:style-name="Preformatted_20_Text"/>
      <text:p text:style-name="Preformatted_20_Text">rank: 3</text:p>
      <text:p text:style-name="Preformatted_20_Text">name: John's Place</text:p>
      <text:p text:style-name="Preformatted_20_Text">category: Italian</text:p>
      <text:p text:style-name="Preformatted_20_Text">city: San Francisco</text:p>
      <text:p text:style-name="Preformatted_20_Text">open: Monday 08:00 20:00,Tuesday 08:00 20:00,Wednesday 08:00 20:00,Thursday 08:00 20:00,Friday 08:00 20:00,Saturday 08:00 20:00,Sunday 08:00 20:00</text:p>
      <text:p text:style-name="Preformatted_20_Text">cost: $$</text:p>
      <text:p text:style-name="Preformatted_20_Text">reviewers: 133</text:p>
      <text:p text:style-name="Preformatted_20_Text"/>
      <text:p text:style-name="Preformatted_20_Text">reviewers: 359</text:p>
      <text:p text:style-name="Preformatted_20_Text">rank: 4</text:p>
      <text:p text:style-name="Preformatted_20_Text">city: San Francisco</text:p>
      <text:p text:style-name="Preformatted_20_Text">category: Mexican</text:p>
      <text:p text:style-name="Preformatted_20_Text">name: Steak Place</text:p>
      <text:p text:style-name="Preformatted_20_Text">open: Monday 10:00 23:00,Tuesday 10:00 23:00,Wednesday 10:00 23:00,Thursday 10:00 23:00,Friday 10:00 23:00,Saturday 10:00 23:00,Sunday 10:00 23:00</text:p>
      <text:p text:style-name="Preformatted_20_Text">cost: $$$</text:p>
      <text:p text:style-name="Preformatted_20_Text"/>
      <text:p text:style-name="Preformatted_20_Text">rank: 3</text:p>
      <text:p text:style-name="Preformatted_20_Text">open: Monday 12:00 20:00,Tuesday 12:00 20:00,Wednesday 12:00 20:00,Thursday 12:00 20:00,Friday 12:00 20:00,Saturday 12:00 20:00,Sunday 12:00 20:00</text:p>
      <text:p text:style-name="Preformatted_20_Text">city: San Francisco</text:p>
      <text:p text:style-name="Preformatted_20_Text">name: Fred's Bar and Grill</text:p>
      <text:p text:style-name="Preformatted_20_Text">reviewers: 172</text:p>
      <text:p text:style-name="Preformatted_20_Text">category: American</text:p>
      <text:p text:style-name="Preformatted_20_Text">cost: $$$</text:p>
      <text:p text:style-name="Preformatted_20_Text"/>
      <text:p text:style-name="Preformatted_20_Text">city: New York</text:p>
      <text:p text:style-name="Preformatted_20_Text">rank: 3.4</text:p>
      <text:p text:style-name="Preformatted_20_Text">cost: $$</text:p>
      <text:p text:style-name="Preformatted_20_Text">open: Monday 06:00 22:45,Tuesday 06:00 22:45,Wednesday 06:00 22:45,Thursday 06:00 22:45,Friday 06:00 22:45,Saturday 06:00 22:45,Sunday 06:00 22:45</text:p>
      <text:p text:style-name="Preformatted_20_Text">reviewers: 43</text:p>
      <text:p text:style-name="Preformatted_20_Text">name: Lenox Hill Grill</text:p>
      <text:p text:style-name="Preformatted_20_Text">category: Diners,American traditional</text:p>
      <text:p text:style-name="Preformatted_20_Text"/>
      <text:p text:style-name="Preformatted_20_Text">cost: $$</text:p>
      <text:p text:style-name="Preformatted_20_Text">city: New York</text:p>
      <text:p text:style-name="Preformatted_20_Text">reviewers: 3</text:p>
      <text:p text:style-name="Preformatted_20_Text">category: Diners,American traditional,Breakfast and Brunch</text:p>
      <text:p text:style-name="Preformatted_20_Text">open: Monday 07:00 02:00,Tuesday 07:00 02:00,Wednesday 07:00 02:00,Thursday 07:00 02:00,Friday 07:00 02:00,Saturday 07:00 02:00,Sunday 07:00 02:00</text:p>
      <text:p text:style-name="Preformatted_20_Text">rank: 2.0</text:p>
      <text:p text:style-name="Preformatted_20_Text">name: Liberty Diner</text:p>
      <text:p text:style-name="Preformatted_20_Text"/>
      <text:p text:style-name="Preformatted_20_Text">reviewers: 653</text:p>
      <text:p text:style-name="Preformatted_20_Text"><text:soft-page-break/>open: Monday 12:00 22:30,Tuesday 12:00 22:30,Wednesday 12:00 22:30,Thursday 12:00 22:30,Friday 12:00 23:30,Saturday 12:00 23:30,Sunday 12:00 22:30</text:p>
      <text:p text:style-name="Preformatted_20_Text">category: Italian</text:p>
      <text:p text:style-name="Preformatted_20_Text">rank: 4.7</text:p>
      <text:p text:style-name="Preformatted_20_Text">cost: $$$</text:p>
      <text:p text:style-name="Preformatted_20_Text">city: New York</text:p>
      <text:p text:style-name="Preformatted_20_Text">name: Trattoria Trecolori</text:p>
      <text:p text:style-name="Preformatted_20_Text"/>
      <text:p text:style-name="Preformatted_20_Text">open: Monday 11:30 23:00,Tuesday 11:30 00:00,Wednesday 11:00 00:00,Thursday 11:30 00:00,Friday 11:30 00:00,Saturday 11:00 00:00,Sunday 11:00 00:00</text:p>
      <text:p text:style-name="Preformatted_20_Text">cost: $$</text:p>
      <text:p text:style-name="Preformatted_20_Text">rank: 4.3</text:p>
      <text:p text:style-name="Preformatted_20_Text">name: Carmine</text:p>
      <text:p text:style-name="Preformatted_20_Text">reviewers: 1169</text:p>
      <text:p text:style-name="Preformatted_20_Text">category: Italian</text:p>
      <text:p text:style-name="Preformatted_20_Text">city: New York</text:p>
      <text:p text:style-name="Preformatted_20_Text"/>
      <text:p text:style-name="Preformatted_20_Text">name: Wechslers</text:p>
      <text:p text:style-name="Preformatted_20_Text">cost: $</text:p>
      <text:p text:style-name="Preformatted_20_Text">city: New York</text:p>
      <text:p text:style-name="Preformatted_20_Text">reviewers: 234</text:p>
      <text:p text:style-name="Preformatted_20_Text">rank: 3.8</text:p>
      <text:p text:style-name="Preformatted_20_Text">category: German</text:p>
      <text:p text:style-name="Preformatted_20_Text">open: Monday 12:00 01:00,Tuesday 12:00 01:00,Wednesday 12:00 01:00,Thursday 12:00 01:00,Friday 12:00 01:00,Saturday 12:00 02:00,Sunday 12:00 02:00</text:p>
      <text:p text:style-name="Preformatted_20_Text"/>
      <text:p text:style-name="Preformatted_20_Text">reviewers: 979</text:p>
      <text:p text:style-name="Preformatted_20_Text">rank: 4.6</text:p>
      <text:p text:style-name="Preformatted_20_Text">cost: $$</text:p>
      <text:p text:style-name="Preformatted_20_Text">name: Nyonya</text:p>
      <text:p text:style-name="Preformatted_20_Text">category: Chinese,Asian,Malaysian</text:p>
      <text:p text:style-name="Preformatted_20_Text">city: New York</text:p>
      <text:p text:style-name="Preformatted_20_Text">open: Monday 11:00 23:00,Tuesday 11:00 23:00,Wednesday 11:00 23:00,Thursday 11:00 23:00,Friday 11:00 00:00,Saturday 11:00 00:00,Sunday 11:00 23:00</text:p>
      <text:p text:style-name="Preformatted_20_Text"/>
      <text:p text:style-name="Preformatted_20_Text">cost: $$</text:p>
      <text:p text:style-name="Preformatted_20_Text">reviewers: 564</text:p>
      <text:p text:style-name="Preformatted_20_Text">city: New York</text:p>
      <text:p text:style-name="Preformatted_20_Text">category: Delis</text:p>
      <text:p text:style-name="Preformatted_20_Text">rank: 3.8</text:p>
      <text:p text:style-name="Preformatted_20_Text">name: Zabars</text:p>
      <text:p text:style-name="Preformatted_20_Text">open: Monday 08:00 19:30,Tuesday 08:00 19:30,Wednesday 08:00 19:30,Thursday 08:00 19:30,Friday 08:00 19:30,Saturday 08:00 20:00,Sunday 09:00 18:00</text:p>
      <text:p text:style-name="Preformatted_20_Text"/>
      <text:p text:style-name="Preformatted_20_Text">open: Tuesday 08:30 17:00,Wednesday 08:30 17:00,Thursday 08:30 17:00,Friday 08:30 18:00,Saturday 10:30 20:00,Sunday 12:00 20:00</text:p>
      <text:p text:style-name="Preformatted_20_Text">cost: $</text:p>
      <text:p text:style-name="Preformatted_20_Text">rank: 4.99</text:p>
      <text:p text:style-name="Preformatted_20_Text">reviewers: 134</text:p>
      <text:p text:style-name="Preformatted_20_Text">category: Delis,Italian</text:p>
      <text:p text:style-name="Preformatted_20_Text">city: New York</text:p>
      <text:p text:style-name="Preformatted_20_Text">name: Faiccos Italian Specialites</text:p>
      <text:p text:style-name="Preformatted_20_Text"/>
      <text:p text:style-name="Preformatted_20_Text">name: Sal,Kris and Charlies Deli</text:p>
      <text:p text:style-name="Preformatted_20_Text">city: Boston</text:p>
      <text:p text:style-name="Preformatted_20_Text">open: Monday 17:30 20:00,Tuesday 17:30 20:00,Wednesday 17:30 20:00,Thursday 17:30 20:00,Friday 17:30 20:00,Saturday 17:30 20:00,Sunday 12:00 15:00</text:p>
      <text:p text:style-name="Preformatted_20_Text">cost: $$</text:p>
      <text:p text:style-name="Preformatted_20_Text">reviewers: 475</text:p>
      <text:p text:style-name="Preformatted_20_Text"><text:soft-page-break/>category: Delis</text:p>
      <text:p text:style-name="Preformatted_20_Text">rank: 4.87</text:p>
      <text:p text:style-name="Preformatted_20_Text"/>
      <text:p text:style-name="Preformatted_20_Text">category: Mexican</text:p>
      <text:p text:style-name="Preformatted_20_Text">city: Boston</text:p>
      <text:p text:style-name="Preformatted_20_Text">rank: 4.97</text:p>
      <text:p text:style-name="Preformatted_20_Text">cost: $</text:p>
      <text:p text:style-name="Preformatted_20_Text">open: Monday 11:00 20:00,Tuesday 11:00 21:00,Wednesday 11:00 21:00,Thursday 11:00 21:00,Friday 11:00 21:00,Saturday 11:00 21:00,Sunday 11:00 20:00</text:p>
      <text:p text:style-name="Preformatted_20_Text">name: Los Tacos</text:p>
      <text:p text:style-name="Preformatted_20_Text">reviewers: 135</text:p>
      <text:p text:style-name="Preformatted_20_Text"/>
      <text:p text:style-name="Preformatted_20_Text">open: Monday 11:30 22:00,Tuesday 11:30 22:00,Wednesday 11:30 22:00,Thursday 11:30 22:00,Friday 11:30 00:00,Saturday 11:30 02:00,Sunday 11:00 20:00</text:p>
      <text:p text:style-name="Preformatted_20_Text">city: Boston</text:p>
      <text:p text:style-name="Preformatted_20_Text">reviewers: 15</text:p>
      <text:p text:style-name="Preformatted_20_Text">name: Ristorante Italiano</text:p>
      <text:p text:style-name="Preformatted_20_Text">cost: $</text:p>
      <text:p text:style-name="Preformatted_20_Text">category: Italian</text:p>
      <text:p text:style-name="Preformatted_20_Text">rank: 3.5</text:p>
      <text:p text:style-name="Preformatted_20_Text"/>
      <text:p text:style-name="Preformatted_20_Text">cost: $$</text:p>
      <text:p text:style-name="Preformatted_20_Text">city: Boston</text:p>
      <text:p text:style-name="Preformatted_20_Text">rank: 2.1</text:p>
      <text:p text:style-name="Preformatted_20_Text">reviewers: 1531</text:p>
      <text:p text:style-name="Preformatted_20_Text">category: Brunch,Deli</text:p>
      <text:p text:style-name="Preformatted_20_Text">name: Brunch Specials</text:p>
      <text:p text:style-name="Preformatted_20_Text">open: Monday 06:00 15:00,Tuesday 06:00 15:00,Wednesday 06:00 15:00,Thursday 06:00 15:00,Friday 06:00 15:00,Saturday 09:00 17:00,Sunday 09:00 17:00</text:p>
      <text:p text:style-name="Preformatted_20_Text"/>
      <text:p text:style-name="Preformatted_20_Text">rank: 4.5</text:p>
      <text:p text:style-name="Preformatted_20_Text">city: Boston</text:p>
      <text:p text:style-name="Preformatted_20_Text">cost: $$$</text:p>
      <text:p text:style-name="Preformatted_20_Text">reviewers: 1234</text:p>
      <text:p text:style-name="Preformatted_20_Text">category: Fish,Asian</text:p>
      <text:p text:style-name="Preformatted_20_Text">open: Monday 17:30 23:00,Tuesday 17:30 23:00,Wednesday 17:30 23:00,Thursday 17:30 23:00,Friday 17:30 01:00,Saturday 11:30 02:00</text:p>
      <text:p text:style-name="Preformatted_20_Text">name: Moby Dick</text:p>
      <text:p text:style-name="Preformatted_20_Text"/>
      <text:p text:style-name="Preformatted_20_Text">name: The Tea Party Place</text:p>
      <text:p text:style-name="Preformatted_20_Text">category: Diners</text:p>
      <text:p text:style-name="Preformatted_20_Text">reviewers: 234</text:p>
      <text:p text:style-name="Preformatted_20_Text">cost: $</text:p>
      <text:p text:style-name="Preformatted_20_Text">open: Monday 08:30 17:00,Tuesday 08:30 17:00,Wednesday 08:30 17:00,Thursday 08:30 17:00,Friday 08:30 17:00,Saturday 10:30 18:00,Sunday 11:00 17:00</text:p>
      <text:p text:style-name="Preformatted_20_Text">city: Boston</text:p>
      <text:p text:style-name="Preformatted_20_Text">rank: 3.4</text:p>
      <text:p text:style-name="Preformatted_20_Text"/>
      <text:p text:style-name="Preformatted_20_Text">open: Monday 12:30 23:00,Tuesday 12:30 23:00,Wednesday 12:30 23:00,Thursday 12:30 23:00,Friday 12:30 23:00,Saturday 12:00 00:00,Sunday 11:00 17:00</text:p>
      <text:p text:style-name="Preformatted_20_Text">category: Italian</text:p>
      <text:p text:style-name="Preformatted_20_Text">reviewers: 743</text:p>
      <text:p text:style-name="Preformatted_20_Text">city: Boston</text:p>
      <text:p text:style-name="Preformatted_20_Text">cost: $$</text:p>
      <text:p text:style-name="Preformatted_20_Text">rank: 1.4</text:p>
      <text:p text:style-name="Preformatted_20_Text">name: Pizza Italiano</text:p>
      <text:p text:style-name="Preformatted_20_Text"/>
      <text:p text:style-name="Preformatted_20_Text">cost: $</text:p>
      <text:p text:style-name="Preformatted_20_Text">reviewers: 43</text:p>
      <text:p text:style-name="Preformatted_20_Text"><text:soft-page-break/>category: Delis,German</text:p>
      <text:p text:style-name="Preformatted_20_Text">open: Monday 11:30 22:00,Tuesday 11:30 22:00,Wednesday 11:30 22:00,Thursday 11:30 22:00,Friday 11:30 22:00,Saturday 12:00 18:00,Sunday 12:00 18:00</text:p>
      <text:p text:style-name="Preformatted_20_Text">rank: 4.4</text:p>
      <text:p text:style-name="Preformatted_20_Text">city: Boston</text:p>
      <text:p text:style-name="Preformatted_20_Text">name: Wurst Haus</text:p>
      <text:p text:style-name="Preformatted_20_Text"/>
      <text:p text:style-name="Preformatted_20_Text">category: Greek,Mediterranean</text:p>
      <text:p text:style-name="Preformatted_20_Text">name: Kokkari Estiatorio</text:p>
      <text:p text:style-name="Preformatted_20_Text">reviewers: 2543</text:p>
      <text:p text:style-name="Preformatted_20_Text">cost: $$$</text:p>
      <text:p text:style-name="Preformatted_20_Text">open: Monday 11:30 22:00,Tuesday 11:30 22:00,Wednesday 11:30 22:00,Thursday 11:30 22:00,Friday 11:30 22:00,Saturday 17:00 23:00,Sunday 17:00 22:00</text:p>
      <text:p text:style-name="Preformatted_20_Text">rank: 4.6</text:p>
      <text:p text:style-name="Preformatted_20_Text">city: San Francisco</text:p>
      <text:p text:style-name="Preformatted_20_Text"/>
      <text:p text:style-name="Preformatted_20_Text">category: French</text:p>
      <text:p text:style-name="Preformatted_20_Text">city: San Francisco</text:p>
      <text:p text:style-name="Preformatted_20_Text">rank: 4.3</text:p>
      <text:p text:style-name="Preformatted_20_Text">cost: $$$</text:p>
      <text:p text:style-name="Preformatted_20_Text">name: Chapeau</text:p>
      <text:p text:style-name="Preformatted_20_Text">open: Monday 17:00 22:00,Tuesday 17:00 22:00,Wednesday 17:00 22:00,Thursday 17:00 22:00,Friday 17:00 22:30,Saturday 17:00 22:30,Sunday 17:00 22:00</text:p>
      <text:p text:style-name="Preformatted_20_Text">reviewers: 1958</text:p>
      <text:p text:style-name="Preformatted_20_Text"/>
      <text:p text:style-name="Preformatted_20_Text">cost: $$$</text:p>
      <text:p text:style-name="Preformatted_20_Text">open: Monday 17:30 21:30,Tuesday 17:30 21:30,Wednesday 17:30 21:30,Thursday 17:30 22:30,Friday 17:30 22:30,Saturday 17:00 22:00,Sunday 17:00 21:00</text:p>
      <text:p text:style-name="Preformatted_20_Text">reviewers: 1163</text:p>
      <text:p text:style-name="Preformatted_20_Text">city: San Francisco</text:p>
      <text:p text:style-name="Preformatted_20_Text">rank: 4.0</text:p>
      <text:p text:style-name="Preformatted_20_Text">category: American (new),Vegetarian</text:p>
      <text:p text:style-name="Preformatted_20_Text">name: Firefly</text:p>
      <text:p text:style-name="Preformatted_20_Text"/>
      <text:p text:style-name="Preformatted_20_Text">reviewers: 3795</text:p>
      <text:p text:style-name="Preformatted_20_Text">rank: 3.3</text:p>
      <text:p text:style-name="Preformatted_20_Text">category: Chinese</text:p>
      <text:p text:style-name="Preformatted_20_Text">name: San Tung Chinese Restaurant</text:p>
      <text:p text:style-name="Preformatted_20_Text">cost: $$</text:p>
      <text:p text:style-name="Preformatted_20_Text">city: San Francisco</text:p>
      <text:p text:style-name="Preformatted_20_Text">open: Monday 11:00 21:30,Tuesday 11:00 21:30,Thursday 11:00 21:30,Friday 11:00 21:30,Saturday 11:00 21:30,Sunday 11:00 21:30</text:p>
      <text:p text:style-name="Preformatted_20_Text"/>
      <text:p text:style-name="Preformatted_20_Text">cost: $$$</text:p>
      <text:p text:style-name="Preformatted_20_Text">open: Monday 17:30 21:30,Tuesday 17:30 21:30,Wednesday 17:30 21:30,Thursday 17:30 22:30,Friday 17:30 22:30,Saturday 17:00 22:30,Sunday 17:30 21:30</text:p>
      <text:p text:style-name="Preformatted_20_Text">reviewers: 1474</text:p>
      <text:p text:style-name="Preformatted_20_Text">city: San Francisco</text:p>
      <text:p text:style-name="Preformatted_20_Text">category: Vegetarian,Vegan</text:p>
      <text:p text:style-name="Preformatted_20_Text">rank: 4.9</text:p>
      <text:p text:style-name="Preformatted_20_Text">name: Millenium</text:p>
      <text:p text:style-name="Preformatted_20_Text"/>
      <text:p text:style-name="Preformatted_20_Text">category: Asian</text:p>
      <text:p text:style-name="Preformatted_20_Text">city: San Francisco</text:p>
      <text:p text:style-name="Preformatted_20_Text">rank: 2.3</text:p>
      <text:p text:style-name="Preformatted_20_Text">reviewers: 2939</text:p>
      <text:p text:style-name="Preformatted_20_Text">name: The House</text:p>
      <text:p text:style-name="Preformatted_20_Text">open: Monday 11:30 22:00,Tuesday 11:30 22:00,Wednesday 11:30 22:00,Thursday 11:30 22:00,Friday 11:30 22:00,Saturday 11:30 22:00,Sunday 11:30 22:00</text:p>
      <text:p text:style-name="Preformatted_20_Text"><text:soft-page-break/>cost: $$</text:p>
      <text:p text:style-name="Preformatted_20_Text"/>
      <text:p text:style-name="Preformatted_20_Text">city: San Francisco</text:p>
      <text:p text:style-name="Preformatted_20_Text">name: Spruce</text:p>
      <text:p text:style-name="Preformatted_20_Text">open: Monday 11:30 22:00,Tuesday 11:30 22:00,Wednesday 11:30 22:00,Thursday 11:30 22:00,Friday 11:30 22:00,Saturday 11:30 22:00,Sunday 10:30 21:00</text:p>
      <text:p text:style-name="Preformatted_20_Text">rank: 4.1</text:p>
      <text:p text:style-name="Preformatted_20_Text">reviewers: 1254</text:p>
      <text:p text:style-name="Preformatted_20_Text">cost: $$$</text:p>
      <text:p text:style-name="Preformatted_20_Text">category: American (new),Lounges,Wine Bars</text:p>
      <text:p text:style-name="Preformatted_20_Text"/>
      <text:p text:style-name="Preformatted_20_Text">name: Boulevard</text:p>
      <text:p text:style-name="Preformatted_20_Text">city: San Francisco</text:p>
      <text:p text:style-name="Preformatted_20_Text">open: Monday 11:30 22:00,Tuesday 11:30 22:00,Wednesday 11:30 22:00,Thursday 11:30 22:00,Friday 11:30 22:00,Saturday 17:30 22:30,Sunday 17:30 22:00</text:p>
      <text:p text:style-name="Preformatted_20_Text">rank: 1.0</text:p>
      <text:p text:style-name="Preformatted_20_Text">category: French</text:p>
      <text:p text:style-name="Preformatted_20_Text">reviewers: 1864</text:p>
      <text:p text:style-name="Preformatted_20_Text">cost: $$$</text:p>
      <text:p text:style-name="Preformatted_20_Text"/>
      <text:p text:style-name="Preformatted_20_Text">open: Monday 16:30 23:00,Tuesday 16:30 23:00,Wednesday 16:30 23:00,Thursday 16:30 23:00,Friday 16:30 00:00,Saturday 16:30 00:00,Sunday 16:30 23:00</text:p>
      <text:p text:style-name="Preformatted_20_Text">reviewers: 1963</text:p>
      <text:p text:style-name="Preformatted_20_Text">name: Girl and the Goat</text:p>
      <text:p text:style-name="Preformatted_20_Text">rank: 5.0</text:p>
      <text:p text:style-name="Preformatted_20_Text">category: American (new)</text:p>
      <text:p text:style-name="Preformatted_20_Text">city: Chicago</text:p>
      <text:p text:style-name="Preformatted_20_Text">cost: $$$</text:p>
      <text:p text:style-name="Preformatted_20_Text"/>
      <text:p text:style-name="Preformatted_20_Text">rank: 4.5</text:p>
      <text:p text:style-name="Preformatted_20_Text">category: American (new)</text:p>
      <text:p text:style-name="Preformatted_20_Text">city: Chicago</text:p>
      <text:p text:style-name="Preformatted_20_Text">cost: $$$</text:p>
      <text:p text:style-name="Preformatted_20_Text">open: Wednesday 17:30 21:30,Thursday 17:30 21:30,Friday 17:30 21:30,Saturday 17:30 21:30,Sunday 17:30 21:30</text:p>
      <text:p text:style-name="Preformatted_20_Text">reviewers: 193</text:p>
      <text:p text:style-name="Preformatted_20_Text">name: Alinea</text:p>
      <text:p text:style-name="Preformatted_20_Text"/>
      <text:p text:style-name="Preformatted_20_Text">category: French,Wine Bars</text:p>
      <text:p text:style-name="Preformatted_20_Text">name: Avec</text:p>
      <text:p text:style-name="Preformatted_20_Text">reviewers: 595</text:p>
      <text:p text:style-name="Preformatted_20_Text">rank: 3.5</text:p>
      <text:p text:style-name="Preformatted_20_Text">open: Monday 15:30 01:00,Tuesday 15:30 01:00,Wednesday 15:30 01:00,Thursday 15:30 01:00,Friday 15:30 02:00,Saturday 15:30 02:00,Sunday 15:30 01:00</text:p>
      <text:p text:style-name="Preformatted_20_Text">cost: $$</text:p>
      <text:p text:style-name="Preformatted_20_Text">city: Chicago</text:p>
      <text:p text:style-name="Preformatted_20_Text"/>
      <text:p text:style-name="Preformatted_20_Text">open: Tuesday 11:30 22:00,Wednesday 11:30 22:00,Thursday 11:30 22:00,Friday 11:30 23:00,Saturday 11:30 23:00</text:p>
      <text:p text:style-name="Preformatted_20_Text">reviewers: 9213</text:p>
      <text:p text:style-name="Preformatted_20_Text">city: Chicago</text:p>
      <text:p text:style-name="Preformatted_20_Text">rank: 3.3</text:p>
      <text:p text:style-name="Preformatted_20_Text">category: Mexican</text:p>
      <text:p text:style-name="Preformatted_20_Text">cost: $$$</text:p>
      <text:p text:style-name="Preformatted_20_Text">name: Frontera Grill</text:p>
      <text:p text:style-name="Preformatted_20_Text"/>
      <text:p text:style-name="Preformatted_20_Text">rank: 4.3</text:p>
      <text:p text:style-name="Preformatted_20_Text">open: Monday 17:00 23:00,Tuesday 17:00 23:00,Wednesday 17:00 23:00,Thursday 17:00 23:00,Friday 17:00 23:00,Saturday 17:00 23:00,Sunday 17:00 23:00</text:p>
      <text:p text:style-name="Preformatted_20_Text"><text:soft-page-break/>category: Italian</text:p>
      <text:p text:style-name="Preformatted_20_Text">name: La Scalora</text:p>
      <text:p text:style-name="Preformatted_20_Text">city: Chicago</text:p>
      <text:p text:style-name="Preformatted_20_Text">cost: $</text:p>
      <text:p text:style-name="Preformatted_20_Text">reviewers: 1534</text:p>
      <text:p text:style-name="Preformatted_20_Text"/>
      <text:p text:style-name="Preformatted_20_Text">name: The Chicago Firehouse Restaurant</text:p>
      <text:p text:style-name="Preformatted_20_Text">reviewers: 6743</text:p>
      <text:p text:style-name="Preformatted_20_Text">category: Steakhouses</text:p>
      <text:p text:style-name="Preformatted_20_Text">open: Monday 11:30 22:00,Tuesday 11:30 22:00,Wednesday 11:30 22:00,Thursday 11:30 00:00,Friday 11:30 00:00,Saturday 11:30 00:00,Sunday 11:30 00:00</text:p>
      <text:p text:style-name="Preformatted_20_Text">cost: $$$</text:p>
      <text:p text:style-name="Preformatted_20_Text">rank: 3.2</text:p>
      <text:p text:style-name="Preformatted_20_Text">city: Chicago</text:p>
      <text:p text:style-name="Preformatted_20_Text"/>
      <text:p text:style-name="Preformatted_20_Text">category: Steakhouses,Argentine</text:p>
      <text:p text:style-name="Preformatted_20_Text">rank: 2.9</text:p>
      <text:p text:style-name="Preformatted_20_Text">city: Chicago</text:p>
      <text:p text:style-name="Preformatted_20_Text">cost: $</text:p>
      <text:p text:style-name="Preformatted_20_Text">reviewers: 5343</text:p>
      <text:p text:style-name="Preformatted_20_Text">open: Monday 17:00 22:30,Tuesday 17:00 23:30,Wednesday 17:00 22:30,Thursday 17:00 22:00,Friday 17:00 23:30,Saturday 17:00 23:30,Sunday 17:00 21:00</text:p>
      <text:p text:style-name="Preformatted_20_Text">name: Tango Sur</text:p>
      <text:p text:style-name="Preformatted_20_Text"/>
      <text:p text:style-name="Preformatted_20_Text">city: Chicago</text:p>
      <text:p text:style-name="Preformatted_20_Text">category: Pubs,American (new),Breakfast and Brunch</text:p>
      <text:p text:style-name="Preformatted_20_Text">cost: $</text:p>
      <text:p text:style-name="Preformatted_20_Text">name: The Publican</text:p>
      <text:p text:style-name="Preformatted_20_Text">rank: 3.1</text:p>
      <text:p text:style-name="Preformatted_20_Text">reviewers: 1743</text:p>
      <text:p text:style-name="Preformatted_20_Text">open: Monday 15:30 22:30,Tuesday 15:30 22:30,Wednesday 15:30 22:30,Thursday 15:30 22:30,Friday 15:30 23:30,Saturday 10:00 23:30,Sunday 10:00 21:00</text:p>
      <text:p text:style-name="Preformatted_20_Text"/>
      <text:p text:style-name="Preformatted_20_Text">name: Barbuzzo</text:p>
      <text:p text:style-name="Preformatted_20_Text">rank: 4.6</text:p>
      <text:p text:style-name="Preformatted_20_Text">reviewers: 17</text:p>
      <text:p text:style-name="Preformatted_20_Text">open: Monday 12:00 00:00,Tuesday 12:00 00:00,Wednesday 12:00 00:00,Thursday 12:00 00:00,Friday 12:00 00:00,Saturday 12:00 00:00,Sunday 12:00 00:00</text:p>
      <text:p text:style-name="Preformatted_20_Text">city: Philadelphia</text:p>
      <text:p text:style-name="Preformatted_20_Text">category: Mediterranean,Pizza</text:p>
      <text:p text:style-name="Preformatted_20_Text">cost: $$</text:p>
      <text:p text:style-name="Preformatted_20_Text"/>
      <text:p text:style-name="Preformatted_20_Text">name: Butcher and Singer</text:p>
      <text:p text:style-name="Preformatted_20_Text">category: American (new),Steakhouses</text:p>
      <text:p text:style-name="Preformatted_20_Text">city: Philadelphia</text:p>
      <text:p text:style-name="Preformatted_20_Text">cost: $$$</text:p>
      <text:p text:style-name="Preformatted_20_Text">reviewers: 1776</text:p>
      <text:p text:style-name="Preformatted_20_Text">open: Monday 11:30 22:00,Tuesday 11:30 22:00,Wednesday 11:30 22:00,Thursday 11:30 22:00,Friday 11:30 22:00,Saturday 11:30 22:00,Sunday 11:30 22:00</text:p>
      <text:p text:style-name="Preformatted_20_Text">rank: 3.4</text:p>
      <text:p text:style-name="Preformatted_20_Text"/>
      <text:p text:style-name="Preformatted_20_Text">rank: 4.4</text:p>
      <text:p text:style-name="Preformatted_20_Text">city: Philadelphia</text:p>
      <text:p text:style-name="Preformatted_20_Text">name: Buddakan</text:p>
      <text:p text:style-name="Preformatted_20_Text">category: Chinese,Asian</text:p>
      <text:p text:style-name="Preformatted_20_Text">reviewers: 1734</text:p>
      <text:p text:style-name="Preformatted_20_Text">cost: $$</text:p>
      <text:p text:style-name="Preformatted_20_Text">open: Monday 12:00 22:00,Tuesday 12:00 22:00,Wednesday 12:00 22:00,Thursday 12:00 22:00,Friday 12:00 23:00,Saturday 12:00 22:00,Sunday 12:00 22:00</text:p>
      <text:p text:style-name="Preformatted_20_Text"><text:soft-page-break/></text:p>
      <text:p text:style-name="Preformatted_20_Text">city: Philadelphia</text:p>
      <text:p text:style-name="Preformatted_20_Text">name: Vetri</text:p>
      <text:p text:style-name="Preformatted_20_Text">cost: $$$</text:p>
      <text:p text:style-name="Preformatted_20_Text">rank: 4.9</text:p>
      <text:p text:style-name="Preformatted_20_Text">open: Monday 18:00 21:30,Tuesday 18:00 21:30,Wednesday 18:00 21:30,Thursday 18:00 21:30,Friday 18:00 21:30,Saturday 18:00 21:30,Sunday 18:00 21:30</text:p>
      <text:p text:style-name="Preformatted_20_Text">category: Italian</text:p>
      <text:p text:style-name="Preformatted_20_Text">reviewers: 4734</text:p>
      <text:p text:style-name="Preformatted_20_Text"/>
      <text:p text:style-name="Preformatted_20_Text">category: Vegetarian,Vegan</text:p>
      <text:p text:style-name="Preformatted_20_Text">open: Monday 17:00 22:30,Tuesday 17:00 22:30,Wednesday 17:00 22:30,Thursday 17:00 22:30,Friday 17:00 22:30,Saturday 17:00 22:30</text:p>
      <text:p text:style-name="Preformatted_20_Text">rank: 3.9</text:p>
      <text:p text:style-name="Preformatted_20_Text">cost: $</text:p>
      <text:p text:style-name="Preformatted_20_Text">city: Philadelphia</text:p>
      <text:p text:style-name="Preformatted_20_Text">name: Vedge</text:p>
      <text:p text:style-name="Preformatted_20_Text">reviewers: 435</text:p>
      <text:p text:style-name="Preformatted_20_Text"/>
      <text:p text:style-name="Preformatted_20_Text">rank: 4.9</text:p>
      <text:p text:style-name="Preformatted_20_Text">cost: $$</text:p>
      <text:p text:style-name="Preformatted_20_Text">name: Han Dynasty</text:p>
      <text:p text:style-name="Preformatted_20_Text">category: Chinese</text:p>
      <text:p text:style-name="Preformatted_20_Text">reviewers: 1435</text:p>
      <text:p text:style-name="Preformatted_20_Text">city: Philadelphia</text:p>
      <text:p text:style-name="Preformatted_20_Text">open: Monday 11:30 22:00,Tuesday 11:30 22:00,Wednesday 11:30 22:00,Thursday 11:30 22:00,Friday 11:30 02:00,Saturday 11:30 02:00,Sunday 11:00 21:00</text:p>
      <text:p text:style-name="Preformatted_20_Text"/>
      <text:p text:style-name="Preformatted_20_Text">city: Philadelphia</text:p>
      <text:p text:style-name="Preformatted_20_Text">name: Fork</text:p>
      <text:p text:style-name="Preformatted_20_Text">reviewers: 653</text:p>
      <text:p text:style-name="Preformatted_20_Text">cost: $</text:p>
      <text:p text:style-name="Preformatted_20_Text">rank: 1.9</text:p>
      <text:p text:style-name="Preformatted_20_Text">category: American (new),Breakfast and Brunch</text:p>
      <text:p text:style-name="Preformatted_20_Text">open: Monday 17:30 22:00,Tuesday 17:30 22:00,Wednesday 11:30 22:00,Thursday 11:30 22:00,Friday 11:30 22:30,Saturday 11:30 22:30,Sunday 11:00 21:00</text:p>
      <text:p text:style-name="Preformatted_20_Text"/>
      <text:p text:style-name="Preformatted_20_Text">cost: $$</text:p>
      <text:p text:style-name="Preformatted_20_Text">category: Vietnamese</text:p>
      <text:p text:style-name="Preformatted_20_Text">rank: 3.8</text:p>
      <text:p text:style-name="Preformatted_20_Text">name: Vietnam Restaurant</text:p>
      <text:p text:style-name="Preformatted_20_Text">reviewers: 1653</text:p>
      <text:p text:style-name="Preformatted_20_Text">open: Monday 11:00 21:30,Tuesday 11:00 21:30,Wednesday 11:00 21:30,Thursday 11:00 21:30,Friday 11:00 22:30,Saturday 11:00 22:30,Sunday 11:00 21:00</text:p>
      <text:p text:style-name="Preformatted_20_Text">city: Philadelphia</text:p>
      <text:p text:style-name="Preformatted_20_Text"/>
      <text:p text:style-name="Preformatted_20_Text">city: Boston</text:p>
      <text:p text:style-name="Preformatted_20_Text">category: coffee</text:p>
      <text:p text:style-name="Preformatted_20_Text">reviewers: 10</text:p>
      <text:p text:style-name="Preformatted_20_Text">rank: 4</text:p>
      <text:p text:style-name="Preformatted_20_Text">open: Monday 12:00 20:56,Tuesday 12:00 20:56,Wednesday 12:00 20:56,Thursday 12:00 20:56,Friday 12:00 20:56,Saturday 12:00 20:56,Sunday 12:00 20:56</text:p>
      <text:p text:style-name="Preformatted_20_Text">cost: $</text:p>
      <text:p text:style-name="Preformatted_20_Text">name: Polcari's Coffee</text:p>
      <text:p text:style-name="Preformatted_20_Text"/>
      <text:p text:style-name="Preformatted_20_Text">city: Boston</text:p>
      <text:p text:style-name="Preformatted_20_Text">open: Monday 12:00 23:40,Tuesday 10:00 23:56,Wednesday 14:00 00:00,Thursday 11:00 22:00,Friday 08:00 23:00,Saturday 11:00 20:00,Sunday 10:00 23:56</text:p>
      <text:p text:style-name="Preformatted_20_Text">name: Samuel Adam Brewery</text:p>
      <text:p text:style-name="Preformatted_20_Text"><text:soft-page-break/>reviewers: 7</text:p>
      <text:p text:style-name="Preformatted_20_Text">cost: $$$</text:p>
      <text:p text:style-name="Preformatted_20_Text">category: breweries</text:p>
      <text:p text:style-name="Preformatted_20_Text">rank: 4.5</text:p>
      <text:p text:style-name="Preformatted_20_Text"/>
      <text:p text:style-name="Preformatted_20_Text">rank: 3</text:p>
      <text:p text:style-name="Preformatted_20_Text">reviewers: 25</text:p>
      <text:p text:style-name="Preformatted_20_Text">open: Monday 07:00 10:00,Tuesday 07:00 10:00,Wednesday 07:00 10:00,Thursday 07:00 10:00,Friday 07:00 10:00,Saturday 07:00 10:00,Sunday 07:00 10:00</text:p>
      <text:p text:style-name="Preformatted_20_Text">category: grocery</text:p>
      <text:p text:style-name="Preformatted_20_Text">cost: $$$</text:p>
      <text:p text:style-name="Preformatted_20_Text">name: Salumeria Italiana</text:p>
      <text:p text:style-name="Preformatted_20_Text">city: Boston</text:p>
      <text:p text:style-name="Preformatted_20_Text"/>
      <text:p text:style-name="Preformatted_20_Text">cost: $$</text:p>
      <text:p text:style-name="Preformatted_20_Text">city: Boston</text:p>
      <text:p text:style-name="Preformatted_20_Text">open: Monday 07:00 10:00,Tuesday 07:00 10:00,Wednesday 07:00 10:00,Thursday 07:00 10:00,Friday 07:00 10:00,Saturday 07:00 10:00,Sunday 07:00 10:00</text:p>
      <text:p text:style-name="Preformatted_20_Text">rank: 4</text:p>
      <text:p text:style-name="Preformatted_20_Text">reviewers: 25</text:p>
      <text:p text:style-name="Preformatted_20_Text">name: South End Formaggio</text:p>
      <text:p text:style-name="Preformatted_20_Text">category: cheese</text:p>
      <text:p text:style-name="Preformatted_20_Text"/>
      <text:p text:style-name="Preformatted_20_Text">category: brewery</text:p>
      <text:p text:style-name="Preformatted_20_Text">reviewers: 56</text:p>
      <text:p text:style-name="Preformatted_20_Text">city: Boston</text:p>
      <text:p text:style-name="Preformatted_20_Text">cost: $$</text:p>
      <text:p text:style-name="Preformatted_20_Text">rank: 3</text:p>
      <text:p text:style-name="Preformatted_20_Text">open: Monday 12:00 20:56,Tuesday 12:00 20:56,Wednesday 12:00 20:56,Thursday 12:00 20:56,Friday 12:00 20:56,Saturday 12:00 20:56,Sunday 12:00 20:56</text:p>
      <text:p text:style-name="Preformatted_20_Text">name: Harpoon Brewery</text:p>
      <text:p text:style-name="Preformatted_20_Text"/>
      <text:p text:style-name="Preformatted_20_Text">rank: 2.5</text:p>
      <text:p text:style-name="Preformatted_20_Text">category: bakery</text:p>
      <text:p text:style-name="Preformatted_20_Text">name: Maria's PastryShop</text:p>
      <text:p text:style-name="Preformatted_20_Text">city: Boston</text:p>
      <text:p text:style-name="Preformatted_20_Text">cost: $</text:p>
      <text:p text:style-name="Preformatted_20_Text">open: Monday 12:00 23:40,Tuesday 10:00 23:56,Wednesday 14:00 00:00,Thursday 11:00 22:00,Friday 08:00 23:00,Saturday 11:00 20:00,Sunday 10:00 23:56</text:p>
      <text:p text:style-name="Preformatted_20_Text">reviewers: 65</text:p>
      <text:p text:style-name="Preformatted_20_Text"/>
      <text:p text:style-name="Preformatted_20_Text">rank: 3</text:p>
      <text:p text:style-name="Preformatted_20_Text">name: Blunch</text:p>
      <text:p text:style-name="Preformatted_20_Text">city: Boston</text:p>
      <text:p text:style-name="Preformatted_20_Text">cost: $</text:p>
      <text:p text:style-name="Preformatted_20_Text">category: breakfast,coffee</text:p>
      <text:p text:style-name="Preformatted_20_Text">open: Monday 10:00 23:30,Tuesday 10:00 23:30,Wednesday 10:00 23:30,Thursday 10:00 23:30,Friday 10:00 23:30,Saturday 10:00 23:30,Sunday 10:00 23:30</text:p>
      <text:p text:style-name="Preformatted_20_Text">reviewers: 96</text:p>
      <text:p text:style-name="Preformatted_20_Text"/>
      <text:p text:style-name="Preformatted_20_Text">rank: 1</text:p>
      <text:p text:style-name="Preformatted_20_Text">city: Boston</text:p>
      <text:p text:style-name="Preformatted_20_Text">name: Morse Fish Co</text:p>
      <text:p text:style-name="Preformatted_20_Text">open: Monday 12:00 23:40,Tuesday 10:00 23:56,Wednesday 14:00 00:00,Thursday 11:00 22:00,Friday 08:00 23:00,Saturday 11:00 20:00,Sunday 10:00 23:56</text:p>
      <text:p text:style-name="Preformatted_20_Text">category: seafood</text:p>
      <text:p text:style-name="Preformatted_20_Text">cost: $$$</text:p>
      <text:p text:style-name="Preformatted_20_Text">reviewers: 5</text:p>
      <text:p text:style-name="Preformatted_20_Text"/>
      <text:p text:style-name="Preformatted_20_Text"><text:soft-page-break/>city: New York</text:p>
      <text:p text:style-name="Preformatted_20_Text">reviewers: 9</text:p>
      <text:p text:style-name="Preformatted_20_Text">name: Levain</text:p>
      <text:p text:style-name="Preformatted_20_Text">rank: 3</text:p>
      <text:p text:style-name="Preformatted_20_Text">open: Monday 10:00 23:56,Tuesday 10:00 23:56,Wednesday 10:00 23:56,Thursday 10:00 23:56,Friday 10:00 23:56,Saturday 10:00 23:56,Sunday 10:00 23:56</text:p>
      <text:p text:style-name="Preformatted_20_Text">category: french</text:p>
      <text:p text:style-name="Preformatted_20_Text">cost: $$</text:p>
      <text:p text:style-name="Preformatted_20_Text"/>
      <text:p text:style-name="Preformatted_20_Text">name: Borgatti</text:p>
      <text:p text:style-name="Preformatted_20_Text">city: New York</text:p>
      <text:p text:style-name="Preformatted_20_Text">open: Monday 10:00 23:30,Tuesday 10:00 23:30,Wednesday 10:00 23:30,Thursday 10:00 23:30,Friday 10:00 23:30,Saturday 10:00 23:30,Sunday 10:00 23:30</text:p>
      <text:p text:style-name="Preformatted_20_Text">reviewers: 9</text:p>
      <text:p text:style-name="Preformatted_20_Text">category: pizza,italian</text:p>
      <text:p text:style-name="Preformatted_20_Text">rank: 3</text:p>
      <text:p text:style-name="Preformatted_20_Text">cost: $</text:p>
      <text:p text:style-name="Preformatted_20_Text"/>
      <text:p text:style-name="Preformatted_20_Text">open: Monday 10:00 23:56,Tuesday 10:00 23:56,Wednesday 10:00 23:56,Thursday 10:00 23:56,Friday 10:00 23:56,Saturday 10:00 23:56,Sunday 10:00 23:56</text:p>
      <text:p text:style-name="Preformatted_20_Text">cost: $$</text:p>
      <text:p text:style-name="Preformatted_20_Text">category: icecream,dessert</text:p>
      <text:p text:style-name="Preformatted_20_Text">name: Ralph's</text:p>
      <text:p text:style-name="Preformatted_20_Text">city: New York</text:p>
      <text:p text:style-name="Preformatted_20_Text">rank: 2.5</text:p>
      <text:p text:style-name="Preformatted_20_Text">reviewers: 7</text:p>
      <text:p text:style-name="Preformatted_20_Text"/>
      <text:p text:style-name="Preformatted_20_Text">city: New York</text:p>
      <text:p text:style-name="Preformatted_20_Text">reviewers: 8</text:p>
      <text:p text:style-name="Preformatted_20_Text">rank: 4</text:p>
      <text:p text:style-name="Preformatted_20_Text">open: Monday 10:00 23:56,Tuesday 10:00 23:56,Wednesday 10:00 23:56,Thursday 10:00 23:56,Friday 10:00 23:56,Saturday 10:00 23:56,Sunday 10:00 23:56</text:p>
      <text:p text:style-name="Preformatted_20_Text">cost: $$$</text:p>
      <text:p text:style-name="Preformatted_20_Text">category: italy</text:p>
      <text:p text:style-name="Preformatted_20_Text">name: Caputo</text:p>
      <text:p text:style-name="Preformatted_20_Text"/>
      <text:p text:style-name="Preformatted_20_Text">city: New York</text:p>
      <text:p text:style-name="Preformatted_20_Text">rank: 4</text:p>
      <text:p text:style-name="Preformatted_20_Text">cost: $$</text:p>
      <text:p text:style-name="Preformatted_20_Text">category: dessert</text:p>
      <text:p text:style-name="Preformatted_20_Text">open: Monday 07:00 10:00,Tuesday 07:00 10:00,Wednesday 07:00 10:00,Thursday 07:00 10:00,Friday 07:00 10:00,Saturday 07:00 10:00,Sunday 07:00 10:00</text:p>
      <text:p text:style-name="Preformatted_20_Text">name: Cinnamon Snail</text:p>
      <text:p text:style-name="Preformatted_20_Text">reviewers: 1</text:p>
      <text:p text:style-name="Preformatted_20_Text"/>
      <text:p text:style-name="Preformatted_20_Text">category: mexican</text:p>
      <text:p text:style-name="Preformatted_20_Text">open: Monday 12:00 23:40,Tuesday 10:00 23:56,Wednesday 14:00 00:00,Thursday 11:00 22:00,Friday 08:00 23:00,Saturday 11:00 20:00,Sunday 10:00 23:56</text:p>
      <text:p text:style-name="Preformatted_20_Text">name: Los Paisanos</text:p>
      <text:p text:style-name="Preformatted_20_Text">city: New York</text:p>
      <text:p text:style-name="Preformatted_20_Text">rank: 4.5</text:p>
      <text:p text:style-name="Preformatted_20_Text">reviewers: 6</text:p>
      <text:p text:style-name="Preformatted_20_Text">cost: $$$</text:p>
      <text:p text:style-name="Preformatted_20_Text"/>
      <text:p text:style-name="Preformatted_20_Text">reviewers: 44</text:p>
      <text:p text:style-name="Preformatted_20_Text">cost: $$$</text:p>
      <text:p text:style-name="Preformatted_20_Text">name: Stiles</text:p>
      <text:p text:style-name="Preformatted_20_Text">rank: 3</text:p>
      <text:p text:style-name="Preformatted_20_Text">city: New York</text:p>
      <text:p text:style-name="Preformatted_20_Text"><text:soft-page-break/>category: fruits</text:p>
      <text:p text:style-name="Preformatted_20_Text">open: Monday 10:00 22:00,Tuesday 10:00 22:00,Wednesday 10:00 22:00,Thursday 10:00 22:00,Friday 10:00 22:00,Saturday 10:00 22:00,Sunday 10:00 22:00</text:p>
      <text:p text:style-name="Preformatted_20_Text"/>
      <text:p text:style-name="Preformatted_20_Text">category: brewery</text:p>
      <text:p text:style-name="Preformatted_20_Text">reviewers: 54</text:p>
      <text:p text:style-name="Preformatted_20_Text">name: Beer Boutique</text:p>
      <text:p text:style-name="Preformatted_20_Text">open: Monday 12:00 20:56,Tuesday 12:00 20:56,Wednesday 12:00 20:56,Thursday 12:00 20:56,Friday 12:00 20:56,Saturday 12:00 20:56,Sunday 12:00 20:56</text:p>
      <text:p text:style-name="Preformatted_20_Text">city: New York</text:p>
      <text:p text:style-name="Preformatted_20_Text">rank: 2.5</text:p>
      <text:p text:style-name="Preformatted_20_Text">cost: $$$</text:p>
      <text:p text:style-name="Preformatted_20_Text"/>
      <text:p text:style-name="Preformatted_20_Text">reviewers: 22</text:p>
      <text:p text:style-name="Preformatted_20_Text">rank: 2</text:p>
      <text:p text:style-name="Preformatted_20_Text">city: San Francisco</text:p>
      <text:p text:style-name="Preformatted_20_Text">category: bakery,dessert</text:p>
      <text:p text:style-name="Preformatted_20_Text">cost: $$</text:p>
      <text:p text:style-name="Preformatted_20_Text">open: Monday 10:00 22:00,Tuesday 10:00 22:00,Wednesday 10:00 22:00,Thursday 10:00 22:00,Friday 10:00 22:00,Saturday 10:00 22:00,Sunday 10:00 22:00</text:p>
      <text:p text:style-name="Preformatted_20_Text">name: Dough</text:p>
      <text:p text:style-name="Preformatted_20_Text"/>
      <text:p text:style-name="Preformatted_20_Text">cost: $</text:p>
      <text:p text:style-name="Preformatted_20_Text">city: San Francisco</text:p>
      <text:p text:style-name="Preformatted_20_Text">reviewers: 3</text:p>
      <text:p text:style-name="Preformatted_20_Text">category: ethnic,grocery</text:p>
      <text:p text:style-name="Preformatted_20_Text">open: Monday 10:00 23:30,Tuesday 10:00 23:30,Wednesday 10:00 23:30,Thursday 10:00 23:30,Friday 10:00 23:30,Saturday 10:00 23:30,Sunday 10:00 23:30</text:p>
      <text:p text:style-name="Preformatted_20_Text">rank: 1.5</text:p>
      <text:p text:style-name="Preformatted_20_Text">name: Sahadi's</text:p>
      <text:p text:style-name="Preformatted_20_Text"/>
      <text:p text:style-name="Preformatted_20_Text">category: specialty</text:p>
      <text:p text:style-name="Preformatted_20_Text">reviewers: 65</text:p>
      <text:p text:style-name="Preformatted_20_Text">rank: 1</text:p>
      <text:p text:style-name="Preformatted_20_Text">name: Raffetto's</text:p>
      <text:p text:style-name="Preformatted_20_Text">open: Monday 12:00 23:40,Tuesday 10:00 23:56,Wednesday 14:00 00:00,Thursday 11:00 22:00,Friday 08:00 23:00,Saturday 11:00 20:00,Sunday 10:00 23:56</text:p>
      <text:p text:style-name="Preformatted_20_Text">city: San Francisco</text:p>
      <text:p text:style-name="Preformatted_20_Text">cost: $</text:p>
      <text:p text:style-name="Preformatted_20_Text"/>
      <text:p text:style-name="Preformatted_20_Text">rank: 2</text:p>
      <text:p text:style-name="Preformatted_20_Text">name: Food of San Franciso</text:p>
      <text:p text:style-name="Preformatted_20_Text">cost: $$$</text:p>
      <text:p text:style-name="Preformatted_20_Text">open: Monday 10:00 23:56,Tuesday 10:00 23:56,Wednesday 10:00 23:56,Thursday 10:00 23:56,Friday 10:00 23:56,Saturday 10:00 23:56,Sunday 10:00 23:56</text:p>
      <text:p text:style-name="Preformatted_20_Text">reviewers: 95</text:p>
      <text:p text:style-name="Preformatted_20_Text">city: San Francisco</text:p>
      <text:p text:style-name="Preformatted_20_Text">category: specialty</text:p>
      <text:p text:style-name="Preformatted_20_Text"/>
      <text:p text:style-name="Preformatted_20_Text">category: cheese,beer,wine</text:p>
      <text:p text:style-name="Preformatted_20_Text">name: Di Palo's</text:p>
      <text:p text:style-name="Preformatted_20_Text">open: Monday 12:00 20:56,Tuesday 12:00 20:56,Wednesday 12:00 20:56,Thursday 12:00 20:56,Friday 12:00 20:56,Saturday 12:00 20:56,Sunday 12:00 20:56</text:p>
      <text:p text:style-name="Preformatted_20_Text">rank: 3</text:p>
      <text:p text:style-name="Preformatted_20_Text">city: San Francisco</text:p>
      <text:p text:style-name="Preformatted_20_Text">reviewers: 74</text:p>
      <text:p text:style-name="Preformatted_20_Text">cost: $$$</text:p>
      <text:p text:style-name="Preformatted_20_Text"/>
      <text:p text:style-name="Preformatted_20_Text">name: Wafels and Dinges</text:p>
      <text:p text:style-name="Preformatted_20_Text"><text:soft-page-break/>rank: 4</text:p>
      <text:p text:style-name="Preformatted_20_Text">category: dessert,belgian</text:p>
      <text:p text:style-name="Preformatted_20_Text">cost: $$</text:p>
      <text:p text:style-name="Preformatted_20_Text">city: San Francisco</text:p>
      <text:p text:style-name="Preformatted_20_Text">open: Monday 07:00 10:00,Tuesday 07:00 10:00,Wednesday 07:00 10:00,Thursday 07:00 10:00,Friday 07:00 10:00,Saturday 07:00 10:00,Sunday 07:00 10:00</text:p>
      <text:p text:style-name="Preformatted_20_Text">reviewers: 17</text:p>
      <text:p text:style-name="Preformatted_20_Text"/>
      <text:p text:style-name="Preformatted_20_Text">rank: 4.5</text:p>
      <text:p text:style-name="Preformatted_20_Text">open: Monday 10:00 23:30,Tuesday 10:00 23:30,Wednesday 10:00 23:30,Thursday 10:00 23:30,Friday 10:00 23:30,Saturday 10:00 23:30,Sunday 10:00 23:30</text:p>
      <text:p text:style-name="Preformatted_20_Text">name: Two Little Red Hens</text:p>
      <text:p text:style-name="Preformatted_20_Text">reviewers: 61</text:p>
      <text:p text:style-name="Preformatted_20_Text">city: San Francisco</text:p>
      <text:p text:style-name="Preformatted_20_Text">cost: $$</text:p>
      <text:p text:style-name="Preformatted_20_Text">category: bakery,dessert</text:p>
      <text:p text:style-name="Preformatted_20_Text"/>
      <text:p text:style-name="Preformatted_20_Text">category: coffee,tea</text:p>
      <text:p text:style-name="Preformatted_20_Text">cost: $</text:p>
      <text:p text:style-name="Preformatted_20_Text">city: San Francisco</text:p>
      <text:p text:style-name="Preformatted_20_Text">name: Abraco</text:p>
      <text:p text:style-name="Preformatted_20_Text">open: Monday 12:00 23:40,Tuesday 10:00 23:56,Wednesday 14:00 00:00,Thursday 11:00 22:00,Friday 08:00 23:00,Saturday 11:00 20:00,Sunday 10:00 23:56</text:p>
      <text:p text:style-name="Preformatted_20_Text">rank: 3.5</text:p>
      <text:p text:style-name="Preformatted_20_Text">reviewers: 32</text:p>
      <text:p text:style-name="Preformatted_20_Text"/>
      <text:p text:style-name="Preformatted_20_Text">rank: 2.5</text:p>
      <text:p text:style-name="Preformatted_20_Text">name: Russ and Daughters</text:p>
      <text:p text:style-name="Preformatted_20_Text">city: Chicago</text:p>
      <text:p text:style-name="Preformatted_20_Text">category: seafood,ethinic</text:p>
      <text:p text:style-name="Preformatted_20_Text">cost: $$$</text:p>
      <text:p text:style-name="Preformatted_20_Text">open: Monday 07:00 10:00,Tuesday 07:00 10:00,Wednesday 07:00 10:00,Thursday 07:00 10:00,Friday 07:00 10:00,Saturday 07:00 10:00,Sunday 07:00 10:00</text:p>
      <text:p text:style-name="Preformatted_20_Text">reviewers: 33</text:p>
      <text:p text:style-name="Preformatted_20_Text"/>
      <text:p text:style-name="Preformatted_20_Text">reviewers: 37</text:p>
      <text:p text:style-name="Preformatted_20_Text">category: delis,sandwiches</text:p>
      <text:p text:style-name="Preformatted_20_Text">open: Monday 10:00 22:00,Tuesday 10:00 22:00,Wednesday 10:00 22:00,Thursday 10:00 22:00,Friday 10:00 22:00,Saturday 10:00 22:00,Sunday 10:00 22:00</text:p>
      <text:p text:style-name="Preformatted_20_Text">name: Sorriso</text:p>
      <text:p text:style-name="Preformatted_20_Text">city: Chicago</text:p>
      <text:p text:style-name="Preformatted_20_Text">rank: 3.5</text:p>
      <text:p text:style-name="Preformatted_20_Text">cost: $$</text:p>
      <text:p text:style-name="Preformatted_20_Text"/>
      <text:p text:style-name="Preformatted_20_Text">rank: 4.5</text:p>
      <text:p text:style-name="Preformatted_20_Text">name: Blue Sky</text:p>
      <text:p text:style-name="Preformatted_20_Text">city: Chicago</text:p>
      <text:p text:style-name="Preformatted_20_Text">cost: $</text:p>
      <text:p text:style-name="Preformatted_20_Text">category: bakery</text:p>
      <text:p text:style-name="Preformatted_20_Text">open: Monday 12:00 23:40,Tuesday 10:00 23:56,Wednesday 14:00 00:00,Thursday 11:00 22:00,Friday 08:00 23:00,Saturday 11:00 20:00,Sunday 10:00 23:56</text:p>
      <text:p text:style-name="Preformatted_20_Text">reviewers: 52</text:p>
      <text:p text:style-name="Preformatted_20_Text"/>
      <text:p text:style-name="Preformatted_20_Text">open: Monday 12:00 20:56,Tuesday 12:00 20:56,Wednesday 12:00 20:56,Thursday 12:00 20:56,Friday 12:00 20:56,Saturday 12:00 20:56,Sunday 12:00 20:56</text:p>
      <text:p text:style-name="Preformatted_20_Text">cost: $$</text:p>
      <text:p text:style-name="Preformatted_20_Text">rank: 4</text:p>
      <text:p text:style-name="Preformatted_20_Text">category: french,dessert</text:p>
      <text:p text:style-name="Preformatted_20_Text">reviewers: 40</text:p>
      <text:p text:style-name="Preformatted_20_Text"><text:soft-page-break/>name: Lauduree</text:p>
      <text:p text:style-name="Preformatted_20_Text">city: Chicago</text:p>
      <text:p text:style-name="Preformatted_20_Text"/>
      <text:p text:style-name="Preformatted_20_Text">open: Monday 12:00 23:40,Tuesday 10:00 23:56,Wednesday 14:00 00:00,Thursday 11:00 22:00,Friday 08:00 23:00,Saturday 11:00 20:00,Sunday 10:00 23:56</text:p>
      <text:p text:style-name="Preformatted_20_Text">category: bakery,bagels</text:p>
      <text:p text:style-name="Preformatted_20_Text">reviewers: 44</text:p>
      <text:p text:style-name="Preformatted_20_Text">rank: 4</text:p>
      <text:p text:style-name="Preformatted_20_Text">city: Chicago</text:p>
      <text:p text:style-name="Preformatted_20_Text">name: Absolute Bagels</text:p>
      <text:p text:style-name="Preformatted_20_Text">cost: $$</text:p>
      <text:p text:style-name="Preformatted_20_Text"/>
      <text:p text:style-name="Preformatted_20_Text">rank: 4.5</text:p>
      <text:p text:style-name="Preformatted_20_Text">cost: $$</text:p>
      <text:p text:style-name="Preformatted_20_Text">city: Chicago</text:p>
      <text:p text:style-name="Preformatted_20_Text">name: Casa Della</text:p>
      <text:p text:style-name="Preformatted_20_Text">category: delis,dessert</text:p>
      <text:p text:style-name="Preformatted_20_Text">reviewers: 14</text:p>
      <text:p text:style-name="Preformatted_20_Text">open: Monday 10:00 23:56,Tuesday 10:00 23:56,Wednesday 10:00 23:56,Thursday 10:00 23:56,Friday 10:00 23:56,Saturday 10:00 23:56,Sunday 10:00 23:56</text:p>
      <text:p text:style-name="Preformatted_20_Text"/>
      <text:p text:style-name="Preformatted_20_Text">rank: 5</text:p>
      <text:p text:style-name="Preformatted_20_Text">name: La Colombe</text:p>
      <text:p text:style-name="Preformatted_20_Text">reviewers: 11</text:p>
      <text:p text:style-name="Preformatted_20_Text">city: Chicago</text:p>
      <text:p text:style-name="Preformatted_20_Text">open: Monday 10:00 23:56,Tuesday 10:00 23:56,Wednesday 10:00 23:56,Thursday 10:00 23:56,Friday 10:00 23:56,Saturday 10:00 23:56,Sunday 10:00 23:56</text:p>
      <text:p text:style-name="Preformatted_20_Text">cost: $</text:p>
      <text:p text:style-name="Preformatted_20_Text">category: coffee,tea</text:p>
      <text:p text:style-name="Preformatted_20_Text"/>
      <text:p text:style-name="Preformatted_20_Text">rank: 4.5</text:p>
      <text:p text:style-name="Preformatted_20_Text">city: Chicago</text:p>
      <text:p text:style-name="Preformatted_20_Text">category: grocery</text:p>
      <text:p text:style-name="Preformatted_20_Text">open: Monday 12:00 23:40,Tuesday 10:00 23:56,Wednesday 14:00 00:00,Thursday 11:00 22:00,Friday 08:00 23:00,Saturday 11:00 20:00,Sunday 10:00 23:56</text:p>
      <text:p text:style-name="Preformatted_20_Text">name: To The World Farms</text:p>
      <text:p text:style-name="Preformatted_20_Text">reviewers: 19</text:p>
      <text:p text:style-name="Preformatted_20_Text">cost: $$$</text:p>
      <text:p text:style-name="Preformatted_20_Text"/>
      <text:p text:style-name="Preformatted_20_Text">city: Philadelphia</text:p>
      <text:p text:style-name="Preformatted_20_Text">category: speciality</text:p>
      <text:p text:style-name="Preformatted_20_Text">name: Hemispheres</text:p>
      <text:p text:style-name="Preformatted_20_Text">reviewers: 4</text:p>
      <text:p text:style-name="Preformatted_20_Text">open: Monday 10:00 23:56,Tuesday 10:00 23:56,Wednesday 10:00 23:56,Thursday 10:00 23:56,Friday 10:00 23:56,Saturday 10:00 23:56,Sunday 10:00 23:56</text:p>
      <text:p text:style-name="Preformatted_20_Text">rank: 3</text:p>
      <text:p text:style-name="Preformatted_20_Text">cost: $$</text:p>
      <text:p text:style-name="Preformatted_20_Text"/>
      <text:p text:style-name="Preformatted_20_Text">reviewers: 1</text:p>
      <text:p text:style-name="Preformatted_20_Text">cost: $$$</text:p>
      <text:p text:style-name="Preformatted_20_Text">category: spanish,basque,grocery</text:p>
      <text:p text:style-name="Preformatted_20_Text">name: Despana</text:p>
      <text:p text:style-name="Preformatted_20_Text">open: Monday 10:00 22:00,Tuesday 10:00 22:00,Wednesday 10:00 22:00,Thursday 10:00 22:00,Friday 10:00 22:00,Saturday 10:00 22:00,Sunday 10:00 22:00</text:p>
      <text:p text:style-name="Preformatted_20_Text">city: Philadelphia</text:p>
      <text:p text:style-name="Preformatted_20_Text">rank: 2</text:p>
      <text:p text:style-name="Preformatted_20_Text"/>
      <text:p text:style-name="Preformatted_20_Text">cost: $$</text:p>
      <text:p text:style-name="Preformatted_20_Text">name: Murray's</text:p>
      <text:p text:style-name="Preformatted_20_Text"><text:soft-page-break/>reviewers: 9</text:p>
      <text:p text:style-name="Preformatted_20_Text">city: Philadelphia</text:p>
      <text:p text:style-name="Preformatted_20_Text">category: cheese</text:p>
      <text:p text:style-name="Preformatted_20_Text">open: Monday 10:00 23:30,Tuesday 10:00 23:30,Wednesday 10:00 23:30,Thursday 10:00 23:30,Friday 10:00 23:30,Saturday 10:00 23:30,Sunday 10:00 23:30</text:p>
      <text:p text:style-name="Preformatted_20_Text">rank: 3.5</text:p>
      <text:p text:style-name="Preformatted_20_Text"/>
      <text:p text:style-name="Preformatted_20_Text">reviewers: 54</text:p>
      <text:p text:style-name="Preformatted_20_Text">rank: 1</text:p>
      <text:p text:style-name="Preformatted_20_Text">cost: $$</text:p>
      <text:p text:style-name="Preformatted_20_Text">name: Chobani Soho</text:p>
      <text:p text:style-name="Preformatted_20_Text">city: Philadelphia</text:p>
      <text:p text:style-name="Preformatted_20_Text">open: Monday 12:00 20:56,Tuesday 12:00 20:56,Wednesday 12:00 20:56,Thursday 12:00 20:56,Friday 12:00 20:56,Saturday 12:00 20:56,Sunday 12:00 20:56</text:p>
      <text:p text:style-name="Preformatted_20_Text">category: specialty</text:p>
      <text:p text:style-name="Preformatted_20_Text"/>
      <text:p text:style-name="Preformatted_20_Text">open: Monday 07:00 10:00,Tuesday 07:00 10:00,Wednesday 07:00 10:00,Thursday 07:00 10:00,Friday 07:00 10:00,Saturday 07:00 10:00,Sunday 07:00 10:00</text:p>
      <text:p text:style-name="Preformatted_20_Text">category: beer,wine</text:p>
      <text:p text:style-name="Preformatted_20_Text">reviewers: 45</text:p>
      <text:p text:style-name="Preformatted_20_Text">rank: 4.5</text:p>
      <text:p text:style-name="Preformatted_20_Text">name: Sakaya</text:p>
      <text:p text:style-name="Preformatted_20_Text">city: Philadelphia</text:p>
      <text:p text:style-name="Preformatted_20_Text">cost: $$$</text:p>
      <text:p text:style-name="Preformatted_20_Text"/>
      <text:p text:style-name="Preformatted_20_Text">rank: 3.5</text:p>
      <text:p text:style-name="Preformatted_20_Text">city: Philadelphia</text:p>
      <text:p text:style-name="Preformatted_20_Text">cost: $$$</text:p>
      <text:p text:style-name="Preformatted_20_Text">name: Silk</text:p>
      <text:p text:style-name="Preformatted_20_Text">open: Monday 10:00 22:00,Tuesday 10:00 22:00,Wednesday 10:00 22:00,Thursday 10:00 22:00,Friday 10:00 22:00,Saturday 10:00 22:00,Sunday 10:00 22:00</text:p>
      <text:p text:style-name="Preformatted_20_Text">reviewers: 16</text:p>
      <text:p text:style-name="Preformatted_20_Text">category: bakery</text:p>
      <text:p text:style-name="Preformatted_20_Text"/>
      <text:p text:style-name="Preformatted_20_Text">cost: $</text:p>
      <text:p text:style-name="Preformatted_20_Text">city: Philadelphia</text:p>
      <text:p text:style-name="Preformatted_20_Text">rank: 3</text:p>
      <text:p text:style-name="Preformatted_20_Text">reviewers: 31</text:p>
      <text:p text:style-name="Preformatted_20_Text">name: Cannelle</text:p>
      <text:p text:style-name="Preformatted_20_Text">category: juice,bar</text:p>
      <text:p text:style-name="Preformatted_20_Text">open: Monday 10:00 23:30,Tuesday 10:00 23:30,Wednesday 10:00 23:30,Thursday 10:00 23:30,Friday 10:00 23:30,Saturday 10:00 23:30,Sunday 10:00 23:30</text:p>
      <text:p text:style-name="Preformatted_20_Text"/>
      <text:p text:style-name="Preformatted_20_Text">open: Monday 07:00 10:00,Tuesday 07:00 10:00,Wednesday 07:00 10:00,Thursday 07:00 10:00,Friday 07:00 10:00,Saturday 07:00 10:00,Sunday 07:00 10:00</text:p>
      <text:p text:style-name="Preformatted_20_Text">rank: 2</text:p>
      <text:p text:style-name="Preformatted_20_Text">category: vietnamese,asian</text:p>
      <text:p text:style-name="Preformatted_20_Text">name: JoJu</text:p>
      <text:p text:style-name="Preformatted_20_Text">city: Philadelphia</text:p>
      <text:p text:style-name="Preformatted_20_Text">cost: $</text:p>
      <text:p text:style-name="Preformatted_20_Text">reviewers: 25</text:p>
      <text:p text:style-name="Preformatted_20_Text"/>
      <text:p text:style-name="Preformatted_20_Text">cost: $$$</text:p>
      <text:p text:style-name="Preformatted_20_Text">rank: 0</text:p>
      <text:p text:style-name="Preformatted_20_Text">name: Gary Danko</text:p>
      <text:p text:style-name="Preformatted_20_Text">open: Monday 05:30 23:59,Tuesday 05:30 23:59,Wednesday 05:30 23:59,Thursday 05:30 23:59,Friday 05:30 23:59,Saturday 05:30 23:59,Sunday 05:30 23:59</text:p>
      <text:p text:style-name="Preformatted_20_Text">category: erican</text:p>
      <text:p text:style-name="Preformatted_20_Text">reviewers: 0</text:p>
      <text:p text:style-name="Preformatted_20_Text"><text:soft-page-break/>city: San Francisco</text:p>
      <text:p text:style-name="Preformatted_20_Text"/>
      <text:p text:style-name="Preformatted_20_Text">rank: 0</text:p>
      <text:p text:style-name="Preformatted_20_Text">reviewers: 0</text:p>
      <text:p text:style-name="Preformatted_20_Text">category: Greek, Mediterranean</text:p>
      <text:p text:style-name="Preformatted_20_Text">open: Monday 11:30 20:00,Tuesday 11:30 20:00,Wednesday 11:30 20:00,Thursday 11:30 20:00,Friday 11:30 20:00,Saturday 11:30 20:00,Sunday 11:30 20:00</text:p>
      <text:p text:style-name="Preformatted_20_Text">city: San Francisco</text:p>
      <text:p text:style-name="Preformatted_20_Text">name: Kokkari Estiatorio</text:p>
      <text:p text:style-name="Preformatted_20_Text">cost: $$$</text:p>
      <text:p text:style-name="Preformatted_20_Text"/>
      <text:p text:style-name="Preformatted_20_Text">reviewers: 0</text:p>
      <text:p text:style-name="Preformatted_20_Text">open: Monday 11:30 19:00,Wednesday 11:30 19:00,Thursday 11:30 19:00,Friday 11:30 19:00,Saturday 11:30 19:00,Sunday 11:30 19:00</text:p>
      <text:p text:style-name="Preformatted_20_Text">category: British, Fish &amp; Chips, Seafood</text:p>
      <text:p text:style-name="Preformatted_20_Text">cost: $</text:p>
      <text:p text:style-name="Preformatted_20_Text">city: San Francisco</text:p>
      <text:p text:style-name="Preformatted_20_Text">rank: 0</text:p>
      <text:p text:style-name="Preformatted_20_Text">name: The Codmother Fish and Chips</text:p>
      <text:p text:style-name="Preformatted_20_Text"/>
      <text:p text:style-name="Preformatted_20_Text">open: Tuesday 17:30 22:00,Wednesday 17:30 22:00,Thursday 17:30 22:00,Friday 17:30 22:00,Saturday 17:30 22:00</text:p>
      <text:p text:style-name="Preformatted_20_Text">name: L¡¯ardoise Bistro</text:p>
      <text:p text:style-name="Preformatted_20_Text">rank: 0</text:p>
      <text:p text:style-name="Preformatted_20_Text">reviewers: 0</text:p>
      <text:p text:style-name="Preformatted_20_Text">cost: $$$</text:p>
      <text:p text:style-name="Preformatted_20_Text">city: San Francisco</text:p>
      <text:p text:style-name="Preformatted_20_Text">category: French</text:p>
      <text:p text:style-name="Preformatted_20_Text"/>
      <text:p text:style-name="Preformatted_20_Text">city: San Francisco</text:p>
      <text:p text:style-name="Preformatted_20_Text">category: Asian Fusion</text:p>
      <text:p text:style-name="Preformatted_20_Text">reviewers: 0</text:p>
      <text:p text:style-name="Preformatted_20_Text">name: The House</text:p>
      <text:p text:style-name="Preformatted_20_Text">rank: 0</text:p>
      <text:p text:style-name="Preformatted_20_Text">cost: $$$</text:p>
      <text:p text:style-name="Preformatted_20_Text">open: Monday 17:30 22:00,Tuesday 17:30 22:00,Wednesday 17:30 22:00,Thursday 17:30 22:00,Friday 17:30 22:00,Saturday 17:30 22:00,Sunday 17:30 22:00</text:p>
      <text:p text:style-name="Preformatted_20_Text"/>
      <text:p text:style-name="Preformatted_20_Text">rank: 0</text:p>
      <text:p text:style-name="Preformatted_20_Text">open: Tuesday 17:00 22:00,Wednesday 17:00 22:00,Thursday 17:00 22:00,Friday 17:00 22:00</text:p>
      <text:p text:style-name="Preformatted_20_Text">reviewers: 0</text:p>
      <text:p text:style-name="Preformatted_20_Text">category: Gastropubs</text:p>
      <text:p text:style-name="Preformatted_20_Text">name: The Galley</text:p>
      <text:p text:style-name="Preformatted_20_Text">city: San Francisco</text:p>
      <text:p text:style-name="Preformatted_20_Text">cost: $</text:p>
      <text:p text:style-name="Preformatted_20_Text"/>
      <text:p text:style-name="Preformatted_20_Text">name: Bistro Central Parc</text:p>
      <text:p text:style-name="Preformatted_20_Text">cost: $$$</text:p>
      <text:p text:style-name="Preformatted_20_Text">reviewers: 0</text:p>
      <text:p text:style-name="Preformatted_20_Text">city: San Francisco</text:p>
      <text:p text:style-name="Preformatted_20_Text">open: Wednesday 17:00 22:30,Thursday 17:00 22:30,Friday 17:00 22:30,Saturday 17:00 22:30,Sunday 17:00 22:30</text:p>
      <text:p text:style-name="Preformatted_20_Text">category: French, Breakfast &amp; Brunch, Sandwiches</text:p>
      <text:p text:style-name="Preformatted_20_Text">rank: 0</text:p>
      <text:p text:style-name="Preformatted_20_Text"/>
      <text:p text:style-name="Preformatted_20_Text">name: Don Pisto¡¯s</text:p>
      <text:p text:style-name="Preformatted_20_Text">rank: 0</text:p>
      <text:p text:style-name="Preformatted_20_Text">category: Mexican</text:p>
      <text:p text:style-name="Preformatted_20_Text"><text:soft-page-break/>reviewers: 0</text:p>
      <text:p text:style-name="Preformatted_20_Text">open: Monday 17:30 00:30,Tuesday 17:30 00:30,Wednesday 17:30 00:30,Thursday 17:30 00:30,Friday 17:30 00:30,Saturday 17:30 00:30,Sunday 17:30 00:30</text:p>
      <text:p text:style-name="Preformatted_20_Text">cost: $$</text:p>
      <text:p text:style-name="Preformatted_20_Text">city: San Francisco</text:p>
      <text:p text:style-name="Preformatted_20_Text"/>
      <text:p text:style-name="Preformatted_20_Text">open: Monday 11:00 23:00,Tuesday 11:00 23:00,Wednesday 11:00 23:00,Thursday 11:00 23:00,Friday 11:00 23:00,Saturday 11:00 23:00,Sunday 11:00 23:00</text:p>
      <text:p text:style-name="Preformatted_20_Text">rank: 0</text:p>
      <text:p text:style-name="Preformatted_20_Text">city: Chicago</text:p>
      <text:p text:style-name="Preformatted_20_Text">cost: $$</text:p>
      <text:p text:style-name="Preformatted_20_Text">category: Pizza, Salad, Italian</text:p>
      <text:p text:style-name="Preformatted_20_Text">reviewers: 0</text:p>
      <text:p text:style-name="Preformatted_20_Text">name: Giordano¡¯s</text:p>
      <text:p text:style-name="Preformatted_20_Text"/>
      <text:p text:style-name="Preformatted_20_Text">name: Goosefoot</text:p>
      <text:p text:style-name="Preformatted_20_Text">cost: $$$</text:p>
      <text:p text:style-name="Preformatted_20_Text">open: Wednesday 17:30 21:00,Thursday 17:30 21:00,Friday 17:30 21:00,Saturday 17:30 21:00</text:p>
      <text:p text:style-name="Preformatted_20_Text">category: erican</text:p>
      <text:p text:style-name="Preformatted_20_Text">rank: 0</text:p>
      <text:p text:style-name="Preformatted_20_Text">city: Chicago</text:p>
      <text:p text:style-name="Preformatted_20_Text">reviewers: 0</text:p>
      <text:p text:style-name="Preformatted_20_Text"/>
      <text:p text:style-name="Preformatted_20_Text">open: Monday 17:00 22:00,Tuesday 17:00 22:00,Thursday 17:00 22:00,Friday 17:00 22:00,Saturday 17:00 22:00,Sunday 17:00 22:00</text:p>
      <text:p text:style-name="Preformatted_20_Text">rank: 0</text:p>
      <text:p text:style-name="Preformatted_20_Text">cost: $$$</text:p>
      <text:p text:style-name="Preformatted_20_Text">category: Asian Fusion, Japanese, Sushi Bars</text:p>
      <text:p text:style-name="Preformatted_20_Text">reviewers: 0</text:p>
      <text:p text:style-name="Preformatted_20_Text">name: Kai Zan</text:p>
      <text:p text:style-name="Preformatted_20_Text">city: Chicago</text:p>
      <text:p text:style-name="Preformatted_20_Text"/>
      <text:p text:style-name="Preformatted_20_Text">name: Shaw¡¯s Crab House</text:p>
      <text:p text:style-name="Preformatted_20_Text">city: Chicago</text:p>
      <text:p text:style-name="Preformatted_20_Text">reviewers: 0</text:p>
      <text:p text:style-name="Preformatted_20_Text">rank: 0</text:p>
      <text:p text:style-name="Preformatted_20_Text">category: Seafood, Sushi Bars, Jazz &amp; Blues</text:p>
      <text:p text:style-name="Preformatted_20_Text">cost: $$$</text:p>
      <text:p text:style-name="Preformatted_20_Text">open: Monday 11:30 22:00,Tuesday 11:30 22:00,Wednesday 11:30 22:00,Thursday 11:30 22:00,Friday 11:30 22:00,Saturday 11:30 22:00,Sunday 11:30 22:00</text:p>
      <text:p text:style-name="Preformatted_20_Text"/>
      <text:p text:style-name="Preformatted_20_Text">reviewers: 0</text:p>
      <text:p text:style-name="Preformatted_20_Text">name: Staropolska Restaurant</text:p>
      <text:p text:style-name="Preformatted_20_Text">open: Monday 12:00 10:00,Tuesday 12:00 10:00,Wednesday 12:00 10:00,Thursday 12:00 10:00,Friday 12:00 10:00</text:p>
      <text:p text:style-name="Preformatted_20_Text">city: Chicago</text:p>
      <text:p text:style-name="Preformatted_20_Text">rank: 0</text:p>
      <text:p text:style-name="Preformatted_20_Text">cost: $$</text:p>
      <text:p text:style-name="Preformatted_20_Text">category: Polish</text:p>
      <text:p text:style-name="Preformatted_20_Text"/>
      <text:p text:style-name="Preformatted_20_Text">reviewers: 0</text:p>
      <text:p text:style-name="Preformatted_20_Text">cost: $</text:p>
      <text:p text:style-name="Preformatted_20_Text">open: Monday 11:00 20:00,Tuesday 11:00 20:00,Wednesday 11:00 20:00,Thursday 11:00 20:00,Friday 11:00 20:00,Saturday 11:00 20:00,Sunday 11:00 20:00</text:p>
      <text:p text:style-name="Preformatted_20_Text">category: Korean</text:p>
      <text:p text:style-name="Preformatted_20_Text">city: Chicago</text:p>
      <text:p text:style-name="Preformatted_20_Text">rank: 0</text:p>
      <text:p text:style-name="Preformatted_20_Text">name: Cafe Orient 33 - Asian Cuisine</text:p>
      <text:p text:style-name="Preformatted_20_Text"><text:soft-page-break/></text:p>
      <text:p text:style-name="Preformatted_20_Text">city: Chicago</text:p>
      <text:p text:style-name="Preformatted_20_Text">open: Monday 17:30 12:00,Wednesday 17:30 12:00,Thursday 17:30 12:00,Friday 17:30 12:00,Saturday 17:30 12:00</text:p>
      <text:p text:style-name="Preformatted_20_Text">category: erican</text:p>
      <text:p text:style-name="Preformatted_20_Text">name: HB Restaurant</text:p>
      <text:p text:style-name="Preformatted_20_Text">cost: $$</text:p>
      <text:p text:style-name="Preformatted_20_Text">rank: 0</text:p>
      <text:p text:style-name="Preformatted_20_Text">reviewers: 0</text:p>
      <text:p text:style-name="Preformatted_20_Text"/>
      <text:p text:style-name="Preformatted_20_Text">rank: 0</text:p>
      <text:p text:style-name="Preformatted_20_Text">category: Barbeque</text:p>
      <text:p text:style-name="Preformatted_20_Text">reviewers: 0</text:p>
      <text:p text:style-name="Preformatted_20_Text">city: Chicago</text:p>
      <text:p text:style-name="Preformatted_20_Text">open: Tuesday 11:00 21:00,Wednesday 11:00 21:00,Thursday 11:00 21:00,Friday 11:00 21:00,Saturday 11:00 21:00,Sunday 11:00 21:00</text:p>
      <text:p text:style-name="Preformatted_20_Text">name: Smoque BBQ</text:p>
      <text:p text:style-name="Preformatted_20_Text">cost: $$</text:p>
      <text:p text:style-name="Preformatted_20_Text"/>
      <text:p text:style-name="Preformatted_20_Text">rank: 0</text:p>
      <text:p text:style-name="Preformatted_20_Text">open: Monday 09:00 19:00,Tuesday 09:00 19:00,Wednesday 09:00 19:00,Thursday 09:00 19:00,Friday 09:00 19:00</text:p>
      <text:p text:style-name="Preformatted_20_Text">city: Boston</text:p>
      <text:p text:style-name="Preformatted_20_Text">category: Mediterranean, Caterers</text:p>
      <text:p text:style-name="Preformatted_20_Text">reviewers: 0</text:p>
      <text:p text:style-name="Preformatted_20_Text">cost: $</text:p>
      <text:p text:style-name="Preformatted_20_Text">name: Piperi Mediterranean Grill</text:p>
      <text:p text:style-name="Preformatted_20_Text"/>
      <text:p text:style-name="Preformatted_20_Text">category: Seafood</text:p>
      <text:p text:style-name="Preformatted_20_Text">cost: $$$</text:p>
      <text:p text:style-name="Preformatted_20_Text">rank: 0</text:p>
      <text:p text:style-name="Preformatted_20_Text">name: Neptune Oyster</text:p>
      <text:p text:style-name="Preformatted_20_Text">reviewers: 0</text:p>
      <text:p text:style-name="Preformatted_20_Text">city: Boston</text:p>
      <text:p text:style-name="Preformatted_20_Text">open: Monday 09:00 21:30,Tuesday 09:00 21:30,Wednesday 09:00 21:30,Thursday 09:00 21:30,Friday 09:00 21:30,Saturday 09:00 21:30,Sunday 09:00 21:30</text:p>
      <text:p text:style-name="Preformatted_20_Text"/>
      <text:p text:style-name="Preformatted_20_Text">city: Boston</text:p>
      <text:p text:style-name="Preformatted_20_Text">rank: 0</text:p>
      <text:p text:style-name="Preformatted_20_Text">cost: $$</text:p>
      <text:p text:style-name="Preformatted_20_Text">reviewers: 0</text:p>
      <text:p text:style-name="Preformatted_20_Text">name: Zo</text:p>
      <text:p text:style-name="Preformatted_20_Text">category: Greek</text:p>
      <text:p text:style-name="Preformatted_20_Text">open: Monday 11:00 15:00,Tuesday 11:00 15:00,Wednesday 11:00 15:00,Thursday 11:00 15:00,Friday 11:00 15:00</text:p>
      <text:p text:style-name="Preformatted_20_Text"/>
      <text:p text:style-name="Preformatted_20_Text">category: Sandwiches, Burgers</text:p>
      <text:p text:style-name="Preformatted_20_Text">city: Boston</text:p>
      <text:p text:style-name="Preformatted_20_Text">open: Monday 10:00 20:00,Tuesday 10:00 20:00,Wednesday 10:00 20:00,Thursday 10:00 20:00,Friday 10:00 20:00,Saturday 10:00 20:00</text:p>
      <text:p text:style-name="Preformatted_20_Text">rank: 0</text:p>
      <text:p text:style-name="Preformatted_20_Text">name: Roast Beast</text:p>
      <text:p text:style-name="Preformatted_20_Text">reviewers: 0</text:p>
      <text:p text:style-name="Preformatted_20_Text">cost: $$</text:p>
      <text:p text:style-name="Preformatted_20_Text"/>
      <text:p text:style-name="Preformatted_20_Text">rank: 0</text:p>
      <text:p text:style-name="Preformatted_20_Text">category: German, Pubs</text:p>
      <text:p text:style-name="Preformatted_20_Text">city: Boston</text:p>
      <text:p text:style-name="Preformatted_20_Text">open: Tuesday 11:30 21:00,Wednesday 11:30 21:00,Thursday 11:30 21:00,Friday 11:30 <text:soft-page-break/>21:00,Saturday 11:30 21:00</text:p>
      <text:p text:style-name="Preformatted_20_Text">reviewers: 0</text:p>
      <text:p text:style-name="Preformatted_20_Text">cost: $$</text:p>
      <text:p text:style-name="Preformatted_20_Text">name: Jacob Wirth Restaurant</text:p>
      <text:p text:style-name="Preformatted_20_Text"/>
      <text:p text:style-name="Preformatted_20_Text">reviewers: 0</text:p>
      <text:p text:style-name="Preformatted_20_Text">rank: 0</text:p>
      <text:p text:style-name="Preformatted_20_Text">city: Boston</text:p>
      <text:p text:style-name="Preformatted_20_Text">name: Fogo de Chao Boston</text:p>
      <text:p text:style-name="Preformatted_20_Text">cost: $$$</text:p>
      <text:p text:style-name="Preformatted_20_Text">category: Brazilian, Steakhouses</text:p>
      <text:p text:style-name="Preformatted_20_Text">open: Monday 17:00 22:00,Tuesday 17:00 22:00,Wednesday 17:00 22:00,Thursday 17:00 22:00,Friday 17:00 22:00,Saturday 17:00 22:00,Sunday 17:00 22:00</text:p>
      <text:p text:style-name="Preformatted_20_Text"/>
      <text:p text:style-name="Preformatted_20_Text">name: Atlantic Fish Company</text:p>
      <text:p text:style-name="Preformatted_20_Text">reviewers: 0</text:p>
      <text:p text:style-name="Preformatted_20_Text">open: Monday 11:30 23:00,Tuesday 11:30 23:00,Wednesday 11:30 23:00,Thursday 11:30 23:00,Friday 11:30 23:00,Saturday 11:30 23:00,Sunday 11:30 23:00</text:p>
      <text:p text:style-name="Preformatted_20_Text">city: Boston</text:p>
      <text:p text:style-name="Preformatted_20_Text">category: Seafood, Pubs</text:p>
      <text:p text:style-name="Preformatted_20_Text">cost: $$$</text:p>
      <text:p text:style-name="Preformatted_20_Text">rank: 0</text:p>
      <text:p text:style-name="Preformatted_20_Text"/>
      <text:p text:style-name="Preformatted_20_Text">cost: $$</text:p>
      <text:p text:style-name="Preformatted_20_Text">city: Boston</text:p>
      <text:p text:style-name="Preformatted_20_Text">reviewers: 0</text:p>
      <text:p text:style-name="Preformatted_20_Text">open: Monday 11:30 20:30,Tuesday 11:30 20:30,Wednesday 11:30 20:30,Thursday 11:30 20:30,Friday 11:30 20:30,Saturday 11:30 20:30</text:p>
      <text:p text:style-name="Preformatted_20_Text">name: Banh Mi Ngon</text:p>
      <text:p text:style-name="Preformatted_20_Text">category: Vietnese, Sandwiches</text:p>
      <text:p text:style-name="Preformatted_20_Text">rank: 0</text:p>
      <text:p text:style-name="Preformatted_20_Text"/>
      <text:p text:style-name="Preformatted_20_Text">rank: 0</text:p>
      <text:p text:style-name="Preformatted_20_Text">category: Cafes, Pakistani, Halal</text:p>
      <text:p text:style-name="Preformatted_20_Text">city: Philadelphia</text:p>
      <text:p text:style-name="Preformatted_20_Text">name: Mood Caf¨¦</text:p>
      <text:p text:style-name="Preformatted_20_Text">cost: $</text:p>
      <text:p text:style-name="Preformatted_20_Text">reviewers: 0</text:p>
      <text:p text:style-name="Preformatted_20_Text">open: Monday 12:00 22:00,Tuesday 12:00 22:00,Wednesday 12:00 22:00,Thursday 12:00 22:00,Friday 12:00 22:00,Saturday 12:00 22:00,Sunday 12:00 22:00</text:p>
      <text:p text:style-name="Preformatted_20_Text"/>
      <text:p text:style-name="Preformatted_20_Text">cost: $$$</text:p>
      <text:p text:style-name="Preformatted_20_Text">name: Bibou</text:p>
      <text:p text:style-name="Preformatted_20_Text">category: French</text:p>
      <text:p text:style-name="Preformatted_20_Text">reviewers: 0</text:p>
      <text:p text:style-name="Preformatted_20_Text">city: Philadelphia</text:p>
      <text:p text:style-name="Preformatted_20_Text">rank: 0</text:p>
      <text:p text:style-name="Preformatted_20_Text">open: Wednesday 17:00 22:30,Thursday 17:00 22:30,Friday 17:00 22:30,Saturday 17:00 22:30,Sunday 17:00 22:30</text:p>
      <text:p text:style-name="Preformatted_20_Text"/>
      <text:p text:style-name="Preformatted_20_Text">name: Zahav</text:p>
      <text:p text:style-name="Preformatted_20_Text">open: Monday 17:00 22:00,Tuesday 17:00 22:00,Wednesday 17:00 22:00,Thursday 17:00 22:00,Friday 17:00 22:00,Saturday 17:00 22:00,Sunday 17:00 22:00</text:p>
      <text:p text:style-name="Preformatted_20_Text">category: Middle Eastern</text:p>
      <text:p text:style-name="Preformatted_20_Text">city: Philadelphia</text:p>
      <text:p text:style-name="Preformatted_20_Text">rank: 0</text:p>
      <text:p text:style-name="Preformatted_20_Text">reviewers: 0</text:p>
      <text:p text:style-name="Preformatted_20_Text">cost: $$$</text:p>
      <text:p text:style-name="Preformatted_20_Text"/>
      <text:p text:style-name="Preformatted_20_Text"><text:soft-page-break/>category: Food Stands, Thai, Mexican</text:p>
      <text:p text:style-name="Preformatted_20_Text">rank: 0</text:p>
      <text:p text:style-name="Preformatted_20_Text">open: Monday 12:00 18:00,Tuesday 12:00 18:00,Wednesday 12:00 18:00,Thursday 12:00 18:00,Friday 12:00 18:00</text:p>
      <text:p text:style-name="Preformatted_20_Text">name: Cucina Zapata</text:p>
      <text:p text:style-name="Preformatted_20_Text">cost: $</text:p>
      <text:p text:style-name="Preformatted_20_Text">city: Philadelphia</text:p>
      <text:p text:style-name="Preformatted_20_Text">reviewers: 0</text:p>
      <text:p text:style-name="Preformatted_20_Text"/>
      <text:p text:style-name="Preformatted_20_Text">city: Philadelphia</text:p>
      <text:p text:style-name="Preformatted_20_Text">rank: 0</text:p>
      <text:p text:style-name="Preformatted_20_Text">cost: $$$</text:p>
      <text:p text:style-name="Preformatted_20_Text">name: Little Fish</text:p>
      <text:p text:style-name="Preformatted_20_Text">reviewers: 0</text:p>
      <text:p text:style-name="Preformatted_20_Text">category: Seafood</text:p>
      <text:p text:style-name="Preformatted_20_Text">open: Monday 17:30 22:30,Tuesday 17:30 22:30,Wednesday 17:30 22:30,Thursday 17:30 22:30,Friday 17:30 22:30,Saturday 17:30 22:30,Sunday 17:30 22:30</text:p>
      <text:p text:style-name="Preformatted_20_Text"/>
      <text:p text:style-name="Preformatted_20_Text">category: Italian</text:p>
      <text:p text:style-name="Preformatted_20_Text">name: Modo Mio</text:p>
      <text:p text:style-name="Preformatted_20_Text">open: Tuesday 17:00 22:00,Wednesday 17:00 22:00,Thursday 17:00 22:00,Friday 17:00 22:00,Saturday 17:00 22:00,Sunday 17:00 22:00</text:p>
      <text:p text:style-name="Preformatted_20_Text">rank: 0</text:p>
      <text:p text:style-name="Preformatted_20_Text">cost: $$$</text:p>
      <text:p text:style-name="Preformatted_20_Text">reviewers: 0</text:p>
      <text:p text:style-name="Preformatted_20_Text">city: Philadelphia</text:p>
      <text:p text:style-name="Preformatted_20_Text"/>
      <text:p text:style-name="Preformatted_20_Text">cost: $</text:p>
      <text:p text:style-name="Preformatted_20_Text">city: Philadelphia</text:p>
      <text:p text:style-name="Preformatted_20_Text">open: Tuesday 10:00 21:00,Wednesday 10:00 21:00,Thursday 10:00 21:00,Friday 10:00 21:00,Saturday 10:00 21:00,Sunday 10:00 21:00</text:p>
      <text:p text:style-name="Preformatted_20_Text">name: Khmer Kitchen</text:p>
      <text:p text:style-name="Preformatted_20_Text">reviewers: 0</text:p>
      <text:p text:style-name="Preformatted_20_Text">category: Cbodian</text:p>
      <text:p text:style-name="Preformatted_20_Text">rank: 0</text:p>
      <text:p text:style-name="Preformatted_20_Text"/>
      <text:p text:style-name="P3">name: Morimoto</text:p>
      <text:p text:style-name="P3">city: Philadelphia</text:p>
      <text:p text:style-name="P3">category: Japanese</text:p>
      <text:p text:style-name="P3">open: Monday 17:00 22:00,Tuesday 17:00 22:00,Wednesday 17:00 22:00,Thursday 17:00 22:00,Friday 17:00 22:00,Saturday 17:00 22:00,Sunday 17:00 22:00</text:p>
      <text:p text:style-name="P3">reviewers: 0</text:p>
      <text:p text:style-name="P3">cost: $$$</text:p>
      <text:p text:style-name="P3">rank: 0</text:p>
      <text:p text:style-name="Preformatted_20_Text"/>
      <text:p text:style-name="Preformatted_20_Text">name: The Cinnonday Snail</text:p>
      <text:p text:style-name="Preformatted_20_Text">category: Vegan, Food Trucks</text:p>
      <text:p text:style-name="Preformatted_20_Text">city: New York</text:p>
      <text:p text:style-name="Preformatted_20_Text">reviewers: 0</text:p>
      <text:p text:style-name="Preformatted_20_Text">cost: $</text:p>
      <text:p text:style-name="Preformatted_20_Text">rank: 0</text:p>
      <text:p text:style-name="Preformatted_20_Text">open: Wednesday 09:00 15:00,Thursday 09:00 15:00,Friday 09:00 15:00,Saturday 09:00 15:00,Sunday 09:00 15:00</text:p>
      <text:p text:style-name="Preformatted_20_Text"/>
      <text:p text:style-name="Preformatted_20_Text">cost: $$</text:p>
      <text:p text:style-name="Preformatted_20_Text">rank: 0</text:p>
      <text:p text:style-name="Preformatted_20_Text">open: Monday 17:00 22:30,Tuesday 17:00 22:30,Wednesday 17:00 22:30,Thursday 17:00 22:30,Friday 17:00 22:30,Saturday 17:00 22:30,Sunday 17:00 22:30</text:p>
      <text:p text:style-name="Preformatted_20_Text">reviewers: 0</text:p>
      <text:p text:style-name="Preformatted_20_Text"><text:soft-page-break/>city: New York</text:p>
      <text:p text:style-name="Preformatted_20_Text">category: erican</text:p>
      <text:p text:style-name="Preformatted_20_Text">name: Upstate</text:p>
      <text:p text:style-name="Preformatted_20_Text"/>
      <text:p text:style-name="Preformatted_20_Text">name: Los Tacos No. 1</text:p>
      <text:p text:style-name="Preformatted_20_Text">category: Mexican</text:p>
      <text:p text:style-name="Preformatted_20_Text">rank: 0</text:p>
      <text:p text:style-name="Preformatted_20_Text">open: Monday 11:00 21:00,Tuesday 11:00 21:00,Wednesday 11:00 21:00,Thursday 11:00 21:00,Friday 11:00 21:00,Saturday 11:00 21:00,Sunday 11:00 21:00</text:p>
      <text:p text:style-name="Preformatted_20_Text">city: New York</text:p>
      <text:p text:style-name="Preformatted_20_Text">reviewers: 0</text:p>
      <text:p text:style-name="Preformatted_20_Text">cost: $</text:p>
      <text:p text:style-name="Preformatted_20_Text"/>
      <text:p text:style-name="Preformatted_20_Text">rank: 0</text:p>
      <text:p text:style-name="Preformatted_20_Text">open: Monday 10:00 21:00,Tuesday 10:00 21:00,Wednesday 10:00 21:00,Thursday 10:00 21:00,Friday 10:00 21:00,Saturday 10:00 21:00,Sunday 10:00 21:00</text:p>
      <text:p text:style-name="Preformatted_20_Text">name: Xinjiang BBQ Cart</text:p>
      <text:p text:style-name="Preformatted_20_Text">city: New York</text:p>
      <text:p text:style-name="Preformatted_20_Text">reviewers: 0</text:p>
      <text:p text:style-name="Preformatted_20_Text">category: Food Stands, Barbeque, Chinese</text:p>
      <text:p text:style-name="Preformatted_20_Text">cost: $</text:p>
      <text:p text:style-name="Preformatted_20_Text"/>
      <text:p text:style-name="Preformatted_20_Text">city: New York</text:p>
      <text:p text:style-name="Preformatted_20_Text">open: Monday 07:00 22:30,Tuesday 07:00 22:30,Wednesday 07:00 22:30,Thursday 07:00 22:30,Friday 07:00 22:30,Saturday 07:00 22:30,Sunday 07:00 22:30</text:p>
      <text:p text:style-name="Preformatted_20_Text">rank: 0</text:p>
      <text:p text:style-name="Preformatted_20_Text">reviewers: 0</text:p>
      <text:p text:style-name="Preformatted_20_Text">cost: $</text:p>
      <text:p text:style-name="Preformatted_20_Text">category: Chinese</text:p>
      <text:p text:style-name="Preformatted_20_Text">name: Prosperity Dumpling</text:p>
      <text:p text:style-name="Preformatted_20_Text"/>
      <text:p text:style-name="Preformatted_20_Text">category: Delis, Cheese Shops</text:p>
      <text:p text:style-name="Preformatted_20_Text">rank: 0</text:p>
      <text:p text:style-name="Preformatted_20_Text">city: New York</text:p>
      <text:p text:style-name="Preformatted_20_Text">name: Casa Della Mozzarella Italian Deli</text:p>
      <text:p text:style-name="Preformatted_20_Text">open: Monday 10:00 21:00,Tuesday 10:00 21:00,Wednesday 10:00 21:00,Thursday 10:00 21:00,Friday 10:00 21:00,Saturday 10:00 21:00,Sunday 10:00 21:00</text:p>
      <text:p text:style-name="Preformatted_20_Text">reviewers: 0</text:p>
      <text:p text:style-name="Preformatted_20_Text">cost: $$</text:p>
      <text:p text:style-name="Preformatted_20_Text"/>
      <text:p text:style-name="Preformatted_20_Text">rank: 0</text:p>
      <text:p text:style-name="Preformatted_20_Text">open: Monday 17:00 23:00,Tuesday 17:00 23:00,Wednesday 17:00 23:00,Thursday 17:00 23:00,Friday 17:00 23:00,Saturday 17:00 23:00,Sunday 17:00 23:00</text:p>
      <text:p text:style-name="Preformatted_20_Text">city: New York</text:p>
      <text:p text:style-name="Preformatted_20_Text">category: German, Austrian</text:p>
      <text:p text:style-name="Preformatted_20_Text">name: Cafe Katja</text:p>
      <text:p text:style-name="Preformatted_20_Text">cost: $$</text:p>
      <text:p text:style-name="Preformatted_20_Text">reviewers: 0</text:p>
      <text:p text:style-name="Preformatted_20_Text"/>
      <text:p text:style-name="Preformatted_20_Text">open: Monday 11:30 22:30,Tuesday 11:30 22:30,Wednesday 11:30 22:30,Thursday 11:30 22:30,Friday 11:30 22:30,Saturday 11:30 22:30,Sunday 11:30 22:30</text:p>
      <text:p text:style-name="Preformatted_20_Text">city: New York</text:p>
      <text:p text:style-name="Preformatted_20_Text">reviewers: 0</text:p>
      <text:p text:style-name="Preformatted_20_Text">cost: $$</text:p>
      <text:p text:style-name="Preformatted_20_Text">category: Thai</text:p>
      <text:p text:style-name="Preformatted_20_Text">rank: 0</text:p>
      <text:p text:style-name="Preformatted_20_Text">name: Up Thai</text:p>
      <text:p text:style-name="Preformatted_20_Text"/>
      <text:p text:style-name="Preformatted_20_Text">cost: $</text:p>
      <text:p text:style-name="Preformatted_20_Text"><text:soft-page-break/>name: Mood Cafe</text:p>
      <text:p text:style-name="Preformatted_20_Text">rank: 5</text:p>
      <text:p text:style-name="Preformatted_20_Text">open: Monday 08:00 17:00,Tuesday 08:00 17:00,Wednesday 08:00 17:00,Thursday 08:00 17:00,Friday 08:00 17:00</text:p>
      <text:p text:style-name="Preformatted_20_Text">reviewers: 160</text:p>
      <text:p text:style-name="Preformatted_20_Text">city: Philadelphia</text:p>
      <text:p text:style-name="Preformatted_20_Text">category: Pakistani</text:p>
      <text:p text:style-name="Preformatted_20_Text"/>
      <text:p text:style-name="Preformatted_20_Text">cost: $$$</text:p>
      <text:p text:style-name="Preformatted_20_Text">open: Monday 11:00 20:00,Tuesday 11:00 20:00,Wednesday 11:00 20:00,Thursday 11:00 20:00,Friday 11:00 20:00,Saturday 11:00 22:00</text:p>
      <text:p text:style-name="Preformatted_20_Text">category: French</text:p>
      <text:p text:style-name="Preformatted_20_Text">city: Philadelphia</text:p>
      <text:p text:style-name="Preformatted_20_Text">reviewers: 235</text:p>
      <text:p text:style-name="Preformatted_20_Text">rank: 4.5</text:p>
      <text:p text:style-name="Preformatted_20_Text">name: Bibou</text:p>
      <text:p text:style-name="Preformatted_20_Text"/>
      <text:p text:style-name="Preformatted_20_Text">city: Philadelphia</text:p>
      <text:p text:style-name="Preformatted_20_Text">reviewers: 86</text:p>
      <text:p text:style-name="Preformatted_20_Text">cost: $</text:p>
      <text:p text:style-name="Preformatted_20_Text">open: Monday 12:00 22:00,Tuesday 12:00 22:00,Wednesday 12:00 22:00,Thursday 12:00 22:00,Friday 12:00 22:00</text:p>
      <text:p text:style-name="Preformatted_20_Text">name: Cucina Zapata</text:p>
      <text:p text:style-name="Preformatted_20_Text">category: Mexican,Thai</text:p>
      <text:p text:style-name="Preformatted_20_Text">rank: 4.5</text:p>
      <text:p text:style-name="Preformatted_20_Text"/>
      <text:p text:style-name="Preformatted_20_Text">reviewers: 534</text:p>
      <text:p text:style-name="Preformatted_20_Text">open: Monday 09:00 17:00,Tuesday 09:00 17:00,Wednesday 09:00 17:00,Thursday 09:00 17:00,Friday 09:00 17:00</text:p>
      <text:p text:style-name="Preformatted_20_Text">name: Tria</text:p>
      <text:p text:style-name="Preformatted_20_Text">rank: 4.5</text:p>
      <text:p text:style-name="Preformatted_20_Text">city: Philadelphia</text:p>
      <text:p text:style-name="Preformatted_20_Text">cost: $$</text:p>
      <text:p text:style-name="Preformatted_20_Text">category: American</text:p>
      <text:p text:style-name="Preformatted_20_Text"/>
      <text:p text:style-name="Preformatted_20_Text">category: Middle Eastern</text:p>
      <text:p text:style-name="Preformatted_20_Text">name: Zahav</text:p>
      <text:p text:style-name="Preformatted_20_Text">cost: $$</text:p>
      <text:p text:style-name="Preformatted_20_Text">city: Philadelphia</text:p>
      <text:p text:style-name="Preformatted_20_Text">reviewers: 890</text:p>
      <text:p text:style-name="Preformatted_20_Text">rank: 4.5</text:p>
      <text:p text:style-name="Preformatted_20_Text">open: Monday 08:00 21:00,Tuesday 08:00 21:00,Wednesday 08:00 21:00,Thursday 08:00 21:00,Friday 08:00 21:00</text:p>
      <text:p text:style-name="Preformatted_20_Text"/>
      <text:p text:style-name="Preformatted_20_Text">city: Philadelphia</text:p>
      <text:p text:style-name="Preformatted_20_Text">open: Monday 10:00 22:00,Tuesday 10:00 22:00,Wednesday 10:00 22:00,Thursday 10:00 22:00,Friday 10:00 22:00,Saturday 10:00 22:00</text:p>
      <text:p text:style-name="Preformatted_20_Text">category: Seafood</text:p>
      <text:p text:style-name="Preformatted_20_Text">cost: $$</text:p>
      <text:p text:style-name="Preformatted_20_Text">name: Little Fish</text:p>
      <text:p text:style-name="Preformatted_20_Text">reviewers: 267</text:p>
      <text:p text:style-name="Preformatted_20_Text">rank: 4.5</text:p>
      <text:p text:style-name="Preformatted_20_Text"/>
      <text:p text:style-name="Preformatted_20_Text">reviewers: 318</text:p>
      <text:p text:style-name="Preformatted_20_Text">category: Italian</text:p>
      <text:p text:style-name="Preformatted_20_Text">name: Modo Mio</text:p>
      <text:p text:style-name="Preformatted_20_Text">cost: $$</text:p>
      <text:p text:style-name="Preformatted_20_Text">rank: 4.5</text:p>
      <text:p text:style-name="Preformatted_20_Text">city: Philadelphia</text:p>
      <text:p text:style-name="Preformatted_20_Text"><text:soft-page-break/>open: Monday 12:00 22:00,Tuesday 12:00 22:00,Wednesday 12:00 22:00,Thursday 12:00 22:00,Friday 12:00 22:00,Saturday 12:00 22:00</text:p>
      <text:p text:style-name="Preformatted_20_Text"/>
      <text:p text:style-name="Preformatted_20_Text">rank: 4.5</text:p>
      <text:p text:style-name="Preformatted_20_Text">name: Barbuzzo</text:p>
      <text:p text:style-name="Preformatted_20_Text">reviewers: 835</text:p>
      <text:p text:style-name="Preformatted_20_Text">open: Monday 10:00 22:00,Tuesday 10:00 22:00,Wednesday 10:00 22:00,Thursday 10:00 22:00,Friday 10:00 22:00,Saturday 12:00 22:00</text:p>
      <text:p text:style-name="Preformatted_20_Text">city: Philadelphia</text:p>
      <text:p text:style-name="Preformatted_20_Text">cost: $$</text:p>
      <text:p text:style-name="Preformatted_20_Text">category: Mediterranean,Pizza</text:p>
      <text:p text:style-name="Preformatted_20_Text"/>
      <text:p text:style-name="Preformatted_20_Text">reviewers: 3679</text:p>
      <text:p text:style-name="Preformatted_20_Text">category: American</text:p>
      <text:p text:style-name="Preformatted_20_Text">cost: $$</text:p>
      <text:p text:style-name="Preformatted_20_Text">city: San Francisco</text:p>
      <text:p text:style-name="Preformatted_20_Text">open: Monday 10:00 20:00,Tuesday 10:00 20:00,Wednesday 10:00 20:00,Thursday 10:00 20:00,Friday 10:00 20:00,Saturday 10:00 20:00</text:p>
      <text:p text:style-name="Preformatted_20_Text">rank: 4.5</text:p>
      <text:p text:style-name="Preformatted_20_Text">name: Gary Danko</text:p>
      <text:p text:style-name="Preformatted_20_Text"/>
      <text:p text:style-name="Preformatted_20_Text">open: Monday 10:00 23:00,Tuesday 10:00 23:00,Wednesday 10:00 23:00,Thursday 10:00 23:00,Friday 10:00 23:00,Saturday 10:00 23:00</text:p>
      <text:p text:style-name="Preformatted_20_Text">reviewers: 93</text:p>
      <text:p text:style-name="Preformatted_20_Text">category: American</text:p>
      <text:p text:style-name="Preformatted_20_Text">rank: 5</text:p>
      <text:p text:style-name="Preformatted_20_Text">cost: $$$</text:p>
      <text:p text:style-name="Preformatted_20_Text">name: Lazy Bear</text:p>
      <text:p text:style-name="Preformatted_20_Text">city: San Francisco</text:p>
      <text:p text:style-name="Preformatted_20_Text"/>
      <text:p text:style-name="Preformatted_20_Text">name: Kokkari Estiatorio</text:p>
      <text:p text:style-name="Preformatted_20_Text">open: Monday 11:00 22:00,Wednesday 11:00 22:00,Friday 11:00 22:00,Sunday 11:00 22:00</text:p>
      <text:p text:style-name="Preformatted_20_Text">cost: $$</text:p>
      <text:p text:style-name="Preformatted_20_Text">reviewers: 2822</text:p>
      <text:p text:style-name="Preformatted_20_Text">category: Greek,Mediterranean</text:p>
      <text:p text:style-name="Preformatted_20_Text">city: San Francisco</text:p>
      <text:p text:style-name="Preformatted_20_Text">rank: 4.5</text:p>
      <text:p text:style-name="Preformatted_20_Text"/>
      <text:p text:style-name="Preformatted_20_Text">reviewers: 856</text:p>
      <text:p text:style-name="Preformatted_20_Text">open: Monday 10:00 22:00,Tuesday 10:00 22:00,Wednesday 10:00 22:00,Thursday 10:00 22:00,Friday 10:00 22:00</text:p>
      <text:p text:style-name="Preformatted_20_Text">category: French</text:p>
      <text:p text:style-name="Preformatted_20_Text">rank: 4.5</text:p>
      <text:p text:style-name="Preformatted_20_Text">cost: $$</text:p>
      <text:p text:style-name="Preformatted_20_Text">city: San Francisco</text:p>
      <text:p text:style-name="Preformatted_20_Text">name: L'ardoise Bistro</text:p>
      <text:p text:style-name="Preformatted_20_Text"/>
      <text:p text:style-name="Preformatted_20_Text">name: Anchor Oyster Bar</text:p>
      <text:p text:style-name="Preformatted_20_Text">category: Seafood</text:p>
      <text:p text:style-name="Preformatted_20_Text">cost: $$</text:p>
      <text:p text:style-name="Preformatted_20_Text">rank: 4.5</text:p>
      <text:p text:style-name="Preformatted_20_Text">city: San Francisco</text:p>
      <text:p text:style-name="Preformatted_20_Text">reviewers: 784</text:p>
      <text:p text:style-name="Preformatted_20_Text">open: Monday 12:00 22:00,Tuesday 12:00 22:00,Wednesday 12:00 22:00,Thursday 12:00 22:00,Friday 12:00 22:00,Saturday 12:00 22:00</text:p>
      <text:p text:style-name="Preformatted_20_Text"/>
      <text:p text:style-name="Preformatted_20_Text">open: Monday 10:00 22:00,Tuesday 10:00 22:00,Wednesday 10:00 22:00,Thursday 10:00 22:00,Friday 10:00 22:00,Saturday 10:00 22:00</text:p>
      <text:p text:style-name="Preformatted_20_Text"><text:soft-page-break/>reviewers: 2940</text:p>
      <text:p text:style-name="Preformatted_20_Text">city: San Francisco</text:p>
      <text:p text:style-name="Preformatted_20_Text">category: Asian</text:p>
      <text:p text:style-name="Preformatted_20_Text">cost: $$</text:p>
      <text:p text:style-name="Preformatted_20_Text">rank: 4.5</text:p>
      <text:p text:style-name="Preformatted_20_Text">name: The House</text:p>
      <text:p text:style-name="Preformatted_20_Text"/>
      <text:p text:style-name="Preformatted_20_Text">rank: 4.5</text:p>
      <text:p text:style-name="Preformatted_20_Text">cost: $</text:p>
      <text:p text:style-name="Preformatted_20_Text">reviewers: 974</text:p>
      <text:p text:style-name="Preformatted_20_Text">city: San Francisco</text:p>
      <text:p text:style-name="Preformatted_20_Text">open: Monday 10:00 20:00,Tuesday 10:00 20:00,Wednesday 10:00 20:00,Thursday 10:00 20:00,Friday 10:00 20:00,Saturday 10:00 20:00</text:p>
      <text:p text:style-name="Preformatted_20_Text">name: Don Pisto's</text:p>
      <text:p text:style-name="Preformatted_20_Text">category: Mexican</text:p>
      <text:p text:style-name="Preformatted_20_Text"/>
      <text:p text:style-name="Preformatted_20_Text">category: Italian,Seafood</text:p>
      <text:p text:style-name="Preformatted_20_Text">open: Monday 10:00 22:00,Tuesday 10:00 22:00,Wednesday 10:00 22:00,Thursday 10:00 22:00,Friday 10:00 22:00,Saturday 10:00 22:00</text:p>
      <text:p text:style-name="Preformatted_20_Text">rank: 4.5</text:p>
      <text:p text:style-name="Preformatted_20_Text">city: San Francisco</text:p>
      <text:p text:style-name="Preformatted_20_Text">reviewers: 709</text:p>
      <text:p text:style-name="Preformatted_20_Text">name: La Ciccia</text:p>
      <text:p text:style-name="Preformatted_20_Text">cost: $$</text:p>
      <text:p text:style-name="Preformatted_20_Text"/>
      <text:p text:style-name="Preformatted_20_Text">name: Piperi Mediterranean Grill</text:p>
      <text:p text:style-name="Preformatted_20_Text">category: Mediterranean</text:p>
      <text:p text:style-name="Preformatted_20_Text">city: Boston</text:p>
      <text:p text:style-name="Preformatted_20_Text">reviewers: 124</text:p>
      <text:p text:style-name="Preformatted_20_Text">rank: 5</text:p>
      <text:p text:style-name="Preformatted_20_Text">open: Monday 10:00 19:00,Tuesday 10:00 19:00,Wednesday 10:00 19:00,Thursday 10:00 19:00,Friday 10:00 19:00,Saturday 10:00 19:00</text:p>
      <text:p text:style-name="Preformatted_20_Text">cost: $</text:p>
      <text:p text:style-name="Preformatted_20_Text"/>
      <text:p text:style-name="Preformatted_20_Text">open: Monday 10:00 22:00,Tuesday 10:00 22:00,Wednesday 10:00 22:00,Thursday 10:00 22:00,Friday 10:00 22:00,Saturday 10:00 22:00</text:p>
      <text:p text:style-name="Preformatted_20_Text">cost: $$</text:p>
      <text:p text:style-name="Preformatted_20_Text">city: Boston</text:p>
      <text:p text:style-name="Preformatted_20_Text">name: Neptune Oyster</text:p>
      <text:p text:style-name="Preformatted_20_Text">rank: 4.5</text:p>
      <text:p text:style-name="Preformatted_20_Text">reviewers: 1822</text:p>
      <text:p text:style-name="Preformatted_20_Text">category: Seafood</text:p>
      <text:p text:style-name="Preformatted_20_Text"/>
      <text:p text:style-name="Preformatted_20_Text">category: Italian,Pizza</text:p>
      <text:p text:style-name="Preformatted_20_Text">city: Boston</text:p>
      <text:p text:style-name="Preformatted_20_Text">name: Casa Razdora</text:p>
      <text:p text:style-name="Preformatted_20_Text">reviewers: 154</text:p>
      <text:p text:style-name="Preformatted_20_Text">cost: $</text:p>
      <text:p text:style-name="Preformatted_20_Text">open: Monday 10:00 22:00,Tuesday 10:00 22:00,Wednesday 10:00 22:00,Thursday 10:00 22:00,Friday 10:00 22:00,Saturday 10:00 22:00</text:p>
      <text:p text:style-name="Preformatted_20_Text">rank: 4.5</text:p>
      <text:p text:style-name="Preformatted_20_Text"/>
      <text:p text:style-name="Preformatted_20_Text">city: Boston</text:p>
      <text:p text:style-name="Preformatted_20_Text">open: Monday 10:00 22:00,Tuesday 10:00 22:00,Wednesday 10:00 22:00,Thursday 10:00 22:00,Friday 10:00 22:00,Saturday 10:00 22:00</text:p>
      <text:p text:style-name="Preformatted_20_Text">category: Greek</text:p>
      <text:p text:style-name="Preformatted_20_Text">rank: 4.5</text:p>
      <text:p text:style-name="Preformatted_20_Text">reviewers: 220</text:p>
      <text:p text:style-name="Preformatted_20_Text">name: Zo</text:p>
      <text:p text:style-name="Preformatted_20_Text"><text:soft-page-break/>cost: $</text:p>
      <text:p text:style-name="Preformatted_20_Text"/>
      <text:p text:style-name="Preformatted_20_Text">rank: 4.5</text:p>
      <text:p text:style-name="Preformatted_20_Text">category: Sandwiches,Burgers</text:p>
      <text:p text:style-name="Preformatted_20_Text">cost: $</text:p>
      <text:p text:style-name="Preformatted_20_Text">reviewers: 260</text:p>
      <text:p text:style-name="Preformatted_20_Text">city: Boston</text:p>
      <text:p text:style-name="Preformatted_20_Text">name: Roast Beast</text:p>
      <text:p text:style-name="Preformatted_20_Text">open: Monday 11:00 22:00,Tuesday 11:00 22:00,Wednesday 11:00 22:00,Thursday 11:00 22:00,Friday 11:00 22:00</text:p>
      <text:p text:style-name="Preformatted_20_Text"/>
      <text:p text:style-name="Preformatted_20_Text">cost: $</text:p>
      <text:p text:style-name="Preformatted_20_Text">city: Boston</text:p>
      <text:p text:style-name="Preformatted_20_Text">open: Monday 10:00 22:00,Tuesday 10:00 22:00,Wednesday 10:00 22:00,Thursday 10:00 22:00,Friday 10:00 22:00,Saturday 10:00 22:00</text:p>
      <text:p text:style-name="Preformatted_20_Text">name: El Pelon Taqueria</text:p>
      <text:p text:style-name="Preformatted_20_Text">reviewers: 539</text:p>
      <text:p text:style-name="Preformatted_20_Text">rank: 4.5</text:p>
      <text:p text:style-name="Preformatted_20_Text">category: Mexican,Vegetarian</text:p>
      <text:p text:style-name="Preformatted_20_Text"/>
      <text:p text:style-name="Preformatted_20_Text">category: Italian</text:p>
      <text:p text:style-name="Preformatted_20_Text">reviewers: 343</text:p>
      <text:p text:style-name="Preformatted_20_Text">name: Rino's Place</text:p>
      <text:p text:style-name="Preformatted_20_Text">city: Boston</text:p>
      <text:p text:style-name="Preformatted_20_Text">open: Monday 12:00 22:00,Tuesday 12:00 22:00,Wednesday 12:00 22:00,Thursday 12:00 22:00,Friday 12:00 22:00,Saturday 12:00 22:00</text:p>
      <text:p text:style-name="Preformatted_20_Text">rank: 4</text:p>
      <text:p text:style-name="Preformatted_20_Text">cost: $</text:p>
      <text:p text:style-name="Preformatted_20_Text"/>
      <text:p text:style-name="Preformatted_20_Text">city: Boston</text:p>
      <text:p text:style-name="Preformatted_20_Text">rank: 4.5</text:p>
      <text:p text:style-name="Preformatted_20_Text">cost: $</text:p>
      <text:p text:style-name="Preformatted_20_Text">category: Japanese,Sushi</text:p>
      <text:p text:style-name="Preformatted_20_Text">name: Avana Sushi</text:p>
      <text:p text:style-name="Preformatted_20_Text">reviewers: 354</text:p>
      <text:p text:style-name="Preformatted_20_Text">open: Monday 10:00 22:00,Tuesday 10:00 22:00,Wednesday 10:00 22:00,Thursday 10:00 22:00,Friday 10:00 22:00,Saturday 10:00 22:00</text:p>
      <text:p text:style-name="Preformatted_20_Text"/>
      <text:p text:style-name="Preformatted_20_Text">category: American</text:p>
      <text:p text:style-name="Preformatted_20_Text">city: Chicago</text:p>
      <text:p text:style-name="Preformatted_20_Text">open: Monday 10:00 22:00,Tuesday 10:00 22:00,Wednesday 10:00 22:00,Thursday 10:00 22:00,Friday 10:00 22:00,Saturday 10:00 22:00</text:p>
      <text:p text:style-name="Preformatted_20_Text">cost: $$$</text:p>
      <text:p text:style-name="Preformatted_20_Text">rank: 4.5</text:p>
      <text:p text:style-name="Preformatted_20_Text">reviewers: 1099</text:p>
      <text:p text:style-name="Preformatted_20_Text">name: Alinea</text:p>
      <text:p text:style-name="Preformatted_20_Text"/>
      <text:p text:style-name="Preformatted_20_Text">category: American</text:p>
      <text:p text:style-name="Preformatted_20_Text">city: Chicago</text:p>
      <text:p text:style-name="Preformatted_20_Text">open: Monday 10:00 22:00,Tuesday 10:00 22:00,Wednesday 10:00 22:00,Thursday 10:00 22:00,Friday 10:00 22:00,Saturday 10:00 22:00</text:p>
      <text:p text:style-name="Preformatted_20_Text">name: Goosefoot</text:p>
      <text:p text:style-name="Preformatted_20_Text">rank: 4.5</text:p>
      <text:p text:style-name="Preformatted_20_Text">cost: $$$</text:p>
      <text:p text:style-name="Preformatted_20_Text">reviewers: 147</text:p>
      <text:p text:style-name="Preformatted_20_Text"/>
      <text:p text:style-name="Preformatted_20_Text">city: Chicago</text:p>
      <text:p text:style-name="Preformatted_20_Text">name: Birchwood Kitchen</text:p>
      <text:p text:style-name="Preformatted_20_Text">rank: 4.5</text:p>
      <text:p text:style-name="Preformatted_20_Text"><text:soft-page-break/>reviewers: 660</text:p>
      <text:p text:style-name="Preformatted_20_Text">cost: $</text:p>
      <text:p text:style-name="Preformatted_20_Text">open: Monday 10:00 22:00,Tuesday 10:00 22:00,Wednesday 10:00 22:00,Thursday 10:00 22:00,Friday 10:00 22:00,Saturday 10:00 22:00</text:p>
      <text:p text:style-name="Preformatted_20_Text">category: Sandwiches</text:p>
      <text:p text:style-name="Preformatted_20_Text"/>
      <text:p text:style-name="Preformatted_20_Text">city: Chicago</text:p>
      <text:p text:style-name="Preformatted_20_Text">category: Mexican</text:p>
      <text:p text:style-name="Preformatted_20_Text">cost: $</text:p>
      <text:p text:style-name="Preformatted_20_Text">open: Monday 10:00 22:00,Tuesday 10:00 22:00,Wednesday 10:00 22:00,Thursday 10:00 22:00,Friday 10:00 22:00,Saturday 10:00 22:00</text:p>
      <text:p text:style-name="Preformatted_20_Text">reviewers: 170</text:p>
      <text:p text:style-name="Preformatted_20_Text">rank: 4.5</text:p>
      <text:p text:style-name="Preformatted_20_Text">name: Birrieria Zaragoza</text:p>
      <text:p text:style-name="Preformatted_20_Text"/>
      <text:p text:style-name="Preformatted_20_Text">category: Asian,Japanese,Sushi</text:p>
      <text:p text:style-name="Preformatted_20_Text">name: Kai Zan</text:p>
      <text:p text:style-name="Preformatted_20_Text">cost: $$</text:p>
      <text:p text:style-name="Preformatted_20_Text">city: Chicago</text:p>
      <text:p text:style-name="Preformatted_20_Text">open: Monday 10:00 22:00,Tuesday 10:00 22:00,Wednesday 10:00 22:00,Thursday 10:00 22:00,Friday 10:00 22:00,Saturday 10:00 22:00</text:p>
      <text:p text:style-name="Preformatted_20_Text">rank: 4.5</text:p>
      <text:p text:style-name="Preformatted_20_Text">reviewers: 221</text:p>
      <text:p text:style-name="Preformatted_20_Text"/>
      <text:p text:style-name="Preformatted_20_Text">category: Barbeque</text:p>
      <text:p text:style-name="Preformatted_20_Text">open: Monday 10:00 22:00,Tuesday 10:00 22:00,Wednesday 10:00 22:00,Thursday 10:00 22:00,Friday 10:00 22:00,Saturday 10:00 22:00</text:p>
      <text:p text:style-name="Preformatted_20_Text">city: Chicago</text:p>
      <text:p text:style-name="Preformatted_20_Text">rank: 4.5</text:p>
      <text:p text:style-name="Preformatted_20_Text">reviewers: 2401</text:p>
      <text:p text:style-name="Preformatted_20_Text">name: Smoque BBQ</text:p>
      <text:p text:style-name="Preformatted_20_Text">cost: $</text:p>
      <text:p text:style-name="Preformatted_20_Text"/>
      <text:p text:style-name="Preformatted_20_Text">city: Chicago</text:p>
      <text:p text:style-name="Preformatted_20_Text">category: French</text:p>
      <text:p text:style-name="Preformatted_20_Text">name: Avec</text:p>
      <text:p text:style-name="Preformatted_20_Text">rank: 4.5</text:p>
      <text:p text:style-name="Preformatted_20_Text">reviewers: 1194</text:p>
      <text:p text:style-name="Preformatted_20_Text">open: Monday 10:00 22:00,Tuesday 10:00 22:00,Wednesday 10:00 22:00,Thursday 10:00 22:00,Friday 10:00 22:00,Saturday 10:00 22:00</text:p>
      <text:p text:style-name="Preformatted_20_Text">cost: $$</text:p>
      <text:p text:style-name="Preformatted_20_Text"/>
      <text:p text:style-name="Preformatted_20_Text">city: Chicago</text:p>
      <text:p text:style-name="Preformatted_20_Text">category: Cuban,Vegetarian</text:p>
      <text:p text:style-name="Preformatted_20_Text">cost: $</text:p>
      <text:p text:style-name="Preformatted_20_Text">name: Nini's Deli</text:p>
      <text:p text:style-name="Preformatted_20_Text">open: Monday 10:00 22:00,Tuesday 10:00 22:00,Wednesday 10:00 22:00,Thursday 10:00 22:00,Friday 10:00 22:00,Saturday 10:00 22:00</text:p>
      <text:p text:style-name="Preformatted_20_Text">rank: 4.5</text:p>
      <text:p text:style-name="Preformatted_20_Text">reviewers: 60</text:p>
      <text:p text:style-name="Preformatted_20_Text"/>
      <text:p text:style-name="Preformatted_20_Text">open: Monday 10:00 22:00,Tuesday 10:00 22:00,Wednesday 10:00 22:00,Thursday 10:00 22:00,Friday 10:00 22:00,Saturday 10:00 22:00</text:p>
      <text:p text:style-name="Preformatted_20_Text">name: Gramercy Tavern</text:p>
      <text:p text:style-name="Preformatted_20_Text">reviewers: 1299</text:p>
      <text:p text:style-name="Preformatted_20_Text">city: New York</text:p>
      <text:p text:style-name="Preformatted_20_Text">cost: $$$</text:p>
      <text:p text:style-name="Preformatted_20_Text">category: American</text:p>
      <text:p text:style-name="Preformatted_20_Text">rank: 4.5</text:p>
      <text:p text:style-name="Preformatted_20_Text"><text:soft-page-break/></text:p>
      <text:p text:style-name="Preformatted_20_Text">city: New York</text:p>
      <text:p text:style-name="Preformatted_20_Text">category: American,Seafood</text:p>
      <text:p text:style-name="Preformatted_20_Text">open: Monday 10:00 22:00,Tuesday 10:00 22:00,Wednesday 10:00 22:00,Thursday 10:00 22:00,Friday 10:00 22:00,Saturday 10:00 22:00</text:p>
      <text:p text:style-name="Preformatted_20_Text">rank: 4.5</text:p>
      <text:p text:style-name="Preformatted_20_Text">name: Upstate</text:p>
      <text:p text:style-name="Preformatted_20_Text">reviewers: 500</text:p>
      <text:p text:style-name="Preformatted_20_Text">cost: $</text:p>
      <text:p text:style-name="Preformatted_20_Text"/>
      <text:p text:style-name="Preformatted_20_Text">city: New York</text:p>
      <text:p text:style-name="Preformatted_20_Text">rank: 4.5</text:p>
      <text:p text:style-name="Preformatted_20_Text">name: Taim</text:p>
      <text:p text:style-name="Preformatted_20_Text">category: Middle Eastern,Vegetarian</text:p>
      <text:p text:style-name="Preformatted_20_Text">reviewers: 951</text:p>
      <text:p text:style-name="Preformatted_20_Text">open: Monday 10:00 22:00,Tuesday 10:00 22:00,Wednesday 10:00 22:00,Thursday 10:00 22:00,Friday 10:00 22:00,Saturday 10:00 22:00</text:p>
      <text:p text:style-name="Preformatted_20_Text">cost: $</text:p>
      <text:p text:style-name="Preformatted_20_Text"/>
      <text:p text:style-name="Preformatted_20_Text">city: New York</text:p>
      <text:p text:style-name="Preformatted_20_Text">cost: $</text:p>
      <text:p text:style-name="Preformatted_20_Text">rank: 4.5</text:p>
      <text:p text:style-name="Preformatted_20_Text">reviewers: 665</text:p>
      <text:p text:style-name="Preformatted_20_Text">open: Monday 10:00 22:00,Tuesday 10:00 22:00,Wednesday 10:00 22:00,Thursday 10:00 22:00,Friday 10:00 22:00,Saturday 10:00 22:00</text:p>
      <text:p text:style-name="Preformatted_20_Text">name: Il Bambino</text:p>
      <text:p text:style-name="Preformatted_20_Text">category: Italian,Sandwiches</text:p>
      <text:p text:style-name="Preformatted_20_Text"/>
      <text:p text:style-name="Preformatted_20_Text">category: Mexican,Burgers</text:p>
      <text:p text:style-name="Preformatted_20_Text">reviewers: 119</text:p>
      <text:p text:style-name="Preformatted_20_Text">city: New York</text:p>
      <text:p text:style-name="Preformatted_20_Text">name: Breakroom</text:p>
      <text:p text:style-name="Preformatted_20_Text">open: Monday 10:00 22:00,Tuesday 10:00 22:00,Wednesday 10:00 22:00,Thursday 10:00 22:00,Friday 10:00 22:00,Saturday 10:00 22:00</text:p>
      <text:p text:style-name="Preformatted_20_Text">cost: $</text:p>
      <text:p text:style-name="Preformatted_20_Text">rank: 4.5</text:p>
      <text:p text:style-name="Preformatted_20_Text"/>
      <text:p text:style-name="Preformatted_20_Text">city: New York</text:p>
      <text:p text:style-name="Preformatted_20_Text">category: French</text:p>
      <text:p text:style-name="Preformatted_20_Text">rank: 4.5</text:p>
      <text:p text:style-name="Preformatted_20_Text">open: Monday 10:00 22:00,Tuesday 10:00 22:00,Wednesday 10:00 22:00,Thursday 10:00 22:00,Friday 10:00 22:00,Saturday 10:00 22:00</text:p>
      <text:p text:style-name="Preformatted_20_Text">cost: $$</text:p>
      <text:p text:style-name="Preformatted_20_Text">reviewers: 417</text:p>
      <text:p text:style-name="Preformatted_20_Text">name: Pates Et Traditions</text:p>
      <text:p text:style-name="Preformatted_20_Text"/>
      <text:p text:style-name="Preformatted_20_Text">rank: 4.5</text:p>
      <text:p text:style-name="Preformatted_20_Text">cost: $$$</text:p>
      <text:p text:style-name="Preformatted_20_Text">reviewers: 1208</text:p>
      <text:p text:style-name="Preformatted_20_Text">category: French,Seafood</text:p>
      <text:p text:style-name="Preformatted_20_Text">city: New York</text:p>
      <text:p text:style-name="Preformatted_20_Text">open: Monday 10:00 22:00,Tuesday 10:00 22:00,Wednesday 10:00 22:00,Thursday 10:00 22:00,Friday 10:00 22:00,Saturday 10:00 22:00</text:p>
      <text:p text:style-name="Preformatted_20_Text">name: Le Bernardin</text:p>
      <text:p text:style-name="Preformatted_20_Text"/>
      <text:p text:style-name="Preformatted_20_Text">cost: $</text:p>
      <text:p text:style-name="Preformatted_20_Text">city: New York</text:p>
      <text:p text:style-name="Preformatted_20_Text">open: Monday 10:00 22:00,Tuesday 10:00 22:00,Wednesday 10:00 22:00,Thursday 10:00 22:00,Friday 10:00 22:00,Saturday 10:00 22:00</text:p>
      <text:p text:style-name="Preformatted_20_Text"><text:soft-page-break/>category: Japanese,Sushi</text:p>
      <text:p text:style-name="Preformatted_20_Text">name: Mogu Sushi</text:p>
      <text:p text:style-name="Preformatted_20_Text">rank: 4.5</text:p>
      <text:p text:style-name="Preformatted_20_Text">reviewers: 77</text:p>
      <text:p text:style-name="Preformatted_20_Text"/>
      <text:p text:style-name="Preformatted_20_Text">open: Tuesday 12:00 01:00,Thursday 12:00 01:00</text:p>
      <text:p text:style-name="Preformatted_20_Text">reviewers: 0</text:p>
      <text:p text:style-name="Preformatted_20_Text">city: Chicago</text:p>
      <text:p text:style-name="Preformatted_20_Text">rank: 0.0</text:p>
      <text:p text:style-name="Preformatted_20_Text">name: Basil</text:p>
      <text:p text:style-name="Preformatted_20_Text">cost: $$</text:p>
      <text:p text:style-name="Preformatted_20_Text">category: Middle Eastern</text:p>
      <text:p text:style-name="Preformatted_20_Text"/>
      <text:p text:style-name="Preformatted_20_Text">reviewers: 0</text:p>
      <text:p text:style-name="Preformatted_20_Text">cost: $</text:p>
      <text:p text:style-name="Preformatted_20_Text">category: Fast Food,Murican</text:p>
      <text:p text:style-name="Preformatted_20_Text">city: Chicago</text:p>
      <text:p text:style-name="Preformatted_20_Text">rank: 0.0</text:p>
      <text:p text:style-name="Preformatted_20_Text">open: Monday 08:00 23:59,Tuesday 08:00 23:59,Wednesday 08:00 23:59,Thursday 08:00 23:59,Friday 08:00 23:59,Saturday 08:00 23:59,Sunday 08:00 23:59</text:p>
      <text:p text:style-name="Preformatted_20_Text">name: MagDungles</text:p>
      <text:p text:style-name="Preformatted_20_Text"/>
      <text:p text:style-name="Preformatted_20_Text">category: Fast Food,Murican</text:p>
      <text:p text:style-name="Preformatted_20_Text">name: BurgerQueen</text:p>
      <text:p text:style-name="Preformatted_20_Text">reviewers: 0</text:p>
      <text:p text:style-name="Preformatted_20_Text">rank: 0.0</text:p>
      <text:p text:style-name="Preformatted_20_Text">cost: $</text:p>
      <text:p text:style-name="Preformatted_20_Text">open: Monday 08:00 23:59,Tuesday 08:00 23:59,Wednesday 08:00 23:59,Thursday 08:00 23:59,Friday 08:00 23:59,Saturday 08:00 23:59,Sunday 08:00 23:59</text:p>
      <text:p text:style-name="Preformatted_20_Text">city: Chicago</text:p>
      <text:p text:style-name="Preformatted_20_Text"/>
      <text:p text:style-name="Preformatted_20_Text">reviewers: 0</text:p>
      <text:p text:style-name="Preformatted_20_Text">name: WendyHut</text:p>
      <text:p text:style-name="Preformatted_20_Text">city: Chicago</text:p>
      <text:p text:style-name="Preformatted_20_Text">open: Monday 08:00 23:59,Tuesday 08:00 23:59,Wednesday 08:00 23:59,Thursday 08:00 23:59,Friday 08:00 23:59,Saturday 08:00 23:59,Sunday 08:00 23:59</text:p>
      <text:p text:style-name="Preformatted_20_Text">rank: 0.0</text:p>
      <text:p text:style-name="Preformatted_20_Text">category: Fast Food,Pizza</text:p>
      <text:p text:style-name="Preformatted_20_Text">cost: $</text:p>
      <text:p text:style-name="Preformatted_20_Text"/>
      <text:p text:style-name="Preformatted_20_Text">reviewers: 0</text:p>
      <text:p text:style-name="Preformatted_20_Text">open: Monday 08:00 23:59,Tuesday 08:00 23:59,Wednesday 08:00 23:59,Thursday 08:00 23:59,Friday 08:00 23:59,Saturday 08:00 23:59,Sunday 08:00 23:59</text:p>
      <text:p text:style-name="Preformatted_20_Text">name: YoshiPalace</text:p>
      <text:p text:style-name="Preformatted_20_Text">city: Chicago</text:p>
      <text:p text:style-name="Preformatted_20_Text">category: Latin</text:p>
      <text:p text:style-name="Preformatted_20_Text">cost: $</text:p>
      <text:p text:style-name="Preformatted_20_Text">rank: 0.0</text:p>
      <text:p text:style-name="Preformatted_20_Text"/>
      <text:p text:style-name="Preformatted_20_Text">cost: $$</text:p>
      <text:p text:style-name="Preformatted_20_Text">city: Chicago</text:p>
      <text:p text:style-name="Preformatted_20_Text">name: Wild Buffalo Wings</text:p>
      <text:p text:style-name="Preformatted_20_Text">reviewers: 0</text:p>
      <text:p text:style-name="Preformatted_20_Text">rank: 0.0</text:p>
      <text:p text:style-name="Preformatted_20_Text">category: Wings</text:p>
      <text:p text:style-name="Preformatted_20_Text">open: Monday 08:00 23:59,Tuesday 08:00 23:59,Wednesday 08:00 23:59,Thursday 08:00 23:59,Friday 08:00 23:59,Saturday 08:00 23:59,Sunday 08:00 23:59</text:p>
      <text:p text:style-name="Preformatted_20_Text"/>
      <text:p text:style-name="Preformatted_20_Text">reviewers: 0</text:p>
      <text:p text:style-name="Preformatted_20_Text"><text:soft-page-break/>cost: $</text:p>
      <text:p text:style-name="Preformatted_20_Text">category: Mexican</text:p>
      <text:p text:style-name="Preformatted_20_Text">rank: 0.0</text:p>
      <text:p text:style-name="Preformatted_20_Text">name: Chitople</text:p>
      <text:p text:style-name="Preformatted_20_Text">city: Chicago</text:p>
      <text:p text:style-name="Preformatted_20_Text">open: Monday 08:00 23:59,Tuesday 08:00 23:59,Wednesday 08:00 23:59,Thursday 08:00 23:59,Friday 08:00 23:59</text:p>
      <text:p text:style-name="Preformatted_20_Text"/>
      <text:p text:style-name="Preformatted_20_Text">city: Chicago</text:p>
      <text:p text:style-name="Preformatted_20_Text">cost: $$$</text:p>
      <text:p text:style-name="Preformatted_20_Text">rank: 0.0</text:p>
      <text:p text:style-name="Preformatted_20_Text">open: Tuesday 08:00 23:59,Wednesday 08:00 23:59,Thursday 08:00 23:59,Friday 08:00 23:59,Saturday 08:00 23:59</text:p>
      <text:p text:style-name="Preformatted_20_Text">name: CrayolaKebabs</text:p>
      <text:p text:style-name="Preformatted_20_Text">reviewers: 0</text:p>
      <text:p text:style-name="Preformatted_20_Text">category: Crayons,Kebabs,Falafel</text:p>
      <text:p text:style-name="Preformatted_20_Text"/>
      <text:p text:style-name="Preformatted_20_Text">category: Fast Food,Murican</text:p>
      <text:p text:style-name="Preformatted_20_Text">name: MagDungles</text:p>
      <text:p text:style-name="Preformatted_20_Text">rank: 0.0</text:p>
      <text:p text:style-name="Preformatted_20_Text">cost: $</text:p>
      <text:p text:style-name="Preformatted_20_Text">open: Monday 08:00 23:59,Tuesday 08:00 23:59,Wednesday 08:00 23:59,Thursday 08:00 23:59,Friday 08:00 23:59,Saturday 08:00 23:59,Sunday 08:00 23:59</text:p>
      <text:p text:style-name="Preformatted_20_Text">city: New York</text:p>
      <text:p text:style-name="Preformatted_20_Text">reviewers: 0</text:p>
      <text:p text:style-name="Preformatted_20_Text"/>
      <text:p text:style-name="Preformatted_20_Text">reviewers: 0</text:p>
      <text:p text:style-name="Preformatted_20_Text">rank: 0.0</text:p>
      <text:p text:style-name="Preformatted_20_Text">open: Monday 08:00 23:59,Tuesday 08:00 23:59,Wednesday 08:00 23:59,Thursday 08:00 23:59,Friday 08:00 23:59,Saturday 08:00 23:59,Sunday 08:00 23:59</text:p>
      <text:p text:style-name="Preformatted_20_Text">name: BurgerQueen</text:p>
      <text:p text:style-name="Preformatted_20_Text">category: Fast Food,Murican</text:p>
      <text:p text:style-name="Preformatted_20_Text">city: New York</text:p>
      <text:p text:style-name="Preformatted_20_Text">cost: $</text:p>
      <text:p text:style-name="Preformatted_20_Text"/>
      <text:p text:style-name="Preformatted_20_Text">category: Fast Food,Pizza</text:p>
      <text:p text:style-name="Preformatted_20_Text">city: New York</text:p>
      <text:p text:style-name="Preformatted_20_Text">cost: $</text:p>
      <text:p text:style-name="Preformatted_20_Text">open: Monday 08:00 23:59,Tuesday 08:00 23:59,Wednesday 08:00 23:59,Thursday 08:00 23:59,Friday 08:00 23:59,Saturday 08:00 23:59,Sunday 08:00 23:59</text:p>
      <text:p text:style-name="Preformatted_20_Text">reviewers: 0</text:p>
      <text:p text:style-name="Preformatted_20_Text">name: WendyHut</text:p>
      <text:p text:style-name="Preformatted_20_Text">rank: 0.0</text:p>
      <text:p text:style-name="Preformatted_20_Text"/>
      <text:p text:style-name="Preformatted_20_Text">cost: $$</text:p>
      <text:p text:style-name="Preformatted_20_Text">category: Wings</text:p>
      <text:p text:style-name="Preformatted_20_Text">rank: 0.0</text:p>
      <text:p text:style-name="Preformatted_20_Text">reviewers: 0</text:p>
      <text:p text:style-name="Preformatted_20_Text">open: Monday 08:00 23:59,Tuesday 08:00 23:59,Wednesday 08:00 23:59,Thursday 08:00 23:59,Friday 08:00 23:59,Saturday 08:00 23:59,Sunday 08:00 23:59</text:p>
      <text:p text:style-name="Preformatted_20_Text">name: Wild Buffalo Wings</text:p>
      <text:p text:style-name="Preformatted_20_Text">city: New York</text:p>
      <text:p text:style-name="Preformatted_20_Text"/>
      <text:p text:style-name="Preformatted_20_Text">open: Monday 08:00 23:59,Tuesday 08:00 23:59,Wednesday 08:00 23:59,Thursday 08:00 23:59,Friday 08:00 23:59</text:p>
      <text:p text:style-name="Preformatted_20_Text">name: Chitople</text:p>
      <text:p text:style-name="Preformatted_20_Text">cost: $</text:p>
      <text:p text:style-name="Preformatted_20_Text">city: New York</text:p>
      <text:p text:style-name="Preformatted_20_Text">reviewers: 0</text:p>
      <text:p text:style-name="Preformatted_20_Text"><text:soft-page-break/>rank: 0.0</text:p>
      <text:p text:style-name="Preformatted_20_Text">category: Mexican</text:p>
      <text:p text:style-name="Preformatted_20_Text"/>
      <text:p text:style-name="Preformatted_20_Text">open: Monday 18:00 23:59,Tuesday 18:00 23:59,Wednesday 18:00 23:59,Thursday 18:00 23:59,Friday 18:00 23:59,Saturday 18:00 23:59,Sunday 18:00 23:59</text:p>
      <text:p text:style-name="Preformatted_20_Text">reviewers: 0</text:p>
      <text:p text:style-name="Preformatted_20_Text">city: New York</text:p>
      <text:p text:style-name="Preformatted_20_Text">cost: $</text:p>
      <text:p text:style-name="Preformatted_20_Text">category: Sammiches,Sand,Whiches,Submarines,Subway</text:p>
      <text:p text:style-name="Preformatted_20_Text">name: Submarine Way</text:p>
      <text:p text:style-name="Preformatted_20_Text">rank: 0.0</text:p>
      <text:p text:style-name="Preformatted_20_Text"/>
      <text:p text:style-name="Preformatted_20_Text">name: Guidos Anonymous</text:p>
      <text:p text:style-name="Preformatted_20_Text">city: New York</text:p>
      <text:p text:style-name="Preformatted_20_Text">category: Gym,Tan,Laundry</text:p>
      <text:p text:style-name="Preformatted_20_Text">reviewers: 0</text:p>
      <text:p text:style-name="Preformatted_20_Text">cost: $$$</text:p>
      <text:p text:style-name="Preformatted_20_Text">rank: 0.0</text:p>
      <text:p text:style-name="Preformatted_20_Text">open: Monday 01:00 05:00</text:p>
      <text:p text:style-name="Preformatted_20_Text"/>
      <text:p text:style-name="Preformatted_20_Text">reviewers: 0</text:p>
      <text:p text:style-name="Preformatted_20_Text">rank: 0.0</text:p>
      <text:p text:style-name="Preformatted_20_Text">name: FCK</text:p>
      <text:p text:style-name="Preformatted_20_Text">cost: $</text:p>
      <text:p text:style-name="Preformatted_20_Text">category: chicken,fried chicken</text:p>
      <text:p text:style-name="Preformatted_20_Text">open: Monday 10:00 23:59,Tuesday 10:00 23:59,Wednesday 10:00 23:59,Thursday 10:00 23:59,Friday 10:00 23:59,Saturday 10:00 23:59,Sunday 10:00 23:59</text:p>
      <text:p text:style-name="Preformatted_20_Text">city: New York</text:p>
      <text:p text:style-name="Preformatted_20_Text"/>
      <text:p text:style-name="Preformatted_20_Text">reviewers: 0</text:p>
      <text:p text:style-name="Preformatted_20_Text">city: Boston</text:p>
      <text:p text:style-name="Preformatted_20_Text">open: Monday 08:00 23:59,Tuesday 08:00 23:59,Wednesday 08:00 23:59,Thursday 08:00 23:59,Friday 08:00 23:59,Saturday 08:00 23:59,Sunday 08:00 23:59</text:p>
      <text:p text:style-name="Preformatted_20_Text">cost: $</text:p>
      <text:p text:style-name="Preformatted_20_Text">category: Fast Food,Murican</text:p>
      <text:p text:style-name="Preformatted_20_Text">rank: 0.0</text:p>
      <text:p text:style-name="Preformatted_20_Text">name: MagDungles</text:p>
      <text:p text:style-name="Preformatted_20_Text"/>
      <text:p text:style-name="Preformatted_20_Text">reviewers: 0</text:p>
      <text:p text:style-name="Preformatted_20_Text">city: Boston</text:p>
      <text:p text:style-name="Preformatted_20_Text">rank: 0.0</text:p>
      <text:p text:style-name="Preformatted_20_Text">category: Fast Food,Murican</text:p>
      <text:p text:style-name="Preformatted_20_Text">name: BurgerQueen</text:p>
      <text:p text:style-name="Preformatted_20_Text">open: Monday 08:00 23:59,Tuesday 08:00 23:59,Wednesday 08:00 23:59,Thursday 08:00 23:59,Friday 08:00 23:59,Saturday 08:00 23:59,Sunday 08:00 23:59</text:p>
      <text:p text:style-name="Preformatted_20_Text">cost: $</text:p>
      <text:p text:style-name="Preformatted_20_Text"/>
      <text:p text:style-name="Preformatted_20_Text">city: Boston</text:p>
      <text:p text:style-name="Preformatted_20_Text">open: Monday 08:00 23:59,Tuesday 08:00 23:59,Wednesday 08:00 23:59,Thursday 08:00 23:59,Friday 08:00 23:59,Saturday 08:00 23:59,Sunday 08:00 23:59</text:p>
      <text:p text:style-name="Preformatted_20_Text">rank: 0.0</text:p>
      <text:p text:style-name="Preformatted_20_Text">reviewers: 0</text:p>
      <text:p text:style-name="Preformatted_20_Text">cost: $</text:p>
      <text:p text:style-name="Preformatted_20_Text">name: WendyHut</text:p>
      <text:p text:style-name="Preformatted_20_Text">category: Fast Food,Pizza</text:p>
      <text:p text:style-name="Preformatted_20_Text"/>
      <text:p text:style-name="Preformatted_20_Text">cost: $$</text:p>
      <text:p text:style-name="Preformatted_20_Text">city: Boston</text:p>
      <text:p text:style-name="Preformatted_20_Text">open: Monday 08:00 23:59,Tuesday 08:00 23:59,Wednesday 08:00 23:59,Thursday 08:00 <text:soft-page-break/>23:59,Friday 08:00 23:59,Saturday 08:00 23:59,Sunday 08:00 23:59</text:p>
      <text:p text:style-name="Preformatted_20_Text">rank: 0.0</text:p>
      <text:p text:style-name="Preformatted_20_Text">name: Wild Buffalo Wings</text:p>
      <text:p text:style-name="Preformatted_20_Text">reviewers: 0</text:p>
      <text:p text:style-name="Preformatted_20_Text">category: Wings</text:p>
      <text:p text:style-name="Preformatted_20_Text"/>
      <text:p text:style-name="Preformatted_20_Text">open: Monday 08:00 23:59,Tuesday 08:00 23:59,Wednesday 08:00 23:59,Thursday 08:00 23:59,Friday 08:00 23:59,Saturday 08:00 23:59,Sunday 08:00 23:59</text:p>
      <text:p text:style-name="Preformatted_20_Text">category: American,Cajun</text:p>
      <text:p text:style-name="Preformatted_20_Text">reviewers: 0</text:p>
      <text:p text:style-name="Preformatted_20_Text">rank: 0.0</text:p>
      <text:p text:style-name="Preformatted_20_Text">city: Boston</text:p>
      <text:p text:style-name="Preformatted_20_Text">cost: $$$</text:p>
      <text:p text:style-name="Preformatted_20_Text">name: The Shus Duster</text:p>
      <text:p text:style-name="Preformatted_20_Text"/>
      <text:p text:style-name="Preformatted_20_Text">city: Boston</text:p>
      <text:p text:style-name="Preformatted_20_Text">rank: 0.0</text:p>
      <text:p text:style-name="Preformatted_20_Text">open: Monday 08:00 23:59,Tuesday 08:00 23:59,Wednesday 08:00 23:59,Thursday 08:00 23:59,Friday 08:00 23:59,Saturday 08:00 23:59,Sunday 08:00 23:59</text:p>
      <text:p text:style-name="Preformatted_20_Text">name: Dust Shuster</text:p>
      <text:p text:style-name="Preformatted_20_Text">category: American,Cajun</text:p>
      <text:p text:style-name="Preformatted_20_Text">reviewers: 0</text:p>
      <text:p text:style-name="Preformatted_20_Text">cost: $$</text:p>
      <text:p text:style-name="Preformatted_20_Text"/>
      <text:p text:style-name="Preformatted_20_Text">name: Five Gentleman</text:p>
      <text:p text:style-name="Preformatted_20_Text">cost: $</text:p>
      <text:p text:style-name="Preformatted_20_Text">reviewers: 0</text:p>
      <text:p text:style-name="Preformatted_20_Text">city: Boston</text:p>
      <text:p text:style-name="Preformatted_20_Text">open: Monday 08:00 23:59,Tuesday 08:00 23:59,Wednesday 08:00 23:59,Thursday 08:00 23:59,Friday 08:00 23:59,Saturday 08:00 23:59,Sunday 08:00 23:59</text:p>
      <text:p text:style-name="Preformatted_20_Text">rank: 0.0</text:p>
      <text:p text:style-name="Preformatted_20_Text">category: Burgers,Fries</text:p>
      <text:p text:style-name="Preformatted_20_Text"/>
      <text:p text:style-name="Preformatted_20_Text">name: Pahk Yah Cah</text:p>
      <text:p text:style-name="Preformatted_20_Text">open: Monday 08:00 23:59,Tuesday 08:00 23:59,Wednesday 08:00 23:59,Thursday 08:00 23:59,Friday 08:00 23:59,Saturday 08:00 23:59,Sunday 08:00 23:59</text:p>
      <text:p text:style-name="Preformatted_20_Text">city: Boston</text:p>
      <text:p text:style-name="Preformatted_20_Text">reviewers: 0</text:p>
      <text:p text:style-name="Preformatted_20_Text">rank: 0.0</text:p>
      <text:p text:style-name="Preformatted_20_Text">cost: $$$</text:p>
      <text:p text:style-name="Preformatted_20_Text">category: chowda',hahvad yahd</text:p>
      <text:p text:style-name="Preformatted_20_Text"/>
      <text:p text:style-name="Preformatted_20_Text">rank: 0.0</text:p>
      <text:p text:style-name="Preformatted_20_Text">name: MagDungles</text:p>
      <text:p text:style-name="Preformatted_20_Text">cost: $</text:p>
      <text:p text:style-name="Preformatted_20_Text">category: Fast Food,Murican</text:p>
      <text:p text:style-name="Preformatted_20_Text">open: Monday 08:00 23:59,Tuesday 08:00 23:59,Wednesday 08:00 23:59,Thursday 08:00 23:59,Friday 08:00 23:59,Saturday 08:00 23:59,Sunday 08:00 23:59</text:p>
      <text:p text:style-name="Preformatted_20_Text">reviewers: 0</text:p>
      <text:p text:style-name="Preformatted_20_Text">city: Philadelphia</text:p>
      <text:p text:style-name="Preformatted_20_Text"/>
      <text:p text:style-name="Preformatted_20_Text">cost: $</text:p>
      <text:p text:style-name="Preformatted_20_Text">city: Philadelphia</text:p>
      <text:p text:style-name="Preformatted_20_Text">rank: 0.0</text:p>
      <text:p text:style-name="Preformatted_20_Text">category: Fast Food,Murican</text:p>
      <text:p text:style-name="Preformatted_20_Text">name: BurgerQueen</text:p>
      <text:p text:style-name="Preformatted_20_Text">reviewers: 0</text:p>
      <text:p text:style-name="Preformatted_20_Text">open: Monday 08:00 23:59,Tuesday 08:00 23:59,Wednesday 08:00 23:59,Thursday 08:00 23:59,Friday 08:00 23:59,Saturday 08:00 23:59,Sunday 08:00 23:59</text:p>
      <text:p text:style-name="Preformatted_20_Text"><text:soft-page-break/></text:p>
      <text:p text:style-name="Preformatted_20_Text">reviewers: 0</text:p>
      <text:p text:style-name="Preformatted_20_Text">rank: 0.0</text:p>
      <text:p text:style-name="Preformatted_20_Text">name: WendyHut</text:p>
      <text:p text:style-name="Preformatted_20_Text">open: Monday 08:00 23:59,Tuesday 08:00 23:59,Wednesday 08:00 23:59,Thursday 08:00 23:59,Friday 08:00 23:59,Saturday 08:00 23:59,Sunday 08:00 23:59</text:p>
      <text:p text:style-name="Preformatted_20_Text">city: Philadelphia</text:p>
      <text:p text:style-name="Preformatted_20_Text">category: Fast Food,Pizza</text:p>
      <text:p text:style-name="Preformatted_20_Text">cost: $</text:p>
      <text:p text:style-name="Preformatted_20_Text"/>
      <text:p text:style-name="Preformatted_20_Text">open: Monday 08:00 23:59,Tuesday 08:00 23:59,Wednesday 08:00 23:59,Thursday 08:00 23:59,Friday 08:00 23:59,Saturday 08:00 23:59,Sunday 08:00 23:59</text:p>
      <text:p text:style-name="Preformatted_20_Text">name: Wild Buffalo Wings</text:p>
      <text:p text:style-name="Preformatted_20_Text">rank: 0.0</text:p>
      <text:p text:style-name="Preformatted_20_Text">cost: $$</text:p>
      <text:p text:style-name="Preformatted_20_Text">category: Wings</text:p>
      <text:p text:style-name="Preformatted_20_Text">city: Philadelphia</text:p>
      <text:p text:style-name="Preformatted_20_Text">reviewers: 0</text:p>
      <text:p text:style-name="Preformatted_20_Text"/>
      <text:p text:style-name="Preformatted_20_Text">rank: 0.0</text:p>
      <text:p text:style-name="Preformatted_20_Text">city: Philadelphia</text:p>
      <text:p text:style-name="Preformatted_20_Text">category: Hoagies</text:p>
      <text:p text:style-name="Preformatted_20_Text">name: Yin's Diner</text:p>
      <text:p text:style-name="Preformatted_20_Text">cost: $</text:p>
      <text:p text:style-name="Preformatted_20_Text">open: Tuesday 08:00 23:59,Wednesday 08:00 23:59,Thursday 08:00 23:59,Friday 08:00 23:59,Saturday 08:00 23:59</text:p>
      <text:p text:style-name="Preformatted_20_Text">reviewers: 0</text:p>
      <text:p text:style-name="Preformatted_20_Text"/>
      <text:p text:style-name="Preformatted_20_Text">category: Mexican</text:p>
      <text:p text:style-name="Preformatted_20_Text">reviewers: 0</text:p>
      <text:p text:style-name="Preformatted_20_Text">city: Philadelphia</text:p>
      <text:p text:style-name="Preformatted_20_Text">name: BacoTell</text:p>
      <text:p text:style-name="Preformatted_20_Text">cost: $$$</text:p>
      <text:p text:style-name="Preformatted_20_Text">open: Tuesday 08:00 23:59,Wednesday 08:00 23:59,Thursday 08:00 23:59,Friday 08:00 23:59,Saturday 08:00 23:59</text:p>
      <text:p text:style-name="Preformatted_20_Text">rank: 0.0</text:p>
      <text:p text:style-name="Preformatted_20_Text"/>
      <text:p text:style-name="Preformatted_20_Text">name: Led Robster</text:p>
      <text:p text:style-name="Preformatted_20_Text">reviewers: 0</text:p>
      <text:p text:style-name="Preformatted_20_Text">cost: $$$</text:p>
      <text:p text:style-name="Preformatted_20_Text">open: Tuesday 08:00 23:59,Wednesday 08:00 23:59,Thursday 08:00 23:59,Friday 08:00 23:59,Saturday 08:00 23:59</text:p>
      <text:p text:style-name="Preformatted_20_Text">city: Philadelphia</text:p>
      <text:p text:style-name="Preformatted_20_Text">rank: 0.0</text:p>
      <text:p text:style-name="Preformatted_20_Text">category: Seafood,Lobster</text:p>
      <text:p text:style-name="Preformatted_20_Text"/>
      <text:p text:style-name="Preformatted_20_Text">name: Sanic</text:p>
      <text:p text:style-name="Preformatted_20_Text">reviewers: 0</text:p>
      <text:p text:style-name="Preformatted_20_Text">open: Tuesday 08:00 23:59,Wednesday 08:00 23:59,Thursday 08:00 23:59,Friday 08:00 23:59,Saturday 08:00 23:59</text:p>
      <text:p text:style-name="Preformatted_20_Text">city: Philadelphia</text:p>
      <text:p text:style-name="Preformatted_20_Text">cost: $</text:p>
      <text:p text:style-name="Preformatted_20_Text">rank: 0.0</text:p>
      <text:p text:style-name="Preformatted_20_Text">category: Fast Food</text:p>
      <text:p text:style-name="Preformatted_20_Text"/>
      <text:p text:style-name="Preformatted_20_Text">rank: 0.0</text:p>
      <text:p text:style-name="Preformatted_20_Text">city: San Francisco</text:p>
      <text:p text:style-name="Preformatted_20_Text">category: Family Style</text:p>
      <text:p text:style-name="Preformatted_20_Text">name: JoBangles</text:p>
      <text:p text:style-name="Preformatted_20_Text"><text:soft-page-break/>open: Tuesday 08:00 23:59,Wednesday 08:00 23:59,Thursday 08:00 23:59,Friday 08:00 23:59,Saturday 08:00 23:59</text:p>
      <text:p text:style-name="Preformatted_20_Text">reviewers: 0</text:p>
      <text:p text:style-name="Preformatted_20_Text">cost: $</text:p>
      <text:p text:style-name="Preformatted_20_Text"/>
      <text:p text:style-name="Preformatted_20_Text">city: San Francisco</text:p>
      <text:p text:style-name="Preformatted_20_Text">name: Out and In</text:p>
      <text:p text:style-name="Preformatted_20_Text">reviewers: 0</text:p>
      <text:p text:style-name="Preformatted_20_Text">cost: $</text:p>
      <text:p text:style-name="Preformatted_20_Text">open: Tuesday 08:00 23:59,Wednesday 08:00 23:59,Thursday 08:00 23:59,Friday 08:00 23:59,Saturday 08:00 23:59</text:p>
      <text:p text:style-name="Preformatted_20_Text">rank: 0.0</text:p>
      <text:p text:style-name="Preformatted_20_Text">category: Fast Food</text:p>
      <text:p text:style-name="Preformatted_20_Text"/>
      <text:p text:style-name="Preformatted_20_Text">cost: $</text:p>
      <text:p text:style-name="Preformatted_20_Text">category: Breakfast,Brunch</text:p>
      <text:p text:style-name="Preformatted_20_Text">name: UANDIHOP</text:p>
      <text:p text:style-name="Preformatted_20_Text">rank: 0.0</text:p>
      <text:p text:style-name="Preformatted_20_Text">open: Tuesday 08:00 23:59,Wednesday 08:00 23:59,Thursday 08:00 23:59,Friday 08:00 23:59,Saturday 08:00 23:59</text:p>
      <text:p text:style-name="Preformatted_20_Text">city: San Francisco</text:p>
      <text:p text:style-name="Preformatted_20_Text">reviewers: 0</text:p>
      <text:p text:style-name="Preformatted_20_Text"/>
      <text:p text:style-name="Preformatted_20_Text">reviewers: 0</text:p>
      <text:p text:style-name="Preformatted_20_Text">category: Chicken Honey Glazed Thighs</text:p>
      <text:p text:style-name="Preformatted_20_Text">cost: $$$</text:p>
      <text:p text:style-name="Preformatted_20_Text">name: Chicken Honey Glazed Chicken Honey Thighs</text:p>
      <text:p text:style-name="Preformatted_20_Text">open: Monday 00:00 23:59,Tuesday 00:00 23:59,Wednesday 00:00 23:59,Thursday 00:00 23:59,Friday 00:00 23:59,Saturday 00:00 23:59,Sunday 00:00 23:59</text:p>
      <text:p text:style-name="Preformatted_20_Text">city: San Francisco</text:p>
      <text:p text:style-name="Preformatted_20_Text">rank: 0.0</text:p>
      <text:p text:style-name="Preformatted_20_Text"/>
      <text:p text:style-name="Preformatted_20_Text">cost: $$$</text:p>
      <text:p text:style-name="Preformatted_20_Text">open: Tuesday 08:00 23:59,Wednesday 08:00 23:59,Thursday 08:00 23:59,Friday 08:00 23:59,Saturday 08:00 23:59</text:p>
      <text:p text:style-name="Preformatted_20_Text">reviewers: 0</text:p>
      <text:p text:style-name="Preformatted_20_Text">category: Mexican</text:p>
      <text:p text:style-name="Preformatted_20_Text">city: San Francisco</text:p>
      <text:p text:style-name="Preformatted_20_Text">name: BacoTell</text:p>
      <text:p text:style-name="Preformatted_20_Text">rank: 0.0</text:p>
      <text:p text:style-name="Preformatted_20_Text"/>
      <text:p text:style-name="Preformatted_20_Text">cost: $$</text:p>
      <text:p text:style-name="Preformatted_20_Text">rank: 0.0</text:p>
      <text:p text:style-name="Preformatted_20_Text">category: Wings</text:p>
      <text:p text:style-name="Preformatted_20_Text">open: Monday 08:00 23:59,Tuesday 08:00 23:59,Wednesday 08:00 23:59,Thursday 08:00 23:59,Friday 08:00 23:59,Saturday 08:00 23:59,Sunday 08:00 23:59</text:p>
      <text:p text:style-name="Preformatted_20_Text">reviewers: 0</text:p>
      <text:p text:style-name="Preformatted_20_Text">name: Wild Buffalo Wings</text:p>
      <text:p text:style-name="Preformatted_20_Text">city: San Francisco</text:p>
      <text:p text:style-name="Preformatted_20_Text"/>
      <text:p text:style-name="Preformatted_20_Text">rank: 0.0</text:p>
      <text:p text:style-name="Preformatted_20_Text">open: Monday 08:00 23:59,Tuesday 08:00 23:59,Wednesday 08:00 23:59,Thursday 08:00 23:59,Friday 08:00 23:59,Saturday 08:00 23:59,Sunday 08:00 23:59</text:p>
      <text:p text:style-name="Preformatted_20_Text">reviewers: 0</text:p>
      <text:p text:style-name="Preformatted_20_Text">city: San Francisco</text:p>
      <text:p text:style-name="Preformatted_20_Text">category: Fast Food,Murican</text:p>
      <text:p text:style-name="Preformatted_20_Text">cost: $</text:p>
      <text:p text:style-name="Preformatted_20_Text">name: BurgerQueen</text:p>
      <text:p text:style-name="Preformatted_20_Text"/>
      <text:p text:style-name="Preformatted_20_Text"><text:soft-page-break/>name: WendyHut</text:p>
      <text:p text:style-name="Preformatted_20_Text">city: San Francisco</text:p>
      <text:p text:style-name="Preformatted_20_Text">category: Fast Food,Pizza</text:p>
      <text:p text:style-name="Preformatted_20_Text">reviewers: 0</text:p>
      <text:p text:style-name="Preformatted_20_Text">rank: 0.0</text:p>
      <text:p text:style-name="Preformatted_20_Text">open: Monday 08:00 23:59,Tuesday 08:00 23:59,Wednesday 08:00 23:59,Thursday 08:00 23:59,Friday 08:00 23:59,Saturday 08:00 23:59,Sunday 08:00 23:59</text:p>
      <text:p text:style-name="Preformatted_20_Text">cost: $</text:p>
      <text:p text:style-name="Preformatted_20_Text"/>
      <text:p text:style-name="Preformatted_20_Text">city: Boston</text:p>
      <text:p text:style-name="Preformatted_20_Text">open: Monday 16:00 00:00,Tuesday 16:00 00:00,Wednesday 16:00 00:00,Thursday 16:00 00:00,Friday 16:00 01:00,Saturday 16:00 01:00,Sunday 16:00 00:00</text:p>
      <text:p text:style-name="Preformatted_20_Text">rank: 4</text:p>
      <text:p text:style-name="Preformatted_20_Text">category: Italian</text:p>
      <text:p text:style-name="Preformatted_20_Text">name: L’ Espalier</text:p>
      <text:p text:style-name="Preformatted_20_Text">cost: $$$$</text:p>
      <text:p text:style-name="Preformatted_20_Text">reviewers: 10</text:p>
      <text:p text:style-name="Preformatted_20_Text"/>
      <text:p text:style-name="Preformatted_20_Text">category: American</text:p>
      <text:p text:style-name="Preformatted_20_Text">cost: $$$$</text:p>
      <text:p text:style-name="Preformatted_20_Text">open: Monday 16:00 00:00,Tuesday 16:00 00:00,Wednesday 16:00 00:00,Thursday 16:00 00:00,Friday 16:00 01:00,Saturday 16:00 01:00,Sunday 16:00 00:00</text:p>
      <text:p text:style-name="Preformatted_20_Text">reviewers: 11</text:p>
      <text:p text:style-name="Preformatted_20_Text">city: Boston</text:p>
      <text:p text:style-name="Preformatted_20_Text">rank: 4</text:p>
      <text:p text:style-name="Preformatted_20_Text">name: Abe &amp; Louie’s Steak House</text:p>
      <text:p text:style-name="Preformatted_20_Text"/>
      <text:p text:style-name="Preformatted_20_Text">cost: $$$</text:p>
      <text:p text:style-name="Preformatted_20_Text">reviewers: 16</text:p>
      <text:p text:style-name="Preformatted_20_Text">open: Monday 12:00 22:00,Tuesday 12:00 22:00,Wednesday 12:00 22:00,Thursday 12:00 22:00,Friday 12:00 22:00,Saturday 12:00 22:00,Sunday 12:00 22:00</text:p>
      <text:p text:style-name="Preformatted_20_Text">name: Masona Grill</text:p>
      <text:p text:style-name="Preformatted_20_Text">category: American</text:p>
      <text:p text:style-name="Preformatted_20_Text">rank: 3</text:p>
      <text:p text:style-name="Preformatted_20_Text">city: Boston</text:p>
      <text:p text:style-name="Preformatted_20_Text"/>
      <text:p text:style-name="Preformatted_20_Text">name: Union Bar &amp; Grill</text:p>
      <text:p text:style-name="Preformatted_20_Text">cost: $$$</text:p>
      <text:p text:style-name="Preformatted_20_Text">category: American</text:p>
      <text:p text:style-name="Preformatted_20_Text">open: Monday 12:00 22:00,Tuesday 12:00 22:00,Wednesday 12:00 22:00,Thursday 12:00 22:00,Friday 12:00 22:00,Saturday 12:00 22:00,Sunday 12:00 22:00</text:p>
      <text:p text:style-name="Preformatted_20_Text">rank: 3</text:p>
      <text:p text:style-name="Preformatted_20_Text">reviewers: 32</text:p>
      <text:p text:style-name="Preformatted_20_Text">city: Boston</text:p>
      <text:p text:style-name="Preformatted_20_Text"/>
      <text:p text:style-name="Preformatted_20_Text">category: Italian</text:p>
      <text:p text:style-name="Preformatted_20_Text">rank: 3</text:p>
      <text:p text:style-name="Preformatted_20_Text">reviewers: 0</text:p>
      <text:p text:style-name="Preformatted_20_Text">city: Boston</text:p>
      <text:p text:style-name="Preformatted_20_Text">open: Monday 06:00 21:00,Tuesday 06:00 21:00,Wednesday 06:00 21:00,Thursday 06:00 21:00,Friday 06:00 21:00,Saturday 06:00 21:00,Sunday 06:00 21:00</text:p>
      <text:p text:style-name="Preformatted_20_Text">name: Giacomo’s name</text:p>
      <text:p text:style-name="Preformatted_20_Text">cost: $$</text:p>
      <text:p text:style-name="Preformatted_20_Text"/>
      <text:p text:style-name="Preformatted_20_Text">cost: $$</text:p>
      <text:p text:style-name="Preformatted_20_Text">name: Brown Sugar Café</text:p>
      <text:p text:style-name="Preformatted_20_Text">category: Thai</text:p>
      <text:p text:style-name="Preformatted_20_Text">reviewers: 0</text:p>
      <text:p text:style-name="Preformatted_20_Text">open: Monday 06:00 21:00,Tuesday 06:00 21:00,Wednesday 06:00 21:00,Thursday 06:00 <text:soft-page-break/>21:00,Friday 06:00 21:00,Saturday 06:00 21:00,Sunday 06:00 21:00</text:p>
      <text:p text:style-name="Preformatted_20_Text">rank: 3</text:p>
      <text:p text:style-name="Preformatted_20_Text">city: Boston</text:p>
      <text:p text:style-name="Preformatted_20_Text"/>
      <text:p text:style-name="Preformatted_20_Text">cost: $</text:p>
      <text:p text:style-name="Preformatted_20_Text">city: Boston</text:p>
      <text:p text:style-name="Preformatted_20_Text">category: Taiwanese</text:p>
      <text:p text:style-name="Preformatted_20_Text">rank: 2</text:p>
      <text:p text:style-name="Preformatted_20_Text">open: Monday 06:00 21:00,Tuesday 06:00 21:00,Wednesday 06:00 21:00,Thursday 06:00 21:00,Friday 06:00 21:00,Saturday 06:00 21:00,Sunday 06:00 21:00</text:p>
      <text:p text:style-name="Preformatted_20_Text">name: Taiwan Café</text:p>
      <text:p text:style-name="Preformatted_20_Text">reviewers: 7</text:p>
      <text:p text:style-name="Preformatted_20_Text"/>
      <text:p text:style-name="Preformatted_20_Text">name: Casa Razdora</text:p>
      <text:p text:style-name="Preformatted_20_Text">cost: $</text:p>
      <text:p text:style-name="Preformatted_20_Text">rank: 3</text:p>
      <text:p text:style-name="Preformatted_20_Text">open: Monday 06:00 21:00,Tuesday 06:00 21:00,Wednesday 06:00 21:00,Thursday 06:00 21:00,Friday 06:00 21:00,Saturday 06:00 21:00,Sunday 06:00 21:00</text:p>
      <text:p text:style-name="Preformatted_20_Text">city: Boston</text:p>
      <text:p text:style-name="Preformatted_20_Text">category: Italian</text:p>
      <text:p text:style-name="Preformatted_20_Text">reviewers: 29</text:p>
      <text:p text:style-name="Preformatted_20_Text"/>
      <text:p text:style-name="Preformatted_20_Text">city: Chicago</text:p>
      <text:p text:style-name="Preformatted_20_Text">category: American</text:p>
      <text:p text:style-name="Preformatted_20_Text">name: The Capital Grille</text:p>
      <text:p text:style-name="Preformatted_20_Text">cost: $$$$</text:p>
      <text:p text:style-name="Preformatted_20_Text">rank: 4</text:p>
      <text:p text:style-name="Preformatted_20_Text">open: Monday 16:00 00:00,Tuesday 16:00 00:00,Wednesday 16:00 00:00,Thursday 16:00 00:00,Friday 16:00 01:00,Saturday 16:00 01:00,Sunday 16:00 00:00</text:p>
      <text:p text:style-name="Preformatted_20_Text">reviewers: 20</text:p>
      <text:p text:style-name="Preformatted_20_Text"/>
      <text:p text:style-name="Preformatted_20_Text">open: Monday 16:00 00:00,Tuesday 16:00 00:00,Wednesday 16:00 00:00,Thursday 16:00 00:00,Friday 16:00 01:00,Saturday 16:00 01:00,Sunday 16:00 00:00</text:p>
      <text:p text:style-name="Preformatted_20_Text">category: American</text:p>
      <text:p text:style-name="Preformatted_20_Text">city: Chicago</text:p>
      <text:p text:style-name="Preformatted_20_Text">name: Micheal Jordan’s Steak House</text:p>
      <text:p text:style-name="Preformatted_20_Text">reviewers: 31</text:p>
      <text:p text:style-name="Preformatted_20_Text">rank: 4</text:p>
      <text:p text:style-name="Preformatted_20_Text">cost: $$$$</text:p>
      <text:p text:style-name="Preformatted_20_Text"/>
      <text:p text:style-name="Preformatted_20_Text">cost: $$$</text:p>
      <text:p text:style-name="Preformatted_20_Text">reviewers: 20</text:p>
      <text:p text:style-name="Preformatted_20_Text">open: Monday 12:00 22:00,Tuesday 12:00 22:00,Wednesday 12:00 22:00,Thursday 12:00 22:00,Friday 12:00 22:00,Saturday 12:00 22:00,Sunday 12:00 22:00</text:p>
      <text:p text:style-name="Preformatted_20_Text">city: Chicago</text:p>
      <text:p text:style-name="Preformatted_20_Text">category: Mexican</text:p>
      <text:p text:style-name="Preformatted_20_Text">name: Frontera Grill</text:p>
      <text:p text:style-name="Preformatted_20_Text">rank: 4</text:p>
      <text:p text:style-name="Preformatted_20_Text"/>
      <text:p text:style-name="Preformatted_20_Text">category: American</text:p>
      <text:p text:style-name="Preformatted_20_Text">city: Chicago</text:p>
      <text:p text:style-name="Preformatted_20_Text">cost: $$$</text:p>
      <text:p text:style-name="Preformatted_20_Text">reviewers: 43</text:p>
      <text:p text:style-name="Preformatted_20_Text">name: WildFire</text:p>
      <text:p text:style-name="Preformatted_20_Text">open: Monday 12:00 22:00,Tuesday 12:00 22:00,Wednesday 12:00 22:00,Thursday 12:00 22:00,Friday 12:00 22:00,Saturday 12:00 22:00,Sunday 12:00 22:00</text:p>
      <text:p text:style-name="Preformatted_20_Text">rank: 3</text:p>
      <text:p text:style-name="Preformatted_20_Text"/>
      <text:p text:style-name="Preformatted_20_Text">cost: $$</text:p>
      <text:p text:style-name="Preformatted_20_Text"><text:soft-page-break/>name: Tuscany name</text:p>
      <text:p text:style-name="Preformatted_20_Text">city: Chicago</text:p>
      <text:p text:style-name="Preformatted_20_Text">rank: 4</text:p>
      <text:p text:style-name="Preformatted_20_Text">category: Italian</text:p>
      <text:p text:style-name="Preformatted_20_Text">reviewers: 3</text:p>
      <text:p text:style-name="Preformatted_20_Text">open: Monday 06:00 21:00,Tuesday 06:00 21:00,Wednesday 06:00 21:00,Thursday 06:00 21:00,Friday 06:00 21:00,Saturday 06:00 21:00,Sunday 06:00 21:00</text:p>
      <text:p text:style-name="Preformatted_20_Text"/>
      <text:p text:style-name="Preformatted_20_Text">city: Chicago</text:p>
      <text:p text:style-name="Preformatted_20_Text">reviewers: 10</text:p>
      <text:p text:style-name="Preformatted_20_Text">open: Monday 06:00 21:00,Tuesday 06:00 21:00,Wednesday 06:00 21:00,Thursday 06:00 21:00,Friday 06:00 21:00,Saturday 06:00 21:00,Sunday 06:00 21:00</text:p>
      <text:p text:style-name="Preformatted_20_Text">rank: 3</text:p>
      <text:p text:style-name="Preformatted_20_Text">cost: $$</text:p>
      <text:p text:style-name="Preformatted_20_Text">category: Mexican</text:p>
      <text:p text:style-name="Preformatted_20_Text">name: Bandera name</text:p>
      <text:p text:style-name="Preformatted_20_Text"/>
      <text:p text:style-name="Preformatted_20_Text">name: Nuevo Leon name</text:p>
      <text:p text:style-name="Preformatted_20_Text">open: Monday 06:00 21:00,Tuesday 06:00 21:00,Wednesday 06:00 21:00,Thursday 06:00 21:00,Friday 06:00 21:00,Saturday 06:00 21:00,Sunday 06:00 21:00</text:p>
      <text:p text:style-name="Preformatted_20_Text">reviewers: 1</text:p>
      <text:p text:style-name="Preformatted_20_Text">city: Chicago</text:p>
      <text:p text:style-name="Preformatted_20_Text">rank: 3</text:p>
      <text:p text:style-name="Preformatted_20_Text">category: Mexican</text:p>
      <text:p text:style-name="Preformatted_20_Text">cost: $</text:p>
      <text:p text:style-name="Preformatted_20_Text"/>
      <text:p text:style-name="Preformatted_20_Text">city: Chicago</text:p>
      <text:p text:style-name="Preformatted_20_Text">name: The Pasta Bowl</text:p>
      <text:p text:style-name="Preformatted_20_Text">open: Monday 06:00 21:00,Tuesday 06:00 21:00,Wednesday 06:00 21:00,Thursday 06:00 21:00,Friday 06:00 21:00,Saturday 06:00 21:00,Sunday 06:00 21:00</text:p>
      <text:p text:style-name="Preformatted_20_Text">rank: 4</text:p>
      <text:p text:style-name="Preformatted_20_Text">category: Mexican</text:p>
      <text:p text:style-name="Preformatted_20_Text">cost: $</text:p>
      <text:p text:style-name="Preformatted_20_Text">reviewers: 1</text:p>
      <text:p text:style-name="Preformatted_20_Text"/>
      <text:p text:style-name="Preformatted_20_Text">cost: $$$$</text:p>
      <text:p text:style-name="Preformatted_20_Text">open: Monday 16:00 00:00,Tuesday 16:00 00:00,Wednesday 16:00 00:00,Thursday 16:00 00:00,Friday 16:00 01:00,Saturday 16:00 01:00,Sunday 16:00 00:00</text:p>
      <text:p text:style-name="Preformatted_20_Text">city: New York</text:p>
      <text:p text:style-name="Preformatted_20_Text">reviewers: 76</text:p>
      <text:p text:style-name="Preformatted_20_Text">rank: 5</text:p>
      <text:p text:style-name="Preformatted_20_Text">name: Gotham Bar and Grill</text:p>
      <text:p text:style-name="Preformatted_20_Text">category: American</text:p>
      <text:p text:style-name="Preformatted_20_Text"/>
      <text:p text:style-name="Preformatted_20_Text">city: New York</text:p>
      <text:p text:style-name="Preformatted_20_Text">reviewers: 66</text:p>
      <text:p text:style-name="Preformatted_20_Text">name: Gordon Ramsay at The London</text:p>
      <text:p text:style-name="Preformatted_20_Text">category: American</text:p>
      <text:p text:style-name="Preformatted_20_Text">rank: 5</text:p>
      <text:p text:style-name="Preformatted_20_Text">open: Monday 16:00 00:00,Tuesday 16:00 00:00,Wednesday 16:00 00:00,Thursday 16:00 00:00,Friday 16:00 01:00,Saturday 16:00 01:00,Sunday 16:00 00:00</text:p>
      <text:p text:style-name="Preformatted_20_Text">cost: $$$$</text:p>
      <text:p text:style-name="Preformatted_20_Text"/>
      <text:p text:style-name="Preformatted_20_Text">reviewers: 14</text:p>
      <text:p text:style-name="Preformatted_20_Text">name: L’Artusi</text:p>
      <text:p text:style-name="Preformatted_20_Text">open: Monday 12:00 22:00,Tuesday 12:00 22:00,Wednesday 12:00 22:00,Thursday 12:00 22:00,Friday 12:00 22:00,Saturday 12:00 22:00,Sunday 12:00 22:00</text:p>
      <text:p text:style-name="Preformatted_20_Text">rank: 3</text:p>
      <text:p text:style-name="Preformatted_20_Text">city: Chicago</text:p>
      <text:p text:style-name="Preformatted_20_Text"><text:soft-page-break/>cost: $$$</text:p>
      <text:p text:style-name="Preformatted_20_Text">category: Italian</text:p>
      <text:p text:style-name="Preformatted_20_Text"/>
      <text:p text:style-name="Preformatted_20_Text">reviewers: 23</text:p>
      <text:p text:style-name="Preformatted_20_Text">name: ilili</text:p>
      <text:p text:style-name="Preformatted_20_Text">open: Monday 12:00 22:00,Tuesday 12:00 22:00,Wednesday 12:00 22:00,Thursday 12:00 22:00,Friday 12:00 22:00,Saturday 12:00 22:00,Sunday 12:00 22:00</text:p>
      <text:p text:style-name="Preformatted_20_Text">category: Mediterranean</text:p>
      <text:p text:style-name="Preformatted_20_Text">rank: 4</text:p>
      <text:p text:style-name="Preformatted_20_Text">cost: $$$</text:p>
      <text:p text:style-name="Preformatted_20_Text">city: New York</text:p>
      <text:p text:style-name="Preformatted_20_Text"/>
      <text:p text:style-name="Preformatted_20_Text">open: Monday 06:00 21:00,Tuesday 06:00 21:00,Wednesday 06:00 21:00,Thursday 06:00 21:00,Friday 06:00 21:00,Saturday 06:00 21:00,Sunday 06:00 21:00</text:p>
      <text:p text:style-name="Preformatted_20_Text">city: New York</text:p>
      <text:p text:style-name="Preformatted_20_Text">rank: 4</text:p>
      <text:p text:style-name="Preformatted_20_Text">category: American</text:p>
      <text:p text:style-name="Preformatted_20_Text">reviewers: 8</text:p>
      <text:p text:style-name="Preformatted_20_Text">cost: $$</text:p>
      <text:p text:style-name="Preformatted_20_Text">name: Club A Steak House</text:p>
      <text:p text:style-name="Preformatted_20_Text"/>
      <text:p text:style-name="Preformatted_20_Text">cost: $$</text:p>
      <text:p text:style-name="Preformatted_20_Text">rank: 3</text:p>
      <text:p text:style-name="Preformatted_20_Text">name: Becco name</text:p>
      <text:p text:style-name="Preformatted_20_Text">reviewers: 9</text:p>
      <text:p text:style-name="Preformatted_20_Text">city: New York</text:p>
      <text:p text:style-name="Preformatted_20_Text">category: Italian</text:p>
      <text:p text:style-name="Preformatted_20_Text">open: Monday 06:00 21:00,Tuesday 06:00 21:00,Wednesday 06:00 21:00,Thursday 06:00 21:00,Friday 06:00 21:00,Saturday 06:00 21:00,Sunday 06:00 21:00</text:p>
      <text:p text:style-name="Preformatted_20_Text"/>
      <text:p text:style-name="Preformatted_20_Text">cost: $</text:p>
      <text:p text:style-name="Preformatted_20_Text">name: Song</text:p>
      <text:p text:style-name="Preformatted_20_Text">rank: 3</text:p>
      <text:p text:style-name="Preformatted_20_Text">open: Monday 06:00 21:00,Tuesday 06:00 21:00,Wednesday 06:00 21:00,Thursday 06:00 21:00,Friday 06:00 21:00,Saturday 06:00 21:00,Sunday 06:00 21:00</text:p>
      <text:p text:style-name="Preformatted_20_Text">city: New York</text:p>
      <text:p text:style-name="Preformatted_20_Text">category: Thai</text:p>
      <text:p text:style-name="Preformatted_20_Text">reviewers: 1</text:p>
      <text:p text:style-name="Preformatted_20_Text"/>
      <text:p text:style-name="Preformatted_20_Text">open: Monday 06:00 21:00,Tuesday 06:00 21:00,Wednesday 06:00 21:00,Thursday 06:00 21:00,Friday 06:00 21:00,Saturday 06:00 21:00,Sunday 06:00 21:00</text:p>
      <text:p text:style-name="Preformatted_20_Text">reviewers: 2</text:p>
      <text:p text:style-name="Preformatted_20_Text">cost: $</text:p>
      <text:p text:style-name="Preformatted_20_Text">rank: 2</text:p>
      <text:p text:style-name="Preformatted_20_Text">category: Mexican</text:p>
      <text:p text:style-name="Preformatted_20_Text">name: Homemade Taqueria</text:p>
      <text:p text:style-name="Preformatted_20_Text">city: New York</text:p>
      <text:p text:style-name="Preformatted_20_Text"/>
      <text:p text:style-name="P3">name: Morimoto</text:p>
      <text:p text:style-name="P3">reviewers: 19</text:p>
      <text:p text:style-name="P3">open: Monday 16:00 00:00,Tuesday 16:00 00:00,Wednesday 16:00 00:00,Thursday 16:00 00:00,Friday 16:00 01:00,Saturday 16:00 01:00,Sunday 16:00 00:00</text:p>
      <text:p text:style-name="P3">city: Philadelphia</text:p>
      <text:p text:style-name="P3">rank: 4</text:p>
      <text:p text:style-name="P3">cost: $$$$</text:p>
      <text:p text:style-name="P3">category: Japanese</text:p>
      <text:p text:style-name="P3"/>
      <text:p text:style-name="Preformatted_20_Text">city: Philadelphia</text:p>
      <text:p text:style-name="Preformatted_20_Text">open: Monday 16:00 00:00,Tuesday 16:00 00:00,Wednesday 16:00 00:00,Thursday 16:00 <text:soft-page-break/>00:00,Friday 16:00 01:00,Saturday 16:00 01:00,Sunday 16:00 00:00</text:p>
      <text:p text:style-name="Preformatted_20_Text">category: American</text:p>
      <text:p text:style-name="Preformatted_20_Text">rank: 5</text:p>
      <text:p text:style-name="Preformatted_20_Text">reviewers: 17</text:p>
      <text:p text:style-name="Preformatted_20_Text">name: Bucher and Singer</text:p>
      <text:p text:style-name="Preformatted_20_Text">cost: $$$$</text:p>
      <text:p text:style-name="Preformatted_20_Text"/>
      <text:p text:style-name="Preformatted_20_Text">cost: $$$</text:p>
      <text:p text:style-name="Preformatted_20_Text">rank: 4</text:p>
      <text:p text:style-name="Preformatted_20_Text">name: Zahav</text:p>
      <text:p text:style-name="Preformatted_20_Text">reviewers: 20</text:p>
      <text:p text:style-name="Preformatted_20_Text">open: Monday 12:00 22:00,Tuesday 12:00 22:00,Wednesday 12:00 22:00,Thursday 12:00 22:00,Friday 12:00 22:00,Saturday 12:00 22:00,Sunday 12:00 22:00</text:p>
      <text:p text:style-name="Preformatted_20_Text">category: Middle eastern</text:p>
      <text:p text:style-name="Preformatted_20_Text">city: Philadelphia</text:p>
      <text:p text:style-name="Preformatted_20_Text"/>
      <text:p text:style-name="Preformatted_20_Text">open: Monday 12:00 22:00,Tuesday 12:00 22:00,Wednesday 12:00 22:00,Thursday 12:00 22:00,Friday 12:00 22:00,Saturday 12:00 22:00,Sunday 12:00 22:00</text:p>
      <text:p text:style-name="Preformatted_20_Text">cost: $$$</text:p>
      <text:p text:style-name="Preformatted_20_Text">category: French</text:p>
      <text:p text:style-name="Preformatted_20_Text">name: Parc name</text:p>
      <text:p text:style-name="Preformatted_20_Text">reviewers: 10</text:p>
      <text:p text:style-name="Preformatted_20_Text">rank: 3</text:p>
      <text:p text:style-name="Preformatted_20_Text">city: Philadelphia</text:p>
      <text:p text:style-name="Preformatted_20_Text"/>
      <text:p text:style-name="Preformatted_20_Text">city: Philadelphia</text:p>
      <text:p text:style-name="Preformatted_20_Text">name: El Vez</text:p>
      <text:p text:style-name="Preformatted_20_Text">reviewers: 4</text:p>
      <text:p text:style-name="Preformatted_20_Text">open: Monday 08:00 19:00,Tuesday 08:00 19:00,Wednesday 08:00 19:00,Thursday 08:00 19:00,Friday 08:00 19:00,Saturday 08:00 19:00,Sunday 08:00 19:00</text:p>
      <text:p text:style-name="Preformatted_20_Text">category: Mexican</text:p>
      <text:p text:style-name="Preformatted_20_Text">cost: $$</text:p>
      <text:p text:style-name="Preformatted_20_Text">rank: 3</text:p>
      <text:p text:style-name="Preformatted_20_Text"/>
      <text:p text:style-name="Preformatted_20_Text">category: Szechuan</text:p>
      <text:p text:style-name="Preformatted_20_Text">reviewers: 7</text:p>
      <text:p text:style-name="Preformatted_20_Text">cost: $$</text:p>
      <text:p text:style-name="Preformatted_20_Text">city: Philadelphia</text:p>
      <text:p text:style-name="Preformatted_20_Text">rank: 4</text:p>
      <text:p text:style-name="Preformatted_20_Text">open: Monday 08:00 19:00,Tuesday 08:00 19:00,Wednesday 08:00 19:00,Thursday 08:00 19:00,Friday 08:00 19:00,Saturday 08:00 19:00,Sunday 08:00 19:00</text:p>
      <text:p text:style-name="Preformatted_20_Text">name: Spice 28</text:p>
      <text:p text:style-name="Preformatted_20_Text"/>
      <text:p text:style-name="Preformatted_20_Text">rank: 2</text:p>
      <text:p text:style-name="Preformatted_20_Text">cost: $</text:p>
      <text:p text:style-name="Preformatted_20_Text">open: Monday 08:00 19:00,Tuesday 08:00 19:00,Wednesday 08:00 19:00,Thursday 08:00 19:00,Friday 08:00 19:00,Saturday 08:00 19:00,Sunday 08:00 19:00</text:p>
      <text:p text:style-name="Preformatted_20_Text">category: Indian</text:p>
      <text:p text:style-name="Preformatted_20_Text">city: Philadelphia</text:p>
      <text:p text:style-name="Preformatted_20_Text">name: Mumbai Bistro</text:p>
      <text:p text:style-name="Preformatted_20_Text">reviewers: 3</text:p>
      <text:p text:style-name="Preformatted_20_Text"/>
      <text:p text:style-name="Preformatted_20_Text">name: El Joracho</text:p>
      <text:p text:style-name="Preformatted_20_Text">open: Monday 08:00 19:00,Tuesday 08:00 19:00,Wednesday 08:00 19:00,Thursday 08:00 19:00,Friday 08:00 19:00,Saturday 08:00 19:00,Sunday 08:00 19:00</text:p>
      <text:p text:style-name="Preformatted_20_Text">reviewers: 5</text:p>
      <text:p text:style-name="Preformatted_20_Text">city: Philadelphia</text:p>
      <text:p text:style-name="Preformatted_20_Text">category: Mexican</text:p>
      <text:p text:style-name="Preformatted_20_Text">rank: 2</text:p>
      <text:p text:style-name="Preformatted_20_Text"><text:soft-page-break/>cost: $</text:p>
      <text:p text:style-name="Preformatted_20_Text"/>
      <text:p text:style-name="Preformatted_20_Text">name: Gary Danko</text:p>
      <text:p text:style-name="Preformatted_20_Text">category: American</text:p>
      <text:p text:style-name="Preformatted_20_Text">cost: $$$$</text:p>
      <text:p text:style-name="Preformatted_20_Text">rank: 5</text:p>
      <text:p text:style-name="Preformatted_20_Text">reviewers: 10</text:p>
      <text:p text:style-name="Preformatted_20_Text">city: San Francisco</text:p>
      <text:p text:style-name="Preformatted_20_Text">open: Monday 16:00 00:00,Tuesday 16:00 00:00,Wednesday 16:00 00:00,Thursday 16:00 00:00,Friday 16:00 01:00,Saturday 16:00 01:00,Sunday 16:00 00:00</text:p>
      <text:p text:style-name="Preformatted_20_Text"/>
      <text:p text:style-name="Preformatted_20_Text">city: San Francisco</text:p>
      <text:p text:style-name="Preformatted_20_Text">cost: $$$$</text:p>
      <text:p text:style-name="Preformatted_20_Text">category: French</text:p>
      <text:p text:style-name="Preformatted_20_Text">open: Monday 16:00 00:00,Tuesday 16:00 00:00,Wednesday 16:00 00:00,Thursday 16:00 00:00,Friday 16:00 01:00,Saturday 16:00 01:00,Sunday 16:00 00:00</text:p>
      <text:p text:style-name="Preformatted_20_Text">name: Boulevard</text:p>
      <text:p text:style-name="Preformatted_20_Text">reviewers: 72</text:p>
      <text:p text:style-name="Preformatted_20_Text">rank: 4</text:p>
      <text:p text:style-name="Preformatted_20_Text"/>
      <text:p text:style-name="Preformatted_20_Text">category: Asian Fusion</text:p>
      <text:p text:style-name="Preformatted_20_Text">reviewers: 14</text:p>
      <text:p text:style-name="Preformatted_20_Text">city: San Francisco</text:p>
      <text:p text:style-name="Preformatted_20_Text">open: Monday 12:00 22:00,Tuesday 12:00 22:00,Wednesday 12:00 22:00,Thursday 12:00 22:00,Friday 12:00 22:00,Saturday 12:00 22:00,Sunday 12:00 22:00</text:p>
      <text:p text:style-name="Preformatted_20_Text">name: The House</text:p>
      <text:p text:style-name="Preformatted_20_Text">cost: $$$</text:p>
      <text:p text:style-name="Preformatted_20_Text">rank: 3</text:p>
      <text:p text:style-name="Preformatted_20_Text"/>
      <text:p text:style-name="Preformatted_20_Text">name: Delfina</text:p>
      <text:p text:style-name="Preformatted_20_Text">rank: 4</text:p>
      <text:p text:style-name="Preformatted_20_Text">cost: $$$</text:p>
      <text:p text:style-name="Preformatted_20_Text">city: San Francisco</text:p>
      <text:p text:style-name="Preformatted_20_Text">reviewers: 7</text:p>
      <text:p text:style-name="Preformatted_20_Text">open: Monday 12:00 22:00,Tuesday 12:00 22:00,Wednesday 12:00 22:00,Thursday 12:00 22:00,Friday 12:00 22:00,Saturday 12:00 22:00,Sunday 12:00 22:00</text:p>
      <text:p text:style-name="Preformatted_20_Text">category: Italian</text:p>
      <text:p text:style-name="Preformatted_20_Text"/>
      <text:p text:style-name="Preformatted_20_Text">open: Monday 06:00 21:00,Tuesday 06:00 21:00,Wednesday 06:00 21:00,Thursday 06:00 21:00,Friday 06:00 21:00,Saturday 06:00 21:00,Sunday 06:00 21:00</text:p>
      <text:p text:style-name="Preformatted_20_Text">reviewers: 32</text:p>
      <text:p text:style-name="Preformatted_20_Text">category: Thai</text:p>
      <text:p text:style-name="Preformatted_20_Text">rank: 2</text:p>
      <text:p text:style-name="Preformatted_20_Text">cost: $$</text:p>
      <text:p text:style-name="Preformatted_20_Text">name: Marnee Thai</text:p>
      <text:p text:style-name="Preformatted_20_Text">city: San Francisco</text:p>
      <text:p text:style-name="Preformatted_20_Text"/>
      <text:p text:style-name="Preformatted_20_Text">reviewers: 67</text:p>
      <text:p text:style-name="Preformatted_20_Text">city: San Francisco</text:p>
      <text:p text:style-name="Preformatted_20_Text">category: Cnamenese</text:p>
      <text:p text:style-name="Preformatted_20_Text">open: Monday 08:00 19:00,Tuesday 08:00 19:00,Wednesday 08:00 19:00,Thursday 08:00 19:00,Friday 08:00 19:00,Saturday 08:00 19:00,Sunday 08:00 19:00</text:p>
      <text:p text:style-name="Preformatted_20_Text">rank: 2</text:p>
      <text:p text:style-name="Preformatted_20_Text">name: Hakka name</text:p>
      <text:p text:style-name="Preformatted_20_Text">cost: $$</text:p>
      <text:p text:style-name="Preformatted_20_Text"/>
      <text:p text:style-name="Preformatted_20_Text">name: Manna</text:p>
      <text:p text:style-name="Preformatted_20_Text">cost: $</text:p>
      <text:p text:style-name="Preformatted_20_Text">reviewers: 0</text:p>
      <text:p text:style-name="Preformatted_20_Text"><text:soft-page-break/>category: Korean</text:p>
      <text:p text:style-name="Preformatted_20_Text">rank: 3</text:p>
      <text:p text:style-name="Preformatted_20_Text">open: Monday 06:00 21:00,Tuesday 06:00 21:00,Wednesday 06:00 21:00,Thursday 06:00 21:00,Friday 06:00 21:00,Saturday 06:00 21:00,Sunday 06:00 21:00</text:p>
      <text:p text:style-name="Preformatted_20_Text">city: San Francisco</text:p>
      <text:p text:style-name="Preformatted_20_Text"/>
      <text:p text:style-name="Preformatted_20_Text">open: Monday 08:00 19:00,Tuesday 08:00 19:00,Wednesday 08:00 19:00,Thursday 08:00 19:00,Friday 08:00 19:00,Saturday 08:00 19:00,Sunday 08:00 19:00</text:p>
      <text:p text:style-name="Preformatted_20_Text">category: Vietnamese</text:p>
      <text:p text:style-name="Preformatted_20_Text">reviewers: 13</text:p>
      <text:p text:style-name="Preformatted_20_Text">cost: $</text:p>
      <text:p text:style-name="Preformatted_20_Text">name: Four Seasons name</text:p>
      <text:p text:style-name="Preformatted_20_Text">city: San Francisco</text:p>
      <text:p text:style-name="Preformatted_20_Text">rank: 2</text:p>
      <text:p text:style-name="Preformatted_20_Text"/>
      <text:p text:style-name="Preformatted_20_Text">category: Italian</text:p>
      <text:p text:style-name="Preformatted_20_Text">rank: 4</text:p>
      <text:p text:style-name="Preformatted_20_Text">open: Monday 11:30 15:00,Monday 17:00 22:00,Tuesday 11:30 15:00,Tuesday 17:00 22:00,Wednesday 11:30 15:00,Wednesday 17:00 22:00,Thursday 11:30 15:00,Thursday 17:00 22:00,Friday 11:30 15:00,Friday 17:00 22:00,Saturday 11:00 15:00,Saturday 17:00 22:00,Sunday 11:00 15:00,Sunday 17:00 22:00</text:p>
      <text:p text:style-name="Preformatted_20_Text">cost: $$$</text:p>
      <text:p text:style-name="Preformatted_20_Text">name: Grotto</text:p>
      <text:p text:style-name="Preformatted_20_Text">reviewers: 488</text:p>
      <text:p text:style-name="Preformatted_20_Text">city: Boston</text:p>
      <text:p text:style-name="Preformatted_20_Text"/>
      <text:p text:style-name="Preformatted_20_Text">city: Boston</text:p>
      <text:p text:style-name="Preformatted_20_Text">category: Malaysian,Chinese</text:p>
      <text:p text:style-name="Preformatted_20_Text">cost: $$</text:p>
      <text:p text:style-name="Preformatted_20_Text">rank: 3.5</text:p>
      <text:p text:style-name="Preformatted_20_Text">open: Monday 11:30 23:30,Tuesday 11:30 23:30,Wednesday 11:30 23:30,Thursday 11:30 23:30,Friday 11:30 02:00,Saturday 11:30 02:00,Sunday 11:30 23:30</text:p>
      <text:p text:style-name="Preformatted_20_Text">reviewers: 500</text:p>
      <text:p text:style-name="Preformatted_20_Text">name: Penang</text:p>
      <text:p text:style-name="Preformatted_20_Text"/>
      <text:p text:style-name="Preformatted_20_Text">city: Boston</text:p>
      <text:p text:style-name="Preformatted_20_Text">name: Lazy Bear</text:p>
      <text:p text:style-name="Preformatted_20_Text">cost: $$$$</text:p>
      <text:p text:style-name="Preformatted_20_Text">open: Friday 20:00 00:00,Saturday 19:30 00:00</text:p>
      <text:p text:style-name="Preformatted_20_Text">category: American,Breakfast &amp; Brunch</text:p>
      <text:p text:style-name="Preformatted_20_Text">rank: 5</text:p>
      <text:p text:style-name="Preformatted_20_Text">reviewers: 93</text:p>
      <text:p text:style-name="Preformatted_20_Text"/>
      <text:p text:style-name="Preformatted_20_Text">name: Pomodoro</text:p>
      <text:p text:style-name="Preformatted_20_Text">cost: $$$</text:p>
      <text:p text:style-name="Preformatted_20_Text">category: Italian</text:p>
      <text:p text:style-name="Preformatted_20_Text">city: Boston</text:p>
      <text:p text:style-name="Preformatted_20_Text">reviewers: 535</text:p>
      <text:p text:style-name="Preformatted_20_Text">open: Monday 17:00 23:00,Tuesday 17:00 23:00,Wednesday 17:00 23:00,Thursday 17:00 23:00,Friday 17:00 23:00,Saturday 12:00 23:00,Sunday 12:00 23:00</text:p>
      <text:p text:style-name="Preformatted_20_Text">rank: 4</text:p>
      <text:p text:style-name="Preformatted_20_Text"/>
      <text:p text:style-name="Preformatted_20_Text">open: Monday 11:30 14:00,Monday 17:30 22:30,Tuesday 11:30 14:00,Tuesday 17:30 22:30,Wednesday 11:30 14:00,Wednesday 17:30 22:30,Thursday 11:30 14:00,Thursday 17:30 22:30,Friday 11:30 14:00,Friday 17:30 22:30,Saturday 12:00 14:00,Saturday 17:30 22:30,Sunday 12:00 14:00,Sunday 17:30 22:30</text:p>
      <text:p text:style-name="Preformatted_20_Text">category: French</text:p>
      <text:p text:style-name="Preformatted_20_Text">reviewers: 546</text:p>
      <text:p text:style-name="Preformatted_20_Text">name: L'Espalier</text:p>
      <text:p text:style-name="Preformatted_20_Text"><text:soft-page-break/>city: Boston</text:p>
      <text:p text:style-name="Preformatted_20_Text">rank: 4.5</text:p>
      <text:p text:style-name="Preformatted_20_Text">cost: $$$$</text:p>
      <text:p text:style-name="Preformatted_20_Text"/>
      <text:p text:style-name="Preformatted_20_Text">reviewers: 518</text:p>
      <text:p text:style-name="Preformatted_20_Text">city: Boston</text:p>
      <text:p text:style-name="Preformatted_20_Text">open: Monday 17:00 22:00,Tuesday 17:00 22:00,Wednesday 17:00 22:00,Thursday 17:00 22:00,Friday 17:00 23:00,Saturday 17:00 23:00,Sunday 12:00 21:30</text:p>
      <text:p text:style-name="Preformatted_20_Text">category: Italian</text:p>
      <text:p text:style-name="Preformatted_20_Text">name: Giacomo's</text:p>
      <text:p text:style-name="Preformatted_20_Text">rank: 4</text:p>
      <text:p text:style-name="Preformatted_20_Text">cost: $$</text:p>
      <text:p text:style-name="Preformatted_20_Text"/>
      <text:p text:style-name="Preformatted_20_Text">name: Neptune Oyster</text:p>
      <text:p text:style-name="Preformatted_20_Text">rank: 4.5</text:p>
      <text:p text:style-name="Preformatted_20_Text">reviewers: 1825</text:p>
      <text:p text:style-name="Preformatted_20_Text">open: Monday 09:00 21:30,Tuesday 09:00 21:30,Wednesday 11:30 21:30,Thursday 11:30 21:30,Friday 11:30 22:30,Saturday 11:30 22:30,Sunday 11:30 22:30</text:p>
      <text:p text:style-name="Preformatted_20_Text">city: Boston</text:p>
      <text:p text:style-name="Preformatted_20_Text">category: Seafood</text:p>
      <text:p text:style-name="Preformatted_20_Text">cost: $$$</text:p>
      <text:p text:style-name="Preformatted_20_Text"/>
      <text:p text:style-name="Preformatted_20_Text">cost: $$$</text:p>
      <text:p text:style-name="Preformatted_20_Text">open: Monday 11:30 23:00,Tuesday 11:30 23:00,Wednesday 11:30 23:00,Thursday 11:30 23:00,Friday 11:30 23:00,Saturday 11:00 23:00,Sunday 11:00 23:00</text:p>
      <text:p text:style-name="Preformatted_20_Text">reviewers: 304</text:p>
      <text:p text:style-name="Preformatted_20_Text">category: French</text:p>
      <text:p text:style-name="Preformatted_20_Text">rank: 4</text:p>
      <text:p text:style-name="Preformatted_20_Text">city: Boston</text:p>
      <text:p text:style-name="Preformatted_20_Text">name: Bistro Du Midi</text:p>
      <text:p text:style-name="Preformatted_20_Text"/>
      <text:p text:style-name="Preformatted_20_Text">category: French</text:p>
      <text:p text:style-name="Preformatted_20_Text">open: Monday 17:00 22:00,Tuesday 17:00 22:00,Wednesday 17:00 22:00,Thursday 17:00 22:00,Friday 17:00 22:30,Saturday 17:00 22:30,Sunday 17:00 22:00</text:p>
      <text:p text:style-name="Preformatted_20_Text">cost: $$$</text:p>
      <text:p text:style-name="Preformatted_20_Text">reviewers: 1958</text:p>
      <text:p text:style-name="Preformatted_20_Text">name: Chapeau!</text:p>
      <text:p text:style-name="Preformatted_20_Text">rank: 4.5</text:p>
      <text:p text:style-name="Preformatted_20_Text">city: San Francisco</text:p>
      <text:p text:style-name="Preformatted_20_Text"/>
      <text:p text:style-name="Preformatted_20_Text">category: Asian Fusion</text:p>
      <text:p text:style-name="Preformatted_20_Text">open: Monday 11:30 14:30,Monday 17:30 22:00,Tuesday 11:30 14:30,Tuesday 17:30 22:00,Wednesday 11:30 14:30,Wednesday 17:30 22:30,Thursday 11:30 14:30,Thursday 17:30 22:00,Friday 11:30 14:30,Friday 17:30 23:00,Saturday 11:30 14:30,Saturday 17:30 23:00,Sunday 17:30 22:00</text:p>
      <text:p text:style-name="Preformatted_20_Text">city: San Francisco</text:p>
      <text:p text:style-name="Preformatted_20_Text">name: The House</text:p>
      <text:p text:style-name="Preformatted_20_Text">rank: 4.5</text:p>
      <text:p text:style-name="Preformatted_20_Text">cost: $$$</text:p>
      <text:p text:style-name="Preformatted_20_Text">reviewers: 2941</text:p>
      <text:p text:style-name="Preformatted_20_Text"/>
      <text:p text:style-name="Preformatted_20_Text">name: Millennium</text:p>
      <text:p text:style-name="Preformatted_20_Text">city: San Francisco</text:p>
      <text:p text:style-name="Preformatted_20_Text">open: Monday 17:30 21:30,Tuesday 17:30 21:30,Wednesday 17:30 21:30,Thursday 17:30 21:30,Friday 17:30 22:30,Saturday 17:30 22:30,Sunday 17:30 21:30</text:p>
      <text:p text:style-name="Preformatted_20_Text">cost: $$$</text:p>
      <text:p text:style-name="Preformatted_20_Text">reviewers: 1475</text:p>
      <text:p text:style-name="Preformatted_20_Text">category: Vegetarian, Vegan</text:p>
      <text:p text:style-name="Preformatted_20_Text">rank: 4</text:p>
      <text:p text:style-name="Preformatted_20_Text"><text:soft-page-break/></text:p>
      <text:p text:style-name="Preformatted_20_Text">reviewers: 688</text:p>
      <text:p text:style-name="Preformatted_20_Text">city: San Francisco</text:p>
      <text:p text:style-name="Preformatted_20_Text">open: Tuesday 17:30 21:30,Wednesday 17:30 21:30,Thursday 17:30 21:30,Friday 17:30 22:30,Saturday 17:30 22:30</text:p>
      <text:p text:style-name="Preformatted_20_Text">category: Italian</text:p>
      <text:p text:style-name="Preformatted_20_Text">cost: $$$$</text:p>
      <text:p text:style-name="Preformatted_20_Text">name: Acquerello</text:p>
      <text:p text:style-name="Preformatted_20_Text">rank: 4.5</text:p>
      <text:p text:style-name="Preformatted_20_Text"/>
      <text:p text:style-name="Preformatted_20_Text">open: Monday 11:00 21:30,Tuesday 11:00 21:30,Thursday 11:00 21:30,Friday 11:00 21:30,Saturday 11:00 21:30,Sunday 11:00 21:30</text:p>
      <text:p text:style-name="Preformatted_20_Text">rank: 4</text:p>
      <text:p text:style-name="Preformatted_20_Text">reviewers: 3799</text:p>
      <text:p text:style-name="Preformatted_20_Text">cost: $$</text:p>
      <text:p text:style-name="Preformatted_20_Text">city: San Francisco</text:p>
      <text:p text:style-name="Preformatted_20_Text">category: Chinese</text:p>
      <text:p text:style-name="Preformatted_20_Text">name: San Tung Chinese Restaurant</text:p>
      <text:p text:style-name="Preformatted_20_Text"/>
      <text:p text:style-name="Preformatted_20_Text">reviewers: 2764</text:p>
      <text:p text:style-name="Preformatted_20_Text">cost: $$</text:p>
      <text:p text:style-name="Preformatted_20_Text">name: R&amp;G Lounge</text:p>
      <text:p text:style-name="Preformatted_20_Text">open: Monday 11:00 21:30,Tuesday 11:00 21:30,Wednesday 11:00 21:30,Thursday 11:00 21:30,Friday 11:00 21:30,Saturday 11:00 21:30,Sunday 11:00 21:30</text:p>
      <text:p text:style-name="Preformatted_20_Text">category: Chinese,Seafood</text:p>
      <text:p text:style-name="Preformatted_20_Text">rank: 3.5</text:p>
      <text:p text:style-name="Preformatted_20_Text">city: San Francisco</text:p>
      <text:p text:style-name="Preformatted_20_Text"/>
      <text:p text:style-name="Preformatted_20_Text">rank: 4</text:p>
      <text:p text:style-name="Preformatted_20_Text">city: San Francisco</text:p>
      <text:p text:style-name="Preformatted_20_Text">name: Marnee Thai</text:p>
      <text:p text:style-name="Preformatted_20_Text">category: Thai</text:p>
      <text:p text:style-name="Preformatted_20_Text">reviewers: 1147</text:p>
      <text:p text:style-name="Preformatted_20_Text">open: Monday 11:30 22:00,Tuesday 11:30 22:00,Wednesday 11:30 22:00,Thursday 11:30 22:00,Friday 11:30 22:00,Saturday 11:30 22:00,Sunday 11:30 22:00</text:p>
      <text:p text:style-name="Preformatted_20_Text">cost: $$</text:p>
      <text:p text:style-name="Preformatted_20_Text"/>
      <text:p text:style-name="Preformatted_20_Text">category: Korean</text:p>
      <text:p text:style-name="Preformatted_20_Text">city: San Francisco</text:p>
      <text:p text:style-name="Preformatted_20_Text">rank: 4</text:p>
      <text:p text:style-name="Preformatted_20_Text">open: Monday 11:00 22:00,Tuesday 11:00 22:00,Wednesday 11:00 22:00,Thursday 11:00 22:00,Friday 11:00 22:00,Saturday 11:00 22:00,Sunday 17:00 22:00</text:p>
      <text:p text:style-name="Preformatted_20_Text">name: Muguboka Restaurant</text:p>
      <text:p text:style-name="Preformatted_20_Text">reviewers: 495</text:p>
      <text:p text:style-name="Preformatted_20_Text">cost: $$</text:p>
      <text:p text:style-name="Preformatted_20_Text"/>
      <text:p text:style-name="Preformatted_20_Text">name: Girl &amp; The Goat</text:p>
      <text:p text:style-name="Preformatted_20_Text">reviewers: 2814</text:p>
      <text:p text:style-name="Preformatted_20_Text">open: Monday 16:30 23:00,Tuesday 16:30 23:00,Wednesday 16:30 23:00,Thursday 16:30 23:00,Friday 16:30 00:00,Saturday 16:30 00:00,Sunday 16:30 23:00</text:p>
      <text:p text:style-name="Preformatted_20_Text">rank: 4.5</text:p>
      <text:p text:style-name="Preformatted_20_Text">category: American</text:p>
      <text:p text:style-name="Preformatted_20_Text">city: Chicago</text:p>
      <text:p text:style-name="Preformatted_20_Text">cost: $$$</text:p>
      <text:p text:style-name="Preformatted_20_Text"/>
      <text:p text:style-name="Preformatted_20_Text">rank: 4</text:p>
      <text:p text:style-name="Preformatted_20_Text">city: Chicago</text:p>
      <text:p text:style-name="Preformatted_20_Text">name: La Scarola</text:p>
      <text:p text:style-name="Preformatted_20_Text">reviewers: 635</text:p>
      <text:p text:style-name="Preformatted_20_Text"><text:soft-page-break/>cost: $$</text:p>
      <text:p text:style-name="Preformatted_20_Text">category: Italian</text:p>
      <text:p text:style-name="Preformatted_20_Text">open: Monday 17:00 23:00,Tuesday 17:00 23:00,Wednesday 17:00 23:00,Thursday 17:00 23:00,Friday 17:00 23:00,Saturday 16:00 23:00,Sunday 16:00 22:00</text:p>
      <text:p text:style-name="Preformatted_20_Text"/>
      <text:p text:style-name="Preformatted_20_Text">cost: $$$</text:p>
      <text:p text:style-name="Preformatted_20_Text">open: Monday 11:30 21:00,Tuesday 11:30 21:00,Wednesday 11:30 21:00,Thursday 11:30 22:00,Friday 11:30 22:00,Saturday 17:00 22:00</text:p>
      <text:p text:style-name="Preformatted_20_Text">name: Prosecco</text:p>
      <text:p text:style-name="Preformatted_20_Text">reviewers: 425</text:p>
      <text:p text:style-name="Preformatted_20_Text">rank: 4</text:p>
      <text:p text:style-name="Preformatted_20_Text">city: Chicago</text:p>
      <text:p text:style-name="Preformatted_20_Text">category: Italian</text:p>
      <text:p text:style-name="Preformatted_20_Text"/>
      <text:p text:style-name="Preformatted_20_Text">reviewers: 600</text:p>
      <text:p text:style-name="Preformatted_20_Text">open: Monday 17:00 22:00,Tuesday 17:00 22:00,Wednesday 17:00 22:00,Thursday 17:00 22:00,Friday 17:00 23:00,Saturday 17:00 23:00,Sunday 17:00 22:00</text:p>
      <text:p text:style-name="Preformatted_20_Text">city: Chicago</text:p>
      <text:p text:style-name="Preformatted_20_Text">rank: 4</text:p>
      <text:p text:style-name="Preformatted_20_Text">category: American</text:p>
      <text:p text:style-name="Preformatted_20_Text">cost: $$$</text:p>
      <text:p text:style-name="Preformatted_20_Text">name: Boka</text:p>
      <text:p text:style-name="Preformatted_20_Text"/>
      <text:p text:style-name="Preformatted_20_Text">reviewers: 194</text:p>
      <text:p text:style-name="Preformatted_20_Text">name: Staropolska</text:p>
      <text:p text:style-name="Preformatted_20_Text">category: Polish</text:p>
      <text:p text:style-name="Preformatted_20_Text">cost: $$</text:p>
      <text:p text:style-name="Preformatted_20_Text">city: Chicago</text:p>
      <text:p text:style-name="Preformatted_20_Text">rank: 4.5</text:p>
      <text:p text:style-name="Preformatted_20_Text">open: Monday 12:00 22:00,Tuesday 12:00 22:00,Wednesday 12:00 22:00,Thursday 12:00 22:00,Friday 12:00 22:00,Saturday 11:00 22:00,Sunday 11:00 21:00</text:p>
      <text:p text:style-name="Preformatted_20_Text"/>
      <text:p text:style-name="Preformatted_20_Text">rank: 4.5</text:p>
      <text:p text:style-name="Preformatted_20_Text">city: Chicago</text:p>
      <text:p text:style-name="Preformatted_20_Text">cost: $$</text:p>
      <text:p text:style-name="Preformatted_20_Text">reviewers: 200</text:p>
      <text:p text:style-name="Preformatted_20_Text">open: Tuesday 16:30 22:00,Wednesday 16:30 22:00,Thursday 16:30 22:00,Friday 16:30 22:00,Saturday 16:30 22:00,Sunday 16:30 22:00</text:p>
      <text:p text:style-name="Preformatted_20_Text">category: Indian</text:p>
      <text:p text:style-name="Preformatted_20_Text">name: Rangoli</text:p>
      <text:p text:style-name="Preformatted_20_Text"/>
      <text:p text:style-name="Preformatted_20_Text">name: Nuevo Leon Restaurant</text:p>
      <text:p text:style-name="Preformatted_20_Text">reviewers: 758</text:p>
      <text:p text:style-name="Preformatted_20_Text">rank: 4</text:p>
      <text:p text:style-name="Preformatted_20_Text">cost: $</text:p>
      <text:p text:style-name="Preformatted_20_Text">open: Monday 07:00 00:00,Tuesday 07:00 00:00,Wednesday 07:00 00:00,Thursday 07:00 00:00,Friday 07:00 00:00,Saturday 07:00 00:00,Sunday 07:00 00:00</text:p>
      <text:p text:style-name="Preformatted_20_Text">city: Chicago</text:p>
      <text:p text:style-name="Preformatted_20_Text">category: Mexican</text:p>
      <text:p text:style-name="Preformatted_20_Text"/>
      <text:p text:style-name="Preformatted_20_Text">reviewers: 413</text:p>
      <text:p text:style-name="Preformatted_20_Text">rank: 4</text:p>
      <text:p text:style-name="Preformatted_20_Text">city: Chicago</text:p>
      <text:p text:style-name="Preformatted_20_Text">open: Monday 11:30 21:30,Tuesday 11:30 21:30,Wednesday 11:30 21:30,Thursday 11:30 21:30,Friday 11:30 22:00,Saturday 17:00 22:00,Sunday 16:00 21:00</text:p>
      <text:p text:style-name="Preformatted_20_Text">category: Seafood</text:p>
      <text:p text:style-name="Preformatted_20_Text">name: Catch 35</text:p>
      <text:p text:style-name="Preformatted_20_Text">cost: $$$</text:p>
      <text:p text:style-name="Preformatted_20_Text"/>
      <text:p text:style-name="Preformatted_20_Text"><text:soft-page-break/>rank: 4.5</text:p>
      <text:p text:style-name="Preformatted_20_Text">city: Philadelphia</text:p>
      <text:p text:style-name="Preformatted_20_Text">reviewers: 891</text:p>
      <text:p text:style-name="Preformatted_20_Text">open: Monday 17:00 22:00,Tuesday 17:00 22:00,Wednesday 17:00 22:00,Thursday 17:00 22:00,Friday 17:00 23:00,Saturday 17:00 23:00,Sunday 17:00 22:00</text:p>
      <text:p text:style-name="Preformatted_20_Text">name: Zahav</text:p>
      <text:p text:style-name="Preformatted_20_Text">cost: $$$</text:p>
      <text:p text:style-name="Preformatted_20_Text">category: Middle Eastern</text:p>
      <text:p text:style-name="Preformatted_20_Text"/>
      <text:p text:style-name="Preformatted_20_Text">city: Philadelphia</text:p>
      <text:p text:style-name="Preformatted_20_Text">rank: 4.5</text:p>
      <text:p text:style-name="Preformatted_20_Text">name: Vetri</text:p>
      <text:p text:style-name="Preformatted_20_Text">reviewers: 221</text:p>
      <text:p text:style-name="Preformatted_20_Text">category: Italian</text:p>
      <text:p text:style-name="Preformatted_20_Text">cost: $$$$</text:p>
      <text:p text:style-name="Preformatted_20_Text">open: Monday 18:00 21:30,Tuesday 18:00 21:30,Wednesday 18:00 21:30,Thursday 18:00 21:30,Friday 18:00 21:30,Saturday 18:00 21:30</text:p>
      <text:p text:style-name="Preformatted_20_Text"/>
      <text:p text:style-name="Preformatted_20_Text">rank: 4.5</text:p>
      <text:p text:style-name="Preformatted_20_Text">category: Vegetarian,Vegan</text:p>
      <text:p text:style-name="Preformatted_20_Text">reviewers: 454</text:p>
      <text:p text:style-name="Preformatted_20_Text">open: Monday 17:00 22:00,Tuesday 17:00 22:00,Wednesday 17:00 22:00,Thursday 17:00 22:00,Friday 17:00 23:00,Saturday 17:00 23:00,Sunday 17:00 22:00</text:p>
      <text:p text:style-name="Preformatted_20_Text">name: Vedge</text:p>
      <text:p text:style-name="Preformatted_20_Text">cost: $$$</text:p>
      <text:p text:style-name="Preformatted_20_Text">city: Philadlephia</text:p>
      <text:p text:style-name="Preformatted_20_Text"/>
      <text:p text:style-name="Preformatted_20_Text">reviewers: 236</text:p>
      <text:p text:style-name="Preformatted_20_Text">city: Philadelphia</text:p>
      <text:p text:style-name="Preformatted_20_Text">category: French</text:p>
      <text:p text:style-name="Preformatted_20_Text">rank: 4.5</text:p>
      <text:p text:style-name="Preformatted_20_Text">open: Monday 17:00 22:00,Tuesday 17:00 22:00,Wednesday 17:00 22:00,Thursday 17:00 22:00,Friday 17:00 23:00,Saturday 17:00 23:00,Sunday 17:00 22:00</text:p>
      <text:p text:style-name="Preformatted_20_Text">name: Bibou</text:p>
      <text:p text:style-name="Preformatted_20_Text">cost: $$$</text:p>
      <text:p text:style-name="Preformatted_20_Text"/>
      <text:p text:style-name="Preformatted_20_Text">cost: $$$</text:p>
      <text:p text:style-name="Preformatted_20_Text">name: Mercato</text:p>
      <text:p text:style-name="Preformatted_20_Text">category: Italian,Mediterranean</text:p>
      <text:p text:style-name="Preformatted_20_Text">reviewers: 376</text:p>
      <text:p text:style-name="Preformatted_20_Text">open: Monday 17:00 22:00,Tuesday 17:00 22:00,Wednesday 17:00 22:00,Thursday 17:00 22:00,Friday 17:00 23:00,Saturday 17:00 23:00,Sunday 17:00 22:00</text:p>
      <text:p text:style-name="Preformatted_20_Text">rank: 4</text:p>
      <text:p text:style-name="Preformatted_20_Text">city: Philadelphia</text:p>
      <text:p text:style-name="Preformatted_20_Text"/>
      <text:p text:style-name="Preformatted_20_Text">city: Philadelphia</text:p>
      <text:p text:style-name="Preformatted_20_Text">reviewers: 211</text:p>
      <text:p text:style-name="Preformatted_20_Text">name: Pumpkin</text:p>
      <text:p text:style-name="Preformatted_20_Text">open: Monday 17:00 22:00,Tuesday 17:00 22:00,Wednesday 17:00 22:00,Thursday 17:00 22:00,Friday 17:00 23:00,Saturday 17:00 23:00,Sunday 17:00 22:00</text:p>
      <text:p text:style-name="Preformatted_20_Text">cost: $$$</text:p>
      <text:p text:style-name="Preformatted_20_Text">category: American</text:p>
      <text:p text:style-name="Preformatted_20_Text">rank: 4</text:p>
      <text:p text:style-name="Preformatted_20_Text"/>
      <text:p text:style-name="Preformatted_20_Text">rank: 4</text:p>
      <text:p text:style-name="Preformatted_20_Text">reviewers: 231</text:p>
      <text:p text:style-name="Preformatted_20_Text">city: Philadelphia</text:p>
      <text:p text:style-name="Preformatted_20_Text">name: Sbraga</text:p>
      <text:p text:style-name="Preformatted_20_Text">open: Monday 17:00 22:00,Tuesday 17:00 22:00,Wednesday 17:00 22:00,Thursday 17:00 <text:soft-page-break/>22:00,Friday 17:00 23:00,Saturday 17:00 23:00,Sunday 17:00 22:00</text:p>
      <text:p text:style-name="Preformatted_20_Text">cost: $$$</text:p>
      <text:p text:style-name="Preformatted_20_Text">category: American</text:p>
      <text:p text:style-name="Preformatted_20_Text"/>
      <text:p text:style-name="Preformatted_20_Text">reviewers: 267</text:p>
      <text:p text:style-name="Preformatted_20_Text">name: Little Fish</text:p>
      <text:p text:style-name="Preformatted_20_Text">city: Philadelphia</text:p>
      <text:p text:style-name="Preformatted_20_Text">open: Monday 17:00 22:00,Tuesday 17:00 22:00,Wednesday 17:00 22:00,Thursday 17:00 22:00,Friday 17:00 23:00,Saturday 17:00 23:00,Sunday 17:00 22:00</text:p>
      <text:p text:style-name="Preformatted_20_Text">cost: $$$</text:p>
      <text:p text:style-name="Preformatted_20_Text">rank: 4.5</text:p>
      <text:p text:style-name="Preformatted_20_Text">category: Seafood</text:p>
      <text:p text:style-name="Preformatted_20_Text"/>
      <text:p text:style-name="Preformatted_20_Text">cost: $$$$</text:p>
      <text:p text:style-name="Preformatted_20_Text">reviewers: 1301</text:p>
      <text:p text:style-name="Preformatted_20_Text">city: New York</text:p>
      <text:p text:style-name="Preformatted_20_Text">rank: 4.5</text:p>
      <text:p text:style-name="Preformatted_20_Text">name: Gramercy Tavern</text:p>
      <text:p text:style-name="Preformatted_20_Text">open: Monday 12:00 23:00,Tuesday 09:00 10:30,Tuesday 12:00 23:00,Wednesday 12:00 23:00,Thursday 12:00 23:00,Friday 12:00 00:00,Saturday 12:00 00:00,Sunday 12:00 23:00</text:p>
      <text:p text:style-name="Preformatted_20_Text">category: American</text:p>
      <text:p text:style-name="Preformatted_20_Text"/>
      <text:p text:style-name="Preformatted_20_Text">reviewers: 947</text:p>
      <text:p text:style-name="Preformatted_20_Text">name: La Serene</text:p>
      <text:p text:style-name="Preformatted_20_Text">city: New York</text:p>
      <text:p text:style-name="Preformatted_20_Text">category: French</text:p>
      <text:p text:style-name="Preformatted_20_Text">open: Monday 12:00 23:00,Tuesday 12:00 23:00,Wednesday 12:00 23:00,Thursday 12:00 23:00,Friday 12:00 00:00,Saturday 12:00 00:00,Sunday 12:00 23:00</text:p>
      <text:p text:style-name="Preformatted_20_Text">rank: 4.5</text:p>
      <text:p text:style-name="Preformatted_20_Text">cost: $$$</text:p>
      <text:p text:style-name="Preformatted_20_Text"/>
      <text:p text:style-name="Preformatted_20_Text">city: New York</text:p>
      <text:p text:style-name="Preformatted_20_Text">name: Balthazar Restaurant</text:p>
      <text:p text:style-name="Preformatted_20_Text">reviewers: 1583</text:p>
      <text:p text:style-name="Preformatted_20_Text">open: Monday 12:00 23:00,Tuesday 12:00 23:00,Wednesday 12:00 23:00,Thursday 12:00 23:00,Friday 12:00 00:00,Saturday 12:00 00:00,Sunday 12:00 23:00</text:p>
      <text:p text:style-name="Preformatted_20_Text">category: French</text:p>
      <text:p text:style-name="Preformatted_20_Text">cost: $$$</text:p>
      <text:p text:style-name="Preformatted_20_Text">rank: 4</text:p>
      <text:p text:style-name="Preformatted_20_Text"/>
      <text:p text:style-name="Preformatted_20_Text">open: Monday 12:00 23:00,Tuesday 12:00 23:00,Wednesday 12:00 23:00,Thursday 12:00 23:00,Friday 12:00 00:00,Saturday 12:00 00:00,Sunday 12:00 23:00</text:p>
      <text:p text:style-name="Preformatted_20_Text">name: Pylos</text:p>
      <text:p text:style-name="Preformatted_20_Text">reviewers: 630</text:p>
      <text:p text:style-name="Preformatted_20_Text">category: Greek</text:p>
      <text:p text:style-name="Preformatted_20_Text">city: New York</text:p>
      <text:p text:style-name="Preformatted_20_Text">rank: 4.5</text:p>
      <text:p text:style-name="Preformatted_20_Text">cost: $$$</text:p>
      <text:p text:style-name="Preformatted_20_Text"/>
      <text:p text:style-name="Preformatted_20_Text">name: ilili</text:p>
      <text:p text:style-name="Preformatted_20_Text">city: New York</text:p>
      <text:p text:style-name="Preformatted_20_Text">reviewers: 1185</text:p>
      <text:p text:style-name="Preformatted_20_Text">category: Greek,Middle Eastern,Mediterranean</text:p>
      <text:p text:style-name="Preformatted_20_Text">open: Monday 12:00 23:00,Tuesday 12:00 23:00,Wednesday 12:00 23:00,Thursday 12:00 23:00,Friday 12:00 00:00,Saturday 12:00 00:00,Sunday 12:00 23:00</text:p>
      <text:p text:style-name="Preformatted_20_Text">rank: 4</text:p>
      <text:p text:style-name="Preformatted_20_Text">cost: $$$</text:p>
      <text:p text:style-name="Preformatted_20_Text"/>
      <text:p text:style-name="Preformatted_20_Text"><text:soft-page-break/>city: New York</text:p>
      <text:p text:style-name="Preformatted_20_Text">category: Italian</text:p>
      <text:p text:style-name="Preformatted_20_Text">cost: $$$</text:p>
      <text:p text:style-name="Preformatted_20_Text">rank: 4</text:p>
      <text:p text:style-name="Preformatted_20_Text">name: Scarpetta</text:p>
      <text:p text:style-name="Preformatted_20_Text">open: Monday 12:00 23:00,Tuesday 12:00 23:00,Wednesday 12:00 23:00,Thursday 12:00 23:00,Friday 12:00 00:00,Saturday 12:00 00:00,Sunday 12:00 23:00</text:p>
      <text:p text:style-name="Preformatted_20_Text">reviewers: 856</text:p>
      <text:p text:style-name="Preformatted_20_Text"/>
      <text:p text:style-name="Preformatted_20_Text">category: French</text:p>
      <text:p text:style-name="Preformatted_20_Text">reviewers: 624</text:p>
      <text:p text:style-name="Preformatted_20_Text">name: Bouley</text:p>
      <text:p text:style-name="Preformatted_20_Text">cost: $$$$</text:p>
      <text:p text:style-name="Preformatted_20_Text">open: Monday 12:00 23:00,Tuesday 12:00 23:00,Wednesday 12:00 23:00,Thursday 12:00 23:00,Friday 12:00 00:00,Saturday 12:00 00:00,Sunday 12:00 23:00</text:p>
      <text:p text:style-name="Preformatted_20_Text">city: New York</text:p>
      <text:p text:style-name="Preformatted_20_Text">rank: 4.5</text:p>
      <text:p text:style-name="Preformatted_20_Text"/>
      <text:p text:style-name="Preformatted_20_Text">cost: $$$</text:p>
      <text:p text:style-name="Preformatted_20_Text">reviewers: 839</text:p>
      <text:p text:style-name="Preformatted_20_Text">rank: 4</text:p>
      <text:p text:style-name="Preformatted_20_Text">name: Lure Fishbar</text:p>
      <text:p text:style-name="Preformatted_20_Text">category: Seafood</text:p>
      <text:p text:style-name="Preformatted_20_Text">open: Monday 12:00 23:00,Tuesday 12:00 23:00,Wednesday 12:00 23:00,Thursday 12:00 23:00,Friday 12:00 00:00,Saturday 12:00 00:00,Sunday 12:00 23:00</text:p>
      <text:p text:style-name="Preformatted_20_Text">city: New York</text:p>
      <text:p text:style-name="Preformatted_20_Text"/>
      <text:p text:style-name="Preformatted_20_Text">reviewers: 0</text:p>
      <text:p text:style-name="Preformatted_20_Text">category: Pizza</text:p>
      <text:p text:style-name="Preformatted_20_Text">name: Well Stacked Pizza Co.</text:p>
      <text:p text:style-name="Preformatted_20_Text">rank: 0.0</text:p>
      <text:p text:style-name="Preformatted_20_Text">city: Boston</text:p>
      <text:p text:style-name="Preformatted_20_Text">cost: $</text:p>
      <text:p text:style-name="Preformatted_20_Text">open: Monday 07:00 22:00,Tuesday 08:00 22:00,Wednesday 07:00 22:00,Thursday 08:00 22:00,Friday 07:00 22:00,Saturday 09:00 21:00,Sunday 10:00 21:00</text:p>
      <text:p text:style-name="Preformatted_20_Text"/>
      <text:p text:style-name="Preformatted_20_Text">open: Monday 09:00 21:00,Tuesday 06:00 22:00,Wednesday 07:00 20:00,Thursday 10:00 22:00,Friday 06:00 16:00</text:p>
      <text:p text:style-name="Preformatted_20_Text">cost: $</text:p>
      <text:p text:style-name="Preformatted_20_Text">name: Cluckin' Bell</text:p>
      <text:p text:style-name="Preformatted_20_Text">category: Chicken</text:p>
      <text:p text:style-name="Preformatted_20_Text">reviewers: 0</text:p>
      <text:p text:style-name="Preformatted_20_Text">city: Boston</text:p>
      <text:p text:style-name="Preformatted_20_Text">rank: 0.0</text:p>
      <text:p text:style-name="Preformatted_20_Text"/>
      <text:p text:style-name="Preformatted_20_Text">name: Burger Shot</text:p>
      <text:p text:style-name="Preformatted_20_Text">rank: 0.0</text:p>
      <text:p text:style-name="Preformatted_20_Text">city: Boston</text:p>
      <text:p text:style-name="Preformatted_20_Text">reviewers: 0</text:p>
      <text:p text:style-name="Preformatted_20_Text">category: Burgers,Fast Food</text:p>
      <text:p text:style-name="Preformatted_20_Text">cost: $$</text:p>
      <text:p text:style-name="Preformatted_20_Text">open: Monday 06:00 22:00,Tuesday 06:00 22:00,Wednesday 06:00 22:00,Thursday 06:00 22:00,Friday 06:00 22:00,Saturday 08:00 21:00</text:p>
      <text:p text:style-name="Preformatted_20_Text"/>
      <text:p text:style-name="Preformatted_20_Text">reviewers: 0</text:p>
      <text:p text:style-name="Preformatted_20_Text">cost: $$$</text:p>
      <text:p text:style-name="Preformatted_20_Text">category: Diners,Chicken</text:p>
      <text:p text:style-name="Preformatted_20_Text">name: World of Coq</text:p>
      <text:p text:style-name="Preformatted_20_Text">city: Boston</text:p>
      <text:p text:style-name="Preformatted_20_Text"><text:soft-page-break/>rank: 0.0</text:p>
      <text:p text:style-name="Preformatted_20_Text">open: Monday 10:00 23:00,Tuesday 09:00 22:00,Wednesday 08:00 20:00,Thursday 09:00 22:00,Friday 08:00 21:00,Sunday 12:00 17:00</text:p>
      <text:p text:style-name="Preformatted_20_Text"/>
      <text:p text:style-name="Preformatted_20_Text">cost: $$$</text:p>
      <text:p text:style-name="Preformatted_20_Text">reviewers: 0</text:p>
      <text:p text:style-name="Preformatted_20_Text">name: Jim's Sticky Ring</text:p>
      <text:p text:style-name="Preformatted_20_Text">open: Monday 06:30 15:00,Tuesday 06:30 15:00,Wednesday 06:30 15:00,Thursday 06:30 15:00,Friday 06:30 19:00,Saturday 08:00 14:00</text:p>
      <text:p text:style-name="Preformatted_20_Text">category: Donuts,Bakery,Breafast</text:p>
      <text:p text:style-name="Preformatted_20_Text">city: Boston</text:p>
      <text:p text:style-name="Preformatted_20_Text">rank: 0.0</text:p>
      <text:p text:style-name="Preformatted_20_Text"/>
      <text:p text:style-name="Preformatted_20_Text">rank: 0.0</text:p>
      <text:p text:style-name="Preformatted_20_Text">reviewers: 0</text:p>
      <text:p text:style-name="Preformatted_20_Text">name: Broffles Waffles</text:p>
      <text:p text:style-name="Preformatted_20_Text">city: Boston</text:p>
      <text:p text:style-name="Preformatted_20_Text">cost: $</text:p>
      <text:p text:style-name="Preformatted_20_Text">category: Breakfast</text:p>
      <text:p text:style-name="Preformatted_20_Text">open: Monday 06:30 15:00,Wednesday 06:30 15:00,Thursday 06:30 15:00,Friday 06:30 19:00,Saturday 08:00 14:00,Sunday 08:30 15:00</text:p>
      <text:p text:style-name="Preformatted_20_Text"/>
      <text:p text:style-name="Preformatted_20_Text">category: Burgers</text:p>
      <text:p text:style-name="Preformatted_20_Text">reviewers: 0</text:p>
      <text:p text:style-name="Preformatted_20_Text">cost: $$</text:p>
      <text:p text:style-name="Preformatted_20_Text">open: Monday 07:00 22:00,Tuesday 08:00 22:00,Wednesday 07:00 22:00,Thursday 08:00 22:00,Friday 07:00 22:00</text:p>
      <text:p text:style-name="Preformatted_20_Text">rank: 0.0</text:p>
      <text:p text:style-name="Preformatted_20_Text">city: Boston</text:p>
      <text:p text:style-name="Preformatted_20_Text">name: Up-n-Atom Burger</text:p>
      <text:p text:style-name="Preformatted_20_Text"/>
      <text:p text:style-name="Preformatted_20_Text">rank: 0.0</text:p>
      <text:p text:style-name="Preformatted_20_Text">city: Boston</text:p>
      <text:p text:style-name="Preformatted_20_Text">open: Monday 10:00 23:00,Tuesday 09:00 22:00,Wednesday 08:00 20:00,Thursday 09:00 22:00,Friday 08:00 21:00,Saturday 08:00 17:00</text:p>
      <text:p text:style-name="Preformatted_20_Text">category: Mexican</text:p>
      <text:p text:style-name="Preformatted_20_Text">reviewers: 0</text:p>
      <text:p text:style-name="Preformatted_20_Text">name: Taco Bomb</text:p>
      <text:p text:style-name="Preformatted_20_Text">cost: $$</text:p>
      <text:p text:style-name="Preformatted_20_Text"/>
      <text:p text:style-name="Preformatted_20_Text">city: San Francisco</text:p>
      <text:p text:style-name="Preformatted_20_Text">name: Superstar Cafe</text:p>
      <text:p text:style-name="Preformatted_20_Text">cost: $$</text:p>
      <text:p text:style-name="Preformatted_20_Text">open: Tuesday 07:00 15:00,Wednesday 07:00 15:00,Thursday 07:00 15:00,Friday 07:00 19:00,Saturday 08:00 14:00,Sunday 08:30 15:00</text:p>
      <text:p text:style-name="Preformatted_20_Text">rank: 0.0</text:p>
      <text:p text:style-name="Preformatted_20_Text">reviewers: 0</text:p>
      <text:p text:style-name="Preformatted_20_Text">category: Cafe,Breakfast</text:p>
      <text:p text:style-name="Preformatted_20_Text"/>
      <text:p text:style-name="Preformatted_20_Text">reviewers: 0</text:p>
      <text:p text:style-name="Preformatted_20_Text">city: San Francisco</text:p>
      <text:p text:style-name="Preformatted_20_Text">cost: $</text:p>
      <text:p text:style-name="Preformatted_20_Text">category: Pizza</text:p>
      <text:p text:style-name="Preformatted_20_Text">rank: 0.0</text:p>
      <text:p text:style-name="Preformatted_20_Text">name: Pizza This...</text:p>
      <text:p text:style-name="Preformatted_20_Text">open: Monday 07:00 21:00,Tuesday 08:00 22:00,Wednesday 07:00 21:00,Thursday 08:00 22:00,Friday 07:00 21:00,Saturday 09:00 20:00,Sunday 10:00 20:00</text:p>
      <text:p text:style-name="Preformatted_20_Text"/>
      <text:p text:style-name="Preformatted_20_Text">rank: 0.0</text:p>
      <text:p text:style-name="Preformatted_20_Text"><text:soft-page-break/>city: San Francisco</text:p>
      <text:p text:style-name="Preformatted_20_Text">cost: $$</text:p>
      <text:p text:style-name="Preformatted_20_Text">open: Monday 06:00 23:00,Tuesday 06:00 23:00,Wednesday 06:00 23:00,Thursday 06:00 23:59,Friday 06:00 00:00,Saturday 08:00 21:00,Sunday 10:00 21:00</text:p>
      <text:p text:style-name="Preformatted_20_Text">category: Asian Fusion,American,Sandwiches</text:p>
      <text:p text:style-name="Preformatted_20_Text">reviewers: 0</text:p>
      <text:p text:style-name="Preformatted_20_Text">name: Mr. Fuk's Rice Box</text:p>
      <text:p text:style-name="Preformatted_20_Text"/>
      <text:p text:style-name="Preformatted_20_Text">category: Chicken</text:p>
      <text:p text:style-name="Preformatted_20_Text">city: San Francisco</text:p>
      <text:p text:style-name="Preformatted_20_Text">cost: $$</text:p>
      <text:p text:style-name="Preformatted_20_Text">open: Monday 09:00 21:00,Tuesday 06:00 22:00,Wednesday 07:00 20:00,Thursday 10:00 22:00,Friday 08:00 19:00</text:p>
      <text:p text:style-name="Preformatted_20_Text">rank: 0.0</text:p>
      <text:p text:style-name="Preformatted_20_Text">reviewers: 0</text:p>
      <text:p text:style-name="Preformatted_20_Text">name: Bishop's Chicken</text:p>
      <text:p text:style-name="Preformatted_20_Text"/>
      <text:p text:style-name="Preformatted_20_Text">rank: 0.0</text:p>
      <text:p text:style-name="Preformatted_20_Text">reviewers: 0</text:p>
      <text:p text:style-name="Preformatted_20_Text">cost: $$$</text:p>
      <text:p text:style-name="Preformatted_20_Text">open: Monday 06:30 15:00,Tuesday 06:30 15:00,Thursday 06:30 15:00,Friday 06:30 19:00,Saturday 08:00 14:00,Sunday 08:30 15:00</text:p>
      <text:p text:style-name="Preformatted_20_Text">category: Italian</text:p>
      <text:p text:style-name="Preformatted_20_Text">name: Al Dente's</text:p>
      <text:p text:style-name="Preformatted_20_Text">city: San Francisco</text:p>
      <text:p text:style-name="Preformatted_20_Text"/>
      <text:p text:style-name="Preformatted_20_Text">name: Rex's Diner</text:p>
      <text:p text:style-name="Preformatted_20_Text">category: Diner,Breakfast,Comfort Food</text:p>
      <text:p text:style-name="Preformatted_20_Text">open: Monday 06:30 21:00,Wednesday 06:30 21:00,Thursday 06:30 21:00,Friday 06:30 21:00,Saturday 08:00 19:00,Sunday 08:30 19:00</text:p>
      <text:p text:style-name="Preformatted_20_Text">cost: $</text:p>
      <text:p text:style-name="Preformatted_20_Text">rank: 0.0</text:p>
      <text:p text:style-name="Preformatted_20_Text">city: San Francisco</text:p>
      <text:p text:style-name="Preformatted_20_Text">reviewers: 0</text:p>
      <text:p text:style-name="Preformatted_20_Text"/>
      <text:p text:style-name="Preformatted_20_Text">rank: 0.0</text:p>
      <text:p text:style-name="Preformatted_20_Text">cost: $$$</text:p>
      <text:p text:style-name="Preformatted_20_Text">reviewers: 0</text:p>
      <text:p text:style-name="Preformatted_20_Text">name: Snr. Buns</text:p>
      <text:p text:style-name="Preformatted_20_Text">category: Tex-Mex,Burgers,American</text:p>
      <text:p text:style-name="Preformatted_20_Text">open: Monday 07:00 22:00,Tuesday 08:00 22:00,Wednesday 07:00 22:00,Thursday 08:00 22:00,Friday 07:00 22:00,Saturday 09:00 21:00,Sunday 10:00 21:00</text:p>
      <text:p text:style-name="Preformatted_20_Text">city: San Francisco</text:p>
      <text:p text:style-name="Preformatted_20_Text"/>
      <text:p text:style-name="Preformatted_20_Text">reviewers: 0</text:p>
      <text:p text:style-name="Preformatted_20_Text">cost: $</text:p>
      <text:p text:style-name="Preformatted_20_Text">category: Indian</text:p>
      <text:p text:style-name="Preformatted_20_Text">city: San Francisco</text:p>
      <text:p text:style-name="Preformatted_20_Text">name: Lucky Plucker</text:p>
      <text:p text:style-name="Preformatted_20_Text">open: Monday 07:00 22:00,Tuesday 08:00 22:00,Wednesday 07:00 22:00,Thursday 08:00 22:00,Friday 07:00 22:00,Saturday 09:00 21:00,Sunday 10:00 21:00</text:p>
      <text:p text:style-name="Preformatted_20_Text">rank: 0.0</text:p>
      <text:p text:style-name="Preformatted_20_Text"/>
      <text:p text:style-name="Preformatted_20_Text">rank: 0.0</text:p>
      <text:p text:style-name="Preformatted_20_Text">cost: $$</text:p>
      <text:p text:style-name="Preformatted_20_Text">reviewers: 0</text:p>
      <text:p text:style-name="Preformatted_20_Text">category: Noodles,Malaysian</text:p>
      <text:p text:style-name="Preformatted_20_Text">city: Chicago</text:p>
      <text:p text:style-name="Preformatted_20_Text">open: Monday 07:00 22:00,Tuesday 08:00 22:00,Wednesday 07:00 22:00,Thursday 08:00 <text:soft-page-break/>22:00,Friday 07:00 22:00,Saturday 09:00 21:00,Sunday 10:00 21:00</text:p>
      <text:p text:style-name="Preformatted_20_Text">name: Punk Noodles</text:p>
      <text:p text:style-name="Preformatted_20_Text"/>
      <text:p text:style-name="Preformatted_20_Text">category: Burgers,Fast Food,American</text:p>
      <text:p text:style-name="Preformatted_20_Text">rank: 0.0</text:p>
      <text:p text:style-name="Preformatted_20_Text">open: Monday 06:00 22:00,Tuesday 06:00 22:00,Wednesday 06:00 22:00,Thursday 06:00 22:00,Friday 06:00 22:00</text:p>
      <text:p text:style-name="Preformatted_20_Text">cost: $</text:p>
      <text:p text:style-name="Preformatted_20_Text">reviewers: 0</text:p>
      <text:p text:style-name="Preformatted_20_Text">city: Chicago</text:p>
      <text:p text:style-name="Preformatted_20_Text">name: Wigwam Burger</text:p>
      <text:p text:style-name="Preformatted_20_Text"/>
      <text:p text:style-name="Preformatted_20_Text">name: Bite</text:p>
      <text:p text:style-name="Preformatted_20_Text">category: French</text:p>
      <text:p text:style-name="Preformatted_20_Text">city: Chicago</text:p>
      <text:p text:style-name="Preformatted_20_Text">rank: 0.0</text:p>
      <text:p text:style-name="Preformatted_20_Text">cost: $$</text:p>
      <text:p text:style-name="Preformatted_20_Text">open: Monday 09:00 21:00,Tuesday 06:00 22:00,Wednesday 07:00 20:00,Thursday 10:00 22:00,Friday 08:00 19:00</text:p>
      <text:p text:style-name="Preformatted_20_Text">reviewers: 0</text:p>
      <text:p text:style-name="Preformatted_20_Text"/>
      <text:p text:style-name="Preformatted_20_Text">reviewers: 0</text:p>
      <text:p text:style-name="Preformatted_20_Text">open: Monday 07:00 20:00,Tuesday 08:00 20:00,Wednesday 07:00 20:00,Thursday 08:00 19:00,Friday 07:00 20:00,Saturday 09:00 21:00,Sunday 10:00 21:00</text:p>
      <text:p text:style-name="Preformatted_20_Text">category: Mediterranean, Falafel</text:p>
      <text:p text:style-name="Preformatted_20_Text">cost: $</text:p>
      <text:p text:style-name="Preformatted_20_Text">name: Nut Buster</text:p>
      <text:p text:style-name="Preformatted_20_Text">rank: 0.0</text:p>
      <text:p text:style-name="Preformatted_20_Text">city: Chicago</text:p>
      <text:p text:style-name="Preformatted_20_Text"/>
      <text:p text:style-name="Preformatted_20_Text">city: Chicago</text:p>
      <text:p text:style-name="Preformatted_20_Text">cost: $$$</text:p>
      <text:p text:style-name="Preformatted_20_Text">name: Hit 'n' Run Coffee</text:p>
      <text:p text:style-name="Preformatted_20_Text">rank: 0.0</text:p>
      <text:p text:style-name="Preformatted_20_Text">reviewers: 0</text:p>
      <text:p text:style-name="Preformatted_20_Text">category: Cafe,Breakfast</text:p>
      <text:p text:style-name="Preformatted_20_Text">open: Wednesday 06:30 15:00,Thursday 06:30 15:00,Friday 06:30 19:00,Saturday 08:00 14:00,Sunday 08:30 15:00</text:p>
      <text:p text:style-name="Preformatted_20_Text"/>
      <text:p text:style-name="Preformatted_20_Text">city: Chicago</text:p>
      <text:p text:style-name="Preformatted_20_Text">cost: $$</text:p>
      <text:p text:style-name="Preformatted_20_Text">name: Noodle Exchange</text:p>
      <text:p text:style-name="Preformatted_20_Text">open: Monday 06:30 21:00,Tuesday 07:00 22:00,Wednesday 06:30 21:00,Thursday 06:30 21:00,Friday 06:30 21:00,Saturday 08:00 19:00,Sunday 08:30 19:00</text:p>
      <text:p text:style-name="Preformatted_20_Text">category: Noodles,Japanese</text:p>
      <text:p text:style-name="Preformatted_20_Text">rank: 0.0</text:p>
      <text:p text:style-name="Preformatted_20_Text">reviewers: 0</text:p>
      <text:p text:style-name="Preformatted_20_Text"/>
      <text:p text:style-name="Preformatted_20_Text">reviewers: 0</text:p>
      <text:p text:style-name="Preformatted_20_Text">city: Chicago</text:p>
      <text:p text:style-name="Preformatted_20_Text">open: Monday 06:30 15:00,Wednesday 06:30 15:00,Thursday 06:30 15:00,Friday 06:30 19:00,Saturday 08:00 14:00,Sunday 08:30 15:00</text:p>
      <text:p text:style-name="Preformatted_20_Text">cost: $</text:p>
      <text:p text:style-name="Preformatted_20_Text">name: Java Update Coffeeshop</text:p>
      <text:p text:style-name="Preformatted_20_Text">rank: 0.0</text:p>
      <text:p text:style-name="Preformatted_20_Text">category: Cafe,Breakfast</text:p>
      <text:p text:style-name="Preformatted_20_Text"/>
      <text:p text:style-name="Preformatted_20_Text">rank: 0.0</text:p>
      <text:p text:style-name="Preformatted_20_Text">cost: $$</text:p>
      <text:p text:style-name="Preformatted_20_Text"><text:soft-page-break/>category: Donuts,Burgers,Fast Food</text:p>
      <text:p text:style-name="Preformatted_20_Text">city: Chicago</text:p>
      <text:p text:style-name="Preformatted_20_Text">reviewers: 0</text:p>
      <text:p text:style-name="Preformatted_20_Text">name: King Knuts</text:p>
      <text:p text:style-name="Preformatted_20_Text">open: Monday 06:00 22:00,Tuesday 06:00 22:00,Wednesday 06:00 22:00,Thursday 06:00 22:00,Friday 06:00 22:00</text:p>
      <text:p text:style-name="Preformatted_20_Text"/>
      <text:p text:style-name="Preformatted_20_Text">city: Philadelphia</text:p>
      <text:p text:style-name="Preformatted_20_Text">rank: 0.0</text:p>
      <text:p text:style-name="Preformatted_20_Text">cost: $$$</text:p>
      <text:p text:style-name="Preformatted_20_Text">reviewers: 0</text:p>
      <text:p text:style-name="Preformatted_20_Text">category: "Chinese" Food</text:p>
      <text:p text:style-name="Preformatted_20_Text">name: Secret Valley</text:p>
      <text:p text:style-name="Preformatted_20_Text">open: Monday 09:00 21:00,Tuesday 06:00 22:00,Wednesday 07:00 20:00,Thursday 10:00 22:00,Friday 08:00 19:00</text:p>
      <text:p text:style-name="Preformatted_20_Text"/>
      <text:p text:style-name="Preformatted_20_Text">city: Philadelphia</text:p>
      <text:p text:style-name="Preformatted_20_Text">category: American,Food Stand</text:p>
      <text:p text:style-name="Preformatted_20_Text">reviewers: 0</text:p>
      <text:p text:style-name="Preformatted_20_Text">name: Hobos</text:p>
      <text:p text:style-name="Preformatted_20_Text">open: Monday 09:00 21:00,Tuesday 06:00 22:00,Wednesday 07:00 20:00,Thursday 10:00 22:00,Friday 08:00 19:00</text:p>
      <text:p text:style-name="Preformatted_20_Text">cost: $</text:p>
      <text:p text:style-name="Preformatted_20_Text">rank: 0.0</text:p>
      <text:p text:style-name="Preformatted_20_Text"/>
      <text:p text:style-name="Preformatted_20_Text">name: Tuff Nut Donuts</text:p>
      <text:p text:style-name="Preformatted_20_Text">category: Donuts,Bakery</text:p>
      <text:p text:style-name="Preformatted_20_Text">rank: 0.0</text:p>
      <text:p text:style-name="Preformatted_20_Text">open: Monday 06:30 15:00,Wednesday 06:30 15:00,Friday 06:30 19:00,Saturday 08:00 14:00,Sunday 08:30 15:00</text:p>
      <text:p text:style-name="Preformatted_20_Text">cost: $$</text:p>
      <text:p text:style-name="Preformatted_20_Text">city: Philadelphia</text:p>
      <text:p text:style-name="Preformatted_20_Text">reviewers: 0</text:p>
      <text:p text:style-name="Preformatted_20_Text"/>
      <text:p text:style-name="Preformatted_20_Text">rank: 0.0</text:p>
      <text:p text:style-name="Preformatted_20_Text">category: British,Cafe</text:p>
      <text:p text:style-name="Preformatted_20_Text">open: Monday 09:00 21:00,Tuesday 06:00 22:00,Wednesday 07:00 20:00,Thursday 10:00 22:00,Friday 08:00 19:00</text:p>
      <text:p text:style-name="Preformatted_20_Text">reviewers: 0</text:p>
      <text:p text:style-name="Preformatted_20_Text">city: Philadelphia</text:p>
      <text:p text:style-name="Preformatted_20_Text">cost: $</text:p>
      <text:p text:style-name="Preformatted_20_Text">name: The Pilgrim's Pantry</text:p>
      <text:p text:style-name="Preformatted_20_Text"/>
      <text:p text:style-name="Preformatted_20_Text">name: Crazy CJ's</text:p>
      <text:p text:style-name="Preformatted_20_Text">open: Monday 06:30 21:00,Wednesday 06:30 21:00,Thursday 06:30 21:00,Friday 06:30 21:00,Saturday 08:00 19:00</text:p>
      <text:p text:style-name="Preformatted_20_Text">category: Comfort Food,Buffet,American</text:p>
      <text:p text:style-name="Preformatted_20_Text">reviewers: 0</text:p>
      <text:p text:style-name="Preformatted_20_Text">rank: 0.0</text:p>
      <text:p text:style-name="Preformatted_20_Text">city: Philadelphia</text:p>
      <text:p text:style-name="Preformatted_20_Text">cost: $</text:p>
      <text:p text:style-name="Preformatted_20_Text"/>
      <text:p text:style-name="Preformatted_20_Text">city: Philadelphia</text:p>
      <text:p text:style-name="Preformatted_20_Text">open: Monday 06:30 18:00,Wednesday 06:30 18:00,Thursday 06:30 19:00,Friday 06:30 17:00,Saturday 08:00 14:00,Sunday 08:30 15:00</text:p>
      <text:p text:style-name="Preformatted_20_Text">category: Cajun,Sandwiches</text:p>
      <text:p text:style-name="Preformatted_20_Text">cost: $$</text:p>
      <text:p text:style-name="Preformatted_20_Text">reviewers: 0</text:p>
      <text:p text:style-name="Preformatted_20_Text">name: Burger Orleans</text:p>
      <text:p text:style-name="Preformatted_20_Text"><text:soft-page-break/>rank: 0.0</text:p>
      <text:p text:style-name="Preformatted_20_Text"/>
      <text:p text:style-name="Preformatted_20_Text">city: Philadelphia</text:p>
      <text:p text:style-name="Preformatted_20_Text">category: Donuts,Bakery</text:p>
      <text:p text:style-name="Preformatted_20_Text">rank: 0.0</text:p>
      <text:p text:style-name="Preformatted_20_Text">cost: $$</text:p>
      <text:p text:style-name="Preformatted_20_Text">reviewers: 0</text:p>
      <text:p text:style-name="Preformatted_20_Text">name: King Ring</text:p>
      <text:p text:style-name="Preformatted_20_Text">open: Monday 06:30 18:00,Wednesday 06:30 18:00,Thursday 06:30 19:00,Friday 06:30 17:00,Saturday 08:00 14:00,Sunday 08:30 15:00</text:p>
      <text:p text:style-name="Preformatted_20_Text"/>
      <text:p text:style-name="Preformatted_20_Text">reviewers: 0</text:p>
      <text:p text:style-name="Preformatted_20_Text">category: Chili,Food Stand</text:p>
      <text:p text:style-name="Preformatted_20_Text">city: Philadelphia</text:p>
      <text:p text:style-name="Preformatted_20_Text">rank: 0.0</text:p>
      <text:p text:style-name="Preformatted_20_Text">cost: $$$</text:p>
      <text:p text:style-name="Preformatted_20_Text">name: Ring of Fire Chili House</text:p>
      <text:p text:style-name="Preformatted_20_Text">open: Monday 06:30 21:00,Wednesday 06:30 21:00,Thursday 06:30 21:00,Friday 06:30 21:00,Saturday 08:00 19:00,Sunday 08:30 19:00</text:p>
      <text:p text:style-name="Preformatted_20_Text"/>
      <text:p text:style-name="Preformatted_20_Text">rank: 0.0</text:p>
      <text:p text:style-name="Preformatted_20_Text">category: Mexican,Tex-Mex,Seafood</text:p>
      <text:p text:style-name="Preformatted_20_Text">reviewers: 0</text:p>
      <text:p text:style-name="Preformatted_20_Text">name: Attack-a-Taco</text:p>
      <text:p text:style-name="Preformatted_20_Text">cost: $$</text:p>
      <text:p text:style-name="Preformatted_20_Text">city: New York</text:p>
      <text:p text:style-name="Preformatted_20_Text">open: Monday 07:00 23:00,Tuesday 08:00 22:00,Wednesday 08:00 20:00,Thursday 09:00 22:00,Friday 08:00 21:00,Saturday 08:00 17:00</text:p>
      <text:p text:style-name="Preformatted_20_Text"/>
      <text:p text:style-name="Preformatted_20_Text">name: Taco Libre</text:p>
      <text:p text:style-name="Preformatted_20_Text">city: New York</text:p>
      <text:p text:style-name="Preformatted_20_Text">reviewers: 0</text:p>
      <text:p text:style-name="Preformatted_20_Text">open: Monday 10:00 21:00,Tuesday 09:00 21:00,Wednesday 08:00 21:00,Thursday 09:00 22:00,Friday 08:00 21:00,Saturday 08:00 17:00</text:p>
      <text:p text:style-name="Preformatted_20_Text">rank: 0.0</text:p>
      <text:p text:style-name="Preformatted_20_Text">category: Mexican,Tex-Mex</text:p>
      <text:p text:style-name="Preformatted_20_Text">cost: $</text:p>
      <text:p text:style-name="Preformatted_20_Text"/>
      <text:p text:style-name="Preformatted_20_Text">city: New York</text:p>
      <text:p text:style-name="Preformatted_20_Text">open: Monday 10:00 23:00,Tuesday 09:00 22:00,Wednesday 08:00 20:00,Thursday 09:00 22:00,Friday 08:00 21:00,Saturday 08:00 17:00</text:p>
      <text:p text:style-name="Preformatted_20_Text">rank: 0.0</text:p>
      <text:p text:style-name="Preformatted_20_Text">name: The Taco Farmer</text:p>
      <text:p text:style-name="Preformatted_20_Text">cost: $$$</text:p>
      <text:p text:style-name="Preformatted_20_Text">reviewers: 0</text:p>
      <text:p text:style-name="Preformatted_20_Text">category: Mexican,Tex-Mex,Vegetarian</text:p>
      <text:p text:style-name="Preformatted_20_Text"/>
      <text:p text:style-name="Preformatted_20_Text">category: Thai,Noodes</text:p>
      <text:p text:style-name="Preformatted_20_Text">open: Monday 06:30 18:00,Wednesday 06:30 18:00,Thursday 06:30 19:00,Friday 06:30 17:00,Saturday 08:00 14:00,Sunday 08:30 15:00</text:p>
      <text:p text:style-name="Preformatted_20_Text">name: Sum Yung Gai</text:p>
      <text:p text:style-name="Preformatted_20_Text">city: New York</text:p>
      <text:p text:style-name="Preformatted_20_Text">rank: 0.0</text:p>
      <text:p text:style-name="Preformatted_20_Text">reviewers: 0</text:p>
      <text:p text:style-name="Preformatted_20_Text">cost: $</text:p>
      <text:p text:style-name="Preformatted_20_Text"/>
      <text:p text:style-name="Preformatted_20_Text">category: Mexican,Tex-Mex</text:p>
      <text:p text:style-name="Preformatted_20_Text">rank: 0.0</text:p>
      <text:p text:style-name="Preformatted_20_Text">name: Tacopalypse</text:p>
      <text:p text:style-name="Preformatted_20_Text"><text:soft-page-break/>reviewers: 0</text:p>
      <text:p text:style-name="Preformatted_20_Text">open: Monday 10:00 23:00,Tuesday 09:00 22:00,Wednesday 08:00 20:00,Thursday 09:00 22:00,Friday 08:00 21:00,Saturday 08:00 17:00</text:p>
      <text:p text:style-name="Preformatted_20_Text">cost: $$</text:p>
      <text:p text:style-name="Preformatted_20_Text">city: New York</text:p>
      <text:p text:style-name="Preformatted_20_Text"/>
      <text:p text:style-name="Preformatted_20_Text">city: New York</text:p>
      <text:p text:style-name="Preformatted_20_Text">rank: 0.0</text:p>
      <text:p text:style-name="Preformatted_20_Text">open: Monday 06:30 18:00,Wednesday 06:30 18:00,Thursday 06:30 19:00,Friday 06:30 17:00,Saturday 08:00 14:00,Sunday 08:30 15:00</text:p>
      <text:p text:style-name="Preformatted_20_Text">cost: $$</text:p>
      <text:p text:style-name="Preformatted_20_Text">name: S. Ho Korean Noodle House</text:p>
      <text:p text:style-name="Preformatted_20_Text">category: Korean,Noodles,Soup</text:p>
      <text:p text:style-name="Preformatted_20_Text">reviewers: 0</text:p>
      <text:p text:style-name="Preformatted_20_Text"/>
      <text:p text:style-name="Preformatted_20_Text">cost: $</text:p>
      <text:p text:style-name="Preformatted_20_Text">rank: 0.0</text:p>
      <text:p text:style-name="Preformatted_20_Text">open: Monday 10:00 23:00,Tuesday 09:00 22:00,Wednesday 08:00 20:00,Thursday 09:00 22:00,Friday 08:00 21:00,Saturday 08:00 17:00</text:p>
      <text:p text:style-name="Preformatted_20_Text">reviewers: 0</text:p>
      <text:p text:style-name="Preformatted_20_Text">city: New York</text:p>
      <text:p text:style-name="Preformatted_20_Text">category: Chicken,American</text:p>
      <text:p text:style-name="Preformatted_20_Text">name: Flappin' Lippin Chickin</text:p>
      <text:p text:style-name="Preformatted_20_Text"/>
      <text:p text:style-name="Preformatted_20_Text">reviewers: 0</text:p>
      <text:p text:style-name="Preformatted_20_Text">rank: 0.0</text:p>
      <text:p text:style-name="Preformatted_20_Text">name: Vinewood Bar &amp; Grill</text:p>
      <text:p text:style-name="Preformatted_20_Text">category: American,Seafood</text:p>
      <text:p text:style-name="Preformatted_20_Text">open: Monday 10:00 23:00,Tuesday 09:00 22:00,Wednesday 08:00 20:00,Thursday 09:00 22:00,Friday 08:00 21:00,Saturday 08:00 17:00</text:p>
      <text:p text:style-name="Preformatted_20_Text">cost: $$$</text:p>
      <text:p text:style-name="Preformatted_20_Text">city: New York</text:p>
      <text:p text:style-name="Preformatted_20_Text"/>
      <text:p text:style-name="Preformatted_20_Text">cost: $$</text:p>
      <text:p text:style-name="Preformatted_20_Text">open: Sunday 17:00 21:30,Monday 17:00 21:30,Tuesday 17:00 21:30,Wednesday 17:00 21:30,Thursday 17:00 21:30,Friday 17:00 21:30,Saturday 17:00 21:30</text:p>
      <text:p text:style-name="Preformatted_20_Text">city: New York</text:p>
      <text:p text:style-name="Preformatted_20_Text">reviewers: 12</text:p>
      <text:p text:style-name="Preformatted_20_Text">rank: 4.7</text:p>
      <text:p text:style-name="Preformatted_20_Text">category: Seafood</text:p>
      <text:p text:style-name="Preformatted_20_Text">name: Upstate</text:p>
      <text:p text:style-name="Preformatted_20_Text"/>
      <text:p text:style-name="Preformatted_20_Text">name: Spiegel</text:p>
      <text:p text:style-name="Preformatted_20_Text">open: Sunday 08:00 21:30,Monday 08:00 21:30,Tuesday 08:00 21:30,Wednesday 08:00 21:30,Thursday 08:00 21:30,Friday 08:00 21:30,Saturday 08:00 21:30</text:p>
      <text:p text:style-name="Preformatted_20_Text">city: New York</text:p>
      <text:p text:style-name="Preformatted_20_Text">category: American</text:p>
      <text:p text:style-name="Preformatted_20_Text">reviewers: 10</text:p>
      <text:p text:style-name="Preformatted_20_Text">rank: 4.9</text:p>
      <text:p text:style-name="Preformatted_20_Text">cost: $$$</text:p>
      <text:p text:style-name="Preformatted_20_Text"/>
      <text:p text:style-name="Preformatted_20_Text">open: Sunday 00:00 23:59,Monday 00:00 23:59,Tuesday 00:00 23:59,Wednesday 00:00 23:59,Thursday 00:00 23:59,Friday 00:00 23:59,Saturday 00:00 23:59</text:p>
      <text:p text:style-name="Preformatted_20_Text">reviewers: 8</text:p>
      <text:p text:style-name="Preformatted_20_Text">rank: 4.4</text:p>
      <text:p text:style-name="Preformatted_20_Text">cost: $</text:p>
      <text:p text:style-name="Preformatted_20_Text">category: Coffee</text:p>
      <text:p text:style-name="Preformatted_20_Text">city: New York</text:p>
      <text:p text:style-name="Preformatted_20_Text">name: Reinaldt Coffee</text:p>
      <text:p text:style-name="Preformatted_20_Text"><text:soft-page-break/></text:p>
      <text:p text:style-name="Preformatted_20_Text">cost: $</text:p>
      <text:p text:style-name="Preformatted_20_Text">city: New York</text:p>
      <text:p text:style-name="Preformatted_20_Text">reviewers: 7</text:p>
      <text:p text:style-name="Preformatted_20_Text">category: Italian</text:p>
      <text:p text:style-name="Preformatted_20_Text">rank: 3.2</text:p>
      <text:p text:style-name="Preformatted_20_Text">name: Pagliacci</text:p>
      <text:p text:style-name="Preformatted_20_Text">open: Sunday 12:00 20:00,Monday 12:00 20:00,Tuesday 12:00 20:00,Wednesday 12:00 20:00,Thursday 12:00 20:00,Friday 12:00 20:00</text:p>
      <text:p text:style-name="Preformatted_20_Text"/>
      <text:p text:style-name="Preformatted_20_Text">reviewers: 6</text:p>
      <text:p text:style-name="Preformatted_20_Text">open: Sunday 17:00 21:30,Monday 17:00 21:30,Tuesday 17:00 21:30,Wednesday 17:00 21:30,Thursday 17:00 21:30,Friday 17:00 21:30,Saturday 17:00 21:30</text:p>
      <text:p text:style-name="Preformatted_20_Text">city: New York</text:p>
      <text:p text:style-name="Preformatted_20_Text">cost: $$</text:p>
      <text:p text:style-name="Preformatted_20_Text">rank: 1.2</text:p>
      <text:p text:style-name="Preformatted_20_Text">name: 52nd Street Steakhouse</text:p>
      <text:p text:style-name="Preformatted_20_Text">category: American</text:p>
      <text:p text:style-name="Preformatted_20_Text"/>
      <text:p text:style-name="Preformatted_20_Text">open: Sunday 17:00 21:30,Monday 17:00 21:30,Tuesday 17:00 21:30,Wednesday 17:00 21:30,Thursday 17:00 21:30,Friday 17:00 21:30,Saturday 17:00 21:30</text:p>
      <text:p text:style-name="Preformatted_20_Text">name: Joes Shanghai</text:p>
      <text:p text:style-name="Preformatted_20_Text">city: New York</text:p>
      <text:p text:style-name="Preformatted_20_Text">cost: $$</text:p>
      <text:p text:style-name="Preformatted_20_Text">rank: 4.9</text:p>
      <text:p text:style-name="Preformatted_20_Text">category: Chinese</text:p>
      <text:p text:style-name="Preformatted_20_Text">reviewers: 4</text:p>
      <text:p text:style-name="Preformatted_20_Text"/>
      <text:p text:style-name="Preformatted_20_Text">rank: 2.4</text:p>
      <text:p text:style-name="Preformatted_20_Text">category: Seafood</text:p>
      <text:p text:style-name="Preformatted_20_Text">name: Aquafood</text:p>
      <text:p text:style-name="Preformatted_20_Text">reviewers: 3</text:p>
      <text:p text:style-name="Preformatted_20_Text">city: New York</text:p>
      <text:p text:style-name="Preformatted_20_Text">open: Sunday 17:00 21:30,Monday 17:00 21:30,Tuesday 17:00 21:30,Wednesday 17:00 21:30,Thursday 17:00 21:30,Friday 17:00 21:30,Saturday 17:00 21:30</text:p>
      <text:p text:style-name="Preformatted_20_Text">cost: $$$</text:p>
      <text:p text:style-name="Preformatted_20_Text"/>
      <text:p text:style-name="Preformatted_20_Text">reviewers: 2</text:p>
      <text:p text:style-name="Preformatted_20_Text">city: New York</text:p>
      <text:p text:style-name="Preformatted_20_Text">cost: $$</text:p>
      <text:p text:style-name="Preformatted_20_Text">rank: 3.2</text:p>
      <text:p text:style-name="Preformatted_20_Text">category: Japanese</text:p>
      <text:p text:style-name="Preformatted_20_Text">name: Sakagura</text:p>
      <text:p text:style-name="Preformatted_20_Text">open: Sunday 17:00 21:30,Monday 17:00 21:30,Tuesday 17:00 21:30,Wednesday 17:00 21:30,Thursday 17:00 21:30,Friday 17:00 21:30,Saturday 17:00 21:30</text:p>
      <text:p text:style-name="Preformatted_20_Text"/>
      <text:p text:style-name="Preformatted_20_Text">rank: 4.7</text:p>
      <text:p text:style-name="Preformatted_20_Text">cost: $$</text:p>
      <text:p text:style-name="Preformatted_20_Text">name: Annes</text:p>
      <text:p text:style-name="Preformatted_20_Text">reviewers: 12</text:p>
      <text:p text:style-name="Preformatted_20_Text">city: Boston</text:p>
      <text:p text:style-name="Preformatted_20_Text">category: Seafood</text:p>
      <text:p text:style-name="Preformatted_20_Text">open: Sunday 17:00 21:30,Monday 17:00 21:30,Tuesday 17:00 21:30,Wednesday 17:00 21:30,Thursday 17:00 21:30,Friday 17:00 21:30,Saturday 17:00 21:30</text:p>
      <text:p text:style-name="Preformatted_20_Text"/>
      <text:p text:style-name="Preformatted_20_Text">open: Sunday 08:00 21:30,Monday 08:00 21:30,Tuesday 08:00 21:30,Wednesday 08:00 21:30,Thursday 08:00 21:30,Friday 08:00 21:30,Saturday 08:00 21:30</text:p>
      <text:p text:style-name="Preformatted_20_Text">category: American</text:p>
      <text:p text:style-name="Preformatted_20_Text">rank: 4.9</text:p>
      <text:p text:style-name="Preformatted_20_Text"><text:soft-page-break/>reviewers: 10</text:p>
      <text:p text:style-name="Preformatted_20_Text">cost: $$$</text:p>
      <text:p text:style-name="Preformatted_20_Text">name: Careys Steakhouse</text:p>
      <text:p text:style-name="Preformatted_20_Text">city: Boston</text:p>
      <text:p text:style-name="Preformatted_20_Text"/>
      <text:p text:style-name="Preformatted_20_Text">cost: $</text:p>
      <text:p text:style-name="Preformatted_20_Text">reviewers: 8</text:p>
      <text:p text:style-name="Preformatted_20_Text">name: Downtown Coffee</text:p>
      <text:p text:style-name="Preformatted_20_Text">city: Boston</text:p>
      <text:p text:style-name="Preformatted_20_Text">rank: 4.4</text:p>
      <text:p text:style-name="Preformatted_20_Text">category: Coffee</text:p>
      <text:p text:style-name="Preformatted_20_Text">open: Sunday 00:00 23:59,Monday 00:00 23:59,Tuesday 00:00 23:59,Wednesday 00:00 23:59,Thursday 00:00 23:59,Friday 00:00 23:59,Saturday 00:00 23:59</text:p>
      <text:p text:style-name="Preformatted_20_Text"/>
      <text:p text:style-name="Preformatted_20_Text">name: Amici</text:p>
      <text:p text:style-name="Preformatted_20_Text">cost: $</text:p>
      <text:p text:style-name="Preformatted_20_Text">rank: 3.2</text:p>
      <text:p text:style-name="Preformatted_20_Text">reviewers: 7</text:p>
      <text:p text:style-name="Preformatted_20_Text">open: Sunday 12:00 20:00,Monday 12:00 20:00,Tuesday 12:00 20:00,Wednesday 12:00 20:00,Thursday 12:00 20:00,Friday 12:00 20:00</text:p>
      <text:p text:style-name="Preformatted_20_Text">city: Boston</text:p>
      <text:p text:style-name="Preformatted_20_Text">category: Italian</text:p>
      <text:p text:style-name="Preformatted_20_Text"/>
      <text:p text:style-name="Preformatted_20_Text">reviewers: 6</text:p>
      <text:p text:style-name="Preformatted_20_Text">category: American</text:p>
      <text:p text:style-name="Preformatted_20_Text">city: Boston</text:p>
      <text:p text:style-name="Preformatted_20_Text">cost: $$</text:p>
      <text:p text:style-name="Preformatted_20_Text">open: Sunday 17:00 21:30,Monday 17:00 21:30,Tuesday 17:00 21:30,Wednesday 17:00 21:30,Thursday 17:00 21:30,Friday 17:00 21:30,Saturday 17:00 21:30</text:p>
      <text:p text:style-name="Preformatted_20_Text">name: Bobs Burgers</text:p>
      <text:p text:style-name="Preformatted_20_Text">rank: 1.2</text:p>
      <text:p text:style-name="Preformatted_20_Text"/>
      <text:p text:style-name="Preformatted_20_Text">rank: 4.9</text:p>
      <text:p text:style-name="Preformatted_20_Text">reviewers: 4</text:p>
      <text:p text:style-name="Preformatted_20_Text">name: Jade Garden</text:p>
      <text:p text:style-name="Preformatted_20_Text">cost: $$</text:p>
      <text:p text:style-name="Preformatted_20_Text">category: Chinese</text:p>
      <text:p text:style-name="Preformatted_20_Text">city: Boston</text:p>
      <text:p text:style-name="Preformatted_20_Text">open: Sunday 17:00 21:30,Monday 17:00 21:30,Tuesday 17:00 21:30,Wednesday 17:00 21:30,Thursday 17:00 21:30,Friday 17:00 21:30,Saturday 17:00 21:30</text:p>
      <text:p text:style-name="Preformatted_20_Text"/>
      <text:p text:style-name="Preformatted_20_Text">name: Joes On The Bay</text:p>
      <text:p text:style-name="Preformatted_20_Text">open: Sunday 17:00 21:30,Monday 17:00 21:30,Tuesday 17:00 21:30,Wednesday 17:00 21:30,Thursday 17:00 21:30,Friday 17:00 21:30,Saturday 17:00 21:30</text:p>
      <text:p text:style-name="Preformatted_20_Text">rank: 2.4</text:p>
      <text:p text:style-name="Preformatted_20_Text">cost: $$$</text:p>
      <text:p text:style-name="Preformatted_20_Text">city: Boston</text:p>
      <text:p text:style-name="Preformatted_20_Text">category: Seafood</text:p>
      <text:p text:style-name="Preformatted_20_Text">reviewers: 3</text:p>
      <text:p text:style-name="Preformatted_20_Text"/>
      <text:p text:style-name="Preformatted_20_Text">reviewers: 2</text:p>
      <text:p text:style-name="Preformatted_20_Text">name: Ashai</text:p>
      <text:p text:style-name="Preformatted_20_Text">cost: $$</text:p>
      <text:p text:style-name="Preformatted_20_Text">rank: 3.2</text:p>
      <text:p text:style-name="Preformatted_20_Text">city: Boston</text:p>
      <text:p text:style-name="Preformatted_20_Text">open: Sunday 17:00 21:30,Monday 17:00 21:30,Tuesday 17:00 21:30,Wednesday 17:00 21:30,Thursday 17:00 21:30,Friday 17:00 21:30,Saturday 17:00 21:30</text:p>
      <text:p text:style-name="Preformatted_20_Text">category: Japanese</text:p>
      <text:p text:style-name="Preformatted_20_Text"/>
      <text:p text:style-name="Preformatted_20_Text"><text:soft-page-break/>reviewers: 12</text:p>
      <text:p text:style-name="Preformatted_20_Text">open: Sunday 17:00 21:30,Monday 17:00 21:30,Tuesday 17:00 21:30,Wednesday 17:00 21:30,Thursday 17:00 21:30,Friday 17:00 21:30,Saturday 17:00 21:30</text:p>
      <text:p text:style-name="Preformatted_20_Text">name: On The River</text:p>
      <text:p text:style-name="Preformatted_20_Text">category: Seafood</text:p>
      <text:p text:style-name="Preformatted_20_Text">rank: 4.7</text:p>
      <text:p text:style-name="Preformatted_20_Text">cost: $$</text:p>
      <text:p text:style-name="Preformatted_20_Text">city: Philadelphia</text:p>
      <text:p text:style-name="Preformatted_20_Text"/>
      <text:p text:style-name="Preformatted_20_Text">name: Phils Steakhouse</text:p>
      <text:p text:style-name="Preformatted_20_Text">rank: 4.9</text:p>
      <text:p text:style-name="Preformatted_20_Text">open: Sunday 08:00 21:30,Monday 08:00 21:30,Tuesday 08:00 21:30,Wednesday 08:00 21:30,Thursday 08:00 21:30,Friday 08:00 21:30,Saturday 08:00 21:30</text:p>
      <text:p text:style-name="Preformatted_20_Text">city: Philadelphia</text:p>
      <text:p text:style-name="Preformatted_20_Text">cost: $$$</text:p>
      <text:p text:style-name="Preformatted_20_Text">category: American</text:p>
      <text:p text:style-name="Preformatted_20_Text">reviewers: 10</text:p>
      <text:p text:style-name="Preformatted_20_Text"/>
      <text:p text:style-name="Preformatted_20_Text">open: Sunday 00:00 23:59,Monday 00:00 23:59,Tuesday 00:00 23:59,Wednesday 00:00 23:59,Thursday 00:00 23:59,Friday 00:00 23:59,Saturday 00:00 23:59</text:p>
      <text:p text:style-name="Preformatted_20_Text">rank: 4.4</text:p>
      <text:p text:style-name="Preformatted_20_Text">city: Philadelphia</text:p>
      <text:p text:style-name="Preformatted_20_Text">cost: $</text:p>
      <text:p text:style-name="Preformatted_20_Text">name: Uptown Coffee</text:p>
      <text:p text:style-name="Preformatted_20_Text">category: Coffee</text:p>
      <text:p text:style-name="Preformatted_20_Text">reviewers: 8</text:p>
      <text:p text:style-name="Preformatted_20_Text"/>
      <text:p text:style-name="Preformatted_20_Text">name: Renaldos Trattoria</text:p>
      <text:p text:style-name="Preformatted_20_Text">rank: 3.2</text:p>
      <text:p text:style-name="Preformatted_20_Text">reviewers: 7</text:p>
      <text:p text:style-name="Preformatted_20_Text">cost: $</text:p>
      <text:p text:style-name="Preformatted_20_Text">category: Italian</text:p>
      <text:p text:style-name="Preformatted_20_Text">city: Philadelphia</text:p>
      <text:p text:style-name="Preformatted_20_Text">open: Sunday 12:00 20:00,Monday 12:00 20:00,Tuesday 12:00 20:00,Wednesday 12:00 20:00,Thursday 12:00 20:00,Friday 12:00 20:00</text:p>
      <text:p text:style-name="Preformatted_20_Text"/>
      <text:p text:style-name="Preformatted_20_Text">name: Jakes Steakhouse</text:p>
      <text:p text:style-name="Preformatted_20_Text">city: Philadelphia</text:p>
      <text:p text:style-name="Preformatted_20_Text">category: American</text:p>
      <text:p text:style-name="Preformatted_20_Text">rank: 1.2</text:p>
      <text:p text:style-name="Preformatted_20_Text">reviewers: 6</text:p>
      <text:p text:style-name="Preformatted_20_Text">open: Sunday 17:00 21:30,Monday 17:00 21:30,Tuesday 17:00 21:30,Wednesday 17:00 21:30,Thursday 17:00 21:30,Friday 17:00 21:30,Saturday 17:00 21:30</text:p>
      <text:p text:style-name="Preformatted_20_Text">cost: $$</text:p>
      <text:p text:style-name="Preformatted_20_Text"/>
      <text:p text:style-name="Preformatted_20_Text">open: Sunday 17:00 21:30,Monday 17:00 21:30,Tuesday 17:00 21:30,Wednesday 17:00 21:30,Thursday 17:00 21:30,Friday 17:00 21:30,Saturday 17:00 21:30</text:p>
      <text:p text:style-name="Preformatted_20_Text">name: Flying Blossom</text:p>
      <text:p text:style-name="Preformatted_20_Text">reviewers: 4</text:p>
      <text:p text:style-name="Preformatted_20_Text">cost: $$</text:p>
      <text:p text:style-name="Preformatted_20_Text">city: Philadelphia</text:p>
      <text:p text:style-name="Preformatted_20_Text">rank: 4.9</text:p>
      <text:p text:style-name="Preformatted_20_Text">category: Chinese</text:p>
      <text:p text:style-name="Preformatted_20_Text"/>
      <text:p text:style-name="Preformatted_20_Text">open: Sunday 17:00 21:30,Monday 17:00 21:30,Tuesday 17:00 21:30,Wednesday 17:00 21:30,Thursday 17:00 21:30,Friday 17:00 21:30,Saturday 17:00 21:30</text:p>
      <text:p text:style-name="Preformatted_20_Text">name: Maxs Oyster Bar</text:p>
      <text:p text:style-name="Preformatted_20_Text">cost: $$$</text:p>
      <text:p text:style-name="Preformatted_20_Text">reviewers: 3</text:p>
      <text:p text:style-name="Preformatted_20_Text"><text:soft-page-break/>rank: 2.4</text:p>
      <text:p text:style-name="Preformatted_20_Text">city: Philadelphia</text:p>
      <text:p text:style-name="Preformatted_20_Text">category: Seafood</text:p>
      <text:p text:style-name="Preformatted_20_Text"/>
      <text:p text:style-name="Preformatted_20_Text">rank: 3.2</text:p>
      <text:p text:style-name="Preformatted_20_Text">city: Philadelphia</text:p>
      <text:p text:style-name="Preformatted_20_Text">reviewers: 2</text:p>
      <text:p text:style-name="Preformatted_20_Text">cost: $$</text:p>
      <text:p text:style-name="Preformatted_20_Text">category: Japanese</text:p>
      <text:p text:style-name="Preformatted_20_Text">name: Downtown Sushi</text:p>
      <text:p text:style-name="Preformatted_20_Text">open: Sunday 17:00 21:30,Monday 17:00 21:30,Tuesday 17:00 21:30,Wednesday 17:00 21:30,Thursday 17:00 21:30,Friday 17:00 21:30,Saturday 17:00 21:30</text:p>
      <text:p text:style-name="Preformatted_20_Text"/>
      <text:p text:style-name="Preformatted_20_Text">category: Seafood</text:p>
      <text:p text:style-name="Preformatted_20_Text">cost: $$</text:p>
      <text:p text:style-name="Preformatted_20_Text">city: Chicago</text:p>
      <text:p text:style-name="Preformatted_20_Text">rank: 4.7</text:p>
      <text:p text:style-name="Preformatted_20_Text">reviewers: 12</text:p>
      <text:p text:style-name="Preformatted_20_Text">open: Sunday 17:00 21:30,Monday 17:00 21:30,Tuesday 17:00 21:30,Wednesday 17:00 21:30,Thursday 17:00 21:30,Friday 17:00 21:30,Saturday 17:00 21:30</text:p>
      <text:p text:style-name="Preformatted_20_Text">name: Goosefoot</text:p>
      <text:p text:style-name="Preformatted_20_Text"/>
      <text:p text:style-name="Preformatted_20_Text">name: Freddys Pizzeria</text:p>
      <text:p text:style-name="Preformatted_20_Text">category: American</text:p>
      <text:p text:style-name="Preformatted_20_Text">cost: $$$</text:p>
      <text:p text:style-name="Preformatted_20_Text">city: Chicago</text:p>
      <text:p text:style-name="Preformatted_20_Text">rank: 4.9</text:p>
      <text:p text:style-name="Preformatted_20_Text">reviewers: 10</text:p>
      <text:p text:style-name="Preformatted_20_Text">open: Sunday 08:00 21:30,Monday 08:00 21:30,Tuesday 08:00 21:30,Wednesday 08:00 21:30,Thursday 08:00 21:30,Friday 08:00 21:30,Saturday 08:00 21:30</text:p>
      <text:p text:style-name="Preformatted_20_Text"/>
      <text:p text:style-name="Preformatted_20_Text">category: Coffee</text:p>
      <text:p text:style-name="Preformatted_20_Text">cost: $</text:p>
      <text:p text:style-name="Preformatted_20_Text">reviewers: 8</text:p>
      <text:p text:style-name="Preformatted_20_Text">rank: 4.4</text:p>
      <text:p text:style-name="Preformatted_20_Text">open: Sunday 00:00 23:59,Monday 00:00 23:59,Tuesday 00:00 23:59,Wednesday 00:00 23:59,Thursday 00:00 23:59,Friday 00:00 23:59,Saturday 00:00 23:59</text:p>
      <text:p text:style-name="Preformatted_20_Text">name: The Peninsula</text:p>
      <text:p text:style-name="Preformatted_20_Text">city: Chicago</text:p>
      <text:p text:style-name="Preformatted_20_Text"/>
      <text:p text:style-name="Preformatted_20_Text">category: Italian</text:p>
      <text:p text:style-name="Preformatted_20_Text">reviewers: 7</text:p>
      <text:p text:style-name="Preformatted_20_Text">open: Sunday 12:00 20:00,Monday 12:00 20:00,Tuesday 12:00 20:00,Wednesday 12:00 20:00,Thursday 12:00 20:00,Friday 12:00 20:00</text:p>
      <text:p text:style-name="Preformatted_20_Text">name: Trattoria In The Windy City</text:p>
      <text:p text:style-name="Preformatted_20_Text">cost: $</text:p>
      <text:p text:style-name="Preformatted_20_Text">rank: 3.2</text:p>
      <text:p text:style-name="Preformatted_20_Text">city: Chicago</text:p>
      <text:p text:style-name="Preformatted_20_Text"/>
      <text:p text:style-name="Preformatted_20_Text">category: American</text:p>
      <text:p text:style-name="Preformatted_20_Text">cost: $$</text:p>
      <text:p text:style-name="Preformatted_20_Text">city: Chicago</text:p>
      <text:p text:style-name="Preformatted_20_Text">rank: 1.2</text:p>
      <text:p text:style-name="Preformatted_20_Text">open: Sunday 17:00 21:30,Monday 17:00 21:30,Tuesday 17:00 21:30,Wednesday 17:00 21:30,Thursday 17:00 21:30,Friday 17:00 21:30,Saturday 17:00 21:30</text:p>
      <text:p text:style-name="Preformatted_20_Text">name: Hot Dougs</text:p>
      <text:p text:style-name="Preformatted_20_Text">reviewers: 6</text:p>
      <text:p text:style-name="Preformatted_20_Text"/>
      <text:p text:style-name="Preformatted_20_Text">reviewers: 4</text:p>
      <text:p text:style-name="Preformatted_20_Text"><text:soft-page-break/>open: Sunday 17:00 21:30,Monday 17:00 21:30,Tuesday 17:00 21:30,Wednesday 17:00 21:30,Thursday 17:00 21:30,Friday 17:00 21:30,Saturday 17:00 21:30</text:p>
      <text:p text:style-name="Preformatted_20_Text">city: Chicago</text:p>
      <text:p text:style-name="Preformatted_20_Text">cost: $$</text:p>
      <text:p text:style-name="Preformatted_20_Text">name: Lotus Tea</text:p>
      <text:p text:style-name="Preformatted_20_Text">rank: 4.9</text:p>
      <text:p text:style-name="Preformatted_20_Text">category: Chinese</text:p>
      <text:p text:style-name="Preformatted_20_Text"/>
      <text:p text:style-name="Preformatted_20_Text">cost: $$$</text:p>
      <text:p text:style-name="Preformatted_20_Text">city: Chicago</text:p>
      <text:p text:style-name="Preformatted_20_Text">open: Sunday 17:00 21:30,Monday 17:00 21:30,Tuesday 17:00 21:30,Wednesday 17:00 21:30,Thursday 17:00 21:30,Friday 17:00 21:30,Saturday 17:00 21:30</text:p>
      <text:p text:style-name="Preformatted_20_Text">rank: 2.4</text:p>
      <text:p text:style-name="Preformatted_20_Text">name: Birchwood Kitchen</text:p>
      <text:p text:style-name="Preformatted_20_Text">category: Seafood</text:p>
      <text:p text:style-name="Preformatted_20_Text">reviewers: 3</text:p>
      <text:p text:style-name="Preformatted_20_Text"/>
      <text:p text:style-name="Preformatted_20_Text">cost: $$</text:p>
      <text:p text:style-name="Preformatted_20_Text">rank: 3.2</text:p>
      <text:p text:style-name="Preformatted_20_Text">category: Japanese</text:p>
      <text:p text:style-name="Preformatted_20_Text">name: Senza</text:p>
      <text:p text:style-name="Preformatted_20_Text">city: Chicago</text:p>
      <text:p text:style-name="Preformatted_20_Text">open: Sunday 17:00 21:30,Monday 17:00 21:30,Tuesday 17:00 21:30,Wednesday 17:00 21:30,Thursday 17:00 21:30,Friday 17:00 21:30,Saturday 17:00 21:30</text:p>
      <text:p text:style-name="Preformatted_20_Text">reviewers: 2</text:p>
      <text:p text:style-name="Preformatted_20_Text"/>
      <text:p text:style-name="Preformatted_20_Text">reviewers: 12</text:p>
      <text:p text:style-name="Preformatted_20_Text">rank: 4.7</text:p>
      <text:p text:style-name="Preformatted_20_Text">category: Seafood</text:p>
      <text:p text:style-name="Preformatted_20_Text">open: Sunday 17:00 21:30,Monday 17:00 21:30,Tuesday 17:00 21:30,Wednesday 17:00 21:30,Thursday 17:00 21:30,Friday 17:00 21:30,Saturday 17:00 21:30</text:p>
      <text:p text:style-name="Preformatted_20_Text">name: Rickys Fish Tacos</text:p>
      <text:p text:style-name="Preformatted_20_Text">cost: $$</text:p>
      <text:p text:style-name="Preformatted_20_Text">city: Los Angeles</text:p>
      <text:p text:style-name="Preformatted_20_Text"/>
      <text:p text:style-name="Preformatted_20_Text">name: Big Als Pizzeria</text:p>
      <text:p text:style-name="Preformatted_20_Text">reviewers: 10</text:p>
      <text:p text:style-name="Preformatted_20_Text">category: American</text:p>
      <text:p text:style-name="Preformatted_20_Text">open: Sunday 08:00 21:30,Monday 08:00 21:30,Tuesday 08:00 21:30,Wednesday 08:00 21:30,Thursday 08:00 21:30,Friday 08:00 21:30,Saturday 08:00 21:30</text:p>
      <text:p text:style-name="Preformatted_20_Text">rank: 4.9</text:p>
      <text:p text:style-name="Preformatted_20_Text">city: Los Angeles</text:p>
      <text:p text:style-name="Preformatted_20_Text">cost: $$$</text:p>
      <text:p text:style-name="Preformatted_20_Text"/>
      <text:p text:style-name="Preformatted_20_Text">city: Los Angeles</text:p>
      <text:p text:style-name="Preformatted_20_Text">name: Portos Bakery</text:p>
      <text:p text:style-name="Preformatted_20_Text">category: Coffee</text:p>
      <text:p text:style-name="Preformatted_20_Text">reviewers: 8</text:p>
      <text:p text:style-name="Preformatted_20_Text">rank: 4.4</text:p>
      <text:p text:style-name="Preformatted_20_Text">cost: $</text:p>
      <text:p text:style-name="Preformatted_20_Text">open: Sunday 00:00 23:59,Monday 00:00 23:59,Tuesday 00:00 23:59,Wednesday 00:00 23:59,Thursday 00:00 23:59,Friday 00:00 23:59,Saturday 00:00 23:59</text:p>
      <text:p text:style-name="Preformatted_20_Text"/>
      <text:p text:style-name="Preformatted_20_Text">open: Sunday 12:00 20:00,Monday 12:00 20:00,Tuesday 12:00 20:00,Wednesday 12:00 20:00,Thursday 12:00 20:00,Friday 12:00 20:00</text:p>
      <text:p text:style-name="Preformatted_20_Text">category: Italian</text:p>
      <text:p text:style-name="Preformatted_20_Text">rank: 3.2</text:p>
      <text:p text:style-name="Preformatted_20_Text">name: Commonwealth Restaurant</text:p>
      <text:p text:style-name="Preformatted_20_Text">cost: $</text:p>
      <text:p text:style-name="Preformatted_20_Text"><text:soft-page-break/>city: Los Angeles</text:p>
      <text:p text:style-name="Preformatted_20_Text">reviewers: 7</text:p>
      <text:p text:style-name="Preformatted_20_Text"/>
      <text:p text:style-name="Preformatted_20_Text">reviewers: 6</text:p>
      <text:p text:style-name="Preformatted_20_Text">cost: $$</text:p>
      <text:p text:style-name="Preformatted_20_Text">category: American</text:p>
      <text:p text:style-name="Preformatted_20_Text">city: Los Angeles</text:p>
      <text:p text:style-name="Preformatted_20_Text">open: Sunday 17:00 21:30,Monday 17:00 21:30,Tuesday 17:00 21:30,Wednesday 17:00 21:30,Thursday 17:00 21:30,Friday 17:00 21:30,Saturday 17:00 21:30</text:p>
      <text:p text:style-name="Preformatted_20_Text">rank: 1.2</text:p>
      <text:p text:style-name="Preformatted_20_Text">name: Soda Pops</text:p>
      <text:p text:style-name="Preformatted_20_Text"/>
      <text:p text:style-name="Preformatted_20_Text">rank: 4.9</text:p>
      <text:p text:style-name="Preformatted_20_Text">city: Los Angeles</text:p>
      <text:p text:style-name="Preformatted_20_Text">name: Hong Gaibi</text:p>
      <text:p text:style-name="Preformatted_20_Text">open: Sunday 17:00 21:30,Monday 17:00 21:30,Tuesday 17:00 21:30,Wednesday 17:00 21:30,Thursday 17:00 21:30,Friday 17:00 21:30,Saturday 17:00 21:30</text:p>
      <text:p text:style-name="Preformatted_20_Text">cost: $$</text:p>
      <text:p text:style-name="Preformatted_20_Text">category: Chinese</text:p>
      <text:p text:style-name="Preformatted_20_Text">reviewers: 4</text:p>
      <text:p text:style-name="Preformatted_20_Text"/>
      <text:p text:style-name="Preformatted_20_Text">cost: $$$</text:p>
      <text:p text:style-name="Preformatted_20_Text">rank: 2.4</text:p>
      <text:p text:style-name="Preformatted_20_Text">reviewers: 3</text:p>
      <text:p text:style-name="Preformatted_20_Text">open: Sunday 17:00 21:30,Monday 17:00 21:30,Tuesday 17:00 21:30,Wednesday 17:00 21:30,Thursday 17:00 21:30,Friday 17:00 21:30,Saturday 17:00 21:30</text:p>
      <text:p text:style-name="Preformatted_20_Text">name: Genwa</text:p>
      <text:p text:style-name="Preformatted_20_Text">city: Los Angeles</text:p>
      <text:p text:style-name="Preformatted_20_Text">category: Korean</text:p>
      <text:p text:style-name="Preformatted_20_Text"/>
      <text:p text:style-name="Preformatted_20_Text">open: Sunday 17:00 21:30,Monday 17:00 21:30,Tuesday 17:00 21:30,Wednesday 17:00 21:30,Thursday 17:00 21:30,Friday 17:00 21:30,Saturday 17:00 21:30</text:p>
      <text:p text:style-name="Preformatted_20_Text">rank: 3.2</text:p>
      <text:p text:style-name="Preformatted_20_Text">reviewers: 2</text:p>
      <text:p text:style-name="Preformatted_20_Text">name: Hang Hodong Baekjeong</text:p>
      <text:p text:style-name="Preformatted_20_Text">city: Los Angeles</text:p>
      <text:p text:style-name="Preformatted_20_Text">category: Chinese</text:p>
      <text:p text:style-name="Preformatted_20_Text">cost: $$</text:p>
      <text:p text:style-name="Preformatted_20_Text"/>
      <text:p text:style-name="Preformatted_20_Text">open: Monday 08:00 20:00,Tuesday 08:00 20:00,Wednesday 08:00 20:00,Thursday 08:00 20:00,Friday 08:00 20:00,Saturday 10:00 22:00</text:p>
      <text:p text:style-name="Preformatted_20_Text">name: Valhalla Meadery</text:p>
      <text:p text:style-name="Preformatted_20_Text">rank: 5.0</text:p>
      <text:p text:style-name="Preformatted_20_Text">city: Boston</text:p>
      <text:p text:style-name="Preformatted_20_Text">reviewers: 2000</text:p>
      <text:p text:style-name="Preformatted_20_Text">cost: $$$</text:p>
      <text:p text:style-name="Preformatted_20_Text">category: Nordic,Glorious,Deathly</text:p>
      <text:p text:style-name="Preformatted_20_Text"/>
      <text:p text:style-name="Preformatted_20_Text">rank: 4.5</text:p>
      <text:p text:style-name="Preformatted_20_Text">cost: $$</text:p>
      <text:p text:style-name="Preformatted_20_Text">category: Nordic,Glorious</text:p>
      <text:p text:style-name="Preformatted_20_Text">name: Thor's Hammer</text:p>
      <text:p text:style-name="Preformatted_20_Text">open: Thursday 00:00 23:59</text:p>
      <text:p text:style-name="Preformatted_20_Text">reviewers: 500</text:p>
      <text:p text:style-name="Preformatted_20_Text">city: Boston</text:p>
      <text:p text:style-name="Preformatted_20_Text"/>
      <text:p text:style-name="Preformatted_20_Text">name: Odin's Banquet Hall</text:p>
      <text:p text:style-name="Preformatted_20_Text">cost: $$</text:p>
      <text:p text:style-name="Preformatted_20_Text">open: Monday 08:00 20:00,Tuesday 08:00 20:00,Thursday 08:00 20:00,Friday 08:00 <text:soft-page-break/>20:00,Saturday 10:00 22:00,Sunday 06:00 10:00</text:p>
      <text:p text:style-name="Preformatted_20_Text">reviewers: 200</text:p>
      <text:p text:style-name="Preformatted_20_Text">category: Nordic,Royal,Romantic,Bland</text:p>
      <text:p text:style-name="Preformatted_20_Text">city: Boston</text:p>
      <text:p text:style-name="Preformatted_20_Text">rank: 3.7</text:p>
      <text:p text:style-name="Preformatted_20_Text"/>
      <text:p text:style-name="Preformatted_20_Text">cost: $</text:p>
      <text:p text:style-name="Preformatted_20_Text">open: Monday 06:00 16:00,Tuesday 06:00 16:00,Wednesday 06:00 16:00,Thursday 06:00 16:00,Friday 06:00 16:00,Saturday 06:00 16:00,Sunday 06:00 16:00</text:p>
      <text:p text:style-name="Preformatted_20_Text">category: Nordic,Breakfast,Vegetarian</text:p>
      <text:p text:style-name="Preformatted_20_Text">reviewers: 20</text:p>
      <text:p text:style-name="Preformatted_20_Text">city: Boston</text:p>
      <text:p text:style-name="Preformatted_20_Text">rank: 3.5</text:p>
      <text:p text:style-name="Preformatted_20_Text">name: Freya's Flapjack Palace</text:p>
      <text:p text:style-name="Preformatted_20_Text"/>
      <text:p text:style-name="Preformatted_20_Text">name: Valkyries Delight</text:p>
      <text:p text:style-name="Preformatted_20_Text">open: Monday 16:00 23:00,Thursday 16:00 23:00,Friday 16:00 23:00,Saturday 16:00 23:00,Sunday 16:00 23:00</text:p>
      <text:p text:style-name="Preformatted_20_Text">cost: $</text:p>
      <text:p text:style-name="Preformatted_20_Text">rank: 1.5</text:p>
      <text:p text:style-name="Preformatted_20_Text">city: Boston</text:p>
      <text:p text:style-name="Preformatted_20_Text">category: Nordic,Sketchy</text:p>
      <text:p text:style-name="Preformatted_20_Text">reviewers: 50</text:p>
      <text:p text:style-name="Preformatted_20_Text"/>
      <text:p text:style-name="Preformatted_20_Text">reviewers: 40</text:p>
      <text:p text:style-name="Preformatted_20_Text">open: Monday 06:00 16:00,Tuesday 06:00 16:00,Wednesday 06:00 16:00,Thursday 06:00 16:00,Friday 06:00 16:00,Saturday 06:00 16:00,Sunday 06:00 16:00</text:p>
      <text:p text:style-name="Preformatted_20_Text">category: Italian,Nordic,Glorious,Justice</text:p>
      <text:p text:style-name="Preformatted_20_Text">name: Asgard Pizza</text:p>
      <text:p text:style-name="Preformatted_20_Text">rank: 4.7</text:p>
      <text:p text:style-name="Preformatted_20_Text">city: Boston</text:p>
      <text:p text:style-name="Preformatted_20_Text">cost: $$$</text:p>
      <text:p text:style-name="Preformatted_20_Text"/>
      <text:p text:style-name="Preformatted_20_Text">name: Ragnarok At Dinner</text:p>
      <text:p text:style-name="Preformatted_20_Text">open: Saturday 23:00 23:59</text:p>
      <text:p text:style-name="Preformatted_20_Text">reviewers: 666</text:p>
      <text:p text:style-name="Preformatted_20_Text">rank: 2.0</text:p>
      <text:p text:style-name="Preformatted_20_Text">category: Glorious,Nordic,Apocalyptic</text:p>
      <text:p text:style-name="Preformatted_20_Text">cost: $</text:p>
      <text:p text:style-name="Preformatted_20_Text">city: Boston</text:p>
      <text:p text:style-name="Preformatted_20_Text"/>
      <text:p text:style-name="Preformatted_20_Text">open: Saturday 08:00 18:00,Sunday 08:00 16:00</text:p>
      <text:p text:style-name="Preformatted_20_Text">rank: 3.0</text:p>
      <text:p text:style-name="Preformatted_20_Text">city: Boston</text:p>
      <text:p text:style-name="Preformatted_20_Text">cost: $</text:p>
      <text:p text:style-name="Preformatted_20_Text">name: Beowolf's Farmer's Market</text:p>
      <text:p text:style-name="Preformatted_20_Text">category: Nordic,Vegetarian</text:p>
      <text:p text:style-name="Preformatted_20_Text">reviewers: 50</text:p>
      <text:p text:style-name="Preformatted_20_Text"/>
      <text:p text:style-name="Preformatted_20_Text">cost: $$</text:p>
      <text:p text:style-name="Preformatted_20_Text">rank: 2.0</text:p>
      <text:p text:style-name="Preformatted_20_Text">open: Monday 08:00 20:00,Tuesday 08:00 20:00,Wednesday 06:00 15:00,Thursday 08:00 20:00,Friday 08:00 20:00,Saturday 10:00 22:00,Sunday 06:00 10:00</text:p>
      <text:p text:style-name="Preformatted_20_Text">reviewers: 100</text:p>
      <text:p text:style-name="Preformatted_20_Text">city: San Francisco</text:p>
      <text:p text:style-name="Preformatted_20_Text">name: Melkor Meadery</text:p>
      <text:p text:style-name="Preformatted_20_Text">category: Middle Earthy,Amazing,Glorious,Imaginary</text:p>
      <text:p text:style-name="Preformatted_20_Text"/>
      <text:p text:style-name="Preformatted_20_Text">name: Manwe King of Arda Marred</text:p>
      <text:p text:style-name="Preformatted_20_Text"><text:soft-page-break/>open: Monday 08:00 20:00,Tuesday 08:00 20:00,Wednesday 06:00 15:00,Thursday 08:00 20:00,Friday 08:00 20:00,Saturday 10:00 22:00,Sunday 06:00 10:00</text:p>
      <text:p text:style-name="Preformatted_20_Text">category: Middle Earthy,Amazing,Royal</text:p>
      <text:p text:style-name="Preformatted_20_Text">reviewers: 20</text:p>
      <text:p text:style-name="Preformatted_20_Text">city: San Francisco</text:p>
      <text:p text:style-name="Preformatted_20_Text">rank: 4.6</text:p>
      <text:p text:style-name="Preformatted_20_Text">cost: $$$</text:p>
      <text:p text:style-name="Preformatted_20_Text"/>
      <text:p text:style-name="Preformatted_20_Text">open: Monday 08:00 20:00,Tuesday 08:00 20:00,Wednesday 06:00 15:00,Thursday 08:00 20:00,Friday 08:00 20:00,Saturday 10:00 22:00,Sunday 06:00 10:00</text:p>
      <text:p text:style-name="Preformatted_20_Text">cost: $$</text:p>
      <text:p text:style-name="Preformatted_20_Text">rank: 4.7</text:p>
      <text:p text:style-name="Preformatted_20_Text">name: Varda Queen of the Stars</text:p>
      <text:p text:style-name="Preformatted_20_Text">reviewers: 25</text:p>
      <text:p text:style-name="Preformatted_20_Text">category: Middle Earthy,Amazing,Royal,Romantic,Vegetarian</text:p>
      <text:p text:style-name="Preformatted_20_Text">city: San Francisco</text:p>
      <text:p text:style-name="Preformatted_20_Text"/>
      <text:p text:style-name="Preformatted_20_Text">name: Ulmo Lord of Waters</text:p>
      <text:p text:style-name="Preformatted_20_Text">reviewers: 20</text:p>
      <text:p text:style-name="Preformatted_20_Text">category: Sea Food,Middle Earthy,Amazing</text:p>
      <text:p text:style-name="Preformatted_20_Text">rank: 4.8</text:p>
      <text:p text:style-name="Preformatted_20_Text">open: Monday 08:00 20:00,Tuesday 08:00 20:00,Wednesday 06:00 15:00,Thursday 08:00 20:00,Friday 08:00 20:00,Saturday 10:00 22:00,Sunday 06:00 10:00</text:p>
      <text:p text:style-name="Preformatted_20_Text">cost: $</text:p>
      <text:p text:style-name="Preformatted_20_Text">city: San Francisco</text:p>
      <text:p text:style-name="Preformatted_20_Text"/>
      <text:p text:style-name="Preformatted_20_Text">city: San Francisco</text:p>
      <text:p text:style-name="Preformatted_20_Text">name: Mandos Master of Doom</text:p>
      <text:p text:style-name="Preformatted_20_Text">rank: 4.5</text:p>
      <text:p text:style-name="Preformatted_20_Text">cost: $$</text:p>
      <text:p text:style-name="Preformatted_20_Text">open: Monday 08:00 20:00,Tuesday 08:00 20:00,Wednesday 06:00 15:00,Thursday 08:00 20:00,Friday 08:00 20:00,Saturday 10:00 22:00,Sunday 06:00 10:00</text:p>
      <text:p text:style-name="Preformatted_20_Text">reviewers: 100</text:p>
      <text:p text:style-name="Preformatted_20_Text">category: Middle Earthy,Prophesy</text:p>
      <text:p text:style-name="Preformatted_20_Text"/>
      <text:p text:style-name="Preformatted_20_Text">name: Tulkas Champion of Valinor</text:p>
      <text:p text:style-name="Preformatted_20_Text">rank: 4.2</text:p>
      <text:p text:style-name="Preformatted_20_Text">open: Monday 08:00 20:00,Tuesday 08:00 20:00,Wednesday 06:00 15:00,Thursday 08:00 20:00,Friday 08:00 20:00,Saturday 10:00 22:00,Sunday 06:00 10:00</text:p>
      <text:p text:style-name="Preformatted_20_Text">category: Middle Earthy,Glorious</text:p>
      <text:p text:style-name="Preformatted_20_Text">reviewers: 10</text:p>
      <text:p text:style-name="Preformatted_20_Text">cost: $$</text:p>
      <text:p text:style-name="Preformatted_20_Text">city: San Francisco</text:p>
      <text:p text:style-name="Preformatted_20_Text"/>
      <text:p text:style-name="Preformatted_20_Text">category: Fresh Game,Organic</text:p>
      <text:p text:style-name="Preformatted_20_Text">rank: 4.1</text:p>
      <text:p text:style-name="Preformatted_20_Text">city: San Francisco</text:p>
      <text:p text:style-name="Preformatted_20_Text">name: Orome the Huntsman of the Valar</text:p>
      <text:p text:style-name="Preformatted_20_Text">reviewers: 53</text:p>
      <text:p text:style-name="Preformatted_20_Text">cost: $$</text:p>
      <text:p text:style-name="Preformatted_20_Text">open: Monday 08:00 20:00,Tuesday 08:00 20:00,Wednesday 06:00 15:00,Thursday 08:00 20:00,Friday 08:00 20:00,Saturday 10:00 22:00,Sunday 06:00 10:00</text:p>
      <text:p text:style-name="Preformatted_20_Text"/>
      <text:p text:style-name="Preformatted_20_Text">reviewers: 10</text:p>
      <text:p text:style-name="Preformatted_20_Text">city: San Francisco</text:p>
      <text:p text:style-name="Preformatted_20_Text">cost: $</text:p>
      <text:p text:style-name="Preformatted_20_Text">rank: 4.0</text:p>
      <text:p text:style-name="Preformatted_20_Text">name: Yavanna Giver of Fruits</text:p>
      <text:p text:style-name="Preformatted_20_Text">open: Monday 08:00 20:00,Tuesday 08:00 20:00,Wednesday 06:00 15:00,Thursday 08:00 <text:soft-page-break/>20:00,Friday 08:00 20:00,Saturday 10:00 22:00,Sunday 06:00 10:00</text:p>
      <text:p text:style-name="Preformatted_20_Text">category: Organic,Vegetarian,Amazing</text:p>
      <text:p text:style-name="Preformatted_20_Text"/>
      <text:p text:style-name="Preformatted_20_Text">city: Chicago</text:p>
      <text:p text:style-name="Preformatted_20_Text">rank: 4.5</text:p>
      <text:p text:style-name="Preformatted_20_Text">cost: $</text:p>
      <text:p text:style-name="Preformatted_20_Text">open: Monday 08:00 20:00,Tuesday 08:00 20:00,Wednesday 06:00 15:00,Thursday 08:00 20:00,Friday 08:00 20:00,Saturday 10:00 22:00,Sunday 06:00 10:00</text:p>
      <text:p text:style-name="Preformatted_20_Text">name: Malacandra the Battle Mind</text:p>
      <text:p text:style-name="Preformatted_20_Text">category: Glorious,Old</text:p>
      <text:p text:style-name="Preformatted_20_Text">reviewers: 10</text:p>
      <text:p text:style-name="Preformatted_20_Text"/>
      <text:p text:style-name="Preformatted_20_Text">category: Glorious,Literature</text:p>
      <text:p text:style-name="Preformatted_20_Text">city: Chicago</text:p>
      <text:p text:style-name="Preformatted_20_Text">reviewers: 100</text:p>
      <text:p text:style-name="Preformatted_20_Text">open: Monday 08:00 20:00,Tuesday 08:00 20:00,Wednesday 06:00 15:00,Thursday 08:00 20:00,Friday 08:00 20:00,Saturday 10:00 22:00,Sunday 06:00 10:00</text:p>
      <text:p text:style-name="Preformatted_20_Text">name: Viritrilbia the Lord of Language</text:p>
      <text:p text:style-name="Preformatted_20_Text">rank: 4.4</text:p>
      <text:p text:style-name="Preformatted_20_Text">cost: $$</text:p>
      <text:p text:style-name="Preformatted_20_Text"/>
      <text:p text:style-name="Preformatted_20_Text">cost: $$$</text:p>
      <text:p text:style-name="Preformatted_20_Text">name: Perelandra the Life Binder</text:p>
      <text:p text:style-name="Preformatted_20_Text">open: Monday 08:00 20:00,Tuesday 08:00 20:00,Wednesday 06:00 15:00,Thursday 08:00 20:00,Friday 08:00 20:00,Saturday 10:00 22:00,Sunday 06:00 10:00</text:p>
      <text:p text:style-name="Preformatted_20_Text">city: Chicago</text:p>
      <text:p text:style-name="Preformatted_20_Text">category: Glorious,Romantic,Literature</text:p>
      <text:p text:style-name="Preformatted_20_Text">rank: 4.8</text:p>
      <text:p text:style-name="Preformatted_20_Text">reviewers: 40</text:p>
      <text:p text:style-name="Preformatted_20_Text"/>
      <text:p text:style-name="Preformatted_20_Text">city: Chicago</text:p>
      <text:p text:style-name="Preformatted_20_Text">rank: 1.0</text:p>
      <text:p text:style-name="Preformatted_20_Text">open: Monday 08:00 20:00,Tuesday 08:00 20:00,Wednesday 06:00 15:00,Thursday 08:00 20:00,Friday 08:00 20:00,Saturday 10:00 22:00,Sunday 06:00 10:00</text:p>
      <text:p text:style-name="Preformatted_20_Text">category: Fallen,Corrupt,Crooked</text:p>
      <text:p text:style-name="Preformatted_20_Text">reviewers: 6</text:p>
      <text:p text:style-name="Preformatted_20_Text">cost: $</text:p>
      <text:p text:style-name="Preformatted_20_Text">name: Thulcandra the Silent One</text:p>
      <text:p text:style-name="Preformatted_20_Text"/>
      <text:p text:style-name="Preformatted_20_Text">cost: $$$</text:p>
      <text:p text:style-name="Preformatted_20_Text">category: Grandiose,Literature</text:p>
      <text:p text:style-name="Preformatted_20_Text">name: Lurga the Mighty</text:p>
      <text:p text:style-name="Preformatted_20_Text">city: Chicago</text:p>
      <text:p text:style-name="Preformatted_20_Text">open: Monday 08:00 20:00,Tuesday 08:00 20:00,Wednesday 06:00 15:00,Thursday 08:00 20:00,Friday 08:00 20:00,Saturday 10:00 22:00,Sunday 06:00 10:00</text:p>
      <text:p text:style-name="Preformatted_20_Text">reviewers: 25</text:p>
      <text:p text:style-name="Preformatted_20_Text">rank: 4.3</text:p>
      <text:p text:style-name="Preformatted_20_Text"/>
      <text:p text:style-name="Preformatted_20_Text">rank: 4.3</text:p>
      <text:p text:style-name="Preformatted_20_Text">cost: $$$</text:p>
      <text:p text:style-name="Preformatted_20_Text">city: Chicago</text:p>
      <text:p text:style-name="Preformatted_20_Text">name: Glund Oyarsa the King</text:p>
      <text:p text:style-name="Preformatted_20_Text">category: Grandiose,Glorious,None of these have anything to do with food</text:p>
      <text:p text:style-name="Preformatted_20_Text">open: Monday 08:00 20:00,Tuesday 08:00 20:00,Wednesday 06:00 15:00,Thursday 08:00 20:00,Friday 08:00 20:00,Saturday 10:00 22:00,Sunday 06:00 10:00</text:p>
      <text:p text:style-name="Preformatted_20_Text">reviewers: 16</text:p>
      <text:p text:style-name="Preformatted_20_Text"/>
      <text:p text:style-name="Preformatted_20_Text">name: Silvia the Barren One</text:p>
      <text:p text:style-name="Preformatted_20_Text">cost: $</text:p>
      <text:p text:style-name="Preformatted_20_Text"><text:soft-page-break/>category: Fallen,Lifeless,Vegan,Empty</text:p>
      <text:p text:style-name="Preformatted_20_Text">city: Chicago</text:p>
      <text:p text:style-name="Preformatted_20_Text">rank: .5</text:p>
      <text:p text:style-name="Preformatted_20_Text">open: Monday 08:00 20:00,Tuesday 08:00 20:00,Wednesday 06:00 15:00,Thursday 08:00 20:00,Friday 08:00 20:00,Saturday 10:00 22:00,Sunday 06:00 10:00</text:p>
      <text:p text:style-name="Preformatted_20_Text">reviewers: 1</text:p>
      <text:p text:style-name="Preformatted_20_Text"/>
      <text:p text:style-name="Preformatted_20_Text">cost: $$</text:p>
      <text:p text:style-name="Preformatted_20_Text">reviewers: 48</text:p>
      <text:p text:style-name="Preformatted_20_Text">category: Redemption,Literature</text:p>
      <text:p text:style-name="Preformatted_20_Text">open: Monday 08:00 20:00,Tuesday 08:00 20:00,Wednesday 06:00 15:00,Thursday 08:00 20:00,Friday 08:00 20:00,Saturday 10:00 22:00,Sunday 06:00 10:00</text:p>
      <text:p text:style-name="Preformatted_20_Text">name: Ransom</text:p>
      <text:p text:style-name="Preformatted_20_Text">rank: 4.9</text:p>
      <text:p text:style-name="Preformatted_20_Text">city: Chicago</text:p>
      <text:p text:style-name="Preformatted_20_Text"/>
      <text:p text:style-name="Preformatted_20_Text">rank: 4.0</text:p>
      <text:p text:style-name="Preformatted_20_Text">category: Mediterranean,Greek,Blasphemous</text:p>
      <text:p text:style-name="Preformatted_20_Text">reviewers: 10</text:p>
      <text:p text:style-name="Preformatted_20_Text">city: New York</text:p>
      <text:p text:style-name="Preformatted_20_Text">cost: $</text:p>
      <text:p text:style-name="Preformatted_20_Text">name: Great is Artemis of the Ephesians</text:p>
      <text:p text:style-name="Preformatted_20_Text">open: Monday 08:00 20:00,Tuesday 08:00 20:00,Wednesday 06:00 15:00,Thursday 08:00 20:00,Friday 08:00 20:00,Saturday 10:00 22:00,Sunday 06:00 10:00</text:p>
      <text:p text:style-name="Preformatted_20_Text"/>
      <text:p text:style-name="Preformatted_20_Text">category: Mediterranean,Greek,Glorious,Vegetarian</text:p>
      <text:p text:style-name="Preformatted_20_Text">city: New York</text:p>
      <text:p text:style-name="Preformatted_20_Text">reviewers: 20</text:p>
      <text:p text:style-name="Preformatted_20_Text">name: Fair Haired Demeter</text:p>
      <text:p text:style-name="Preformatted_20_Text">cost: $</text:p>
      <text:p text:style-name="Preformatted_20_Text">rank: 4.1</text:p>
      <text:p text:style-name="Preformatted_20_Text">open: Monday 08:00 20:00,Tuesday 08:00 20:00,Wednesday 06:00 15:00,Thursday 08:00 20:00,Friday 08:00 20:00,Saturday 10:00 22:00,Sunday 06:00 10:00</text:p>
      <text:p text:style-name="Preformatted_20_Text"/>
      <text:p text:style-name="Preformatted_20_Text">open: Monday 06:00 09:00,Tuesday 06:00 09:00,Wednesday 06:00 09:00,Thursday 06:00 09:00,Friday 06:00 09:00,Saturday 06:00 09:00,Sunday 05:00 09:00</text:p>
      <text:p text:style-name="Preformatted_20_Text">city: New York</text:p>
      <text:p text:style-name="Preformatted_20_Text">category: Mediterranean,Greek,Glorious</text:p>
      <text:p text:style-name="Preformatted_20_Text">cost: $$</text:p>
      <text:p text:style-name="Preformatted_20_Text">rank: 3.7</text:p>
      <text:p text:style-name="Preformatted_20_Text">reviewers: 40</text:p>
      <text:p text:style-name="Preformatted_20_Text">name: Rosy Fingered Dawn</text:p>
      <text:p text:style-name="Preformatted_20_Text"/>
      <text:p text:style-name="Preformatted_20_Text">open: Monday 08:00 20:00,Tuesday 08:00 20:00,Wednesday 06:00 15:00,Thursday 08:00 20:00,Friday 08:00 20:00,Saturday 10:00 22:00,Sunday 06:00 10:00</text:p>
      <text:p text:style-name="Preformatted_20_Text">reviewers: 40</text:p>
      <text:p text:style-name="Preformatted_20_Text">cost: $</text:p>
      <text:p text:style-name="Preformatted_20_Text">city: New York</text:p>
      <text:p text:style-name="Preformatted_20_Text">category: Mediterranean,Greek,Glorious,Fast Food</text:p>
      <text:p text:style-name="Preformatted_20_Text">rank: 4.0</text:p>
      <text:p text:style-name="Preformatted_20_Text">name: Giant Killing Hermes</text:p>
      <text:p text:style-name="Preformatted_20_Text"/>
      <text:p text:style-name="Preformatted_20_Text">name: White Armed Hera</text:p>
      <text:p text:style-name="Preformatted_20_Text">city: New York</text:p>
      <text:p text:style-name="Preformatted_20_Text">cost: $</text:p>
      <text:p text:style-name="Preformatted_20_Text">reviewers: 20</text:p>
      <text:p text:style-name="Preformatted_20_Text">rank: 4.4</text:p>
      <text:p text:style-name="Preformatted_20_Text">open: Monday 08:00 20:00,Tuesday 08:00 20:00,Wednesday 06:00 15:00,Thursday 08:00 20:00,Friday 08:00 20:00,Saturday 10:00 22:00,Sunday 06:00 10:00</text:p>
      <text:p text:style-name="Preformatted_20_Text"><text:soft-page-break/>category: Mediterranean,Greek,Glorious,Royal</text:p>
      <text:p text:style-name="Preformatted_20_Text"/>
      <text:p text:style-name="Preformatted_20_Text">name: All Achieving Zeus</text:p>
      <text:p text:style-name="Preformatted_20_Text">rank: 4.8</text:p>
      <text:p text:style-name="Preformatted_20_Text">city: New York</text:p>
      <text:p text:style-name="Preformatted_20_Text">category: Mediterranean,Greek,Glorious,Royal</text:p>
      <text:p text:style-name="Preformatted_20_Text">cost: $$</text:p>
      <text:p text:style-name="Preformatted_20_Text">reviewers: 50</text:p>
      <text:p text:style-name="Preformatted_20_Text">open: Monday 08:00 20:00,Tuesday 08:00 20:00,Wednesday 06:00 15:00,Thursday 08:00 20:00,Friday 08:00 20:00,Saturday 10:00 22:00,Sunday 06:00 10:00</text:p>
      <text:p text:style-name="Preformatted_20_Text"/>
      <text:p text:style-name="Preformatted_20_Text">city: New York</text:p>
      <text:p text:style-name="Preformatted_20_Text">rank: 4.5</text:p>
      <text:p text:style-name="Preformatted_20_Text">category: Mediterranean,Greek,Glorious,Wisdom</text:p>
      <text:p text:style-name="Preformatted_20_Text">open: Monday 08:00 20:00,Tuesday 08:00 20:00,Wednesday 06:00 15:00,Thursday 08:00 20:00,Friday 08:00 20:00,Saturday 10:00 22:00,Sunday 06:00 10:00</text:p>
      <text:p text:style-name="Preformatted_20_Text">reviewers: 25</text:p>
      <text:p text:style-name="Preformatted_20_Text">name: Bright Eyed Athena</text:p>
      <text:p text:style-name="Preformatted_20_Text">cost: $$$</text:p>
      <text:p text:style-name="Preformatted_20_Text"/>
      <text:p text:style-name="Preformatted_20_Text">category: Mediterranean,Greek,Glorious</text:p>
      <text:p text:style-name="Preformatted_20_Text">name: Distant Deadly Archer Pheobus Apollo</text:p>
      <text:p text:style-name="Preformatted_20_Text">reviewers: 35</text:p>
      <text:p text:style-name="Preformatted_20_Text">city: New York</text:p>
      <text:p text:style-name="Preformatted_20_Text">cost: $$</text:p>
      <text:p text:style-name="Preformatted_20_Text">open: Monday 08:00 20:00,Tuesday 08:00 20:00,Thursday 08:00 20:00,Friday 08:00 20:00,Saturday 10:00 22:00,Sunday 06:00 10:00</text:p>
      <text:p text:style-name="Preformatted_20_Text">rank: 4.7</text:p>
      <text:p text:style-name="Preformatted_20_Text"/>
      <text:p text:style-name="Preformatted_20_Text">cost: $$$</text:p>
      <text:p text:style-name="Preformatted_20_Text">rank: 4.9</text:p>
      <text:p text:style-name="Preformatted_20_Text">reviewers: 5</text:p>
      <text:p text:style-name="Preformatted_20_Text">name: Apollo's Sibyl's Sit Down Restaurant</text:p>
      <text:p text:style-name="Preformatted_20_Text">open: Monday 06:00 16:00,Tuesday 06:00 16:00,Wednesday 06:00 16:00,Thursday 06:00 16:00,Friday 06:00 16:00,Saturday 06:00 16:00,Sunday 06:00 16:00</text:p>
      <text:p text:style-name="Preformatted_20_Text">category: Italian,Prophecy,Wisdom,Crazy</text:p>
      <text:p text:style-name="Preformatted_20_Text">city: Philadelphia</text:p>
      <text:p text:style-name="Preformatted_20_Text"/>
      <text:p text:style-name="Preformatted_20_Text">city: Philadelphia</text:p>
      <text:p text:style-name="Preformatted_20_Text">category: Italian,Angry</text:p>
      <text:p text:style-name="Preformatted_20_Text">open: Monday 06:00 16:00,Tuesday 06:00 16:00,Wednesday 06:00 16:00,Thursday 06:00 16:00,Friday 06:00 16:00,Saturday 06:00 16:00,Sunday 06:00 16:00</text:p>
      <text:p text:style-name="Preformatted_20_Text">cost: $</text:p>
      <text:p text:style-name="Preformatted_20_Text">reviewers: 100</text:p>
      <text:p text:style-name="Preformatted_20_Text">rank: 1.0</text:p>
      <text:p text:style-name="Preformatted_20_Text">name: Juno's Rage</text:p>
      <text:p text:style-name="Preformatted_20_Text"/>
      <text:p text:style-name="Preformatted_20_Text">city: Philadelphia</text:p>
      <text:p text:style-name="Preformatted_20_Text">rank: 2.9</text:p>
      <text:p text:style-name="Preformatted_20_Text">cost: $$</text:p>
      <text:p text:style-name="Preformatted_20_Text">open: Monday 06:00 16:00,Tuesday 06:00 16:00,Wednesday 06:00 16:00,Thursday 06:00 16:00,Friday 06:00 16:00,Saturday 06:00 16:00,Sunday 06:00 16:00</text:p>
      <text:p text:style-name="Preformatted_20_Text">reviewers: 1</text:p>
      <text:p text:style-name="Preformatted_20_Text">category: Italian,Glorious,Sports Bar,Violence</text:p>
      <text:p text:style-name="Preformatted_20_Text">name: Mars Madness and Food</text:p>
      <text:p text:style-name="Preformatted_20_Text"/>
      <text:p text:style-name="Preformatted_20_Text">reviewers: 20</text:p>
      <text:p text:style-name="Preformatted_20_Text">rank: 4.5</text:p>
      <text:p text:style-name="Preformatted_20_Text">cost: $$</text:p>
      <text:p text:style-name="Preformatted_20_Text"><text:soft-page-break/>city: Philadelphia</text:p>
      <text:p text:style-name="Preformatted_20_Text">category: Natural,Italian,Glorious</text:p>
      <text:p text:style-name="Preformatted_20_Text">open: Monday 06:00 16:00,Tuesday 06:00 16:00,Wednesday 06:00 16:00,Thursday 06:00 16:00,Friday 06:00 16:00,Saturday 06:00 16:00,Sunday 06:00 16:00</text:p>
      <text:p text:style-name="Preformatted_20_Text">name: Venus Vittles</text:p>
      <text:p text:style-name="Preformatted_20_Text"/>
      <text:p text:style-name="Preformatted_20_Text">cost: $</text:p>
      <text:p text:style-name="Preformatted_20_Text">city: Philadelphia</text:p>
      <text:p text:style-name="Preformatted_20_Text">open: Monday 06:00 16:00,Tuesday 06:00 16:00,Wednesday 06:00 16:00,Thursday 06:00 16:00,Friday 06:00 16:00,Saturday 06:00 16:00</text:p>
      <text:p text:style-name="Preformatted_20_Text">name: Saturn's Sports Bar and Grille</text:p>
      <text:p text:style-name="Preformatted_20_Text">reviewers: 10</text:p>
      <text:p text:style-name="Preformatted_20_Text">category: Italian,Fast Food</text:p>
      <text:p text:style-name="Preformatted_20_Text">rank: 3.4</text:p>
      <text:p text:style-name="Preformatted_20_Text"/>
      <text:p text:style-name="Preformatted_20_Text">open: Monday 06:00 16:00,Tuesday 06:00 16:00,Wednesday 06:00 16:00,Thursday 06:00 16:00,Friday 06:00 16:00,Saturday 06:00 16:00,Sunday 06:00 16:00</text:p>
      <text:p text:style-name="Preformatted_20_Text">category: Italian,Dessert</text:p>
      <text:p text:style-name="Preformatted_20_Text">cost: $</text:p>
      <text:p text:style-name="Preformatted_20_Text">reviewers: 20</text:p>
      <text:p text:style-name="Preformatted_20_Text">name: Diana Dots</text:p>
      <text:p text:style-name="Preformatted_20_Text">rank: 3.0</text:p>
      <text:p text:style-name="Preformatted_20_Text">city: Philadelphia</text:p>
      <text:p text:style-name="Preformatted_20_Text"/>
      <text:p text:style-name="Preformatted_20_Text">city: Philadelphia</text:p>
      <text:p text:style-name="Preformatted_20_Text">name: Jumping Jupiter's</text:p>
      <text:p text:style-name="Preformatted_20_Text">rank: 3.5</text:p>
      <text:p text:style-name="Preformatted_20_Text">cost: $$</text:p>
      <text:p text:style-name="Preformatted_20_Text">category: Italian,Glorious,Family</text:p>
      <text:p text:style-name="Preformatted_20_Text">open: Monday 10:00 23:00,Tuesday 10:00 23:00,Wednesday 10:00 23:00,Thursday 10:00 23:00,Friday 10:00 23:00,Saturday 10:00 23:00,Sunday 10:00 23:00</text:p>
      <text:p text:style-name="Preformatted_20_Text">reviewers: 30</text:p>
      <text:p text:style-name="Preformatted_20_Text"/>
      <text:p text:style-name="Preformatted_20_Text">cost: $</text:p>
      <text:p text:style-name="Preformatted_20_Text">name: Pluto's Pizza</text:p>
      <text:p text:style-name="Preformatted_20_Text">reviewers: 16</text:p>
      <text:p text:style-name="Preformatted_20_Text">category: Italian,Deathly,Cold</text:p>
      <text:p text:style-name="Preformatted_20_Text">open: Monday 16:00 23:00,Thursday 16:00 23:00,Friday 16:00 23:00,Saturday 16:00 23:00,Sunday 16:00 23:00</text:p>
      <text:p text:style-name="Preformatted_20_Text">city: Philadelphia</text:p>
      <text:p text:style-name="Preformatted_20_Text">rank: 1.5</text:p>
      <text:p text:style-name="Preformatted_20_Text"/>
      <text:p text:style-name="Preformatted_20_Text">name: Basilico</text:p>
      <text:p text:style-name="Preformatted_20_Text">cost: $$$</text:p>
      <text:p text:style-name="Preformatted_20_Text">category: Vegetarian,Italian,American</text:p>
      <text:p text:style-name="Preformatted_20_Text">reviewers: 92</text:p>
      <text:p text:style-name="Preformatted_20_Text">rank: 4.1</text:p>
      <text:p text:style-name="Preformatted_20_Text">open: Monday 08:00 16:00,Tuesday 09:00 13:00,Wednesday 08:00 16:00,Thursday 08:00 16:00,Friday 08:00 19:00,Saturday 08:00 19:00</text:p>
      <text:p text:style-name="Preformatted_20_Text">city: Philadelphia</text:p>
      <text:p text:style-name="Preformatted_20_Text"/>
      <text:p text:style-name="Preformatted_20_Text">open: Monday 10:00 16:00,Tuesday 10:00 13:00,Wednesday 10:00 16:00,Thursday 10:00 16:00,Friday 10:00 19:00,Saturday 10:00 19:00,Sunday 11:00 20:00</text:p>
      <text:p text:style-name="Preformatted_20_Text">category: Mexican</text:p>
      <text:p text:style-name="Preformatted_20_Text">reviewers: 6</text:p>
      <text:p text:style-name="Preformatted_20_Text">cost: $</text:p>
      <text:p text:style-name="Preformatted_20_Text">city: Philadelphia</text:p>
      <text:p text:style-name="Preformatted_20_Text">name: Jorges Mexican</text:p>
      <text:p text:style-name="Preformatted_20_Text">rank: 2.9</text:p>
      <text:p text:style-name="Preformatted_20_Text"><text:soft-page-break/></text:p>
      <text:p text:style-name="Preformatted_20_Text">category: Turkish,Vegetarian</text:p>
      <text:p text:style-name="Preformatted_20_Text">city: Philadelphia</text:p>
      <text:p text:style-name="Preformatted_20_Text">name: Taste of Mediterranean</text:p>
      <text:p text:style-name="Preformatted_20_Text">open: Monday 08:00 23:00,Tuesday 10:00 13:00,Wednesday 08:00 23:00,Thursday 08:00 23:00,Friday 08:00 23:00,Saturday 08:00 21:00,Sunday 08:00 20:00</text:p>
      <text:p text:style-name="Preformatted_20_Text">cost: $$</text:p>
      <text:p text:style-name="Preformatted_20_Text">rank: 3.9</text:p>
      <text:p text:style-name="Preformatted_20_Text">reviewers: 8</text:p>
      <text:p text:style-name="Preformatted_20_Text"/>
      <text:p text:style-name="Preformatted_20_Text">reviewers: 92</text:p>
      <text:p text:style-name="Preformatted_20_Text">open: Monday 08:00 16:00,Tuesday 09:00 13:00,Wednesday 08:00 16:00,Friday 08:00 19:00,Saturday 08:00 19:00</text:p>
      <text:p text:style-name="Preformatted_20_Text">name: Xaviers Place</text:p>
      <text:p text:style-name="Preformatted_20_Text">city: Philadelphia</text:p>
      <text:p text:style-name="Preformatted_20_Text">rank: 4.1</text:p>
      <text:p text:style-name="Preformatted_20_Text">cost: $$$</text:p>
      <text:p text:style-name="Preformatted_20_Text">category: Vegetarian,French,Modern</text:p>
      <text:p text:style-name="Preformatted_20_Text"/>
      <text:p text:style-name="Preformatted_20_Text">reviewers: 6</text:p>
      <text:p text:style-name="Preformatted_20_Text">name: Red Zone</text:p>
      <text:p text:style-name="Preformatted_20_Text">category: Mexican,Vegetarian,Bar</text:p>
      <text:p text:style-name="Preformatted_20_Text">rank: 2.6</text:p>
      <text:p text:style-name="Preformatted_20_Text">open: Monday 13:00 16:00,Tuesday 14:00 13:00,Wednesday 11:00 16:00,Thursday 07:00 23:00,Friday 09:00 19:00,Saturday 10:00 19:00,Sunday 11:00 20:00</text:p>
      <text:p text:style-name="Preformatted_20_Text">city: Philadelphia</text:p>
      <text:p text:style-name="Preformatted_20_Text">cost: $$</text:p>
      <text:p text:style-name="Preformatted_20_Text"/>
      <text:p text:style-name="Preformatted_20_Text">name: Zumbambaba</text:p>
      <text:p text:style-name="Preformatted_20_Text">city: Philadelphia</text:p>
      <text:p text:style-name="Preformatted_20_Text">rank: 3.2</text:p>
      <text:p text:style-name="Preformatted_20_Text">category: Mexican</text:p>
      <text:p text:style-name="Preformatted_20_Text">reviewers: 4</text:p>
      <text:p text:style-name="Preformatted_20_Text">cost: $</text:p>
      <text:p text:style-name="Preformatted_20_Text">open: Monday 10:00 16:00,Tuesday 10:00 13:00,Wednesday 10:00 16:00,Thursday 10:00 16:00,Friday 10:00 19:00,Saturday 10:00 19:00,Sunday 11:00 20:00</text:p>
      <text:p text:style-name="Preformatted_20_Text"/>
      <text:p text:style-name="Preformatted_20_Text">reviewers: 34</text:p>
      <text:p text:style-name="Preformatted_20_Text">rank: 1.2</text:p>
      <text:p text:style-name="Preformatted_20_Text">open: Monday 13:00 23:00,Tuesday 14:00 23:00,Wednesday 11:00 23:00,Thursday 07:00 22:00,Friday 09:00 22:00,Saturday 10:00 23:00,Sunday 11:00 20:00</text:p>
      <text:p text:style-name="Preformatted_20_Text">cost: $$</text:p>
      <text:p text:style-name="Preformatted_20_Text">category: Korean</text:p>
      <text:p text:style-name="Preformatted_20_Text">city: Philadelphia</text:p>
      <text:p text:style-name="Preformatted_20_Text">name: Francescas Bar</text:p>
      <text:p text:style-name="Preformatted_20_Text"/>
      <text:p text:style-name="Preformatted_20_Text">cost: $$</text:p>
      <text:p text:style-name="Preformatted_20_Text">reviewers: 49</text:p>
      <text:p text:style-name="Preformatted_20_Text">open: Monday 10:00 20:00,Tuesday 10:00 20:00,Wednesday 10:00 20:00,Thursday 10:00 22:00,Friday 10:00 19:00,Saturday 10:00 20:00</text:p>
      <text:p text:style-name="Preformatted_20_Text">name: Conrad Family Restaurant</text:p>
      <text:p text:style-name="Preformatted_20_Text">city: Philadelphia</text:p>
      <text:p text:style-name="Preformatted_20_Text">rank: 4.7</text:p>
      <text:p text:style-name="Preformatted_20_Text">category: Mexican</text:p>
      <text:p text:style-name="Preformatted_20_Text"/>
      <text:p text:style-name="Preformatted_20_Text">cost: $$$</text:p>
      <text:p text:style-name="Preformatted_20_Text">category: Italian,French,American</text:p>
      <text:p text:style-name="Preformatted_20_Text">name: Shuggie</text:p>
      <text:p text:style-name="Preformatted_20_Text">open: Monday 08:00 23:00,Tuesday 09:00 22:00,Wednesday 08:00 21:00,Thursday 08:00 <text:soft-page-break/>22:00,Friday 08:00 23:00,Saturday 11:00 19:00</text:p>
      <text:p text:style-name="Preformatted_20_Text">reviewers: 3</text:p>
      <text:p text:style-name="Preformatted_20_Text">city: New York</text:p>
      <text:p text:style-name="Preformatted_20_Text">rank: 2.1</text:p>
      <text:p text:style-name="Preformatted_20_Text"/>
      <text:p text:style-name="Preformatted_20_Text">category: Hipster, Cream Cheese, String Cheese, Garlic</text:p>
      <text:p text:style-name="Preformatted_20_Text">reviewers: 61</text:p>
      <text:p text:style-name="Preformatted_20_Text">open: Monday 02:00 16:00,Wednesday 14:00 16:00,Thursday 04:00 13:00,Friday 10:00 19:00,Saturday 18:30 19:00,Sunday 09:00 20:00</text:p>
      <text:p text:style-name="Preformatted_20_Text">rank: 4.9</text:p>
      <text:p text:style-name="Preformatted_20_Text">cost: $</text:p>
      <text:p text:style-name="Preformatted_20_Text">city: New York</text:p>
      <text:p text:style-name="Preformatted_20_Text">name: We are the 21st Century Ambassadors of Peace and Magic</text:p>
      <text:p text:style-name="Preformatted_20_Text"/>
      <text:p text:style-name="Preformatted_20_Text">cost: $</text:p>
      <text:p text:style-name="Preformatted_20_Text">reviewers: 8</text:p>
      <text:p text:style-name="Preformatted_20_Text">open: Monday 08:00 23:00,Tuesday 10:00 13:00,Wednesday 08:00 23:00,Thursday 08:00 23:00,Friday 08:00 23:00,Saturday 08:00 21:00,Sunday 08:00 20:00</text:p>
      <text:p text:style-name="Preformatted_20_Text">rank: 3.8</text:p>
      <text:p text:style-name="Preformatted_20_Text">city: New York</text:p>
      <text:p text:style-name="Preformatted_20_Text">name: Cozmik Cup</text:p>
      <text:p text:style-name="Preformatted_20_Text">category: Vegetarian, Chinese</text:p>
      <text:p text:style-name="Preformatted_20_Text"/>
      <text:p text:style-name="Preformatted_20_Text">name: Concordia</text:p>
      <text:p text:style-name="Preformatted_20_Text">reviewers: 92</text:p>
      <text:p text:style-name="Preformatted_20_Text">cost: $$</text:p>
      <text:p text:style-name="Preformatted_20_Text">rank: 4.1</text:p>
      <text:p text:style-name="Preformatted_20_Text">open: Monday 08:00 16:00,Tuesday 09:00 13:00,Wednesday 08:00 16:00,Friday 08:00 19:00,Saturday 08:00 19:00,Sunday 08:00 20:00</text:p>
      <text:p text:style-name="Preformatted_20_Text">city: New York</text:p>
      <text:p text:style-name="Preformatted_20_Text">category: French</text:p>
      <text:p text:style-name="Preformatted_20_Text"/>
      <text:p text:style-name="Preformatted_20_Text">name: McFunFun</text:p>
      <text:p text:style-name="Preformatted_20_Text">city: New York</text:p>
      <text:p text:style-name="Preformatted_20_Text">rank: 3.7</text:p>
      <text:p text:style-name="Preformatted_20_Text">cost: $$</text:p>
      <text:p text:style-name="Preformatted_20_Text">open: Monday 13:00 16:00,Tuesday 14:00 13:00,Wednesday 11:00 16:00,Thursday 07:00 23:00,Friday 09:00 19:00,Saturday 10:00 19:00,Sunday 11:00 20:00</text:p>
      <text:p text:style-name="Preformatted_20_Text">reviewers: 6</text:p>
      <text:p text:style-name="Preformatted_20_Text">category: Mexican, Mongolian, Indian</text:p>
      <text:p text:style-name="Preformatted_20_Text"/>
      <text:p text:style-name="Preformatted_20_Text">cost: $</text:p>
      <text:p text:style-name="Preformatted_20_Text">city: New York</text:p>
      <text:p text:style-name="Preformatted_20_Text">reviewers: 12</text:p>
      <text:p text:style-name="Preformatted_20_Text">category: Fish,Indian,Chinese</text:p>
      <text:p text:style-name="Preformatted_20_Text">open: Monday 10:00 16:00,Tuesday 10:00 13:15,Wednesday 10:00 23:00,Thursday 10:00 16:00,Friday 11:00 19:00,Saturday 10:00 14:00,Sunday 11:00 20:00</text:p>
      <text:p text:style-name="Preformatted_20_Text">rank: 0.2</text:p>
      <text:p text:style-name="Preformatted_20_Text">name: Robotics Lab</text:p>
      <text:p text:style-name="Preformatted_20_Text"/>
      <text:p text:style-name="Preformatted_20_Text">rank: 3.0</text:p>
      <text:p text:style-name="Preformatted_20_Text">city: New York</text:p>
      <text:p text:style-name="Preformatted_20_Text">category: American</text:p>
      <text:p text:style-name="Preformatted_20_Text">reviewers: 99</text:p>
      <text:p text:style-name="Preformatted_20_Text">cost: $$</text:p>
      <text:p text:style-name="Preformatted_20_Text">open: Monday 13:00 23:00,Tuesday 19:00 23:00,Wednesday 11:00 23:00,Thursday 07:00 22:00,Friday 09:00 22:00,Saturday 10:00 23:00,Sunday 11:00 20:00</text:p>
      <text:p text:style-name="Preformatted_20_Text">name: Coconut Mango</text:p>
      <text:p text:style-name="Preformatted_20_Text"/>
      <text:p text:style-name="Preformatted_20_Text"><text:soft-page-break/>cost: $</text:p>
      <text:p text:style-name="Preformatted_20_Text">reviewers: 4</text:p>
      <text:p text:style-name="Preformatted_20_Text">rank: 3.14</text:p>
      <text:p text:style-name="Preformatted_20_Text">category: Asian Fusion</text:p>
      <text:p text:style-name="Preformatted_20_Text">city: New York</text:p>
      <text:p text:style-name="Preformatted_20_Text">open: Monday 11:00 23:00,Tuesday 10:00 20:00,Wednesday 10:00 20:00,Thursday 10:00 22:00,Friday 10:00 19:12,Saturday 10:00 20:22</text:p>
      <text:p text:style-name="Preformatted_20_Text">name: Professor</text:p>
      <text:p text:style-name="Preformatted_20_Text"/>
      <text:p text:style-name="Preformatted_20_Text">rank: 3.6</text:p>
      <text:p text:style-name="Preformatted_20_Text">city: San Francisco</text:p>
      <text:p text:style-name="Preformatted_20_Text">cost: $$</text:p>
      <text:p text:style-name="Preformatted_20_Text">category: Colombian, Peruvian</text:p>
      <text:p text:style-name="Preformatted_20_Text">open: Monday 10:00 19:00,Tuesday 10:00 15:00,Wednesday 10:00 20:00,Thursday 10:00 21:00,Friday 09:00 19:00,Saturday 10:00 23:00,Sunday 11:00 21:00</text:p>
      <text:p text:style-name="Preformatted_20_Text">name: Chef's Table</text:p>
      <text:p text:style-name="Preformatted_20_Text">reviewers: 12</text:p>
      <text:p text:style-name="Preformatted_20_Text"/>
      <text:p text:style-name="Preformatted_20_Text">cost: $$$</text:p>
      <text:p text:style-name="Preformatted_20_Text">open: Friday 18:00 23:30,Saturday 18:00 23:30</text:p>
      <text:p text:style-name="Preformatted_20_Text">rank: 5</text:p>
      <text:p text:style-name="Preformatted_20_Text">category: Contemporary</text:p>
      <text:p text:style-name="Preformatted_20_Text">name: Le Fac</text:p>
      <text:p text:style-name="Preformatted_20_Text">reviewers: 9000</text:p>
      <text:p text:style-name="Preformatted_20_Text">city: San Francisco</text:p>
      <text:p text:style-name="Preformatted_20_Text"/>
      <text:p text:style-name="Preformatted_20_Text">open: Monday 08:00 23:00,Tuesday 09:00 22:00,Wednesday 08:00 21:00,Thursday 08:00 22:00,Friday 08:00 23:00,Saturday 11:00 19:00</text:p>
      <text:p text:style-name="Preformatted_20_Text">rank: 4.1</text:p>
      <text:p text:style-name="Preformatted_20_Text">name: Tulip Bulb Family Rest and Cafe</text:p>
      <text:p text:style-name="Preformatted_20_Text">city: San Francisco</text:p>
      <text:p text:style-name="Preformatted_20_Text">reviewers: 3</text:p>
      <text:p text:style-name="Preformatted_20_Text">category: Bulgarian, Greek, Mediterranean, Galic, Korean</text:p>
      <text:p text:style-name="Preformatted_20_Text">cost: $$</text:p>
      <text:p text:style-name="Preformatted_20_Text"/>
      <text:p text:style-name="Preformatted_20_Text">city: San Francisco</text:p>
      <text:p text:style-name="Preformatted_20_Text">rank: 4.6</text:p>
      <text:p text:style-name="Preformatted_20_Text">open: Tuesday 10:00 13:00,Wednesday 08:00 23:00,Thursday 08:00 23:00,Friday 08:00 23:00,Saturday 08:00 21:00,Sunday 08:00 20:00</text:p>
      <text:p text:style-name="Preformatted_20_Text">name: I Like Your Dress</text:p>
      <text:p text:style-name="Preformatted_20_Text">category: Vegetarian, Mediterranean</text:p>
      <text:p text:style-name="Preformatted_20_Text">cost: $$</text:p>
      <text:p text:style-name="Preformatted_20_Text">reviewers: 80</text:p>
      <text:p text:style-name="Preformatted_20_Text"/>
      <text:p text:style-name="Preformatted_20_Text">open: Monday 08:00 23:00,Tuesday 10:00 13:00,Wednesday 08:00 23:00,Thursday 08:00 12:00,Friday 08:00 23:00,Saturday 08:00 20:00,Sunday 08:00 20:00</text:p>
      <text:p text:style-name="Preformatted_20_Text">cost: $</text:p>
      <text:p text:style-name="Preformatted_20_Text">city: San Francisco</text:p>
      <text:p text:style-name="Preformatted_20_Text">name: Hello Kitty</text:p>
      <text:p text:style-name="Preformatted_20_Text">reviewers: 1</text:p>
      <text:p text:style-name="Preformatted_20_Text">rank: 2.0</text:p>
      <text:p text:style-name="Preformatted_20_Text">category: Vegetarian, Chinese</text:p>
      <text:p text:style-name="Preformatted_20_Text"/>
      <text:p text:style-name="Preformatted_20_Text">cost: $$</text:p>
      <text:p text:style-name="Preformatted_20_Text">reviewers: 11</text:p>
      <text:p text:style-name="Preformatted_20_Text">rank: 4.0</text:p>
      <text:p text:style-name="Preformatted_20_Text">city: San Francisco</text:p>
      <text:p text:style-name="Preformatted_20_Text">name: Tuesday Five to Ten</text:p>
      <text:p text:style-name="Preformatted_20_Text">open: Monday 08:00 16:00,Tuesday 09:00 13:00,Wednesday 08:00 16:00,Friday 08:00 <text:soft-page-break/>19:00,Saturday 01:00 23:45,Sunday 08:00 20:00</text:p>
      <text:p text:style-name="Preformatted_20_Text">category: Bulgarian, French, African</text:p>
      <text:p text:style-name="Preformatted_20_Text"/>
      <text:p text:style-name="Preformatted_20_Text">name: We Apologize for the Inconvenience but Youre Going to Have to Leave</text:p>
      <text:p text:style-name="Preformatted_20_Text">cost: $$</text:p>
      <text:p text:style-name="Preformatted_20_Text">reviewers: 600</text:p>
      <text:p text:style-name="Preformatted_20_Text">category: Mexican, Mongolian, Indian, Chinese, Italian</text:p>
      <text:p text:style-name="Preformatted_20_Text">city: San Francisco</text:p>
      <text:p text:style-name="Preformatted_20_Text">open: Monday 02:00 16:00,Friday 02:00 23:00,Saturday 10:00 19:00,Sunday 11:00 20:00</text:p>
      <text:p text:style-name="Preformatted_20_Text">rank: 3.7</text:p>
      <text:p text:style-name="Preformatted_20_Text"/>
      <text:p text:style-name="Preformatted_20_Text">city: San Francisco</text:p>
      <text:p text:style-name="Preformatted_20_Text">category: Indian, African, Ethnic</text:p>
      <text:p text:style-name="Preformatted_20_Text">open: Monday 10:00 16:00,Tuesday 03:00 13:15,Wednesday 10:00 23:00,Thursday 10:00 16:00,Friday 11:00 19:00,Saturday 10:00 14:00,Sunday 03:20 20:00</text:p>
      <text:p text:style-name="Preformatted_20_Text">rank: 3.4</text:p>
      <text:p text:style-name="Preformatted_20_Text">reviewers: 121</text:p>
      <text:p text:style-name="Preformatted_20_Text">name: Cough Syrup</text:p>
      <text:p text:style-name="Preformatted_20_Text">cost: $</text:p>
      <text:p text:style-name="Preformatted_20_Text"/>
      <text:p text:style-name="Preformatted_20_Text">rank: 4.1</text:p>
      <text:p text:style-name="Preformatted_20_Text">reviewers: 92</text:p>
      <text:p text:style-name="Preformatted_20_Text">open: Monday 08:00 16:00,Tuesday 09:00 11:00,Wednesday 08:00 16:00,Thursday 08:00 16:00,Friday 08:00 23:00,Saturday 08:00 19:00</text:p>
      <text:p text:style-name="Preformatted_20_Text">cost: $</text:p>
      <text:p text:style-name="Preformatted_20_Text">category: American</text:p>
      <text:p text:style-name="Preformatted_20_Text">city: Chicago</text:p>
      <text:p text:style-name="Preformatted_20_Text">name: Sufjan Stevens</text:p>
      <text:p text:style-name="Preformatted_20_Text"/>
      <text:p text:style-name="Preformatted_20_Text">name: Armchair Apocrypha</text:p>
      <text:p text:style-name="Preformatted_20_Text">cost: $</text:p>
      <text:p text:style-name="Preformatted_20_Text">city: Chicago</text:p>
      <text:p text:style-name="Preformatted_20_Text">open: Monday 10:00 16:20,Tuesday 10:00 13:00,Wednesday 10:00 19:00,Thursday 10:00 16:00,Friday 10:00 19:00,Saturday 10:00 19:00,Sunday 11:00 20:00</text:p>
      <text:p text:style-name="Preformatted_20_Text">reviewers: 6</text:p>
      <text:p text:style-name="Preformatted_20_Text">category: Mexican</text:p>
      <text:p text:style-name="Preformatted_20_Text">rank: 2.9</text:p>
      <text:p text:style-name="Preformatted_20_Text"/>
      <text:p text:style-name="Preformatted_20_Text">rank: 3.9</text:p>
      <text:p text:style-name="Preformatted_20_Text">name: Scythian Empires</text:p>
      <text:p text:style-name="Preformatted_20_Text">city: Chicago</text:p>
      <text:p text:style-name="Preformatted_20_Text">open: Monday 08:00 23:00,Tuesday 10:00 13:00,Wednesday 08:00 23:00,Thursday 08:00 23:40,Friday 08:00 23:00,Saturday 08:00 21:00,Sunday 08:00 20:00</text:p>
      <text:p text:style-name="Preformatted_20_Text">cost: $$</text:p>
      <text:p text:style-name="Preformatted_20_Text">reviewers: 8</text:p>
      <text:p text:style-name="Preformatted_20_Text">category: Middle Eastern,Vegetarian</text:p>
      <text:p text:style-name="Preformatted_20_Text"/>
      <text:p text:style-name="Preformatted_20_Text">cost: $$$</text:p>
      <text:p text:style-name="Preformatted_20_Text">category: Vegetarian,French,Modern</text:p>
      <text:p text:style-name="Preformatted_20_Text">open: Monday 08:00 16:00,Tuesday 09:00 13:00,Wednesday 08:00 16:30,Friday 08:00 19:00,Saturday 08:00 19:00</text:p>
      <text:p text:style-name="Preformatted_20_Text">reviewers: 92</text:p>
      <text:p text:style-name="Preformatted_20_Text">name: Darkmatter</text:p>
      <text:p text:style-name="Preformatted_20_Text">rank: 4.1</text:p>
      <text:p text:style-name="Preformatted_20_Text">city: Chicago</text:p>
      <text:p text:style-name="Preformatted_20_Text"/>
      <text:p text:style-name="Preformatted_20_Text">cost: $$$</text:p>
      <text:p text:style-name="Preformatted_20_Text">city: Chicago</text:p>
      <text:p text:style-name="Preformatted_20_Text">category: Bar</text:p>
      <text:p text:style-name="Preformatted_20_Text"><text:soft-page-break/>rank: 5.0</text:p>
      <text:p text:style-name="Preformatted_20_Text">reviewers: 6</text:p>
      <text:p text:style-name="Preformatted_20_Text">name: Yawny at the Apocalypse</text:p>
      <text:p text:style-name="Preformatted_20_Text">open: Monday 13:00 16:00,Tuesday 14:00 13:00,Wednesday 11:02 16:00,Thursday 07:00 23:00,Friday 09:00 19:00,Saturday 10:00 02:00,Sunday 11:00 05:00</text:p>
      <text:p text:style-name="Preformatted_20_Text"/>
      <text:p text:style-name="Preformatted_20_Text">category: Mexican</text:p>
      <text:p text:style-name="Preformatted_20_Text">cost: $</text:p>
      <text:p text:style-name="Preformatted_20_Text">city: Chicago</text:p>
      <text:p text:style-name="Preformatted_20_Text">name: Cataracts</text:p>
      <text:p text:style-name="Preformatted_20_Text">reviewers: 4</text:p>
      <text:p text:style-name="Preformatted_20_Text">rank: 3.2</text:p>
      <text:p text:style-name="Preformatted_20_Text">open: Monday 10:00 16:00,Tuesday 10:00 13:00,Wednesday 10:00 16:00,Thursday 10:00 16:00,Friday 10:00 19:00,Saturday 10:00 19:00,Sunday 11:00 20:00</text:p>
      <text:p text:style-name="Preformatted_20_Text"/>
      <text:p text:style-name="Preformatted_20_Text">name: Howdy Buddy</text:p>
      <text:p text:style-name="Preformatted_20_Text">city: Chicago</text:p>
      <text:p text:style-name="Preformatted_20_Text">category: Korean,Asian Fusion</text:p>
      <text:p text:style-name="Preformatted_20_Text">open: Monday 13:00 23:00,Tuesday 14:00 23:00,Wednesday 11:00 23:00,Thursday 07:00 22:00,Friday 09:00 22:00,Saturday 10:00 23:00,Sunday 11:00 20:00</text:p>
      <text:p text:style-name="Preformatted_20_Text">reviewers: 34</text:p>
      <text:p text:style-name="Preformatted_20_Text">rank: 1.2</text:p>
      <text:p text:style-name="Preformatted_20_Text">cost: $$</text:p>
      <text:p text:style-name="Preformatted_20_Text"/>
      <text:p text:style-name="Preformatted_20_Text">category: Mexican</text:p>
      <text:p text:style-name="Preformatted_20_Text">rank: 4.7</text:p>
      <text:p text:style-name="Preformatted_20_Text">name: Aurora Borealis</text:p>
      <text:p text:style-name="Preformatted_20_Text">open: Monday 10:00 20:00,Tuesday 10:00 20:00,Wednesday 10:00 20:00,Thursday 10:00 22:00,Friday 10:00 19:00,Saturday 10:00 20:00</text:p>
      <text:p text:style-name="Preformatted_20_Text">city: Chicago</text:p>
      <text:p text:style-name="Preformatted_20_Text">reviewers: 49</text:p>
      <text:p text:style-name="Preformatted_20_Text">cost: $$</text:p>
      <text:p text:style-name="Preformatted_20_Text"/>
      <text:p text:style-name="Preformatted_20_Text">rank: 4.1</text:p>
      <text:p text:style-name="Preformatted_20_Text">reviewers: 92</text:p>
      <text:p text:style-name="Preformatted_20_Text">name: Breeze blocks</text:p>
      <text:p text:style-name="Preformatted_20_Text">city: Boston</text:p>
      <text:p text:style-name="Preformatted_20_Text">open: Monday 08:00 16:00,Tuesday 09:00 13:00,Wednesday 08:00 16:00,Thursday 08:00 16:00,Friday 08:00 19:00,Saturday 08:00 19:00</text:p>
      <text:p text:style-name="Preformatted_20_Text">category: American, Indian</text:p>
      <text:p text:style-name="Preformatted_20_Text">cost: $</text:p>
      <text:p text:style-name="Preformatted_20_Text"/>
      <text:p text:style-name="Preformatted_20_Text">name: Matilda</text:p>
      <text:p text:style-name="Preformatted_20_Text">category: Mexican, French</text:p>
      <text:p text:style-name="Preformatted_20_Text">rank: 2.9</text:p>
      <text:p text:style-name="Preformatted_20_Text">city: Boston</text:p>
      <text:p text:style-name="Preformatted_20_Text">reviewers: 68</text:p>
      <text:p text:style-name="Preformatted_20_Text">cost: $</text:p>
      <text:p text:style-name="Preformatted_20_Text">open: Monday 10:00 16:00,Tuesday 10:00 13:00,Wednesday 10:00 16:00,Thursday 10:00 16:00,Friday 10:00 19:00,Saturday 10:00 19:00,Sunday 11:00 20:00</text:p>
      <text:p text:style-name="P2"/>
      <text:p text:style-name="P2">cost: $$</text:p>
      <text:p text:style-name="P2">city: Boston</text:p>
      <text:p text:style-name="P2">category: Turkish, Soup</text:p>
      <text:p text:style-name="P2">name: Midnight</text:p>
      <text:p text:style-name="P2">open: Monday 08:00 23:00,Tuesday 10:00 13:00,Wednesday 08:00 23:00,Thursday 08:00 23:00,Friday 08:00 23:00,Saturday 08:00 21:00,Sunday 08:00 20:00</text:p>
      <text:p text:style-name="P2">reviewers: 8</text:p>
      <text:p text:style-name="P2">rank: 3.9</text:p>
      <text:p text:style-name="Preformatted_20_Text"><text:soft-page-break/></text:p>
      <text:p text:style-name="Preformatted_20_Text">cost: $$$</text:p>
      <text:p text:style-name="Preformatted_20_Text">rank: 4.1</text:p>
      <text:p text:style-name="Preformatted_20_Text">reviewers: 92</text:p>
      <text:p text:style-name="Preformatted_20_Text">city: Boston</text:p>
      <text:p text:style-name="Preformatted_20_Text">category: Bulgarian, Russian</text:p>
      <text:p text:style-name="Preformatted_20_Text">name: Rum and Coca Cola</text:p>
      <text:p text:style-name="Preformatted_20_Text">open: Monday 08:00 16:00,Tuesday 09:00 13:00,Wednesday 08:00 16:00,Friday 08:00 19:00,Saturday 08:00 19:00</text:p>
      <text:p text:style-name="Preformatted_20_Text"/>
      <text:p text:style-name="Preformatted_20_Text">open: Monday 13:00 16:00,Tuesday 14:00 13:00,Wednesday 11:00 16:00,Thursday 07:00 23:00,Friday 09:00 19:00,Saturday 10:00 19:00,Sunday 11:00 20:00</text:p>
      <text:p text:style-name="Preformatted_20_Text">reviewers: 69</text:p>
      <text:p text:style-name="Preformatted_20_Text">cost: $$</text:p>
      <text:p text:style-name="Preformatted_20_Text">city: Boston</text:p>
      <text:p text:style-name="Preformatted_20_Text">category: Italian, Greek</text:p>
      <text:p text:style-name="Preformatted_20_Text">rank: 2.6</text:p>
      <text:p text:style-name="Preformatted_20_Text">name: Black Sands</text:p>
      <text:p text:style-name="Preformatted_20_Text"/>
      <text:p text:style-name="Preformatted_20_Text">city: Boston</text:p>
      <text:p text:style-name="Preformatted_20_Text">cost: $$</text:p>
      <text:p text:style-name="Preformatted_20_Text">reviewers: 45</text:p>
      <text:p text:style-name="Preformatted_20_Text">open: Monday 10:00 16:00,Tuesday 10:00 13:00,Wednesday 10:00 16:00,Thursday 10:00 16:00,Friday 10:00 19:00,Saturday 10:00 19:00,Sunday 11:00 20:00</text:p>
      <text:p text:style-name="Preformatted_20_Text">name: El Toro</text:p>
      <text:p text:style-name="Preformatted_20_Text">rank: 3.2</text:p>
      <text:p text:style-name="Preformatted_20_Text">category: Mexican, American</text:p>
      <text:p text:style-name="Preformatted_20_Text"/>
      <text:p text:style-name="Preformatted_20_Text">cost: $$</text:p>
      <text:p text:style-name="Preformatted_20_Text">city: Boston</text:p>
      <text:p text:style-name="Preformatted_20_Text">name: Animals</text:p>
      <text:p text:style-name="Preformatted_20_Text">reviewers: 3</text:p>
      <text:p text:style-name="Preformatted_20_Text">open: Monday 13:00 23:00,Tuesday 14:00 23:00,Wednesday 11:00 23:00,Thursday 07:00 22:00,Friday 09:00 22:00,Saturday 10:00 23:00,Sunday 02:00 20:00</text:p>
      <text:p text:style-name="Preformatted_20_Text">category: Korean, Deli, French</text:p>
      <text:p text:style-name="Preformatted_20_Text">rank: 4.8</text:p>
      <text:p text:style-name="Preformatted_20_Text"/>
      <text:p text:style-name="Preformatted_20_Text">name: Blood Like Lemonade</text:p>
      <text:p text:style-name="Preformatted_20_Text">rank: 4.7</text:p>
      <text:p text:style-name="Preformatted_20_Text">category: Mexican, Colombian, Peruvian</text:p>
      <text:p text:style-name="Preformatted_20_Text">reviewers: 42</text:p>
      <text:p text:style-name="Preformatted_20_Text">cost: $$</text:p>
      <text:p text:style-name="Preformatted_20_Text">open: Monday 10:00 20:00,Tuesday 10:00 20:00,Wednesday 10:00 20:00,Thursday 10:00 22:00,Friday 10:00 19:00,Saturday 10:00 20:00</text:p>
      <text:p text:style-name="Preformatted_20_Text">city: Boston</text:p>
      <text:p text:style-name="Preformatted_20_Text"/>
      <text:p text:style-name="Preformatted_20_Text">reviewers: 194</text:p>
      <text:p text:style-name="Preformatted_20_Text">open: Monday 17:00 23:00,Tuesday 17:00 23:00,Wednesday 17:00 23:00,Thursday 17:00 23:00,Friday 12:00 01:30,Saturday 12:00 01:30,Sunday 12:00 23:00</text:p>
      <text:p text:style-name="Preformatted_20_Text">cost: $$</text:p>
      <text:p text:style-name="Preformatted_20_Text">rank: 3.8</text:p>
      <text:p text:style-name="Preformatted_20_Text">category: Japanese</text:p>
      <text:p text:style-name="Preformatted_20_Text">name: Shabu Tatsu</text:p>
      <text:p text:style-name="Preformatted_20_Text">city: New York</text:p>
      <text:p text:style-name="Preformatted_20_Text"/>
      <text:p text:style-name="Preformatted_20_Text">name: Eleven Madison Park</text:p>
      <text:p text:style-name="Preformatted_20_Text">rank: 4.7</text:p>
      <text:p text:style-name="Preformatted_20_Text">reviewers: 3926</text:p>
      <text:p text:style-name="Preformatted_20_Text">city: New York</text:p>
      <text:p text:style-name="Preformatted_20_Text"><text:soft-page-break/>open: Monday 17:30 22:00,Tuesday 17:30 22:00,Wednesday 17:30 22:00,Thursday 12:00 22:00,Friday 12:00 22:00,Saturday 12:00 22:00,Sunday 17:30 22:00</text:p>
      <text:p text:style-name="Preformatted_20_Text">category: American</text:p>
      <text:p text:style-name="Preformatted_20_Text">cost: $$$</text:p>
      <text:p text:style-name="Preformatted_20_Text"/>
      <text:p text:style-name="Preformatted_20_Text">cost: $$$</text:p>
      <text:p text:style-name="Preformatted_20_Text">reviewers: 756</text:p>
      <text:p text:style-name="Preformatted_20_Text">open: Monday 07:00 02:00,Tuesday 07:00 02:00,Wednesday 07:00 02:00,Thursday 07:00 02:00,Friday 07:00 02:00,Saturday 07:00 02:00,Sunday 07:00 02:00</text:p>
      <text:p text:style-name="Preformatted_20_Text">category: British</text:p>
      <text:p text:style-name="Preformatted_20_Text">rank: 1.7</text:p>
      <text:p text:style-name="Preformatted_20_Text">name: The Breslin</text:p>
      <text:p text:style-name="Preformatted_20_Text">city: New York</text:p>
      <text:p text:style-name="Preformatted_20_Text"/>
      <text:p text:style-name="Preformatted_20_Text">city: New York</text:p>
      <text:p text:style-name="Preformatted_20_Text">open: Monday 12:00 22:30,Tuesday 12:00 22:30,Wednesday 12:00 22:30,Thursday 12:00 22:30,Friday 12:00 23:00,Saturday 12:00 23:00</text:p>
      <text:p text:style-name="Preformatted_20_Text">name: Le Bernardin</text:p>
      <text:p text:style-name="Preformatted_20_Text">rank: 4.8</text:p>
      <text:p text:style-name="Preformatted_20_Text">reviewers: 4337</text:p>
      <text:p text:style-name="Preformatted_20_Text">cost: $$$</text:p>
      <text:p text:style-name="Preformatted_20_Text">category: Seafood</text:p>
      <text:p text:style-name="Preformatted_20_Text"/>
      <text:p text:style-name="Preformatted_20_Text">reviewers: 5144</text:p>
      <text:p text:style-name="Preformatted_20_Text">name: Gramercy Tavern</text:p>
      <text:p text:style-name="Preformatted_20_Text">open: Monday 12:00 23:00,Tuesday 12:00 23:00,Wednesday 12:00 23:00,Thursday 12:00 23:00,Friday 12:00 14:00,Saturday 12:00 14:00,Sunday 12:00 23:00</text:p>
      <text:p text:style-name="Preformatted_20_Text">city: New York</text:p>
      <text:p text:style-name="Preformatted_20_Text">cost: $$$</text:p>
      <text:p text:style-name="Preformatted_20_Text">category: American</text:p>
      <text:p text:style-name="Preformatted_20_Text">rank: 3.6</text:p>
      <text:p text:style-name="Preformatted_20_Text"/>
      <text:p text:style-name="Preformatted_20_Text">reviewers: 804</text:p>
      <text:p text:style-name="Preformatted_20_Text">name: Barbuto</text:p>
      <text:p text:style-name="Preformatted_20_Text">rank: 4.0</text:p>
      <text:p text:style-name="Preformatted_20_Text">category: Italian</text:p>
      <text:p text:style-name="Preformatted_20_Text">cost: $$$</text:p>
      <text:p text:style-name="Preformatted_20_Text">open: Monday 12:00 23:00,Tuesday 12:00 23:00,Wednesday 12:00 23:00,Thursday 12:00 23:00,Friday 12:00 23:59,Saturday 12:00 23:59,Sunday 12:00 22:00</text:p>
      <text:p text:style-name="Preformatted_20_Text">city: New York</text:p>
      <text:p text:style-name="Preformatted_20_Text"/>
      <text:p text:style-name="Preformatted_20_Text">reviewers: 1251</text:p>
      <text:p text:style-name="Preformatted_20_Text">open: Monday 12:00 23:00,Tuesday 12:00 02:00,Wednesday 12:00 14:00,Thursday 12:00 23:59,Friday 12:00 01:00,Saturday 11:00 01:00,Sunday 11:00 23:00</text:p>
      <text:p text:style-name="Preformatted_20_Text">category: French</text:p>
      <text:p text:style-name="Preformatted_20_Text">rank: 2.8</text:p>
      <text:p text:style-name="Preformatted_20_Text">name: DBGB Kitchen and Bar</text:p>
      <text:p text:style-name="Preformatted_20_Text">cost: $$</text:p>
      <text:p text:style-name="Preformatted_20_Text">city: New York</text:p>
      <text:p text:style-name="Preformatted_20_Text"/>
      <text:p text:style-name="Preformatted_20_Text">name: Tomoe Sushi</text:p>
      <text:p text:style-name="Preformatted_20_Text">rank: 3.7</text:p>
      <text:p text:style-name="Preformatted_20_Text">reviewers: 734</text:p>
      <text:p text:style-name="Preformatted_20_Text">city: New York</text:p>
      <text:p text:style-name="Preformatted_20_Text">category: Sushi</text:p>
      <text:p text:style-name="Preformatted_20_Text">open: Monday 05:00 23:00,Tuesday 13:00 23:00,Wednesday 13:00 23:00,Thursday 13:00 23:00,Friday 13:00 23:59,Saturday 13:00 12:00,Sunday 17:00 23:00</text:p>
      <text:p text:style-name="Preformatted_20_Text">cost: $$$</text:p>
      <text:p text:style-name="Preformatted_20_Text"/>
      <text:p text:style-name="Preformatted_20_Text"><text:soft-page-break/>reviewers: 1804</text:p>
      <text:p text:style-name="Preformatted_20_Text">name: Bertucci's</text:p>
      <text:p text:style-name="Preformatted_20_Text">city: Boston</text:p>
      <text:p text:style-name="Preformatted_20_Text">cost: $$</text:p>
      <text:p text:style-name="Preformatted_20_Text">category: Italian</text:p>
      <text:p text:style-name="Preformatted_20_Text">rank: 4.5</text:p>
      <text:p text:style-name="Preformatted_20_Text">open: Monday 010:00 23:00,Tuesday 06:00 23:00,Thursday 13:00 23:00,Friday 13:00 12:00,Saturday 13:00 04:00</text:p>
      <text:p text:style-name="Preformatted_20_Text"/>
      <text:p text:style-name="Preformatted_20_Text">name: Regina Pizzeria</text:p>
      <text:p text:style-name="Preformatted_20_Text">reviewers: 482</text:p>
      <text:p text:style-name="Preformatted_20_Text">city: Boston</text:p>
      <text:p text:style-name="Preformatted_20_Text">rank: 4.0</text:p>
      <text:p text:style-name="Preformatted_20_Text">cost: $$</text:p>
      <text:p text:style-name="Preformatted_20_Text">open: Tuesday 08:00 17:00,Wednesday 20:00 05:00,Thursday 13:00 20:00,Friday 13:00 21:00,Saturday 13:00 14:00,Sunday 17:00 23:00</text:p>
      <text:p text:style-name="Preformatted_20_Text">category: Pizza</text:p>
      <text:p text:style-name="Preformatted_20_Text"/>
      <text:p text:style-name="Preformatted_20_Text">category: Steak</text:p>
      <text:p text:style-name="Preformatted_20_Text">city: Boston</text:p>
      <text:p text:style-name="Preformatted_20_Text">name: Ruth's Chris Steak House</text:p>
      <text:p text:style-name="Preformatted_20_Text">open: Monday 05:00 23:00,Tuesday 13:00 23:00,Wednesday 13:00 23:00,Thursday 13:00 23:00,Friday 13:00 15:00</text:p>
      <text:p text:style-name="Preformatted_20_Text">rank: 4.2</text:p>
      <text:p text:style-name="Preformatted_20_Text">cost: $$$</text:p>
      <text:p text:style-name="Preformatted_20_Text">reviewers: 617</text:p>
      <text:p text:style-name="Preformatted_20_Text"/>
      <text:p text:style-name="Preformatted_20_Text">reviewers: 5</text:p>
      <text:p text:style-name="Preformatted_20_Text">city: Boston</text:p>
      <text:p text:style-name="Preformatted_20_Text">category: Fastfood</text:p>
      <text:p text:style-name="Preformatted_20_Text">rank: 1.8</text:p>
      <text:p text:style-name="Preformatted_20_Text">cost: $</text:p>
      <text:p text:style-name="Preformatted_20_Text">name: Potbelly Sandwich Shop</text:p>
      <text:p text:style-name="Preformatted_20_Text">open: Monday 05:00 10:00,Wednesday 02:00 23:00,Friday 06:00 16:00,Saturday 07:15 21:00,Sunday 17:00 23:00</text:p>
      <text:p text:style-name="Preformatted_20_Text"/>
      <text:p text:style-name="Preformatted_20_Text">name: Menton Boston</text:p>
      <text:p text:style-name="Preformatted_20_Text">category: French</text:p>
      <text:p text:style-name="Preformatted_20_Text">rank: 5.0</text:p>
      <text:p text:style-name="Preformatted_20_Text">reviewers: 178</text:p>
      <text:p text:style-name="Preformatted_20_Text">city: Boston</text:p>
      <text:p text:style-name="Preformatted_20_Text">cost: $$$</text:p>
      <text:p text:style-name="Preformatted_20_Text">open: Monday 05:00 06:00,Tuesday 13:00 23:00,Wednesday 07:00 23:00,Thursday 13:00 23:00,Friday 13:00 12:00,Saturday 13:00 05:00,Sunday 10:00 23:00</text:p>
      <text:p text:style-name="Preformatted_20_Text"/>
      <text:p text:style-name="Preformatted_20_Text">reviewers: 30</text:p>
      <text:p text:style-name="Preformatted_20_Text">name: Legal Harborside</text:p>
      <text:p text:style-name="Preformatted_20_Text">category: Seafood</text:p>
      <text:p text:style-name="Preformatted_20_Text">city: Boston</text:p>
      <text:p text:style-name="Preformatted_20_Text">open: Monday 05:00 10:30,Tuesday 13:00 23:00,Wednesday 13:00 14:00,Thursday 13:00 23:00,Friday 13:00 14:00,Saturday 13:00 12:00</text:p>
      <text:p text:style-name="Preformatted_20_Text">cost: $$</text:p>
      <text:p text:style-name="Preformatted_20_Text">rank: 3.9</text:p>
      <text:p text:style-name="Preformatted_20_Text"/>
      <text:p text:style-name="Preformatted_20_Text">cost: $$$</text:p>
      <text:p text:style-name="Preformatted_20_Text">rank: 4.7</text:p>
      <text:p text:style-name="Preformatted_20_Text">reviewers: 349</text:p>
      <text:p text:style-name="Preformatted_20_Text">open: Monday 05:00 23:00,Tuesday 07:00 23:00,Wednesday 13:00 23:00,Thursday 13:00 23:00,Saturday 13:00 14:00,Sunday 06:00 23:00</text:p>
      <text:p text:style-name="Preformatted_20_Text"><text:soft-page-break/>category: Japanese</text:p>
      <text:p text:style-name="Preformatted_20_Text">name: O Ya</text:p>
      <text:p text:style-name="Preformatted_20_Text">city: Boston</text:p>
      <text:p text:style-name="Preformatted_20_Text"/>
      <text:p text:style-name="Preformatted_20_Text">open: Monday 05:00 23:00,Tuesday 12:32 23:00,Wednesday 13:00 23:00,Thursday 13:00 23:00,Friday 13:00 10:00,Saturday 10:00 01:00,Sunday 17:00 23:00</text:p>
      <text:p text:style-name="Preformatted_20_Text">name: Cheers</text:p>
      <text:p text:style-name="Preformatted_20_Text">category: American</text:p>
      <text:p text:style-name="Preformatted_20_Text">reviewers: 94</text:p>
      <text:p text:style-name="Preformatted_20_Text">cost: $$</text:p>
      <text:p text:style-name="Preformatted_20_Text">city: Boston</text:p>
      <text:p text:style-name="Preformatted_20_Text">rank: 2.8</text:p>
      <text:p text:style-name="Preformatted_20_Text"/>
      <text:p text:style-name="Preformatted_20_Text">reviewers: 255</text:p>
      <text:p text:style-name="Preformatted_20_Text">name: Giordano's</text:p>
      <text:p text:style-name="Preformatted_20_Text">rank: 4.2</text:p>
      <text:p text:style-name="Preformatted_20_Text">city: Chicago</text:p>
      <text:p text:style-name="Preformatted_20_Text">open: Tuesday 12:00 02:00,Wednesday 12:00 02:00,Thursday 12:00 02:00,Friday 12:00 01:00,Saturday 11:00 01:00,Sunday 11:00 23:00</text:p>
      <text:p text:style-name="Preformatted_20_Text">cost: $$</text:p>
      <text:p text:style-name="Preformatted_20_Text">category: Pizza</text:p>
      <text:p text:style-name="Preformatted_20_Text"/>
      <text:p text:style-name="Preformatted_20_Text">name: Berghoff Catering &amp; Restaurant Group</text:p>
      <text:p text:style-name="Preformatted_20_Text">open: Monday 12:00 10:00,Wednesday 12:00 20:00,Friday 12:00 01:25,Saturday 11:00 01:00,Sunday 11:50 23:00</text:p>
      <text:p text:style-name="Preformatted_20_Text">reviewers: 966</text:p>
      <text:p text:style-name="Preformatted_20_Text">category: German</text:p>
      <text:p text:style-name="Preformatted_20_Text">rank: 3.8</text:p>
      <text:p text:style-name="Preformatted_20_Text">city: Chicago</text:p>
      <text:p text:style-name="Preformatted_20_Text">cost: $$</text:p>
      <text:p text:style-name="Preformatted_20_Text"/>
      <text:p text:style-name="Preformatted_20_Text">reviewers: 562</text:p>
      <text:p text:style-name="Preformatted_20_Text">name: Portillo's Hot Dogs</text:p>
      <text:p text:style-name="Preformatted_20_Text">cost: $</text:p>
      <text:p text:style-name="Preformatted_20_Text">open: Monday 12:10 23:00,Tuesday 12:00 02:00,Wednesday 07:00 23:00,Thursday 12:00 12:09,Friday 12:00 01:00,Saturday 11:07 01:00</text:p>
      <text:p text:style-name="Preformatted_20_Text">rank: 2.7</text:p>
      <text:p text:style-name="Preformatted_20_Text">city: Chicago</text:p>
      <text:p text:style-name="Preformatted_20_Text">category: Hot Dog</text:p>
      <text:p text:style-name="Preformatted_20_Text"/>
      <text:p text:style-name="Preformatted_20_Text">rank: 4.4</text:p>
      <text:p text:style-name="Preformatted_20_Text">category: Sandwich</text:p>
      <text:p text:style-name="Preformatted_20_Text">open: Monday 12:00 23:00,Tuesday 17:00 02:00,Wednesday 12:00 20:00,Thursday 12:00 21:00,Friday 12:00 13:00,Saturday 11:00 01:50,Sunday 11:45 23:00</text:p>
      <text:p text:style-name="Preformatted_20_Text">cost: $$</text:p>
      <text:p text:style-name="Preformatted_20_Text">reviewers: 562</text:p>
      <text:p text:style-name="Preformatted_20_Text">name: Lou Mitchell's Restaurant</text:p>
      <text:p text:style-name="Preformatted_20_Text">city: Chicago</text:p>
      <text:p text:style-name="Preformatted_20_Text"/>
      <text:p text:style-name="Preformatted_20_Text">city: Chicago</text:p>
      <text:p text:style-name="Preformatted_20_Text">rank: 4.1</text:p>
      <text:p text:style-name="Preformatted_20_Text">open: Monday 20:15 23:00,Tuesday 12:00 02:00,Wednesday 23:00 04:15,Thursday 12:00 03:00,Friday 12:00 01:15,Saturday 11:00 01:00,Sunday 11:00 23:15</text:p>
      <text:p text:style-name="Preformatted_20_Text">reviewers: 605</text:p>
      <text:p text:style-name="Preformatted_20_Text">name: Fogo de Chao</text:p>
      <text:p text:style-name="Preformatted_20_Text">cost: $$$</text:p>
      <text:p text:style-name="Preformatted_20_Text">category: Brazilian</text:p>
      <text:p text:style-name="Preformatted_20_Text"/>
      <text:p text:style-name="Preformatted_20_Text">reviewers: 120</text:p>
      <text:p text:style-name="Preformatted_20_Text"><text:soft-page-break/>name: Wildberry Pancakes &amp; Cafe</text:p>
      <text:p text:style-name="Preformatted_20_Text">open: Monday 12:00 23:00,Tuesday 12:00 02:00,Wednesday 12:00 04:00,Thursday 12:00 23:00,Friday 12:00 01:00,Sunday 11:00 23:00</text:p>
      <text:p text:style-name="Preformatted_20_Text">rank: 3.5</text:p>
      <text:p text:style-name="Preformatted_20_Text">city: Chicago</text:p>
      <text:p text:style-name="Preformatted_20_Text">category: American</text:p>
      <text:p text:style-name="Preformatted_20_Text">cost: $$</text:p>
      <text:p text:style-name="Preformatted_20_Text"/>
      <text:p text:style-name="Preformatted_20_Text">name: La Scarola</text:p>
      <text:p text:style-name="Preformatted_20_Text">category: Italian</text:p>
      <text:p text:style-name="Preformatted_20_Text">rank: 4.9</text:p>
      <text:p text:style-name="Preformatted_20_Text">cost: $$</text:p>
      <text:p text:style-name="Preformatted_20_Text">city: Chicago</text:p>
      <text:p text:style-name="Preformatted_20_Text">reviewers: 216</text:p>
      <text:p text:style-name="Preformatted_20_Text">open: Monday 12:13 23:00,Tuesday 12:00 02:00,Wednesday 12:00 04:23,Thursday 12:00 17:00,Friday 12:00 01:00</text:p>
      <text:p text:style-name="Preformatted_20_Text"/>
      <text:p text:style-name="Preformatted_20_Text">rank: 2.3</text:p>
      <text:p text:style-name="Preformatted_20_Text">cost: $$$</text:p>
      <text:p text:style-name="Preformatted_20_Text">open: Tuesday 12:00 02:00,Wednesday 12:00 02:30,Thursday 09:00 08:00,Friday 12:00 01:00,Saturday 11:00 01:13,Sunday 11:31 02:00</text:p>
      <text:p text:style-name="Preformatted_20_Text">name: McCormick &amp; Schmick's</text:p>
      <text:p text:style-name="Preformatted_20_Text">city: Chicago</text:p>
      <text:p text:style-name="Preformatted_20_Text">category: Seafood</text:p>
      <text:p text:style-name="Preformatted_20_Text">reviewers: 128</text:p>
      <text:p text:style-name="Preformatted_20_Text"/>
      <text:p text:style-name="Preformatted_20_Text">rank: 4.7</text:p>
      <text:p text:style-name="Preformatted_20_Text">reviewers: 3082</text:p>
      <text:p text:style-name="Preformatted_20_Text">category: Vietnamese</text:p>
      <text:p text:style-name="Preformatted_20_Text">open: Monday 13:15 23:13,Tuesday 04:44 02:00,Thursday 09:00 09:15,Friday 02:00 01:00,Saturday 11:45 01:13,Sunday 04:31 13:00</text:p>
      <text:p text:style-name="Preformatted_20_Text">city: San Franciso</text:p>
      <text:p text:style-name="Preformatted_20_Text">cost: $$$</text:p>
      <text:p text:style-name="Preformatted_20_Text">name: The Slanted Door</text:p>
      <text:p text:style-name="Preformatted_20_Text"/>
      <text:p text:style-name="Preformatted_20_Text">cost: $$$</text:p>
      <text:p text:style-name="Preformatted_20_Text">open: Monday 08:00 23:13,Tuesday 01:00 02:00,Wednesday 23:00 08:30,Thursday 10:00 10:00,Friday 12:50 01:00,Saturday 11:00 01:13,Sunday 11:31 23:13</text:p>
      <text:p text:style-name="Preformatted_20_Text">category: Italian</text:p>
      <text:p text:style-name="Preformatted_20_Text">name: Zuni Cafe</text:p>
      <text:p text:style-name="Preformatted_20_Text">reviewers: 2464</text:p>
      <text:p text:style-name="Preformatted_20_Text">city: San Francisco</text:p>
      <text:p text:style-name="Preformatted_20_Text">rank: 3.6</text:p>
      <text:p text:style-name="Preformatted_20_Text"/>
      <text:p text:style-name="Preformatted_20_Text">reviewers: 1811</text:p>
      <text:p text:style-name="Preformatted_20_Text">name: Kokkari Estiatorio</text:p>
      <text:p text:style-name="Preformatted_20_Text">cost: $$$</text:p>
      <text:p text:style-name="Preformatted_20_Text">category: Greek</text:p>
      <text:p text:style-name="Preformatted_20_Text">open: Monday 10:00 20:13,Tuesday 12:00 02:00,Wednesday 20:00 23:30,Thursday 09:00 23:00,Friday 12:00 01:15,Saturday 11:00 01:13</text:p>
      <text:p text:style-name="Preformatted_20_Text">rank: 4.6</text:p>
      <text:p text:style-name="Preformatted_20_Text">city: San Franciso</text:p>
      <text:p text:style-name="Preformatted_20_Text"/>
      <text:p text:style-name="Preformatted_20_Text">rank: 4.0</text:p>
      <text:p text:style-name="Preformatted_20_Text">open: Monday 08:00 23:13,Tuesday 12:00 02:00,Wednesday 12:00 23:30,Thursday 09:00 23:00,Friday 12:15 01:00,Saturday 11:00 01:13,Sunday 20:31 23:00</text:p>
      <text:p text:style-name="Preformatted_20_Text">city: San Francisco</text:p>
      <text:p text:style-name="Preformatted_20_Text">name: Greens Restaurant</text:p>
      <text:p text:style-name="Preformatted_20_Text">cost: $$</text:p>
      <text:p text:style-name="Preformatted_20_Text"><text:soft-page-break/>category: Vegetarian</text:p>
      <text:p text:style-name="Preformatted_20_Text">reviewers: 2273</text:p>
      <text:p text:style-name="Preformatted_20_Text"/>
      <text:p text:style-name="Preformatted_20_Text">rank: 4.4</text:p>
      <text:p text:style-name="Preformatted_20_Text">city: San Franciso</text:p>
      <text:p text:style-name="Preformatted_20_Text">cost: $$</text:p>
      <text:p text:style-name="Preformatted_20_Text">name: Millennium Restaurant</text:p>
      <text:p text:style-name="Preformatted_20_Text">reviewers: 683</text:p>
      <text:p text:style-name="Preformatted_20_Text">category: Vegan</text:p>
      <text:p text:style-name="Preformatted_20_Text">open: Monday 08:00 23:13,Tuesday 12:00 02:00,Wednesday 12:00 23:30,Thursday 09:00 23:00,Friday 12:00 01:00</text:p>
      <text:p text:style-name="Preformatted_20_Text"/>
      <text:p text:style-name="Preformatted_20_Text">name: Ike's Place</text:p>
      <text:p text:style-name="Preformatted_20_Text">reviewers: 549</text:p>
      <text:p text:style-name="Preformatted_20_Text">rank: 3.9</text:p>
      <text:p text:style-name="Preformatted_20_Text">category: Sandwich</text:p>
      <text:p text:style-name="Preformatted_20_Text">cost: $</text:p>
      <text:p text:style-name="Preformatted_20_Text">city: San Francisco</text:p>
      <text:p text:style-name="Preformatted_20_Text">open: Monday 08:00 23:13,Tuesday 12:00 02:00,Wednesday 04:00 23:30,Thursday 09:00 23:00,Friday 12:00 01:00,Saturday 11:00 01:13,Sunday 03:31 23:00</text:p>
      <text:p text:style-name="Preformatted_20_Text"/>
      <text:p text:style-name="Preformatted_20_Text">open: Monday 08:00 23:13,Wednesday 12:00 23:30,Friday 06:00 01:00,Saturday 11:00 01:13,Sunday 11:31 23:00</text:p>
      <text:p text:style-name="Preformatted_20_Text">category: French</text:p>
      <text:p text:style-name="Preformatted_20_Text">rank: 4.8</text:p>
      <text:p text:style-name="Preformatted_20_Text">city: San Francisco</text:p>
      <text:p text:style-name="Preformatted_20_Text">name: Fleur De Lys</text:p>
      <text:p text:style-name="Preformatted_20_Text">reviewers: 1114</text:p>
      <text:p text:style-name="Preformatted_20_Text">cost: $$$</text:p>
      <text:p text:style-name="Preformatted_20_Text"/>
      <text:p text:style-name="Preformatted_20_Text">name: The Stinking Rose</text:p>
      <text:p text:style-name="Preformatted_20_Text">cost: $$</text:p>
      <text:p text:style-name="Preformatted_20_Text">city: San Francisco</text:p>
      <text:p text:style-name="Preformatted_20_Text">category: Italian</text:p>
      <text:p text:style-name="Preformatted_20_Text">rank: 1.2</text:p>
      <text:p text:style-name="Preformatted_20_Text">reviewers: 823</text:p>
      <text:p text:style-name="Preformatted_20_Text">open: Monday 08:00 23:13,Tuesday 12:00 02:00,Wednesday 05:30 23:30,Thursday 09:00 23:00,Friday 12:00 01:00,Saturday 11:00 01:13,Sunday 11:31 23:00</text:p>
      <text:p text:style-name="Preformatted_20_Text"/>
      <text:p text:style-name="Preformatted_20_Text">city: Philadelphia</text:p>
      <text:p text:style-name="Preformatted_20_Text">reviewers: 213</text:p>
      <text:p text:style-name="Preformatted_20_Text">open: Monday 08:00 23:13,Tuesday 12:00 02:00,Wednesday 12:00 23:30,Thursday 09:00 23:00,Friday 12:00 01:00,Saturday 11:00 01:13,Sunday 11:31 10:00</text:p>
      <text:p text:style-name="Preformatted_20_Text">category: Sushi</text:p>
      <text:p text:style-name="Preformatted_20_Text">cost: $$</text:p>
      <text:p text:style-name="Preformatted_20_Text">rank: 4.4</text:p>
      <text:p text:style-name="Preformatted_20_Text">name: Raw Sushi &amp; Sake Lounge</text:p>
      <text:p text:style-name="Preformatted_20_Text"/>
      <text:p text:style-name="Preformatted_20_Text">name: Zahav</text:p>
      <text:p text:style-name="Preformatted_20_Text">reviewers: 566</text:p>
      <text:p text:style-name="Preformatted_20_Text">rank: 4.9</text:p>
      <text:p text:style-name="Preformatted_20_Text">cost: $$$</text:p>
      <text:p text:style-name="Preformatted_20_Text">city: Philadelphia</text:p>
      <text:p text:style-name="Preformatted_20_Text">open: Monday 08:00 23:13,Tuesday 12:00 02:00,Thursday 09:00 23:00,Friday 12:00 01:00,Saturday 11:17 01:13,Sunday 11:31 23:00</text:p>
      <text:p text:style-name="Preformatted_20_Text">category: Israeli</text:p>
      <text:p text:style-name="Preformatted_20_Text"/>
      <text:p text:style-name="Preformatted_20_Text">name: El Vez</text:p>
      <text:p text:style-name="Preformatted_20_Text">rank: 4.0</text:p>
      <text:p text:style-name="Preformatted_20_Text"><text:soft-page-break/>cost: $$</text:p>
      <text:p text:style-name="Preformatted_20_Text">open: Monday 08:00 23:13,Tuesday 12:00 02:00,Wednesday 12:00 23:30,Thursday 09:00 23:00,Friday 12:00 01:00,Saturday 11:00 01:13,Sunday 11:31 09:00</text:p>
      <text:p text:style-name="Preformatted_20_Text">city: Philadelphia</text:p>
      <text:p text:style-name="Preformatted_20_Text">category: Mexican</text:p>
      <text:p text:style-name="Preformatted_20_Text">reviewers: 1119</text:p>
      <text:p text:style-name="Preformatted_20_Text"/>
      <text:p text:style-name="Preformatted_20_Text">cost: $$</text:p>
      <text:p text:style-name="Preformatted_20_Text">reviewers: 272</text:p>
      <text:p text:style-name="Preformatted_20_Text">open: Monday 08:00 23:13,Tuesday 12:00 02:00,Wednesday 12:00 23:30,Thursday 09:00 23:00,Friday 12:45 01:00,Saturday 11:00 01:13,Sunday 11:31 23:00</text:p>
      <text:p text:style-name="Preformatted_20_Text">city: Philadelphia</text:p>
      <text:p text:style-name="Preformatted_20_Text">rank: 3.7</text:p>
      <text:p text:style-name="Preformatted_20_Text">name: Valanni</text:p>
      <text:p text:style-name="Preformatted_20_Text">category: Mediterranean</text:p>
      <text:p text:style-name="Preformatted_20_Text"/>
      <text:p text:style-name="Preformatted_20_Text">reviewers: 1084</text:p>
      <text:p text:style-name="Preformatted_20_Text">name: Alma de Cuba</text:p>
      <text:p text:style-name="Preformatted_20_Text">city: Philadelphia</text:p>
      <text:p text:style-name="Preformatted_20_Text">cost: $$$</text:p>
      <text:p text:style-name="Preformatted_20_Text">category: Cuban</text:p>
      <text:p text:style-name="Preformatted_20_Text">rank: 4.1</text:p>
      <text:p text:style-name="Preformatted_20_Text">open: Monday 08:00 23:13,Tuesday 12:00 02:23,Wednesday 12:00 23:30,Thursday 09:00 23:00,Friday 12:00 01:00,Saturday 11:00 01:13,Sunday 20:31 23:00</text:p>
      <text:p text:style-name="Preformatted_20_Text"/>
      <text:p text:style-name="Preformatted_20_Text">city: Philadelphia</text:p>
      <text:p text:style-name="Preformatted_20_Text">name: Bistro St. Tropez</text:p>
      <text:p text:style-name="Preformatted_20_Text">cost: $$</text:p>
      <text:p text:style-name="Preformatted_20_Text">open: Monday 08:00 23:13,Tuesday 12:00 02:00,Wednesday 12:00 23:30,Thursday 09:00 23:00,Saturday 11:00 01:13,Sunday 11:31 23:00</text:p>
      <text:p text:style-name="Preformatted_20_Text">rank: 4.3</text:p>
      <text:p text:style-name="Preformatted_20_Text">reviewers: 319</text:p>
      <text:p text:style-name="Preformatted_20_Text">category: French</text:p>
      <text:p text:style-name="Preformatted_20_Text"/>
      <text:p text:style-name="Preformatted_20_Text">city: Philadelphia</text:p>
      <text:p text:style-name="Preformatted_20_Text">category: Middle Eastern</text:p>
      <text:p text:style-name="Preformatted_20_Text">cost: $</text:p>
      <text:p text:style-name="Preformatted_20_Text">name: Saad's Halal Restaurant</text:p>
      <text:p text:style-name="Preformatted_20_Text">open: Monday 08:00 23:13,Tuesday 12:00 02:09,Wednesday 12:00 23:30,Thursday 09:00 23:00,Friday 12:00 01:00,Saturday 11:00 01:13,Sunday 11:31 23:00</text:p>
      <text:p text:style-name="Preformatted_20_Text">reviewers: 64</text:p>
      <text:p text:style-name="Preformatted_20_Text">rank: 4.8</text:p>
      <text:p text:style-name="Preformatted_20_Text"/>
      <text:p text:style-name="Preformatted_20_Text">category: Steak</text:p>
      <text:p text:style-name="Preformatted_20_Text">city: Philadelphia</text:p>
      <text:p text:style-name="Preformatted_20_Text">cost: $</text:p>
      <text:p text:style-name="Preformatted_20_Text">rank: 4.2</text:p>
      <text:p text:style-name="Preformatted_20_Text">reviewers: 697</text:p>
      <text:p text:style-name="Preformatted_20_Text">name: Tony Luke's</text:p>
      <text:p text:style-name="Preformatted_20_Text">open: Monday 08:00 23:13,Tuesday 12:00 02:00,Wednesday 12:00 23:30,Thursday 09:00 23:00,Friday 12:00 01:00,Saturday 11:00 01:13</text:p>
      <text:p text:style-name="Preformatted_20_Text"/>
      <text:p text:style-name="Preformatted_20_Text">cost: $$$</text:p>
      <text:p text:style-name="Preformatted_20_Text">rank: 4.5</text:p>
      <text:p text:style-name="Preformatted_20_Text">category: confectionery,sweets,cookies,desserts</text:p>
      <text:p text:style-name="Preformatted_20_Text">reviewers: 13</text:p>
      <text:p text:style-name="Preformatted_20_Text">open: Tuesday 10:00 15:30,Wednesday 10:00 15:30,Thursday 10:00 15:30,Friday 09:00 14:00,Saturday 10:00 17:30</text:p>
      <text:p text:style-name="Preformatted_20_Text">city: Boston</text:p>
      <text:p text:style-name="Preformatted_20_Text"><text:soft-page-break/>name: Ben Kaufmans Cookie Emporium</text:p>
      <text:p text:style-name="Preformatted_20_Text"/>
      <text:p text:style-name="Preformatted_20_Text">name: Milliways</text:p>
      <text:p text:style-name="Preformatted_20_Text">cost: $$$</text:p>
      <text:p text:style-name="Preformatted_20_Text">category: ameglion,pan galactic gargle blaster,veterinarian</text:p>
      <text:p text:style-name="Preformatted_20_Text">reviewers: 1000000000</text:p>
      <text:p text:style-name="Preformatted_20_Text">city: Boston</text:p>
      <text:p text:style-name="Preformatted_20_Text">open: Sunday 23:00 23:30</text:p>
      <text:p text:style-name="Preformatted_20_Text">rank: 5.0</text:p>
      <text:p text:style-name="Preformatted_20_Text"/>
      <text:p text:style-name="Preformatted_20_Text">rank: 1.0</text:p>
      <text:p text:style-name="Preformatted_20_Text">name: My Favourite Store on the Citadel</text:p>
      <text:p text:style-name="Preformatted_20_Text">category: shepardcommander,reaper,normandy</text:p>
      <text:p text:style-name="Preformatted_20_Text">city: Boston</text:p>
      <text:p text:style-name="Preformatted_20_Text">reviewers: 1</text:p>
      <text:p text:style-name="Preformatted_20_Text">cost: $</text:p>
      <text:p text:style-name="Preformatted_20_Text">open: Monday 07:00 15:00,Tuesday 07:00 15:00,Wednesday 07:00 15:00,Thursday 07:00 15:00,Friday 07:00 15:00,Saturday 07:00 15:00,Sunday 07:00 15:00</text:p>
      <text:p text:style-name="Preformatted_20_Text"/>
      <text:p text:style-name="Preformatted_20_Text">reviewers: 10</text:p>
      <text:p text:style-name="Preformatted_20_Text">city: Boston</text:p>
      <text:p text:style-name="Preformatted_20_Text">rank: 3.0</text:p>
      <text:p text:style-name="Preformatted_20_Text">cost: $</text:p>
      <text:p text:style-name="Preformatted_20_Text">open: Monday 06:00 17:00,Tuesday 06:00 17:00,Wednesday 06:00 17:00,Thursday 06:00 17:00,Friday 06:00 17:00,Saturday 06:00 17:00,Sunday 06:00 17:00</text:p>
      <text:p text:style-name="Preformatted_20_Text">name: Bosmeri Fine Cuisine</text:p>
      <text:p text:style-name="Preformatted_20_Text">category: bosmer,carnivorous</text:p>
      <text:p text:style-name="Preformatted_20_Text"/>
      <text:p text:style-name="Preformatted_20_Text">rank: 0.0</text:p>
      <text:p text:style-name="Preformatted_20_Text">name: The Red Dragon Inn</text:p>
      <text:p text:style-name="Preformatted_20_Text">category: ale,i dont think so,holy water,dancing</text:p>
      <text:p text:style-name="Preformatted_20_Text">city: Boston</text:p>
      <text:p text:style-name="Preformatted_20_Text">cost: $</text:p>
      <text:p text:style-name="Preformatted_20_Text">reviewers: 50</text:p>
      <text:p text:style-name="Preformatted_20_Text">open: Monday 06:00 17:00,Tuesday 06:00 17:00,Wednesday 06:00 17:00,Thursday 06:00 17:00,Friday 06:00 17:00,Saturday 06:00 17:00,Sunday 06:00 17:00</text:p>
      <text:p text:style-name="Preformatted_20_Text"/>
      <text:p text:style-name="Preformatted_20_Text">name: Il Ristorante dellOliveri</text:p>
      <text:p text:style-name="Preformatted_20_Text">reviewers: 1900</text:p>
      <text:p text:style-name="Preformatted_20_Text">cost: $$$</text:p>
      <text:p text:style-name="Preformatted_20_Text">open: Tuesday 09:00 15:00,Wednesday 09:00 15:00,Thursday 09:00 15:00,Friday 09:00 15:00,Saturday 09:00 14:00</text:p>
      <text:p text:style-name="Preformatted_20_Text">category: olives,more olives,even more olives</text:p>
      <text:p text:style-name="Preformatted_20_Text">rank: 5.0</text:p>
      <text:p text:style-name="Preformatted_20_Text">city: Boston</text:p>
      <text:p text:style-name="Preformatted_20_Text"/>
      <text:p text:style-name="Preformatted_20_Text">open: Monday 06:00 17:00,Tuesday 06:00 17:00,Wednesday 06:00 17:00,Thursday 06:00 17:00,Friday 06:00 17:00,Saturday 06:00 17:00,Sunday 06:00 17:00</text:p>
      <text:p text:style-name="Preformatted_20_Text">category: nordic ale,honey mead,dovahbear,charrus</text:p>
      <text:p text:style-name="Preformatted_20_Text">reviewers: 7</text:p>
      <text:p text:style-name="Preformatted_20_Text">cost: $</text:p>
      <text:p text:style-name="Preformatted_20_Text">name: The Drunken Huntsmen</text:p>
      <text:p text:style-name="Preformatted_20_Text">rank: 2.76</text:p>
      <text:p text:style-name="Preformatted_20_Text">city: Boston</text:p>
      <text:p text:style-name="Preformatted_20_Text"/>
      <text:p text:style-name="Preformatted_20_Text">category: tv diners,popcorn,soda,rewarmed pizza</text:p>
      <text:p text:style-name="Preformatted_20_Text">rank: 1.7</text:p>
      <text:p text:style-name="Preformatted_20_Text">reviewers: 15</text:p>
      <text:p text:style-name="Preformatted_20_Text">cost: $</text:p>
      <text:p text:style-name="Preformatted_20_Text"><text:soft-page-break/>name: And Now Back To Your Regularly Scheduled Programming</text:p>
      <text:p text:style-name="Preformatted_20_Text">open: Monday 00:00 23:59,Tuesday 00:00 23:59,Wednesday 00:00 23:59,Thursday 00:00 23:59,Friday 00:00 23:59,Saturday 00:00 23:59,Sunday 00:00 23:59</text:p>
      <text:p text:style-name="Preformatted_20_Text">city: Boston</text:p>
      <text:p text:style-name="Preformatted_20_Text"/>
      <text:p text:style-name="Preformatted_20_Text">rank: 3.1</text:p>
      <text:p text:style-name="Preformatted_20_Text">category: ale,hobbit</text:p>
      <text:p text:style-name="Preformatted_20_Text">city: Chicago</text:p>
      <text:p text:style-name="Preformatted_20_Text">open: Monday 13:00 22:00,Tuesday 13:00 22:00,Wednesday 13:00 22:00,Thursday 13:00 22:00,Friday 13:00 22:00,Saturday 17:00 22:00,Sunday 17:00 22:00</text:p>
      <text:p text:style-name="Preformatted_20_Text">reviewers: 12</text:p>
      <text:p text:style-name="Preformatted_20_Text">name: The Bird and Baby Inn</text:p>
      <text:p text:style-name="Preformatted_20_Text">cost: $$</text:p>
      <text:p text:style-name="Preformatted_20_Text"/>
      <text:p text:style-name="Preformatted_20_Text">rank: 4.3</text:p>
      <text:p text:style-name="Preformatted_20_Text">reviewers: 23</text:p>
      <text:p text:style-name="Preformatted_20_Text">city: Chicago</text:p>
      <text:p text:style-name="Preformatted_20_Text">cost: $$</text:p>
      <text:p text:style-name="Preformatted_20_Text">open: Monday 13:00 22:00,Tuesday 13:00 22:00,Wednesday 13:00 22:00,Thursday 13:00 22:00,Friday 13:00 22:00,Saturday 17:00 22:00,Sunday 17:00 22:00</text:p>
      <text:p text:style-name="Preformatted_20_Text">name: The Green Dragon</text:p>
      <text:p text:style-name="Preformatted_20_Text">category: ale,hobbit</text:p>
      <text:p text:style-name="Preformatted_20_Text"/>
      <text:p text:style-name="Preformatted_20_Text">city: Chicago</text:p>
      <text:p text:style-name="Preformatted_20_Text">cost: $$</text:p>
      <text:p text:style-name="Preformatted_20_Text">category: ale,hobbit</text:p>
      <text:p text:style-name="Preformatted_20_Text">reviewers: 34</text:p>
      <text:p text:style-name="Preformatted_20_Text">name: The Plough and Stars</text:p>
      <text:p text:style-name="Preformatted_20_Text">open: Monday 13:00 22:00,Tuesday 13:00 22:00,Wednesday 13:00 22:00,Thursday 13:00 22:00,Friday 13:00 22:00,Saturday 17:00 22:00,Sunday 17:00 22:00</text:p>
      <text:p text:style-name="Preformatted_20_Text">rank: 3.8</text:p>
      <text:p text:style-name="Preformatted_20_Text"/>
      <text:p text:style-name="Preformatted_20_Text">city: Chicago</text:p>
      <text:p text:style-name="Preformatted_20_Text">reviewers: 45</text:p>
      <text:p text:style-name="Preformatted_20_Text">open: Monday 13:00 22:00,Tuesday 13:00 22:00,Wednesday 13:00 22:00,Thursday 13:00 22:00,Friday 13:00 22:00,Saturday 17:00 22:00,Sunday 17:00 22:00</text:p>
      <text:p text:style-name="Preformatted_20_Text">rank: 3.4</text:p>
      <text:p text:style-name="Preformatted_20_Text">cost: $$</text:p>
      <text:p text:style-name="Preformatted_20_Text">name: The Ivy Bush</text:p>
      <text:p text:style-name="Preformatted_20_Text">category: ale,hobbit</text:p>
      <text:p text:style-name="Preformatted_20_Text"/>
      <text:p text:style-name="Preformatted_20_Text">city: Chicago</text:p>
      <text:p text:style-name="Preformatted_20_Text">reviewers: 56</text:p>
      <text:p text:style-name="Preformatted_20_Text">category: ale,hobbit</text:p>
      <text:p text:style-name="Preformatted_20_Text">cost: $$</text:p>
      <text:p text:style-name="Preformatted_20_Text">rank: 4.3</text:p>
      <text:p text:style-name="Preformatted_20_Text">name: The Golden Perch</text:p>
      <text:p text:style-name="Preformatted_20_Text">open: Monday 13:00 22:00,Tuesday 13:00 22:00,Wednesday 13:00 22:00,Thursday 13:00 22:00,Friday 13:00 22:00,Saturday 17:00 22:00,Sunday 17:00 22:00</text:p>
      <text:p text:style-name="Preformatted_20_Text"/>
      <text:p text:style-name="Preformatted_20_Text">open: Monday 13:00 22:00,Tuesday 13:00 22:00,Wednesday 13:00 22:00,Thursday 13:00 22:00,Friday 13:00 22:00,Saturday 17:00 22:00,Sunday 17:00 22:00</text:p>
      <text:p text:style-name="Preformatted_20_Text">cost: $</text:p>
      <text:p text:style-name="Preformatted_20_Text">city: Chicago</text:p>
      <text:p text:style-name="Preformatted_20_Text">category: ale,hobbit</text:p>
      <text:p text:style-name="Preformatted_20_Text">name: The Floating Log Inn</text:p>
      <text:p text:style-name="Preformatted_20_Text">reviewers: 67</text:p>
      <text:p text:style-name="Preformatted_20_Text">rank: 1.5</text:p>
      <text:p text:style-name="Preformatted_20_Text"/>
      <text:p text:style-name="Preformatted_20_Text"><text:soft-page-break/>open: Monday 13:00 22:00,Tuesday 13:00 22:00,Wednesday 13:00 22:00,Thursday 13:00 22:00,Friday 13:00 22:00,Saturday 17:00 22:00,Sunday 17:00 22:00</text:p>
      <text:p text:style-name="Preformatted_20_Text">cost: $</text:p>
      <text:p text:style-name="Preformatted_20_Text">category: ale,rustic</text:p>
      <text:p text:style-name="Preformatted_20_Text">rank: 2.6</text:p>
      <text:p text:style-name="Preformatted_20_Text">city: Chicago</text:p>
      <text:p text:style-name="Preformatted_20_Text">reviewers: 3</text:p>
      <text:p text:style-name="Preformatted_20_Text">name: The Comb and Wattle Inn</text:p>
      <text:p text:style-name="Preformatted_20_Text"/>
      <text:p text:style-name="Preformatted_20_Text">name: The Prancing Pony</text:p>
      <text:p text:style-name="Preformatted_20_Text">cost: $$</text:p>
      <text:p text:style-name="Preformatted_20_Text">city: Chicago</text:p>
      <text:p text:style-name="Preformatted_20_Text">open: Monday 13:00 22:00,Tuesday 13:00 22:00,Wednesday 13:00 22:00,Thursday 13:00 22:00,Friday 13:00 22:00,Saturday 17:00 22:00,Sunday 17:00 22:00</text:p>
      <text:p text:style-name="Preformatted_20_Text">category: ale,rustic,apples</text:p>
      <text:p text:style-name="Preformatted_20_Text">rank: 4.3</text:p>
      <text:p text:style-name="Preformatted_20_Text">reviewers: 18</text:p>
      <text:p text:style-name="Preformatted_20_Text"/>
      <text:p text:style-name="Preformatted_20_Text">category: closed,empty,no food,literally forsaken</text:p>
      <text:p text:style-name="Preformatted_20_Text">rank: 0.0</text:p>
      <text:p text:style-name="Preformatted_20_Text">open: Monday 00:00 00:01</text:p>
      <text:p text:style-name="Preformatted_20_Text">name: The Forsaken Inn</text:p>
      <text:p text:style-name="Preformatted_20_Text">cost: $</text:p>
      <text:p text:style-name="Preformatted_20_Text">reviewers: 0</text:p>
      <text:p text:style-name="Preformatted_20_Text">city: Philadelphia</text:p>
      <text:p text:style-name="Preformatted_20_Text"/>
      <text:p text:style-name="Preformatted_20_Text">reviewers: 89</text:p>
      <text:p text:style-name="Preformatted_20_Text">open: Monday 00:00 23:59,Tuesday 00:00 23:59,Wednesday 00:00 23:59,Thursday 00:00 23:59,Friday 00:00 23:59,Saturday 00:00 23:59,Sunday 00:00 23:59</text:p>
      <text:p text:style-name="Preformatted_20_Text">cost: $</text:p>
      <text:p text:style-name="Preformatted_20_Text">name: The Mos Eisley Cantina</text:p>
      <text:p text:style-name="Preformatted_20_Text">category: nerfsteak,live music,greedo</text:p>
      <text:p text:style-name="Preformatted_20_Text">city: Philadelphia</text:p>
      <text:p text:style-name="Preformatted_20_Text">rank: 1.2</text:p>
      <text:p text:style-name="Preformatted_20_Text"/>
      <text:p text:style-name="Preformatted_20_Text">rank: 3.8</text:p>
      <text:p text:style-name="Preformatted_20_Text">reviewers: 167</text:p>
      <text:p text:style-name="Preformatted_20_Text">open: Monday 06:00 17:00,Tuesday 06:00 17:00,Wednesday 06:00 17:00,Thursday 06:00 17:00,Friday 06:00 17:00,Saturday 06:00 17:00,Sunday 06:00 17:00</text:p>
      <text:p text:style-name="Preformatted_20_Text">category: vegetarian,salad</text:p>
      <text:p text:style-name="Preformatted_20_Text">cost: $$$</text:p>
      <text:p text:style-name="Preformatted_20_Text">name: Ceasers</text:p>
      <text:p text:style-name="Preformatted_20_Text">city: Philadelphia</text:p>
      <text:p text:style-name="Preformatted_20_Text"/>
      <text:p text:style-name="Preformatted_20_Text">name: Moxxis</text:p>
      <text:p text:style-name="Preformatted_20_Text">city: Philadelphia</text:p>
      <text:p text:style-name="Preformatted_20_Text">category: music,dancing,italian</text:p>
      <text:p text:style-name="Preformatted_20_Text">open: Monday 01:00 02:00,Tuesday 03:00 04:00,Wednesday 05:00 06:00,Thursday 07:00 08:00,Friday 09:00 10:00,Saturday 11:00 12:00,Sunday 13:00 14:00</text:p>
      <text:p text:style-name="Preformatted_20_Text">cost: $</text:p>
      <text:p text:style-name="Preformatted_20_Text">rank: 2.2</text:p>
      <text:p text:style-name="Preformatted_20_Text">reviewers: 22</text:p>
      <text:p text:style-name="Preformatted_20_Text"/>
      <text:p text:style-name="Preformatted_20_Text">cost: $$</text:p>
      <text:p text:style-name="Preformatted_20_Text">category: fast food,american</text:p>
      <text:p text:style-name="Preformatted_20_Text">city: Philadelphia</text:p>
      <text:p text:style-name="Preformatted_20_Text">open: Monday 07:00 15:00,Tuesday 07:00 15:00,Wednesday 07:00 15:00,Thursday 07:00 15:00,Friday 07:00 15:00,Saturday 07:00 15:00,Sunday 07:00 15:00</text:p>
      <text:p text:style-name="Preformatted_20_Text">reviewers: 3</text:p>
      <text:p text:style-name="Preformatted_20_Text"><text:soft-page-break/>name: TI Alloys</text:p>
      <text:p text:style-name="Preformatted_20_Text">rank: 3.9</text:p>
      <text:p text:style-name="Preformatted_20_Text"/>
      <text:p text:style-name="Preformatted_20_Text">name: The Crown</text:p>
      <text:p text:style-name="Preformatted_20_Text">cost: $$</text:p>
      <text:p text:style-name="Preformatted_20_Text">rank: 3.1</text:p>
      <text:p text:style-name="Preformatted_20_Text">open: Monday 13:00 23:00,Tuesday 13:00 23:00,Wednesday 13:00 23:00,Thursday 13:00 23:00,Friday 13:00 23:00,Saturday 15:00 23:00,Sunday 15:00 23:00</text:p>
      <text:p text:style-name="Preformatted_20_Text">category: italian,mediterranean</text:p>
      <text:p text:style-name="Preformatted_20_Text">city: Philadelphia</text:p>
      <text:p text:style-name="Preformatted_20_Text">reviewers: 6</text:p>
      <text:p text:style-name="Preformatted_20_Text"/>
      <text:p text:style-name="Preformatted_20_Text">open: Monday 13:00 23:00,Tuesday 13:00 23:00,Wednesday 13:00 23:00,Thursday 13:00 23:00,Friday 13:00 23:00,Saturday 15:00 23:00,Sunday 15:00 23:00</text:p>
      <text:p text:style-name="Preformatted_20_Text">rank: 3.4</text:p>
      <text:p text:style-name="Preformatted_20_Text">name: Saurva</text:p>
      <text:p text:style-name="Preformatted_20_Text">category: vietnamese,vegetarian</text:p>
      <text:p text:style-name="Preformatted_20_Text">city: Philadelphia</text:p>
      <text:p text:style-name="Preformatted_20_Text">reviewers: 8</text:p>
      <text:p text:style-name="Preformatted_20_Text">cost: $$</text:p>
      <text:p text:style-name="Preformatted_20_Text"/>
      <text:p text:style-name="Preformatted_20_Text">category: chocolate,soups,bakery</text:p>
      <text:p text:style-name="Preformatted_20_Text">name: Pangloss</text:p>
      <text:p text:style-name="Preformatted_20_Text">rank: 5.0</text:p>
      <text:p text:style-name="Preformatted_20_Text">cost: $$$</text:p>
      <text:p text:style-name="Preformatted_20_Text">city: Philadelphia</text:p>
      <text:p text:style-name="Preformatted_20_Text">reviewers: 1522</text:p>
      <text:p text:style-name="Preformatted_20_Text">open: Monday 13:00 23:00,Tuesday 13:00 23:00,Wednesday 13:00 23:00,Thursday 13:00 23:00,Friday 13:00 23:00,Saturday 15:00 23:00,Sunday 15:00 23:00</text:p>
      <text:p text:style-name="Preformatted_20_Text"/>
      <text:p text:style-name="Preformatted_20_Text">rank: 1.2</text:p>
      <text:p text:style-name="Preformatted_20_Text">cost: $$</text:p>
      <text:p text:style-name="Preformatted_20_Text">city: New York</text:p>
      <text:p text:style-name="Preformatted_20_Text">category: baltic</text:p>
      <text:p text:style-name="Preformatted_20_Text">open: Monday 13:00 23:00,Tuesday 13:00 23:00,Wednesday 13:00 23:00,Thursday 13:00 23:00,Friday 13:00 23:00,Saturday 15:00 23:00,Sunday 15:00 23:00</text:p>
      <text:p text:style-name="Preformatted_20_Text">reviewers: 74</text:p>
      <text:p text:style-name="Preformatted_20_Text">name: Hvar</text:p>
      <text:p text:style-name="Preformatted_20_Text"/>
      <text:p text:style-name="Preformatted_20_Text">reviewers: 7</text:p>
      <text:p text:style-name="Preformatted_20_Text">open: Monday 13:00 23:00,Tuesday 13:00 23:00,Wednesday 13:00 23:00,Thursday 13:00 23:00,Friday 13:00 23:00,Saturday 15:00 23:00,Sunday 15:00 23:00</text:p>
      <text:p text:style-name="Preformatted_20_Text">city: New York</text:p>
      <text:p text:style-name="Preformatted_20_Text">category: mexican</text:p>
      <text:p text:style-name="Preformatted_20_Text">cost: $$</text:p>
      <text:p text:style-name="Preformatted_20_Text">name: Arroyo Torre</text:p>
      <text:p text:style-name="Preformatted_20_Text">rank: 4.1</text:p>
      <text:p text:style-name="Preformatted_20_Text"/>
      <text:p text:style-name="Preformatted_20_Text">cost: $</text:p>
      <text:p text:style-name="Preformatted_20_Text">category: pizza</text:p>
      <text:p text:style-name="Preformatted_20_Text">city: New York</text:p>
      <text:p text:style-name="Preformatted_20_Text">name: Broken Arch</text:p>
      <text:p text:style-name="Preformatted_20_Text">reviewers: 9</text:p>
      <text:p text:style-name="Preformatted_20_Text">open: Monday 13:00 23:00,Tuesday 13:00 23:00,Wednesday 13:00 23:00,Thursday 13:00 23:00,Friday 13:00 23:00,Saturday 15:00 23:00,Sunday 15:00 23:00</text:p>
      <text:p text:style-name="Preformatted_20_Text">rank: 0.5</text:p>
      <text:p text:style-name="Preformatted_20_Text"/>
      <text:p text:style-name="Preformatted_20_Text">reviewers: 9</text:p>
      <text:p text:style-name="Preformatted_20_Text">city: New York</text:p>
      <text:p text:style-name="Preformatted_20_Text"><text:soft-page-break/>rank: 2.9</text:p>
      <text:p text:style-name="Preformatted_20_Text">open: Monday 13:00 23:00,Tuesday 13:00 23:00,Wednesday 13:00 23:00,Thursday 13:00 23:00,Friday 13:00 23:00,Saturday 15:00 23:00,Sunday 15:00 23:00</text:p>
      <text:p text:style-name="Preformatted_20_Text">cost: $$</text:p>
      <text:p text:style-name="Preformatted_20_Text">category: vegetarian, balkan,greek,turkish,bulgarian,hungarian</text:p>
      <text:p text:style-name="Preformatted_20_Text">name: Coramed</text:p>
      <text:p text:style-name="Preformatted_20_Text"/>
      <text:p text:style-name="Preformatted_20_Text">rank: 2.0</text:p>
      <text:p text:style-name="Preformatted_20_Text">cost: $</text:p>
      <text:p text:style-name="Preformatted_20_Text">name: Dahaka</text:p>
      <text:p text:style-name="Preformatted_20_Text">category: turkish</text:p>
      <text:p text:style-name="Preformatted_20_Text">city: New York</text:p>
      <text:p text:style-name="Preformatted_20_Text">reviewers: 1</text:p>
      <text:p text:style-name="Preformatted_20_Text">open: Monday 13:00 23:00,Tuesday 13:00 23:00,Wednesday 13:00 23:00,Thursday 13:00 23:00,Friday 13:00 23:00,Saturday 15:00 23:00,Sunday 15:00 23:00</text:p>
      <text:p text:style-name="Preformatted_20_Text"/>
      <text:p text:style-name="Preformatted_20_Text">reviewers: 7</text:p>
      <text:p text:style-name="Preformatted_20_Text">name: Ayani</text:p>
      <text:p text:style-name="Preformatted_20_Text">category: hebrew, kosher</text:p>
      <text:p text:style-name="Preformatted_20_Text">rank: 2.0</text:p>
      <text:p text:style-name="Preformatted_20_Text">cost: $$</text:p>
      <text:p text:style-name="Preformatted_20_Text">city: New York</text:p>
      <text:p text:style-name="Preformatted_20_Text">open: Monday 13:00 23:00,Tuesday 13:00 23:00,Wednesday 13:00 23:00,Thursday 13:00 23:00,Friday 13:00 23:00,Saturday 15:00 23:00,Sunday 15:00 23:00</text:p>
      <text:p text:style-name="Preformatted_20_Text"/>
      <text:p text:style-name="Preformatted_20_Text">rank: 3.8</text:p>
      <text:p text:style-name="Preformatted_20_Text">city: New York</text:p>
      <text:p text:style-name="Preformatted_20_Text">cost: $$$</text:p>
      <text:p text:style-name="Preformatted_20_Text">open: Monday 13:00 23:00,Tuesday 13:00 23:00,Wednesday 13:00 23:00,Thursday 13:00 23:00,Friday 13:00 23:00,Saturday 15:00 23:00,Sunday 15:00 23:00</text:p>
      <text:p text:style-name="Preformatted_20_Text">reviewers: 92</text:p>
      <text:p text:style-name="Preformatted_20_Text">category: seafood</text:p>
      <text:p text:style-name="Preformatted_20_Text">name: Titanic</text:p>
      <text:p text:style-name="Preformatted_20_Text"/>
      <text:p text:style-name="Preformatted_20_Text">cost: $$</text:p>
      <text:p text:style-name="Preformatted_20_Text">reviewers: 5</text:p>
      <text:p text:style-name="Preformatted_20_Text">open: Monday 13:00 23:00,Tuesday 13:00 23:00,Wednesday 13:00 23:00,Thursday 13:00 23:00,Friday 13:00 23:00,Saturday 15:00 23:00,Sunday 15:00 23:00</text:p>
      <text:p text:style-name="Preformatted_20_Text">name: Zurvan</text:p>
      <text:p text:style-name="Preformatted_20_Text">rank: 5.0</text:p>
      <text:p text:style-name="Preformatted_20_Text">category: indian</text:p>
      <text:p text:style-name="Preformatted_20_Text">city: New York</text:p>
      <text:p text:style-name="Preformatted_20_Text"/>
      <text:p text:style-name="Preformatted_20_Text">open: Monday 13:00 23:00,Tuesday 13:00 23:00,Wednesday 13:00 23:00,Thursday 13:00 23:00,Friday 13:00 23:00,Saturday 15:00 23:00,Sunday 15:00 23:00</text:p>
      <text:p text:style-name="Preformatted_20_Text">reviewers: 234</text:p>
      <text:p text:style-name="Preformatted_20_Text">rank: 4.1</text:p>
      <text:p text:style-name="Preformatted_20_Text">category: german,dutch,belgian</text:p>
      <text:p text:style-name="Preformatted_20_Text">cost: $</text:p>
      <text:p text:style-name="Preformatted_20_Text">city: San Francisco</text:p>
      <text:p text:style-name="Preformatted_20_Text">name: Allatum</text:p>
      <text:p text:style-name="Preformatted_20_Text"/>
      <text:p text:style-name="Preformatted_20_Text">reviewers: 22</text:p>
      <text:p text:style-name="Preformatted_20_Text">rank: 3.2</text:p>
      <text:p text:style-name="Preformatted_20_Text">category: barbeque</text:p>
      <text:p text:style-name="Preformatted_20_Text">city: San Francisco</text:p>
      <text:p text:style-name="Preformatted_20_Text">name: Tawrich</text:p>
      <text:p text:style-name="Preformatted_20_Text">cost: $</text:p>
      <text:p text:style-name="Preformatted_20_Text">open: Monday 13:00 23:00,Tuesday 13:00 23:00,Wednesday 13:00 23:00,Thursday 13:00 <text:soft-page-break/>23:00,Friday 13:00 23:00,Saturday 15:00 23:00,Sunday 15:00 23:00</text:p>
      <text:p text:style-name="Preformatted_20_Text"/>
      <text:p text:style-name="Preformatted_20_Text">rank: 2.6</text:p>
      <text:p text:style-name="Preformatted_20_Text">cost: $</text:p>
      <text:p text:style-name="Preformatted_20_Text">open: Monday 13:00 23:00,Tuesday 13:00 23:00,Wednesday 13:00 23:00,Thursday 13:00 23:00,Friday 13:00 23:00,Saturday 15:00 23:00,Sunday 15:00 23:00</text:p>
      <text:p text:style-name="Preformatted_20_Text">name: Ikanam</text:p>
      <text:p text:style-name="Preformatted_20_Text">reviewers: 6</text:p>
      <text:p text:style-name="Preformatted_20_Text">category: greek, mediterranean</text:p>
      <text:p text:style-name="Preformatted_20_Text">city: San Francisco</text:p>
      <text:p text:style-name="Preformatted_20_Text"/>
      <text:p text:style-name="Preformatted_20_Text">reviewers: 8</text:p>
      <text:p text:style-name="Preformatted_20_Text">category: czech,hungarian</text:p>
      <text:p text:style-name="Preformatted_20_Text">cost: $$</text:p>
      <text:p text:style-name="Preformatted_20_Text">city: San Francisco</text:p>
      <text:p text:style-name="Preformatted_20_Text">rank: 1.7</text:p>
      <text:p text:style-name="Preformatted_20_Text">open: Monday 13:00 23:00,Tuesday 13:00 23:00,Wednesday 13:00 23:00,Thursday 13:00 23:00,Friday 13:00 23:00,Saturday 15:00 23:00,Sunday 15:00 23:00</text:p>
      <text:p text:style-name="Preformatted_20_Text">name: Vaemar</text:p>
      <text:p text:style-name="Preformatted_20_Text"/>
      <text:p text:style-name="Preformatted_20_Text">reviewers: 84</text:p>
      <text:p text:style-name="Preformatted_20_Text">open: Monday 13:00 23:00,Tuesday 13:00 23:00,Wednesday 13:00 23:00,Thursday 13:00 23:00,Friday 13:00 23:00,Saturday 15:00 23:00,Sunday 15:00 23:00</text:p>
      <text:p text:style-name="Preformatted_20_Text">city: San Francisco</text:p>
      <text:p text:style-name="Preformatted_20_Text">cost: $$$</text:p>
      <text:p text:style-name="Preformatted_20_Text">category: japanese</text:p>
      <text:p text:style-name="Preformatted_20_Text">name: Onatha</text:p>
      <text:p text:style-name="Preformatted_20_Text">rank: 2.8</text:p>
      <text:p text:style-name="Preformatted_20_Text"/>
      <text:p text:style-name="Preformatted_20_Text">name: Xelas</text:p>
      <text:p text:style-name="Preformatted_20_Text">rank: 3.3</text:p>
      <text:p text:style-name="Preformatted_20_Text">city: San Francisco</text:p>
      <text:p text:style-name="Preformatted_20_Text">reviewers: 33</text:p>
      <text:p text:style-name="Preformatted_20_Text">category: korean</text:p>
      <text:p text:style-name="Preformatted_20_Text">open: Monday 13:00 23:00,Tuesday 13:00 23:00,Wednesday 13:00 23:00,Thursday 13:00 23:00,Friday 13:00 23:00,Saturday 15:00 23:00,Sunday 15:00 23:00</text:p>
      <text:p text:style-name="Preformatted_20_Text">cost: $$</text:p>
      <text:p text:style-name="Preformatted_20_Text"/>
      <text:p text:style-name="Preformatted_20_Text">reviewers: 6</text:p>
      <text:p text:style-name="Preformatted_20_Text">city: San Francisco</text:p>
      <text:p text:style-name="Preformatted_20_Text">name: Torremar</text:p>
      <text:p text:style-name="Preformatted_20_Text">cost: $$</text:p>
      <text:p text:style-name="Preformatted_20_Text">category: Scandinavian</text:p>
      <text:p text:style-name="Preformatted_20_Text">open: Monday 13:00 23:00,Tuesday 13:00 23:00,Wednesday 13:00 23:00,Thursday 13:00 23:00,Friday 13:00 23:00,Saturday 15:00 23:00,Sunday 15:00 23:00</text:p>
      <text:p text:style-name="Preformatted_20_Text">rank: 3.6</text:p>
      <text:p text:style-name="Preformatted_20_Text"/>
      <text:p text:style-name="Preformatted_20_Text">rank: 0.0</text:p>
      <text:p text:style-name="Preformatted_20_Text">city: San Francisco</text:p>
      <text:p text:style-name="Preformatted_20_Text">cost: $$$</text:p>
      <text:p text:style-name="Preformatted_20_Text">open: Monday 13:00 23:00,Tuesday 13:00 23:00,Wednesday 13:00 23:00,Thursday 13:00 23:00,Friday 13:00 23:00,Saturday 15:00 23:00,Sunday 15:00 23:00</text:p>
      <text:p text:style-name="Preformatted_20_Text">name: Sungrey</text:p>
      <text:p text:style-name="Preformatted_20_Text">reviewers: 0</text:p>
      <text:p text:style-name="Preformatted_20_Text">category: indonesian,malaysian</text:p>
      <text:p text:style-name="Preformatted_20_Text"/>
      <text:p text:style-name="Preformatted_20_Text">city: Philadelphia</text:p>
      <text:p text:style-name="Preformatted_20_Text">name: The Gifted Rooster</text:p>
      <text:p text:style-name="Preformatted_20_Text">cost: $</text:p>
      <text:p text:style-name="Preformatted_20_Text"><text:soft-page-break/>rank: 0.0</text:p>
      <text:p text:style-name="Preformatted_20_Text">reviewers: 0</text:p>
      <text:p text:style-name="Preformatted_20_Text">open: Saturday 06:00 15:00,Sunday 06:00 13:00</text:p>
      <text:p text:style-name="Preformatted_20_Text">category: breakfast</text:p>
      <text:p text:style-name="Preformatted_20_Text"/>
      <text:p text:style-name="Preformatted_20_Text">reviewers: 0</text:p>
      <text:p text:style-name="Preformatted_20_Text">cost: $$</text:p>
      <text:p text:style-name="Preformatted_20_Text">open: Monday 10:00 21:00,Tuesday 10:00 21:00,Wednesday 10:00 21:00,Thursday 10:00 21:00,Friday 10:00 21:00,Saturday 14:00 21:00,Sunday 10:00 17:00</text:p>
      <text:p text:style-name="Preformatted_20_Text">category: Italian,pizzeria</text:p>
      <text:p text:style-name="Preformatted_20_Text">name: La Focaccia</text:p>
      <text:p text:style-name="Preformatted_20_Text">city: Philadelphia</text:p>
      <text:p text:style-name="Preformatted_20_Text">rank: 0.0</text:p>
      <text:p text:style-name="Preformatted_20_Text"/>
      <text:p text:style-name="Preformatted_20_Text">name: Don Quervo</text:p>
      <text:p text:style-name="Preformatted_20_Text">open: Monday 11:00 21:00,Tuesday 11:00 21:00,Wednesday 11:00 21:00,Thursday 11:00 21:00,Friday 11:00 21:00,Saturday 14:00 21:00,Sunday 11:00 17:00</text:p>
      <text:p text:style-name="Preformatted_20_Text">reviewers: 0</text:p>
      <text:p text:style-name="Preformatted_20_Text">city: Philadelphia</text:p>
      <text:p text:style-name="Preformatted_20_Text">rank: 0.0</text:p>
      <text:p text:style-name="Preformatted_20_Text">cost: $$</text:p>
      <text:p text:style-name="Preformatted_20_Text">category: Mexican,Tex-Mex</text:p>
      <text:p text:style-name="Preformatted_20_Text"/>
      <text:p text:style-name="Preformatted_20_Text">name: O'Mally McFlannigan's Irish Pub</text:p>
      <text:p text:style-name="Preformatted_20_Text">reviewers: 0</text:p>
      <text:p text:style-name="Preformatted_20_Text">city: Philadelphia</text:p>
      <text:p text:style-name="Preformatted_20_Text">category: pub,grill,Irish</text:p>
      <text:p text:style-name="Preformatted_20_Text">cost: $$</text:p>
      <text:p text:style-name="Preformatted_20_Text">rank: 0.0</text:p>
      <text:p text:style-name="Preformatted_20_Text">open: Monday 18:00 23:00,Tuesday 18:00 23:00,Wednesday 18:00 23:00,Thursday 18:00 23:00,Friday 18:00 23:00,Saturday 14:00 23:00</text:p>
      <text:p text:style-name="Preformatted_20_Text"/>
      <text:p text:style-name="Preformatted_20_Text">category: diner,variety</text:p>
      <text:p text:style-name="Preformatted_20_Text">cost: $</text:p>
      <text:p text:style-name="Preformatted_20_Text">rank: 0.0</text:p>
      <text:p text:style-name="Preformatted_20_Text">name: Warminster West Diner</text:p>
      <text:p text:style-name="Preformatted_20_Text">city: Philadelphia</text:p>
      <text:p text:style-name="Preformatted_20_Text">reviewers: 0</text:p>
      <text:p text:style-name="Preformatted_20_Text">open: Monday 00:00 23:59,Tuesday 00:00 23:59,Wednesday 00:00 23:59,Thursday 00:00 23:59,Friday 00:00 23:59,Saturday 00:00 23:59,Sunday 00:00 23:59</text:p>
      <text:p text:style-name="Preformatted_20_Text"/>
      <text:p text:style-name="Preformatted_20_Text">cost: $$$</text:p>
      <text:p text:style-name="Preformatted_20_Text">category: seafood</text:p>
      <text:p text:style-name="Preformatted_20_Text">rank: 0.0</text:p>
      <text:p text:style-name="Preformatted_20_Text">reviewers: 0</text:p>
      <text:p text:style-name="Preformatted_20_Text">name: Serious Fish</text:p>
      <text:p text:style-name="Preformatted_20_Text">open: Monday 10:00 21:00,Tuesday 10:00 21:00,Wednesday 10:00 21:00,Thursday 10:00 21:00,Friday 10:00 21:00,Saturday 14:00 21:00,Sunday 10:00 17:00</text:p>
      <text:p text:style-name="Preformatted_20_Text">city: Philadelphia</text:p>
      <text:p text:style-name="Preformatted_20_Text"/>
      <text:p text:style-name="Preformatted_20_Text">reviewers: 0</text:p>
      <text:p text:style-name="Preformatted_20_Text">rank: 0.0</text:p>
      <text:p text:style-name="Preformatted_20_Text">category: steakhouse,BBQ</text:p>
      <text:p text:style-name="Preformatted_20_Text">name: Spitfire Steakhouse</text:p>
      <text:p text:style-name="Preformatted_20_Text">cost: $$$</text:p>
      <text:p text:style-name="Preformatted_20_Text">open: Monday 16:30 22:30,Tuesday 14:30 22:30,Thursday 14:30 22:30,Friday 14:30 22:30,Saturday 11:30 23:30</text:p>
      <text:p text:style-name="Preformatted_20_Text">city: Philadelphia</text:p>
      <text:p text:style-name="Preformatted_20_Text"/>
      <text:p text:style-name="Preformatted_20_Text"><text:soft-page-break/>name: Savoy Truffle</text:p>
      <text:p text:style-name="Preformatted_20_Text">reviewers: 0</text:p>
      <text:p text:style-name="Preformatted_20_Text">city: Philadelphia</text:p>
      <text:p text:style-name="Preformatted_20_Text">cost: $$</text:p>
      <text:p text:style-name="Preformatted_20_Text">category: dessert,chocolate</text:p>
      <text:p text:style-name="Preformatted_20_Text">open: Monday 15:00 21:00,Tuesday 15:00 21:00,Wednesday 15:00 21:00,Thursday 15:00 21:00,Friday 15:00 21:00,Saturday 14:00 21:00,Sunday 12:00 17:00</text:p>
      <text:p text:style-name="Preformatted_20_Text">rank: 0.0</text:p>
      <text:p text:style-name="Preformatted_20_Text"/>
      <text:p text:style-name="Preformatted_20_Text">city: New York</text:p>
      <text:p text:style-name="Preformatted_20_Text">name: Global Location of Waffles</text:p>
      <text:p text:style-name="Preformatted_20_Text">category: waffle house,breakfast</text:p>
      <text:p text:style-name="Preformatted_20_Text">reviewers: 0</text:p>
      <text:p text:style-name="Preformatted_20_Text">open: Monday 10:00 03:00,Tuesday 10:00 03:00,Wednesday 10:00 03:00,Thursday 10:00 03:00,Friday 10:00 03:00,Saturday 10:00 03:00</text:p>
      <text:p text:style-name="Preformatted_20_Text">rank: 0.0</text:p>
      <text:p text:style-name="Preformatted_20_Text">cost: $</text:p>
      <text:p text:style-name="Preformatted_20_Text"/>
      <text:p text:style-name="Preformatted_20_Text">city: New York</text:p>
      <text:p text:style-name="Preformatted_20_Text">open: Monday 10:00 04:00,Tuesday 10:00 04:00,Wednesday 10:00 04:00,Thursday 10:00 04:00,Friday 10:00 04:00,Saturday 10:00 04:00,Sunday 10:00 04:00</text:p>
      <text:p text:style-name="Preformatted_20_Text">name: Burrito Wind Chime</text:p>
      <text:p text:style-name="Preformatted_20_Text">cost: $</text:p>
      <text:p text:style-name="Preformatted_20_Text">rank: 0.0</text:p>
      <text:p text:style-name="Preformatted_20_Text">reviewers: 0</text:p>
      <text:p text:style-name="Preformatted_20_Text">category: Mexican</text:p>
      <text:p text:style-name="Preformatted_20_Text"/>
      <text:p text:style-name="Preformatted_20_Text">name: Meshburger</text:p>
      <text:p text:style-name="Preformatted_20_Text">city: New York</text:p>
      <text:p text:style-name="Preformatted_20_Text">open: Monday 08:00 23:00,Tuesday 08:00 23:00,Wednesday 08:00 23:00,Thursday 08:00 23:00,Friday 08:00 23:00,Saturday 08:00 23:00,Sunday 08:00 23:00</text:p>
      <text:p text:style-name="Preformatted_20_Text">category: burger joint</text:p>
      <text:p text:style-name="Preformatted_20_Text">reviewers: 0</text:p>
      <text:p text:style-name="Preformatted_20_Text">cost: $$</text:p>
      <text:p text:style-name="Preformatted_20_Text">rank: 0.0</text:p>
      <text:p text:style-name="Preformatted_20_Text"/>
      <text:p text:style-name="Preformatted_20_Text">reviewers: 0</text:p>
      <text:p text:style-name="Preformatted_20_Text">rank: 0.0</text:p>
      <text:p text:style-name="Preformatted_20_Text">open: Monday 11:00 23:00,Tuesday 11:00 23:00,Wednesday 11:00 23:00,Thursday 11:00 23:00,Friday 11:00 23:00,Saturday 11:00 23:00</text:p>
      <text:p text:style-name="Preformatted_20_Text">category: hibachi,Japanese</text:p>
      <text:p text:style-name="Preformatted_20_Text">cost: $$$</text:p>
      <text:p text:style-name="Preformatted_20_Text">name: Tamagotchi Hibachi</text:p>
      <text:p text:style-name="Preformatted_20_Text">city: New York</text:p>
      <text:p text:style-name="Preformatted_20_Text"/>
      <text:p text:style-name="Preformatted_20_Text">name: Yanni &amp; Stamos Gyro Factory</text:p>
      <text:p text:style-name="Preformatted_20_Text">rank: 0.0</text:p>
      <text:p text:style-name="Preformatted_20_Text">category: Greek,gyros</text:p>
      <text:p text:style-name="Preformatted_20_Text">open: Monday 09:00 21:00,Tuesday 09:00 21:00,Wednesday 09:00 21:00,Thursday 09:00 21:00,Friday 09:00 21:00,Saturday 09:00 23:00,Sunday 11:00 19:00</text:p>
      <text:p text:style-name="Preformatted_20_Text">reviewers: 0</text:p>
      <text:p text:style-name="Preformatted_20_Text">cost: $$</text:p>
      <text:p text:style-name="Preformatted_20_Text">city: New York</text:p>
      <text:p text:style-name="Preformatted_20_Text"/>
      <text:p text:style-name="Preformatted_20_Text">name: Big Mamma and Little Toni's Ristorante Italiano</text:p>
      <text:p text:style-name="Preformatted_20_Text">rank: 0.0</text:p>
      <text:p text:style-name="Preformatted_20_Text">reviewers: 0</text:p>
      <text:p text:style-name="Preformatted_20_Text">category: Italian,value</text:p>
      <text:p text:style-name="Preformatted_20_Text">open: Monday 17:00 21:00,Tuesday 17:00 21:00,Wednesday 17:00 21:00,Thursday 17:00 <text:soft-page-break/>21:00,Friday 17:00 21:00,Saturday 17:00 21:00,Sunday 15:00 20:00</text:p>
      <text:p text:style-name="Preformatted_20_Text">city: New York</text:p>
      <text:p text:style-name="Preformatted_20_Text">cost: $$</text:p>
      <text:p text:style-name="Preformatted_20_Text"/>
      <text:p text:style-name="Preformatted_20_Text">reviewers: 0</text:p>
      <text:p text:style-name="Preformatted_20_Text">city: New York</text:p>
      <text:p text:style-name="Preformatted_20_Text">open: Monday 09:00 17:00,Tuesday 09:00 17:00,Wednesday 09:00 17:00,Thursday 09:00 17:00,Friday 09:00 17:00,Saturday 09:00 17:00</text:p>
      <text:p text:style-name="Preformatted_20_Text">category: tea house,coffee house</text:p>
      <text:p text:style-name="Preformatted_20_Text">name: Storm in a Teacup</text:p>
      <text:p text:style-name="Preformatted_20_Text">rank: 0.0</text:p>
      <text:p text:style-name="Preformatted_20_Text">cost: $</text:p>
      <text:p text:style-name="Preformatted_20_Text"/>
      <text:p text:style-name="Preformatted_20_Text">open: Monday 12:00 22:00,Tuesday 12:00 22:00,Wednesday 12:00 22:00,Thursday 12:00 22:00,Friday 12:00 22:00,Saturday 12:00 22:00,Sunday 12:00 22:00</text:p>
      <text:p text:style-name="Preformatted_20_Text">reviewers: 0</text:p>
      <text:p text:style-name="Preformatted_20_Text">category: Chinese</text:p>
      <text:p text:style-name="Preformatted_20_Text">name: Chinese Panda Palace</text:p>
      <text:p text:style-name="Preformatted_20_Text">cost: $$</text:p>
      <text:p text:style-name="Preformatted_20_Text">city: New York</text:p>
      <text:p text:style-name="Preformatted_20_Text">rank: 0.0</text:p>
      <text:p text:style-name="Preformatted_20_Text"/>
      <text:p text:style-name="Preformatted_20_Text">open: Monday 16:00 22:00,Wednesday 16:00 22:00,Friday 16:00 22:00,Saturday 14:00 22:00,Sunday 14:00 20:00</text:p>
      <text:p text:style-name="Preformatted_20_Text">category: seafood</text:p>
      <text:p text:style-name="Preformatted_20_Text">reviewers: 0</text:p>
      <text:p text:style-name="Preformatted_20_Text">cost: $$$</text:p>
      <text:p text:style-name="Preformatted_20_Text">rank: 0.0</text:p>
      <text:p text:style-name="Preformatted_20_Text">city: Boston</text:p>
      <text:p text:style-name="Preformatted_20_Text">name: Captain Kirk's Ship of Fools</text:p>
      <text:p text:style-name="Preformatted_20_Text"/>
      <text:p text:style-name="Preformatted_20_Text">open: Monday 10:00 16:00,Tuesday 10:00 16:00,Wednesday 10:00 16:00,Thursday 10:00 16:00,Friday 10:00 16:00,Saturday 10:00 16:00,Sunday 10:00 16:00</text:p>
      <text:p text:style-name="Preformatted_20_Text">cost: $$</text:p>
      <text:p text:style-name="Preformatted_20_Text">category: Mediterranean,seafood,lunch</text:p>
      <text:p text:style-name="Preformatted_20_Text">city: Boston</text:p>
      <text:p text:style-name="Preformatted_20_Text">reviewers: 0</text:p>
      <text:p text:style-name="Preformatted_20_Text">name: Holly on the Harbor</text:p>
      <text:p text:style-name="Preformatted_20_Text">rank: 0.0</text:p>
      <text:p text:style-name="Preformatted_20_Text"/>
      <text:p text:style-name="Preformatted_20_Text">cost: $$</text:p>
      <text:p text:style-name="Preformatted_20_Text">city: Boston</text:p>
      <text:p text:style-name="Preformatted_20_Text">reviewers: 0</text:p>
      <text:p text:style-name="Preformatted_20_Text">open: Monday 17:00 21:00,Tuesday 17:00 21:00,Wednesday 17:00 21:00,Thursday 17:00 21:00,Friday 17:00 21:00,Saturday 17:00 21:00,Sunday 17:00 21:00</text:p>
      <text:p text:style-name="Preformatted_20_Text">category: vegan</text:p>
      <text:p text:style-name="Preformatted_20_Text">rank: 0.0</text:p>
      <text:p text:style-name="Preformatted_20_Text">name: Strange Flowers</text:p>
      <text:p text:style-name="Preformatted_20_Text"/>
      <text:p text:style-name="Preformatted_20_Text">rank: 0.0</text:p>
      <text:p text:style-name="Preformatted_20_Text">cost: $</text:p>
      <text:p text:style-name="Preformatted_20_Text">open: Monday 06:00 16:00,Wednesday 06:00 16:00,Friday 06:00 16:00,Saturday 06:00 16:00,Sunday 10:00 16:00</text:p>
      <text:p text:style-name="Preformatted_20_Text">name: The Tea Party</text:p>
      <text:p text:style-name="Preformatted_20_Text">category: tea house,coffee house</text:p>
      <text:p text:style-name="Preformatted_20_Text">city: Boston</text:p>
      <text:p text:style-name="Preformatted_20_Text">reviewers: 0</text:p>
      <text:p text:style-name="Preformatted_20_Text"/>
      <text:p text:style-name="Preformatted_20_Text">city: Boston</text:p>
      <text:p text:style-name="Preformatted_20_Text"><text:soft-page-break/>cost: $</text:p>
      <text:p text:style-name="Preformatted_20_Text">category: variety,value</text:p>
      <text:p text:style-name="Preformatted_20_Text">reviewers: 0</text:p>
      <text:p text:style-name="Preformatted_20_Text">open: Monday 10:00 21:00,Tuesday 10:00 21:00,Wednesday 10:00 21:00,Thursday 10:00 21:00,Friday 10:00 21:00,Saturday 14:00 21:00,Sunday 10:00 17:00</text:p>
      <text:p text:style-name="Preformatted_20_Text">rank: 0.0</text:p>
      <text:p text:style-name="Preformatted_20_Text">name: Feelin' Satisfied</text:p>
      <text:p text:style-name="Preformatted_20_Text"/>
      <text:p text:style-name="Preformatted_20_Text">name: Trish and Bob's Shish Kebabs</text:p>
      <text:p text:style-name="Preformatted_20_Text">city: Boston</text:p>
      <text:p text:style-name="Preformatted_20_Text">open: Monday 11:00 21:00,Tuesday 11:00 21:00,Wednesday 15:00 23:00,Thursday 11:00 21:00,Friday 11:00 21:00,Saturday 11:00 23:00,Sunday 11:00 19:00</text:p>
      <text:p text:style-name="Preformatted_20_Text">cost: $$</text:p>
      <text:p text:style-name="Preformatted_20_Text">category: Kebab,Middle Eastern</text:p>
      <text:p text:style-name="Preformatted_20_Text">rank: 0.0</text:p>
      <text:p text:style-name="Preformatted_20_Text">reviewers: 0</text:p>
      <text:p text:style-name="Preformatted_20_Text"/>
      <text:p text:style-name="Preformatted_20_Text">open: Monday 09:00 21:00,Tuesday 09:00 21:00,Wednesday 09:00 21:00,Thursday 09:00 21:00,Friday 09:00 21:00,Saturday 09:00 21:00,Sunday 09:00 21:00</text:p>
      <text:p text:style-name="Preformatted_20_Text">name: The Spanish Peacock</text:p>
      <text:p text:style-name="Preformatted_20_Text">city: Boston</text:p>
      <text:p text:style-name="Preformatted_20_Text">reviewers: 0</text:p>
      <text:p text:style-name="Preformatted_20_Text">cost: $$</text:p>
      <text:p text:style-name="Preformatted_20_Text">rank: 0.0</text:p>
      <text:p text:style-name="Preformatted_20_Text">category: Spanish,Egyptian,Scottish</text:p>
      <text:p text:style-name="Preformatted_20_Text"/>
      <text:p text:style-name="Preformatted_20_Text">city: Boston</text:p>
      <text:p text:style-name="Preformatted_20_Text">rank: 0.0</text:p>
      <text:p text:style-name="Preformatted_20_Text">name: Patriots' Pub</text:p>
      <text:p text:style-name="Preformatted_20_Text">reviewers: 0</text:p>
      <text:p text:style-name="Preformatted_20_Text">cost: $$</text:p>
      <text:p text:style-name="Preformatted_20_Text">open: Monday 18:00 23:00,Tuesday 18:00 23:00,Wednesday 18:00 23:00,Thursday 18:00 23:00,Friday 18:00 23:00,Saturday 18:00 23:00,Sunday 18:00 23:00</text:p>
      <text:p text:style-name="Preformatted_20_Text">category: pub,grill</text:p>
      <text:p text:style-name="Preformatted_20_Text"/>
      <text:p text:style-name="Preformatted_20_Text">name: Pizzaz</text:p>
      <text:p text:style-name="Preformatted_20_Text">rank: 0.0</text:p>
      <text:p text:style-name="Preformatted_20_Text">open: Monday 10:00 21:00,Tuesday 10:00 21:00,Wednesday 10:00 21:00,Thursday 10:00 21:00,Friday 10:00 21:00,Saturday 14:00 21:00,Sunday 10:00 17:00</text:p>
      <text:p text:style-name="Preformatted_20_Text">city: Chicago</text:p>
      <text:p text:style-name="Preformatted_20_Text">reviewers: 0</text:p>
      <text:p text:style-name="Preformatted_20_Text">cost: $$</text:p>
      <text:p text:style-name="Preformatted_20_Text">category: pizza</text:p>
      <text:p text:style-name="Preformatted_20_Text"/>
      <text:p text:style-name="Preformatted_20_Text">open: Monday 11:00 21:00,Tuesday 11:00 21:00,Wednesday 11:00 21:00,Thursday 11:00 21:00,Friday 11:00 21:00,Saturday 11:00 21:00</text:p>
      <text:p text:style-name="Preformatted_20_Text">cost: $$$</text:p>
      <text:p text:style-name="Preformatted_20_Text">category: grill</text:p>
      <text:p text:style-name="Preformatted_20_Text">rank: 0.0</text:p>
      <text:p text:style-name="Preformatted_20_Text">reviewers: 0</text:p>
      <text:p text:style-name="Preformatted_20_Text">city: Chicago</text:p>
      <text:p text:style-name="Preformatted_20_Text">name: Enoch's Southside Grille</text:p>
      <text:p text:style-name="Preformatted_20_Text"/>
      <text:p text:style-name="Preformatted_20_Text">city: Chicago</text:p>
      <text:p text:style-name="Preformatted_20_Text">category: lunch</text:p>
      <text:p text:style-name="Preformatted_20_Text">open: Monday 10:30 14:30,Tuesday 10:30 14:30,Wednesday 10:30 14:30,Thursday 10:30 14:30,Friday 10:30 14:30,Saturday 10:30 15:30,Sunday 11:30 14:30</text:p>
      <text:p text:style-name="Preformatted_20_Text">reviewers: 0</text:p>
      <text:p text:style-name="Preformatted_20_Text">rank: 0.0</text:p>
      <text:p text:style-name="Preformatted_20_Text"><text:soft-page-break/>cost: $$</text:p>
      <text:p text:style-name="Preformatted_20_Text">name: High Noon</text:p>
      <text:p text:style-name="Preformatted_20_Text"/>
      <text:p text:style-name="Preformatted_20_Text">open: Monday 11:00 22:00,Tuesday 11:00 22:00,Wednesday 11:00 22:00,Thursday 11:00 22:00,Friday 11:00 23:00,Saturday 11:00 23:00,Sunday 11:00 22:00</text:p>
      <text:p text:style-name="Preformatted_20_Text">category: ice cream,dessert</text:p>
      <text:p text:style-name="Preformatted_20_Text">name: Buttercup's Frozen Yum-Yums</text:p>
      <text:p text:style-name="Preformatted_20_Text">cost: $</text:p>
      <text:p text:style-name="Preformatted_20_Text">city: Chicago</text:p>
      <text:p text:style-name="Preformatted_20_Text">rank: 0.0</text:p>
      <text:p text:style-name="Preformatted_20_Text">reviewers: 0</text:p>
      <text:p text:style-name="Preformatted_20_Text"/>
      <text:p text:style-name="Preformatted_20_Text">open: Monday 15:00 21:00,Tuesday 15:00 21:00,Wednesday 15:00 21:00,Thursday 15:00 21:00,Friday 15:00 21:00,Saturday 14:00 21:00,Sunday 14:00 21:00</text:p>
      <text:p text:style-name="Preformatted_20_Text">reviewers: 0</text:p>
      <text:p text:style-name="Preformatted_20_Text">name: Great Wall Panda Wok</text:p>
      <text:p text:style-name="Preformatted_20_Text">category: Chinese,wokery</text:p>
      <text:p text:style-name="Preformatted_20_Text">cost: $$</text:p>
      <text:p text:style-name="Preformatted_20_Text">city: Chicago</text:p>
      <text:p text:style-name="Preformatted_20_Text">rank: 0.0</text:p>
      <text:p text:style-name="Preformatted_20_Text"/>
      <text:p text:style-name="Preformatted_20_Text">cost: $</text:p>
      <text:p text:style-name="Preformatted_20_Text">reviewers: 0</text:p>
      <text:p text:style-name="Preformatted_20_Text">city: Chicago</text:p>
      <text:p text:style-name="Preformatted_20_Text">open: Monday 00:00 23:59,Tuesday 00:00 23:59,Wednesday 00:00 23:59,Thursday 00:00 23:59,Friday 00:00 23:59,Saturday 00:00 23:59,Sunday 00:00 23:59</text:p>
      <text:p text:style-name="Preformatted_20_Text">rank: 0.0</text:p>
      <text:p text:style-name="Preformatted_20_Text">category: diner,variety</text:p>
      <text:p text:style-name="Preformatted_20_Text">name: Blue Morning, Blue Day</text:p>
      <text:p text:style-name="Preformatted_20_Text"/>
      <text:p text:style-name="Preformatted_20_Text">open: Monday 10:00 23:00,Tuesday 10:00 23:00,Wednesday 10:00 23:00,Thursday 10:00 23:00,Friday 10:00 23:00,Saturday 10:00 23:00,Sunday 10:00 21:00</text:p>
      <text:p text:style-name="Preformatted_20_Text">rank: 0.0</text:p>
      <text:p text:style-name="Preformatted_20_Text">reviewers: 0</text:p>
      <text:p text:style-name="Preformatted_20_Text">cost: $$</text:p>
      <text:p text:style-name="Preformatted_20_Text">category: grill,British,tavern</text:p>
      <text:p text:style-name="Preformatted_20_Text">name: Young Macduff's Tavern</text:p>
      <text:p text:style-name="Preformatted_20_Text">city: Chicago</text:p>
      <text:p text:style-name="Preformatted_20_Text"/>
      <text:p text:style-name="Preformatted_20_Text">city: Chicago</text:p>
      <text:p text:style-name="Preformatted_20_Text">reviewers: 0</text:p>
      <text:p text:style-name="Preformatted_20_Text">open: Monday 17:00 23:00,Tuesday 17:00 23:00,Wednesday 17:00 23:00,Thursday 17:00 23:00,Friday 17:00 23:00,Saturday 14:00 23:00,Sunday 16:00 23:00</text:p>
      <text:p text:style-name="Preformatted_20_Text">category: Latin,Caribbean</text:p>
      <text:p text:style-name="Preformatted_20_Text">name: Hernando's Hideaway</text:p>
      <text:p text:style-name="Preformatted_20_Text">cost: $$</text:p>
      <text:p text:style-name="Preformatted_20_Text">rank: 0.0</text:p>
      <text:p text:style-name="Preformatted_20_Text"/>
      <text:p text:style-name="Preformatted_20_Text">name: The Foo Freezer</text:p>
      <text:p text:style-name="Preformatted_20_Text">cost: $</text:p>
      <text:p text:style-name="Preformatted_20_Text">open: Monday 10:00 21:00,Tuesday 10:00 21:00,Wednesday 10:00 21:00,Thursday 10:00 21:00,Friday 10:00 21:00,Saturday 10:00 22:00,Sunday 10:00 18:00</text:p>
      <text:p text:style-name="Preformatted_20_Text">category: ice cream,dessert</text:p>
      <text:p text:style-name="Preformatted_20_Text">rank: 0.0</text:p>
      <text:p text:style-name="Preformatted_20_Text">reviewers: 0</text:p>
      <text:p text:style-name="Preformatted_20_Text">city: San Francisco</text:p>
      <text:p text:style-name="Preformatted_20_Text"/>
      <text:p text:style-name="Preformatted_20_Text">city: San Francisco</text:p>
      <text:p text:style-name="Preformatted_20_Text">category: cafe,coffee house</text:p>
      <text:p text:style-name="Preformatted_20_Text"><text:soft-page-break/>cost: $$</text:p>
      <text:p text:style-name="Preformatted_20_Text">reviewers: 0</text:p>
      <text:p text:style-name="Preformatted_20_Text">name: The Sad Cafe</text:p>
      <text:p text:style-name="Preformatted_20_Text">open: Monday 05:00 17:00,Tuesday 05:00 17:00,Wednesday 05:00 17:00,Thursday 05:00 17:00,Friday 05:00 17:00,Saturday 05:00 17:00,Sunday 05:00 17:00</text:p>
      <text:p text:style-name="Preformatted_20_Text">rank: 0.0</text:p>
      <text:p text:style-name="Preformatted_20_Text"/>
      <text:p text:style-name="Preformatted_20_Text">cost: $$</text:p>
      <text:p text:style-name="Preformatted_20_Text">reviewers: 0</text:p>
      <text:p text:style-name="Preformatted_20_Text">category: Thai</text:p>
      <text:p text:style-name="Preformatted_20_Text">rank: 0.0</text:p>
      <text:p text:style-name="Preformatted_20_Text">city: San Francisco</text:p>
      <text:p text:style-name="Preformatted_20_Text">open: Monday 11:00 21:00,Tuesday 11:00 21:00,Wednesday 11:00 21:00,Thursday 11:00 21:00,Friday 11:00 21:00,Saturday 11:00 21:00,Sunday 11:00 18:00</text:p>
      <text:p text:style-name="Preformatted_20_Text">name: Little Bangkok</text:p>
      <text:p text:style-name="Preformatted_20_Text"/>
      <text:p text:style-name="Preformatted_20_Text">city: San Francisco</text:p>
      <text:p text:style-name="Preformatted_20_Text">rank: 0.0</text:p>
      <text:p text:style-name="Preformatted_20_Text">category: Italian,vegetarian</text:p>
      <text:p text:style-name="Preformatted_20_Text">reviewers: 0</text:p>
      <text:p text:style-name="Preformatted_20_Text">cost: $$</text:p>
      <text:p text:style-name="Preformatted_20_Text">open: Monday 10:00 21:00,Tuesday 10:00 21:00,Thursday 10:00 21:00,Friday 10:00 21:00,Saturday 14:00 21:00,Sunday 10:00 17:00</text:p>
      <text:p text:style-name="Preformatted_20_Text">name: Il Carciofo</text:p>
      <text:p text:style-name="Preformatted_20_Text"/>
      <text:p text:style-name="Preformatted_20_Text">cost: $$</text:p>
      <text:p text:style-name="Preformatted_20_Text">name: The Prancing Pony</text:p>
      <text:p text:style-name="Preformatted_20_Text">reviewers: 0</text:p>
      <text:p text:style-name="Preformatted_20_Text">category: grill,Irish,tavern</text:p>
      <text:p text:style-name="Preformatted_20_Text">rank: 0.0</text:p>
      <text:p text:style-name="Preformatted_20_Text">open: Monday 15:00 23:00,Tuesday 15:00 23:00,Wednesday 15:00 23:00,Thursday 15:00 23:00,Friday 15:00 23:00,Saturday 14:00 23:00</text:p>
      <text:p text:style-name="Preformatted_20_Text">city: San Francisco</text:p>
      <text:p text:style-name="Preformatted_20_Text"/>
      <text:p text:style-name="Preformatted_20_Text">city: San Francisco</text:p>
      <text:p text:style-name="Preformatted_20_Text">category: sushi,Japanese</text:p>
      <text:p text:style-name="Preformatted_20_Text">cost: $$$</text:p>
      <text:p text:style-name="Preformatted_20_Text">name: Bach's Sushi Emporium</text:p>
      <text:p text:style-name="Preformatted_20_Text">open: Monday 12:00 22:00,Tuesday 12:00 22:00,Wednesday 12:00 22:00,Thursday 12:00 22:00,Friday 12:00 22:00,Saturday 12:00 22:00,Sunday 12:00 22:00</text:p>
      <text:p text:style-name="Preformatted_20_Text">rank: 0.0</text:p>
      <text:p text:style-name="Preformatted_20_Text">reviewers: 0</text:p>
      <text:p text:style-name="Preformatted_20_Text"/>
      <text:p text:style-name="Preformatted_20_Text">city: San Francisco</text:p>
      <text:p text:style-name="Preformatted_20_Text">open: Monday 10:00 21:00,Tuesday 10:00 21:00,Wednesday 10:00 21:00,Thursday 10:00 21:00,Friday 10:00 21:00,Saturday 14:00 21:00,Sunday 10:00 17:00</text:p>
      <text:p text:style-name="Preformatted_20_Text">category: falafel,vegetarian</text:p>
      <text:p text:style-name="Preformatted_20_Text">name: The Falafel Factory</text:p>
      <text:p text:style-name="Preformatted_20_Text">rank: 0.0</text:p>
      <text:p text:style-name="Preformatted_20_Text">cost: $$$</text:p>
      <text:p text:style-name="Preformatted_20_Text">reviewers: 0</text:p>
      <text:p text:style-name="Preformatted_20_Text"/>
      <text:p text:style-name="Preformatted_20_Text">cost: $$</text:p>
      <text:p text:style-name="Preformatted_20_Text">reviewers: 0</text:p>
      <text:p text:style-name="Preformatted_20_Text">name: Auntie Gertrude's Bed'n'Breakfast</text:p>
      <text:p text:style-name="Preformatted_20_Text">city: San Francisco</text:p>
      <text:p text:style-name="Preformatted_20_Text">rank: 0.0</text:p>
      <text:p text:style-name="Preformatted_20_Text">open: Monday 06:00 11:00,Tuesday 06:00 11:00,Wednesday 06:00 11:00,Thursday 06:00 11:00,Friday 06:00 11:00,Saturday 11:00 14:00,Sunday 10:00 14:00</text:p>
      <text:p text:style-name="Preformatted_20_Text"><text:soft-page-break/>category: breakfast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2T13:43:04.670000000</meta:creation-date>
    <dc:date>2014-04-13T21:41:54.355000000</dc:date>
    <meta:editing-duration>P0D</meta:editing-duration>
    <meta:editing-cycles>4</meta:editing-cycles>
    <meta:generator>LibreOffice/4.2.0.4$Windows_x86 LibreOffice_project/05dceb5d363845f2cf968344d7adab8dcfb2ba71</meta:generator>
    <meta:document-statistic meta:table-count="0" meta:image-count="0" meta:object-count="0" meta:page-count="129" meta:paragraph-count="5894" meta:word-count="24725" meta:character-count="189825" meta:non-whitespace-character-count="171033"/>
  </office:meta>
</office:document-meta>
</file>